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0.5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transparent"/>
      <style:text-properties fo:color="#000000"/>
    </style:style>
    <style:style style:name="ce3" style:family="table-cell" style:parent-style-name="Default" style:data-style-name="N122">
      <style:table-cell-properties fo:background-color="#d4ea6b"/>
      <style:text-properties fo:color="#000000"/>
    </style:style>
    <style:style style:name="ce4" style:family="table-cell" style:parent-style-name="Default" style:data-style-name="N123">
      <style:table-cell-properties fo:background-color="#d4ea6b"/>
      <style:text-properties fo:color="#000000"/>
    </style:style>
    <style:style style:name="ce5" style:family="table-cell" style:parent-style-name="Default" style:data-style-name="N123">
      <style:table-cell-properties fo:background-color="transparent"/>
      <style:text-properties fo:color="#000000"/>
    </style:style>
    <style:style style:name="ce6" style:family="table-cell" style:parent-style-name="Default" style:data-style-name="N121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123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N2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" calcext:value-type="float">
            <text:p>0.9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10176625873589" calcext:value-type="float">
            <text:p>0.011017662587358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9" calcext:value-type="float">
            <text:p>0.9</text:p>
          </table:table-cell>
          <table:table-cell office:value-type="float" office:value="0.0092044675143227" calcext:value-type="float">
            <text:p>0.0092044675143227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90982293759708" calcext:value-type="float">
            <text:p>0.0090982293759708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99303127398441" calcext:value-type="float">
            <text:p>0.0099303127398441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84491945704243" calcext:value-type="float">
            <text:p>0.00844919457042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15108644332212" calcext:value-type="float">
            <text:p>0.01151086443322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78173595997057" calcext:value-type="float">
            <text:p>0.0078173595997057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" calcext:value-type="float">
            <text:p>0.9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72264944628929" calcext:value-type="float">
            <text:p>0.00722649446289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107754865834964" calcext:value-type="float">
            <text:p>0.010775486583496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67700320038633" calcext:value-type="float">
            <text:p>0.0067700320038633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88506120315678" calcext:value-type="float">
            <text:p>0.008850612031567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88506120315678" calcext:value-type="float">
            <text:p>0.008850612031567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" calcext:value-type="float">
            <text:p>0.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8249579113843" calcext:value-type="float">
            <text:p>0.0082495791138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05409255338946" calcext:value-type="float">
            <text:p>0.010540925533894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9" calcext:value-type="float">
            <text:p>0.9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75461542817812" calcext:value-type="float">
            <text:p>0.007546154281781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86602540378444" calcext:value-type="float">
            <text:p>0.0086602540378444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85472542699719" calcext:value-type="float">
            <text:p>0.0085472542699719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76919871728094" calcext:value-type="float">
            <text:p>0.0076919871728094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76011695006609" calcext:value-type="float">
            <text:p>0.0076011695006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905133333333333" calcext:value-type="float">
            <text:p>0.905133333333333</text:p>
          </table:table-cell>
          <table:table-cell office:value-type="float" office:value="0.0104163216871925" calcext:value-type="float">
            <text:p>0.0104163216871925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4770848111395" calcext:value-type="float">
            <text:p>0.0104770848111395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0763196873183712" calcext:value-type="float">
            <text:p>0.00763196873183712</text:p>
          </table:table-cell>
          <table:table-cell office:value-type="float" office:value="0.903866666666667" calcext:value-type="float">
            <text:p>0.903866666666667</text:p>
          </table:table-cell>
          <table:table-cell office:value-type="float" office:value="0.00846932762558444" calcext:value-type="float">
            <text:p>0.00846932762558444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919039809333208" calcext:value-type="float">
            <text:p>0.00919039809333208</text:p>
          </table:table-cell>
          <table:table-cell office:value-type="float" office:value="0.900066666666667" calcext:value-type="float">
            <text:p>0.900066666666667</text:p>
          </table:table-cell>
          <table:table-cell office:value-type="float" office:value="0.00936911836823984" calcext:value-type="float">
            <text:p>0.00936911836823984</text:p>
          </table:table-cell>
          <table:table-cell office:value-type="float" office:value="0.901733333333333" calcext:value-type="float">
            <text:p>0.901733333333333</text:p>
          </table:table-cell>
          <table:table-cell office:value-type="float" office:value="0.00721739531503874" calcext:value-type="float">
            <text:p>0.00721739531503874</text:p>
          </table:table-cell>
          <table:table-cell office:value-type="float" office:value="0.901133333333333" calcext:value-type="float">
            <text:p>0.901133333333333</text:p>
          </table:table-cell>
          <table:table-cell office:value-type="float" office:value="0.00888286399128924" calcext:value-type="float">
            <text:p>0.00888286399128924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6376125631533" calcext:value-type="float">
            <text:p>0.008637612563153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00906318548796914" calcext:value-type="float">
            <text:p>0.00906318548796914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00906485567137242" calcext:value-type="float">
            <text:p>0.00906485567137242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0087393698000599" calcext:value-type="float">
            <text:p>0.0087393698000599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00843330519524544" calcext:value-type="float">
            <text:p>0.0084333051952454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80354098062573" calcext:value-type="float">
            <text:p>0.0080354098062573</text:p>
          </table:table-cell>
          <table:table-cell office:value-type="float" office:value="0.898866666666667" calcext:value-type="float">
            <text:p>0.898866666666667</text:p>
          </table:table-cell>
          <table:table-cell office:value-type="float" office:value="0.00911913394094252" calcext:value-type="float">
            <text:p>0.00911913394094252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008508820047036" calcext:value-type="float">
            <text:p>0.0085088200470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086782774788548" calcext:value-type="float">
            <text:p>0.00867827747885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47531776238205" calcext:value-type="float">
            <text:p>0.014753177623820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02164083708512" calcext:value-type="float">
            <text:p>0.0102164083708512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17725846779711" calcext:value-type="float">
            <text:p>0.011772584677971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22027148618657" calcext:value-type="float">
            <text:p>0.0122027148618657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10891275581084" calcext:value-type="float">
            <text:p>0.011089127558108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065311752388065" calcext:value-type="float">
            <text:p>0.006531175238806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09900523201666" calcext:value-type="float">
            <text:p>0.0109900523201666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89965271077232" calcext:value-type="float">
            <text:p>0.0089965271077232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62884161292619" calcext:value-type="float">
            <text:p>0.0162884161292619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062305898749" calcext:value-type="float">
            <text:p>0.0100623058987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30503831361381" calcext:value-type="float">
            <text:p>0.013050383136138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94124252985083" calcext:value-type="float">
            <text:p>0.0094124252985083</text:p>
          </table:table-cell>
          <table:table-cell office:value-type="float" office:value="0.83475" calcext:value-type="float">
            <text:p>0.83475</text:p>
          </table:table-cell>
          <table:table-cell office:value-type="float" office:value="0.015647483823286" calcext:value-type="float">
            <text:p>0.015647483823286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08003905296791" calcext:value-type="float">
            <text:p>0.008003905296791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085055129181019" calcext:value-type="float">
            <text:p>0.0085055129181019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086782774788549" calcext:value-type="float">
            <text:p>0.0086782774788549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15447498890188" calcext:value-type="float">
            <text:p>0.011544749889018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080525617042031" calcext:value-type="float">
            <text:p>0.0080525617042031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09900523201666" calcext:value-type="float">
            <text:p>0.010990052320166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165176246763" calcext:value-type="float">
            <text:p>0.0107165176246763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09379165741152" calcext:value-type="float">
            <text:p>0.009379165741152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05475115548645" calcext:value-type="float">
            <text:p>0.0105475115548645</text:p>
          </table:table-cell>
          <table:table-cell office:value-type="float" office:value="0.85" calcext:value-type="float">
            <text:p>0.85</text:p>
          </table:table-cell>
          <table:table-cell office:value-type="float" office:value="0.0125934010497561" calcext:value-type="float">
            <text:p>0.0125934010497561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12499999999999" calcext:value-type="float">
            <text:p>0.0112499999999999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24687108395374" calcext:value-type="float">
            <text:p>0.0124687108395374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0360682892551" calcext:value-type="float">
            <text:p>0.0103606828925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0122027148618658" calcext:value-type="float">
            <text:p>0.0122027148618658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54868896167048" calcext:value-type="float">
            <text:p>0.0154868896167048</text:p>
          </table:table-cell>
          <table:table-cell office:value-type="float" office:value="0.85475" calcext:value-type="float">
            <text:p>0.85475</text:p>
          </table:table-cell>
          <table:table-cell office:value-type="float" office:value="0.0111593570603328" calcext:value-type="float">
            <text:p>0.0111593570603328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0658036873646" calcext:value-type="float">
            <text:p>0.010658036873646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92533777616609" calcext:value-type="float">
            <text:p>0.0092533777616609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1593570603328" calcext:value-type="float">
            <text:p>0.0111593570603328</text:p>
          </table:table-cell>
          <table:table-cell office:value-type="float" office:value="0.85" calcext:value-type="float">
            <text:p>0.85</text:p>
          </table:table-cell>
          <table:table-cell office:value-type="float" office:value="0.0095197163823298" calcext:value-type="float">
            <text:p>0.0095197163823298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090398423658822" calcext:value-type="float">
            <text:p>0.009039842365882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094620954338877" calcext:value-type="float">
            <text:p>0.0094620954338877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10750282166683" calcext:value-type="float">
            <text:p>0.0110750282166683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01934415189375" calcext:value-type="float">
            <text:p>0.0101934415189375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092449310435502" calcext:value-type="float">
            <text:p>0.0092449310435502</text:p>
          </table:table-cell>
          <table:table-cell office:value-type="float" office:value="0.85" calcext:value-type="float">
            <text:p>0.85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03983171715427" calcext:value-type="float">
            <text:p>0.01039831717154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85725" calcext:value-type="float">
            <text:p>0.85725</text:p>
          </table:table-cell>
          <table:table-cell office:value-type="float" office:value="0.0108036452181659" calcext:value-type="float">
            <text:p>0.0108036452181659</text:p>
          </table:table-cell>
          <table:table-cell office:value-type="float" office:value="0.83175" calcext:value-type="float">
            <text:p>0.83175</text:p>
          </table:table-cell>
          <table:table-cell office:value-type="float" office:value="0.0135669635512151" calcext:value-type="float">
            <text:p>0.0135669635512151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25747763399592" calcext:value-type="float">
            <text:p>0.0125747763399592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05475115548644" calcext:value-type="float">
            <text:p>0.010547511554864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9945162140458" calcext:value-type="float">
            <text:p>0.009945162140458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095769906546889" calcext:value-type="float">
            <text:p>0.0095769906546889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094620954338877" calcext:value-type="float">
            <text:p>0.0094620954338877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092533777616608" calcext:value-type="float">
            <text:p>0.0092533777616608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08469465749583" calcext:value-type="float">
            <text:p>0.0108469465749583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084131593352319" calcext:value-type="float">
            <text:p>0.0084131593352319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69372184627558" calcext:value-type="float">
            <text:p>0.0069372184627558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10609109028144" calcext:value-type="float">
            <text:p>0.011060910902814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089965271077232" calcext:value-type="float">
            <text:p>0.00899652710772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1476878931138" calcext:value-type="float">
            <text:p>0.011476878931138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0094124252985083" calcext:value-type="float">
            <text:p>0.0094124252985083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02164083708512" calcext:value-type="float">
            <text:p>0.0102164083708512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077862057511987" calcext:value-type="float">
            <text:p>0.0077862057511987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03229114110312" calcext:value-type="float">
            <text:p>0.0103229114110312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082632469405192" calcext:value-type="float">
            <text:p>0.0082632469405192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086331483249159" calcext:value-type="float">
            <text:p>0.0086331483249159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5447498890188" calcext:value-type="float">
            <text:p>0.0115447498890188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8123346549274" calcext:value-type="float">
            <text:p>0.011812334654927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010701927396502" calcext:value-type="float">
            <text:p>0.010701927396502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05178419839812" calcext:value-type="float">
            <text:p>0.0105178419839812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03229114110312" calcext:value-type="float">
            <text:p>0.0103229114110312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20869247536335" calcext:value-type="float">
            <text:p>0.0120869247536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85585" calcext:value-type="float">
            <text:p>0.85585</text:p>
          </table:table-cell>
          <table:table-cell office:value-type="float" office:value="0.0105147883577066" calcext:value-type="float">
            <text:p>0.0105147883577066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0146409029230053" calcext:value-type="float">
            <text:p>0.0146409029230053</text:p>
          </table:table-cell>
          <table:table-cell office:value-type="float" office:value="0.85415" calcext:value-type="float">
            <text:p>0.85415</text:p>
          </table:table-cell>
          <table:table-cell office:value-type="float" office:value="0.00939936533941358" calcext:value-type="float">
            <text:p>0.00939936533941358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0036966472102" calcext:value-type="float">
            <text:p>0.010036966472102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0103815788989124" calcext:value-type="float">
            <text:p>0.0103815788989124</text:p>
          </table:table-cell>
          <table:table-cell office:value-type="float" office:value="0.84795" calcext:value-type="float">
            <text:p>0.84795</text:p>
          </table:table-cell>
          <table:table-cell office:value-type="float" office:value="0.00957314759880764" calcext:value-type="float">
            <text:p>0.00957314759880764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0738627314636" calcext:value-type="float">
            <text:p>0.010738627314636</text:p>
          </table:table-cell>
          <table:table-cell office:value-type="float" office:value="0.85085" calcext:value-type="float">
            <text:p>0.85085</text:p>
          </table:table-cell>
          <table:table-cell office:value-type="float" office:value="0.0082899302656302" calcext:value-type="float">
            <text:p>0.0082899302656302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098230381530038" calcext:value-type="float">
            <text:p>0.0098230381530038</text:p>
          </table:table-cell>
          <table:table-cell office:value-type="float" office:value="0.84295" calcext:value-type="float">
            <text:p>0.84295</text:p>
          </table:table-cell>
          <table:table-cell office:value-type="float" office:value="0.00999465356339336" calcext:value-type="float">
            <text:p>0.00999465356339336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04752373721771" calcext:value-type="float">
            <text:p>0.0104752373721771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19377300865899" calcext:value-type="float">
            <text:p>0.0119377300865899</text:p>
          </table:table-cell>
          <table:table-cell office:value-type="float" office:value="0.84945" calcext:value-type="float">
            <text:p>0.84945</text:p>
          </table:table-cell>
          <table:table-cell office:value-type="float" office:value="0.0106714671277522" calcext:value-type="float">
            <text:p>0.010671467127752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0991244313055612" calcext:value-type="float">
            <text:p>0.00991244313055612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0107829678104264" calcext:value-type="float">
            <text:p>0.010782967810426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0109785670123177" calcext:value-type="float">
            <text:p>0.01097856701231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28776291813878" calcext:value-type="float">
            <text:p>0.012877629181387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76011695006609" calcext:value-type="float">
            <text:p>0.0076011695006609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07453559924999" calcext:value-type="float">
            <text:p>0.0007453559924999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6281194036965" calcext:value-type="float">
            <text:p>0.008628119403696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3900965042268" calcext:value-type="float">
            <text:p>0.006390096504226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1370116691408" calcext:value-type="float">
            <text:p>0.0051370116691408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36132472314465" calcext:value-type="float">
            <text:p>0.003613247231446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9159604012508" calcext:value-type="float">
            <text:p>0.004915960401250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6547466812562" calcext:value-type="float">
            <text:p>0.0046547466812562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1370116691408" calcext:value-type="float">
            <text:p>0.005137011669140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5777335102272" calcext:value-type="float">
            <text:p>0.005577733510227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1833001326704" calcext:value-type="float">
            <text:p>0.0041833001326704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704627669473" calcext:value-type="float">
            <text:p>0.005270462766947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0276503540975" calcext:value-type="float">
            <text:p>0.003027650354097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2058973436119" calcext:value-type="float">
            <text:p>0.003205897343611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47478812037526" calcext:value-type="float">
            <text:p>0.014747881203752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0824829046385" calcext:value-type="float">
            <text:p>0.004082482904638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4006172486732" calcext:value-type="float">
            <text:p>0.0054006172486732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2058973436119" calcext:value-type="float">
            <text:p>0.003205897343611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0138648595973" calcext:value-type="float">
            <text:p>0.004013864859597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5616732283432" calcext:value-type="float">
            <text:p>0.0065616732283432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8109389139009" calcext:value-type="float">
            <text:p>0.006810938913900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28867513459481" calcext:value-type="float">
            <text:p>0.0028867513459481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31180478223116" calcext:value-type="float">
            <text:p>0.00311804782231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8791427471104" calcext:value-type="float">
            <text:p>0.0148791427471104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249182927994" calcext:value-type="float">
            <text:p>0.004249182927994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.951266666666667" calcext:value-type="float">
            <text:p>0.951266666666667</text:p>
          </table:table-cell>
          <table:table-cell office:value-type="float" office:value="0.0139873177003756" calcext:value-type="float">
            <text:p>0.0139873177003756</text:p>
          </table:table-cell>
          <table:table-cell office:value-type="float" office:value="0.976466666666667" calcext:value-type="float">
            <text:p>0.976466666666667</text:p>
          </table:table-cell>
          <table:table-cell office:value-type="float" office:value="0.00426513962687522" calcext:value-type="float">
            <text:p>0.00426513962687522</text:p>
          </table:table-cell>
          <table:table-cell office:value-type="float" office:value="0.972466666666667" calcext:value-type="float">
            <text:p>0.972466666666667</text:p>
          </table:table-cell>
          <table:table-cell office:value-type="float" office:value="0.00594899916605252" calcext:value-type="float">
            <text:p>0.00594899916605252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735876287834666" calcext:value-type="float">
            <text:p>0.00735876287834666</text:p>
          </table:table-cell>
          <table:table-cell office:value-type="float" office:value="0.974933333333333" calcext:value-type="float">
            <text:p>0.974933333333333</text:p>
          </table:table-cell>
          <table:table-cell office:value-type="float" office:value="0.0057422603834891" calcext:value-type="float">
            <text:p>0.0057422603834891</text:p>
          </table:table-cell>
          <table:table-cell office:value-type="float" office:value="0.975066666666667" calcext:value-type="float">
            <text:p>0.975066666666667</text:p>
          </table:table-cell>
          <table:table-cell office:value-type="float" office:value="0.0056754223912578" calcext:value-type="float">
            <text:p>0.0056754223912578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451670309009286" calcext:value-type="float">
            <text:p>0.00451670309009286</text:p>
          </table:table-cell>
          <table:table-cell office:value-type="float" office:value="0.975733333333333" calcext:value-type="float">
            <text:p>0.975733333333333</text:p>
          </table:table-cell>
          <table:table-cell office:value-type="float" office:value="0.00436934075223646" calcext:value-type="float">
            <text:p>0.00436934075223646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00588820332797726" calcext:value-type="float">
            <text:p>0.00588820332797726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00598274097498168" calcext:value-type="float">
            <text:p>0.00598274097498168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699871128123488" calcext:value-type="float">
            <text:p>0.00699871128123488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491214910553708" calcext:value-type="float">
            <text:p>0.00491214910553708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384543688616962" calcext:value-type="float">
            <text:p>0.00384543688616962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605930497385172" calcext:value-type="float">
            <text:p>0.00605930497385172</text:p>
          </table:table-cell>
          <table:table-cell office:value-type="float" office:value="0.975133333333333" calcext:value-type="float">
            <text:p>0.975133333333333</text:p>
          </table:table-cell>
          <table:table-cell office:value-type="float" office:value="0.00380504296462926" calcext:value-type="float">
            <text:p>0.00380504296462926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0044791300237776" calcext:value-type="float">
            <text:p>0.00447913002377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2062072615965" calcext:value-type="float">
            <text:p>0.0102062072615965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4823137534347" calcext:value-type="float">
            <text:p>0.016482313753434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9544511501032" calcext:value-type="float">
            <text:p>0.010954451150103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81308739451002" calcext:value-type="float">
            <text:p>0.008130873945100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8269211792745" calcext:value-type="float">
            <text:p>0.0108269211792745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9671225842414" calcext:value-type="float">
            <text:p>0.01096712258424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75666666666667" calcext:value-type="float">
            <text:p>0.87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106327586051576" calcext:value-type="float">
            <text:p>0.01063275860515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3939949617187" calcext:value-type="float">
            <text:p>0.012393994961718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17023264543612" calcext:value-type="float">
            <text:p>0.011702326454361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5409255338945" calcext:value-type="float">
            <text:p>0.0105409255338945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117023264543612" calcext:value-type="float">
            <text:p>0.0117023264543612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9953694769644" calcext:value-type="float">
            <text:p>0.0119953694769644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0991276085876" calcext:value-type="float">
            <text:p>0.012099127608587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102062072615965" calcext:value-type="float">
            <text:p>0.0102062072615965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137739690075962" calcext:value-type="float">
            <text:p>0.0137739690075962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20531231545096" calcext:value-type="float">
            <text:p>0.012053123154509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6600860098886" calcext:value-type="float">
            <text:p>0.012660086009888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5092560861062" calcext:value-type="float">
            <text:p>0.013509256086106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6428327977152" calcext:value-type="float">
            <text:p>0.0116428327977152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3651514141549" calcext:value-type="float">
            <text:p>0.011365151414154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0176625873588" calcext:value-type="float">
            <text:p>0.011017662587358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40633487398193" calcext:value-type="float">
            <text:p>0.0140633487398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0103995876646032" calcext:value-type="float">
            <text:p>0.0103995876646032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0110248923841255" calcext:value-type="float">
            <text:p>0.0110248923841255</text:p>
          </table:table-cell>
          <table:table-cell office:value-type="float" office:value="0.897133333333333" calcext:value-type="float">
            <text:p>0.897133333333333</text:p>
          </table:table-cell>
          <table:table-cell office:value-type="float" office:value="0.0109526005526086" calcext:value-type="float">
            <text:p>0.0109526005526086</text:p>
          </table:table-cell>
          <table:table-cell office:value-type="float" office:value="0.895733333333333" calcext:value-type="float">
            <text:p>0.895733333333333</text:p>
          </table:table-cell>
          <table:table-cell office:value-type="float" office:value="0.0138961348184821" calcext:value-type="float">
            <text:p>0.0138961348184821</text:p>
          </table:table-cell>
          <table:table-cell office:value-type="float" office:value="0.892466666666667" calcext:value-type="float">
            <text:p>0.892466666666667</text:p>
          </table:table-cell>
          <table:table-cell office:value-type="float" office:value="0.0125691852982014" calcext:value-type="float">
            <text:p>0.0125691852982014</text:p>
          </table:table-cell>
          <table:table-cell office:value-type="float" office:value="0.891533333333333" calcext:value-type="float">
            <text:p>0.891533333333333</text:p>
          </table:table-cell>
          <table:table-cell office:value-type="float" office:value="0.0108038743118398" calcext:value-type="float">
            <text:p>0.0108038743118398</text:p>
          </table:table-cell>
          <table:table-cell office:value-type="float" office:value="0.894066666666667" calcext:value-type="float">
            <text:p>0.894066666666667</text:p>
          </table:table-cell>
          <table:table-cell office:value-type="float" office:value="0.00840718597771844" calcext:value-type="float">
            <text:p>0.0084071859777184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3509371572021" calcext:value-type="float">
            <text:p>0.0103509371572021</text:p>
          </table:table-cell>
          <table:table-cell office:value-type="float" office:value="0.892733333333333" calcext:value-type="float">
            <text:p>0.892733333333333</text:p>
          </table:table-cell>
          <table:table-cell office:value-type="float" office:value="0.011459579924505" calcext:value-type="float">
            <text:p>0.011459579924505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903743127113064" calcext:value-type="float">
            <text:p>0.00903743127113064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86766601550676" calcext:value-type="float">
            <text:p>0.00986766601550676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918007060930396" calcext:value-type="float">
            <text:p>0.009180070609303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1619250692935" calcext:value-type="float">
            <text:p>0.0111619250692935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790305528079962" calcext:value-type="float">
            <text:p>0.00790305528079962</text:p>
          </table:table-cell>
          <table:table-cell office:value-type="float" office:value="0.890466666666666" calcext:value-type="float">
            <text:p>0.890466666666666</text:p>
          </table:table-cell>
          <table:table-cell office:value-type="float" office:value="0.0118069263195117" calcext:value-type="float">
            <text:p>0.0118069263195117</text:p>
          </table:table-cell>
          <table:table-cell office:value-type="float" office:value="0.888466666666667" calcext:value-type="float">
            <text:p>0.888466666666667</text:p>
          </table:table-cell>
          <table:table-cell office:value-type="float" office:value="0.0124682362946231" calcext:value-type="float">
            <text:p>0.012468236294623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680833333333333" calcext:value-type="float">
            <text:p>0.680833333333333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71" calcext:value-type="float">
            <text:p>0.71</text:p>
          </table:table-cell>
          <table:table-cell office:value-type="float" office:value="0.0067700320038633" calcext:value-type="float">
            <text:p>0.0067700320038633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89092648406027" calcext:value-type="float">
            <text:p>0.008909264840602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82621963719636" calcext:value-type="float">
            <text:p>0.0082621963719636</text:p>
          </table:table-cell>
          <table:table-cell office:value-type="float" office:value="0.715333333333333" calcext:value-type="float">
            <text:p>0.715333333333333</text:p>
          </table:table-cell>
          <table:table-cell office:value-type="float" office:value="0.0097111047546381" calcext:value-type="float">
            <text:p>0.009711104754638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77369962589567" calcext:value-type="float">
            <text:p>0.00773699625895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101618841210126" calcext:value-type="float">
            <text:p>0.0101618841210126</text:p>
          </table:table-cell>
          <table:table-cell office:value-type="float" office:value="0.704" calcext:value-type="float">
            <text:p>0.704</text:p>
          </table:table-cell>
          <table:table-cell office:value-type="float" office:value="0.0091552959779815" calcext:value-type="float">
            <text:p>0.009155295977981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071686043892021" calcext:value-type="float">
            <text:p>0.0071686043892021</text:p>
          </table:table-cell>
          <table:table-cell office:value-type="float" office:value="0.712833333333333" calcext:value-type="float">
            <text:p>0.712833333333333</text:p>
          </table:table-cell>
          <table:table-cell office:value-type="float" office:value="0.004273627134986" calcext:value-type="float">
            <text:p>0.004273627134986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111430097669645" calcext:value-type="float">
            <text:p>0.0111430097669645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6886984503798" calcext:value-type="float">
            <text:p>0.006886984503798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58748522440048" calcext:value-type="float">
            <text:p>0.00587485224400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724666666666667" calcext:value-type="float">
            <text:p>0.724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688166666666667" calcext:value-type="float">
            <text:p>0.688166666666667</text:p>
          </table:table-cell>
          <table:table-cell office:value-type="float" office:value="0.0085675421083166" calcext:value-type="float">
            <text:p>0.0085675421083166</text:p>
          </table:table-cell>
          <table:table-cell office:value-type="float" office:value="0.714333333333333" calcext:value-type="float">
            <text:p>0.714333333333333</text:p>
          </table:table-cell>
          <table:table-cell office:value-type="float" office:value="0.0073927517054056" calcext:value-type="float">
            <text:p>0.0073927517054056</text:p>
          </table:table-cell>
          <table:table-cell office:value-type="float" office:value="0.724166666666667" calcext:value-type="float">
            <text:p>0.724166666666667</text:p>
          </table:table-cell>
          <table:table-cell office:value-type="float" office:value="0.0100864320307585" calcext:value-type="float">
            <text:p>0.0100864320307585</text:p>
          </table:table-cell>
          <table:table-cell office:value-type="float" office:value="0.709" calcext:value-type="float">
            <text:p>0.709</text:p>
          </table:table-cell>
          <table:table-cell office:value-type="float" office:value="0.0100933146190931" calcext:value-type="float">
            <text:p>0.01009331461909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90331180786161" calcext:value-type="float">
            <text:p>0.0090331180786161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133775309131892" calcext:value-type="float">
            <text:p>0.0133775309131892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0056642151559888" calcext:value-type="float">
            <text:p>0.0056642151559888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13666666666667" calcext:value-type="float">
            <text:p>0.713666666666667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0076148612010404" calcext:value-type="float">
            <text:p>0.0076148612010404</text:p>
          </table:table-cell>
          <table:table-cell office:value-type="float" office:value="0.712833333333333" calcext:value-type="float">
            <text:p>0.712833333333333</text:p>
          </table:table-cell>
          <table:table-cell office:value-type="float" office:value="0.0093467165952066" calcext:value-type="float">
            <text:p>0.009346716595206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121906156986064" calcext:value-type="float">
            <text:p>0.01219061569860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91552959779815" calcext:value-type="float">
            <text:p>0.0091552959779815</text:p>
          </table:table-cell>
          <table:table-cell office:value-type="float" office:value="0.71" calcext:value-type="float">
            <text:p>0.71</text:p>
          </table:table-cell>
          <table:table-cell office:value-type="float" office:value="0.0058333333333333" calcext:value-type="float">
            <text:p>0.00583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723333333333333" calcext:value-type="float">
            <text:p>0.723333333333333</text:p>
          </table:table-cell>
          <table:table-cell office:value-type="float" office:value="0.0106718737290547" calcext:value-type="float">
            <text:p>0.0106718737290547</text:p>
          </table:table-cell>
          <table:table-cell office:value-type="float" office:value="0.687333333333333" calcext:value-type="float">
            <text:p>0.687333333333333</text:p>
          </table:table-cell>
          <table:table-cell office:value-type="float" office:value="0.0089248404903268" calcext:value-type="float">
            <text:p>0.0089248404903268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61407111423135" calcext:value-type="float">
            <text:p>0.0061407111423135</text:p>
          </table:table-cell>
          <table:table-cell office:value-type="float" office:value="0.724833333333333" calcext:value-type="float">
            <text:p>0.724833333333333</text:p>
          </table:table-cell>
          <table:table-cell office:value-type="float" office:value="0.0095633850352965" calcext:value-type="float">
            <text:p>0.0095633850352965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080277297191949" calcext:value-type="float">
            <text:p>0.0080277297191949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121420984823693" calcext:value-type="float">
            <text:p>0.0121420984823693</text:p>
          </table:table-cell>
          <table:table-cell office:value-type="float" office:value="0.712666666666667" calcext:value-type="float">
            <text:p>0.712666666666667</text:p>
          </table:table-cell>
          <table:table-cell office:value-type="float" office:value="0.0086882743459855" calcext:value-type="float">
            <text:p>0.0086882743459855</text:p>
          </table:table-cell>
          <table:table-cell office:value-type="float" office:value="0.717666666666667" calcext:value-type="float">
            <text:p>0.717666666666667</text:p>
          </table:table-cell>
          <table:table-cell office:value-type="float" office:value="0.0062749501990055" calcext:value-type="float">
            <text:p>0.0062749501990055</text:p>
          </table:table-cell>
          <table:table-cell office:value-type="float" office:value="0.712333333333333" calcext:value-type="float">
            <text:p>0.712333333333333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0095197163823298" calcext:value-type="float">
            <text:p>0.0095197163823298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12833333333333" calcext:value-type="float">
            <text:p>0.712833333333333</text:p>
          </table:table-cell>
          <table:table-cell office:value-type="float" office:value="0.0080060740829835" calcext:value-type="float">
            <text:p>0.0080060740829835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0125913329980056" calcext:value-type="float">
            <text:p>0.01259133299800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66510233130783" calcext:value-type="float">
            <text:p>0.0066510233130783</text:p>
          </table:table-cell>
          <table:table-cell office:value-type="float" office:value="0.713166666666667" calcext:value-type="float">
            <text:p>0.713166666666667</text:p>
          </table:table-cell>
          <table:table-cell office:value-type="float" office:value="0.0083416625041614" calcext:value-type="float">
            <text:p>0.00834166250416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723333333333333" calcext:value-type="float">
            <text:p>0.723333333333333</text:p>
          </table:table-cell>
          <table:table-cell office:value-type="float" office:value="0.0098952850725315" calcext:value-type="float">
            <text:p>0.0098952850725315</text:p>
          </table:table-cell>
          <table:table-cell office:value-type="float" office:value="0.688666666666667" calcext:value-type="float">
            <text:p>0.688666666666667</text:p>
          </table:table-cell>
          <table:table-cell office:value-type="float" office:value="0.0089675340348764" calcext:value-type="float">
            <text:p>0.0089675340348764</text:p>
          </table:table-cell>
          <table:table-cell office:value-type="float" office:value="0.716166666666667" calcext:value-type="float">
            <text:p>0.716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22333333333333" calcext:value-type="float">
            <text:p>0.722333333333333</text:p>
          </table:table-cell>
          <table:table-cell office:value-type="float" office:value="0.0075782950295931" calcext:value-type="float">
            <text:p>0.0075782950295931</text:p>
          </table:table-cell>
          <table:table-cell office:value-type="float" office:value="0.711333333333333" calcext:value-type="float">
            <text:p>0.711333333333333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718166666666667" calcext:value-type="float">
            <text:p>0.718166666666667</text:p>
          </table:table-cell>
          <table:table-cell office:value-type="float" office:value="0.0122389405859603" calcext:value-type="float">
            <text:p>0.01223894058596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060495638042938" calcext:value-type="float">
            <text:p>0.0060495638042938</text:p>
          </table:table-cell>
          <table:table-cell office:value-type="float" office:value="0.711666666666667" calcext:value-type="float">
            <text:p>0.711666666666667</text:p>
          </table:table-cell>
          <table:table-cell office:value-type="float" office:value="0.0062638734909887" calcext:value-type="float">
            <text:p>0.00626387349098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60839040828146" calcext:value-type="float">
            <text:p>0.0060839040828146</text:p>
          </table:table-cell>
          <table:table-cell office:value-type="float" office:value="0.712666666666667" calcext:value-type="float">
            <text:p>0.712666666666667</text:p>
          </table:table-cell>
          <table:table-cell office:value-type="float" office:value="0.0053163793025788" calcext:value-type="float">
            <text:p>0.0053163793025788</text:p>
          </table:table-cell>
          <table:table-cell office:value-type="float" office:value="0.717333333333333" calcext:value-type="float">
            <text:p>0.717333333333333</text:p>
          </table:table-cell>
          <table:table-cell office:value-type="float" office:value="0.0067288764127288" calcext:value-type="float">
            <text:p>0.0067288764127288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9689627902499" calcext:value-type="float">
            <text:p>0.00968962790249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7105357915764" calcext:value-type="float">
            <text:p>0.007105357915764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61689185077739" calcext:value-type="float">
            <text:p>0.00616891850777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722166666666667" calcext:value-type="float">
            <text:p>0.722166666666667</text:p>
          </table:table-cell>
          <table:table-cell office:value-type="float" office:value="0.0096213015982477" calcext:value-type="float">
            <text:p>0.0096213015982477</text:p>
          </table:table-cell>
          <table:table-cell office:value-type="float" office:value="0.690666666666667" calcext:value-type="float">
            <text:p>0.690666666666667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87519839020774" calcext:value-type="float">
            <text:p>0.0087519839020774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0078306733072222" calcext:value-type="float">
            <text:p>0.0078306733072222</text:p>
          </table:table-cell>
          <table:table-cell office:value-type="float" office:value="0.711833333333333" calcext:value-type="float">
            <text:p>0.711833333333333</text:p>
          </table:table-cell>
          <table:table-cell office:value-type="float" office:value="0.0055088312936794" calcext:value-type="float">
            <text:p>0.0055088312936794</text:p>
          </table:table-cell>
          <table:table-cell office:value-type="float" office:value="0.718166666666667" calcext:value-type="float">
            <text:p>0.718166666666667</text:p>
          </table:table-cell>
          <table:table-cell office:value-type="float" office:value="0.0117467489592274" calcext:value-type="float">
            <text:p>0.0117467489592274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53812947636542" calcext:value-type="float">
            <text:p>0.0053812947636542</text:p>
          </table:table-cell>
          <table:table-cell office:value-type="float" office:value="0.716833333333333" calcext:value-type="float">
            <text:p>0.716833333333333</text:p>
          </table:table-cell>
          <table:table-cell office:value-type="float" office:value="0.0076467131646363" calcext:value-type="float">
            <text:p>0.0076467131646363</text:p>
          </table:table-cell>
          <table:table-cell office:value-type="float" office:value="0.711333333333333" calcext:value-type="float">
            <text:p>0.711333333333333</text:p>
          </table:table-cell>
          <table:table-cell office:value-type="float" office:value="0.0080923489242068" calcext:value-type="float">
            <text:p>0.0080923489242068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66770752080033" calcext:value-type="float">
            <text:p>0.0066770752080033</text:p>
          </table:table-cell>
          <table:table-cell office:value-type="float" office:value="0.711833333333333" calcext:value-type="float">
            <text:p>0.711833333333333</text:p>
          </table:table-cell>
          <table:table-cell office:value-type="float" office:value="0.006856667476908" calcext:value-type="float">
            <text:p>0.006856667476908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26087459737497" calcext:value-type="float">
            <text:p>0.0026087459737497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91780232681722" calcext:value-type="float">
            <text:p>0.0091780232681722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948153130364" calcext:value-type="float">
            <text:p>0.00894815313036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0073361736923579" calcext:value-type="float">
            <text:p>0.0073361736923579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76285283275639" calcext:value-type="float">
            <text:p>0.0076285283275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00890928420045488" calcext:value-type="float">
            <text:p>0.00890928420045488</text:p>
          </table:table-cell>
          <table:table-cell office:value-type="float" office:value="0.687133333333333" calcext:value-type="float">
            <text:p>0.687133333333333</text:p>
          </table:table-cell>
          <table:table-cell office:value-type="float" office:value="0.00912831717235502" calcext:value-type="float">
            <text:p>0.00912831717235502</text:p>
          </table:table-cell>
          <table:table-cell office:value-type="float" office:value="0.714633333333333" calcext:value-type="float">
            <text:p>0.714633333333333</text:p>
          </table:table-cell>
          <table:table-cell office:value-type="float" office:value="0.00737723041217642" calcext:value-type="float">
            <text:p>0.00737723041217642</text:p>
          </table:table-cell>
          <table:table-cell office:value-type="float" office:value="0.722466666666667" calcext:value-type="float">
            <text:p>0.722466666666667</text:p>
          </table:table-cell>
          <table:table-cell office:value-type="float" office:value="0.0083575323631198" calcext:value-type="float">
            <text:p>0.0083575323631198</text:p>
          </table:table-cell>
          <table:table-cell office:value-type="float" office:value="0.709566666666667" calcext:value-type="float">
            <text:p>0.709566666666667</text:p>
          </table:table-cell>
          <table:table-cell office:value-type="float" office:value="0.0077764274652424" calcext:value-type="float">
            <text:p>0.0077764274652424</text:p>
          </table:table-cell>
          <table:table-cell office:value-type="float" office:value="0.716766666666667" calcext:value-type="float">
            <text:p>0.716766666666667</text:p>
          </table:table-cell>
          <table:table-cell office:value-type="float" office:value="0.00994578979098254" calcext:value-type="float">
            <text:p>0.00994578979098254</text:p>
          </table:table-cell>
          <table:table-cell office:value-type="float" office:value="0.711066666666667" calcext:value-type="float">
            <text:p>0.711066666666667</text:p>
          </table:table-cell>
          <table:table-cell office:value-type="float" office:value="0.00728402677125074" calcext:value-type="float">
            <text:p>0.00728402677125074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00861197256715258" calcext:value-type="float">
            <text:p>0.00861197256715258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0063798050086808" calcext:value-type="float">
            <text:p>0.0063798050086808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00741457772246624" calcext:value-type="float">
            <text:p>0.0074145777224662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0076677588315759" calcext:value-type="float">
            <text:p>0.0076677588315759</text:p>
          </table:table-cell>
          <table:table-cell office:value-type="float" office:value="0.714033333333333" calcext:value-type="float">
            <text:p>0.714033333333333</text:p>
          </table:table-cell>
          <table:table-cell office:value-type="float" office:value="0.0058242175953442" calcext:value-type="float">
            <text:p>0.0058242175953442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00809881379676946" calcext:value-type="float">
            <text:p>0.00809881379676946</text:p>
          </table:table-cell>
          <table:table-cell office:value-type="float" office:value="0.7087" calcext:value-type="float">
            <text:p>0.7087</text:p>
          </table:table-cell>
          <table:table-cell office:value-type="float" office:value="0.0106685657784243" calcext:value-type="float">
            <text:p>0.0106685657784243</text:p>
          </table:table-cell>
          <table:table-cell office:value-type="float" office:value="0.709166666666667" calcext:value-type="float">
            <text:p>0.709166666666667</text:p>
          </table:table-cell>
          <table:table-cell office:value-type="float" office:value="0.00742696708059594" calcext:value-type="float">
            <text:p>0.00742696708059594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00676945898336746" calcext:value-type="float">
            <text:p>0.006769458983367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7007180474666" calcext:value-type="float">
            <text:p>0.0147007180474666</text:p>
          </table:table-cell>
          <table:table-cell office:value-type="float" office:value="0.876333333333333" calcext:value-type="float">
            <text:p>0.876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29636243217534" calcext:value-type="float">
            <text:p>0.01296362432175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" calcext:value-type="float">
            <text:p>0.89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3" calcext:value-type="float">
            <text:p>0.00739744700705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8704793020784" calcext:value-type="float">
            <text:p>0.007870479302078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8" calcext:value-type="float">
            <text:p>0.0038369548110738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6922698736034" calcext:value-type="float">
            <text:p>0.00869226987360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2264944628928" calcext:value-type="float">
            <text:p>0.0072264944628928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6248689714505" calcext:value-type="float">
            <text:p>0.0066248689714505</text:p>
          </table:table-cell>
          <table:table-cell office:value-type="float" office:value="0.89" calcext:value-type="float">
            <text:p>0.89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37267799624996" calcext:value-type="float">
            <text:p>0.003726779962499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0277297191948" calcext:value-type="float">
            <text:p>0.0080277297191948</text:p>
          </table:table-cell>
          <table:table-cell office:value-type="float" office:value="0.89" calcext:value-type="float">
            <text:p>0.89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72449894316" calcext:value-type="float">
            <text:p>0.010567244989431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79056941504209" calcext:value-type="float">
            <text:p>0.00790569415042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85309892613797" calcext:value-type="float">
            <text:p>0.0085309892613797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37267799624996" calcext:value-type="float">
            <text:p>0.003726779962499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0922708628089734" calcext:value-type="float">
            <text:p>0.00922708628089734</text:p>
          </table:table-cell>
          <table:table-cell office:value-type="float" office:value="0.873866666666667" calcext:value-type="float">
            <text:p>0.873866666666667</text:p>
          </table:table-cell>
          <table:table-cell office:value-type="float" office:value="0.0090770203768769" calcext:value-type="float">
            <text:p>0.009077020376876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622893681394828" calcext:value-type="float">
            <text:p>0.00622893681394828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667378929627538" calcext:value-type="float">
            <text:p>0.00667378929627538</text:p>
          </table:table-cell>
          <table:table-cell office:value-type="float" office:value="0.889266666666667" calcext:value-type="float">
            <text:p>0.889266666666667</text:p>
          </table:table-cell>
          <table:table-cell office:value-type="float" office:value="0.00667347905310938" calcext:value-type="float">
            <text:p>0.0066734790531093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0770237902616798" calcext:value-type="float">
            <text:p>0.00770237902616798</text:p>
          </table:table-cell>
          <table:table-cell office:value-type="float" office:value="0.891533333333333" calcext:value-type="float">
            <text:p>0.891533333333333</text:p>
          </table:table-cell>
          <table:table-cell office:value-type="float" office:value="0.00833304518948378" calcext:value-type="float">
            <text:p>0.00833304518948378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00452519867692786" calcext:value-type="float">
            <text:p>0.0045251986769278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96706037319666" calcext:value-type="float">
            <text:p>0.00696706037319666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760814818545658" calcext:value-type="float">
            <text:p>0.0076081481854565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590121009118282" calcext:value-type="float">
            <text:p>0.00590121009118282</text:p>
          </table:table-cell>
          <table:table-cell office:value-type="float" office:value="0.888533333333333" calcext:value-type="float">
            <text:p>0.888533333333333</text:p>
          </table:table-cell>
          <table:table-cell office:value-type="float" office:value="0.0068771135558639" calcext:value-type="float">
            <text:p>0.0068771135558639</text:p>
          </table:table-cell>
          <table:table-cell office:value-type="float" office:value="0.889466666666667" calcext:value-type="float">
            <text:p>0.889466666666667</text:p>
          </table:table-cell>
          <table:table-cell office:value-type="float" office:value="0.00643017309615894" calcext:value-type="float">
            <text:p>0.00643017309615894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0988086437668894" calcext:value-type="float">
            <text:p>0.00988086437668894</text:p>
          </table:table-cell>
          <table:table-cell office:value-type="float" office:value="0.889733333333333" calcext:value-type="float">
            <text:p>0.889733333333333</text:p>
          </table:table-cell>
          <table:table-cell office:value-type="float" office:value="0.0054049060152419" calcext:value-type="float">
            <text:p>0.00540490601524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073841132044129" calcext:value-type="float">
            <text:p>0.00738411320441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693" calcext:value-type="float">
            <text:p>0.693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28" calcext:value-type="float">
            <text:p>0.628</text:p>
          </table:table-cell>
          <table:table-cell office:value-type="float" office:value="0.0225277606521376" calcext:value-type="float">
            <text:p>0.0225277606521376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69797241742011" calcext:value-type="float">
            <text:p>0.036979724174201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7" calcext:value-type="float">
            <text:p>0.67</text:p>
          </table:table-cell>
          <table:table-cell office:value-type="float" office:value="0.0196850196850295" calcext:value-type="float">
            <text:p>0.019685019685029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07001628660175" calcext:value-type="float">
            <text:p>0.0307001628660175</text:p>
          </table:table-cell>
          <table:table-cell office:value-type="float" office:value="0.66" calcext:value-type="float">
            <text:p>0.66</text:p>
          </table:table-cell>
          <table:table-cell office:value-type="float" office:value="0.0282842712474618" calcext:value-type="float">
            <text:p>0.028284271247461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15039680040467" calcext:value-type="float">
            <text:p>0.03150396800404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68077363139716" calcext:value-type="float">
            <text:p>0.0168077363139716</text:p>
          </table:table-cell>
          <table:table-cell office:value-type="float" office:value="0.65" calcext:value-type="float">
            <text:p>0.65</text:p>
          </table:table-cell>
          <table:table-cell office:value-type="float" office:value="0.0223606797749979" calcext:value-type="float">
            <text:p>0.022360679774997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19658826364887" calcext:value-type="float">
            <text:p>0.0219658826364887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85032466163568" calcext:value-type="float">
            <text:p>0.03850324661635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689" calcext:value-type="float">
            <text:p>0.689</text:p>
          </table:table-cell>
          <table:table-cell office:value-type="float" office:value="0.0348926926447357" calcext:value-type="float">
            <text:p>0.0348926926447357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26726185054091" calcext:value-type="float">
            <text:p>0.032672618505409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52491134640291" calcext:value-type="float">
            <text:p>0.0352491134640291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70185121722125" calcext:value-type="float">
            <text:p>0.027018512172212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4728827066554" calcext:value-type="float">
            <text:p>0.0414728827066554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78" calcext:value-type="float">
            <text:p>0.678</text:p>
          </table:table-cell>
          <table:table-cell office:value-type="float" office:value="0.0144048602908878" calcext:value-type="float">
            <text:p>0.01440486029088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92831009286926" calcext:value-type="float">
            <text:p>0.029283100928692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8997991959774" calcext:value-type="float">
            <text:p>0.0248997991959774</text:p>
          </table:table-cell>
          <table:table-cell office:value-type="float" office:value="0.68" calcext:value-type="float">
            <text:p>0.68</text:p>
          </table:table-cell>
          <table:table-cell office:value-type="float" office:value="0.0322102468168127" calcext:value-type="float">
            <text:p>0.03221024681681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54612464529942" calcext:value-type="float">
            <text:p>0.03546124645299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79732014613987" calcext:value-type="float">
            <text:p>0.0279732014613987</text:p>
          </table:table-cell>
          <table:table-cell office:value-type="float" office:value="0.637" calcext:value-type="float">
            <text:p>0.637</text:p>
          </table:table-cell>
          <table:table-cell office:value-type="float" office:value="0.0284165444767656" calcext:value-type="float">
            <text:p>0.028416544476765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8843582110895" calcext:value-type="float">
            <text:p>0.02588435821108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0239791576165635" calcext:value-type="float">
            <text:p>0.023979157616563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07001628660174" calcext:value-type="float">
            <text:p>0.0307001628660174</text:p>
          </table:table-cell>
          <table:table-cell office:value-type="float" office:value="0.68" calcext:value-type="float">
            <text:p>0.68</text:p>
          </table:table-cell>
          <table:table-cell office:value-type="float" office:value="0.0293683503111768" calcext:value-type="float">
            <text:p>0.029368350311176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83079626187559" calcext:value-type="float">
            <text:p>0.0383079626187559</text:p>
          </table:table-cell>
          <table:table-cell office:value-type="float" office:value="0.67" calcext:value-type="float">
            <text:p>0.67</text:p>
          </table:table-cell>
          <table:table-cell office:value-type="float" office:value="0.0276134025429681" calcext:value-type="float">
            <text:p>0.027613402542968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20794021658195" calcext:value-type="float">
            <text:p>0.0220794021658195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59861084308931" calcext:value-type="float">
            <text:p>0.0359861084308931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0998007960222" calcext:value-type="float">
            <text:p>0.025099800796022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6154726279431" calcext:value-type="float">
            <text:p>0.0336154726279431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91547594742265" calcext:value-type="float">
            <text:p>0.0291547594742265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09030742807249" calcext:value-type="float">
            <text:p>0.030903074280724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68077363139715" calcext:value-type="float">
            <text:p>0.0168077363139715</text:p>
          </table:table-cell>
          <table:table-cell office:value-type="float" office:value="0.67" calcext:value-type="float">
            <text:p>0.67</text:p>
          </table:table-cell>
          <table:table-cell office:value-type="float" office:value="0.0306186217847897" calcext:value-type="float">
            <text:p>0.0306186217847897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7069015550258" calcext:value-type="float">
            <text:p>0.0297069015550258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96647939483826" calcext:value-type="float">
            <text:p>0.0296647939483826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73861278752582" calcext:value-type="float">
            <text:p>0.0273861278752582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92746737733109" calcext:value-type="float">
            <text:p>0.0392746737733109</text:p>
          </table:table-cell>
          <table:table-cell office:value-type="float" office:value="0.687" calcext:value-type="float">
            <text:p>0.687</text:p>
          </table:table-cell>
          <table:table-cell office:value-type="float" office:value="0.033466401061363" calcext:value-type="float">
            <text:p>0.03346640106136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4165444767656" calcext:value-type="float">
            <text:p>0.028416544476765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52491134640291" calcext:value-type="float">
            <text:p>0.0352491134640291</text:p>
          </table:table-cell>
          <table:table-cell office:value-type="float" office:value="0.67" calcext:value-type="float">
            <text:p>0.67</text:p>
          </table:table-cell>
          <table:table-cell office:value-type="float" office:value="0.0316227766016837" calcext:value-type="float">
            <text:p>0.03162277660168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84165444767655" calcext:value-type="float">
            <text:p>0.0284165444767655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85032466163569" calcext:value-type="float">
            <text:p>0.0385032466163569</text:p>
          </table:table-cell>
          <table:table-cell office:value-type="float" office:value="0.67" calcext:value-type="float">
            <text:p>0.67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48209706929602" calcext:value-type="float">
            <text:p>0.034820970692960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7069015550258" calcext:value-type="float">
            <text:p>0.029706901555025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03315017762061" calcext:value-type="float">
            <text:p>0.03033150177620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54612464529942" calcext:value-type="float">
            <text:p>0.0354612464529942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84165444767656" calcext:value-type="float">
            <text:p>0.0284165444767656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66401419211225" calcext:value-type="float">
            <text:p>0.0366401419211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7" calcext:value-type="float">
            <text:p>0.67</text:p>
          </table:table-cell>
          <table:table-cell office:value-type="float" office:value="0.0302076149339863" calcext:value-type="float">
            <text:p>0.030207614933986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75166629646081" calcext:value-type="float">
            <text:p>0.037516662964608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4022051672408" calcext:value-type="float">
            <text:p>0.034022051672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0299865920929263" calcext:value-type="float">
            <text:p>0.029986592092926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06046489062788" calcext:value-type="float">
            <text:p>0.0306046489062788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320161753715657" calcext:value-type="float">
            <text:p>0.032016175371565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0219514694925616" calcext:value-type="float">
            <text:p>0.0219514694925616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0306231652365718" calcext:value-type="float">
            <text:p>0.030623165236571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74553787376067" calcext:value-type="float">
            <text:p>0.0274553787376067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0340450864452408" calcext:value-type="float">
            <text:p>0.0340450864452408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0295584490660983" calcext:value-type="float">
            <text:p>0.029558449066098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029862784355738" calcext:value-type="float">
            <text:p>0.029862784355738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0258058561900957" calcext:value-type="float">
            <text:p>0.0258058561900957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034611901692275" calcext:value-type="float">
            <text:p>0.034611901692275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032107314450027" calcext:value-type="float">
            <text:p>0.032107314450027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0299579464619182" calcext:value-type="float">
            <text:p>0.029957946461918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0261968878355499" calcext:value-type="float">
            <text:p>0.0261968878355499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0321114757019763" calcext:value-type="float">
            <text:p>0.032111475701976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0342858252993675" calcext:value-type="float">
            <text:p>0.03428582529936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.942666666666666" calcext:value-type="float">
            <text:p>0.942666666666666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27801930084539" calcext:value-type="float">
            <text:p>0.012780193008453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3827837473377" calcext:value-type="float">
            <text:p>0.01238278374733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7951304200521" calcext:value-type="float">
            <text:p>0.017795130420052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5" calcext:value-type="float">
            <text:p>0.95</text:p>
          </table:table-cell>
          <table:table-cell office:value-type="float" office:value="0.0143372087784043" calcext:value-type="float">
            <text:p>0.01433720877840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5" calcext:value-type="float">
            <text:p>0.95</text:p>
          </table:table-cell>
          <table:table-cell office:value-type="float" office:value="0.0135400640077265" calcext:value-type="float">
            <text:p>0.013540064007726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563490039905" calcext:value-type="float">
            <text:p>0.015563490039905</text:p>
          </table:table-cell>
          <table:table-cell office:value-type="float" office:value="0.95" calcext:value-type="float">
            <text:p>0.95</text:p>
          </table:table-cell>
          <table:table-cell office:value-type="float" office:value="0.0187082869338697" calcext:value-type="float">
            <text:p>0.018708286933869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66666666666666" calcext:value-type="float">
            <text:p>0.016666666666666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5" calcext:value-type="float">
            <text:p>0.95</text:p>
          </table:table-cell>
          <table:table-cell office:value-type="float" office:value="0.0141421356237309" calcext:value-type="float">
            <text:p>0.014142135623730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5" calcext:value-type="float">
            <text:p>0.95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5" calcext:value-type="float">
            <text:p>0.95</text:p>
          </table:table-cell>
          <table:table-cell office:value-type="float" office:value="0.0163299316185545" calcext:value-type="float">
            <text:p>0.016329931618554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" calcext:value-type="float">
            <text:p>0.95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27801930084539" calcext:value-type="float">
            <text:p>0.0127801930084539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0431581369658" calcext:value-type="float">
            <text:p>0.01804315813696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5" calcext:value-type="float">
            <text:p>0.95</text:p>
          </table:table-cell>
          <table:table-cell office:value-type="float" office:value="0.0163299316185545" calcext:value-type="float">
            <text:p>0.016329931618554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5" calcext:value-type="float">
            <text:p>0.95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66666666666666" calcext:value-type="float">
            <text:p>0.016666666666666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9814700361627" calcext:value-type="float">
            <text:p>0.014981470036162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7948940141147" calcext:value-type="float">
            <text:p>0.01479489401411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27801930084539" calcext:value-type="float">
            <text:p>0.012780193008453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8323969741913" calcext:value-type="float">
            <text:p>0.01483239697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43559563769728" calcext:value-type="float">
            <text:p>0.0143559563769728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0161602730410622" calcext:value-type="float">
            <text:p>0.0161602730410622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0169937943501187" calcext:value-type="float">
            <text:p>0.01699379435011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39633223462102" calcext:value-type="float">
            <text:p>0.0139633223462102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61622243867557" calcext:value-type="float">
            <text:p>0.016162224386755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0141538738369" calcext:value-type="float">
            <text:p>0.015014153873836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6880793942374" calcext:value-type="float">
            <text:p>0.016880793942374</text:p>
          </table:table-cell>
          <table:table-cell office:value-type="float" office:value="0.950266666666666" calcext:value-type="float">
            <text:p>0.950266666666666</text:p>
          </table:table-cell>
          <table:table-cell office:value-type="float" office:value="0.014057397520097" calcext:value-type="float">
            <text:p>0.014057397520097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0164315537593145" calcext:value-type="float">
            <text:p>0.0164315537593145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920126211348" calcext:value-type="float">
            <text:p>0.015920126211348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61413331738018" calcext:value-type="float">
            <text:p>0.0161413331738018</text:p>
          </table:table-cell>
          <table:table-cell office:value-type="float" office:value="0.948933333333333" calcext:value-type="float">
            <text:p>0.948933333333333</text:p>
          </table:table-cell>
          <table:table-cell office:value-type="float" office:value="0.0140579820882859" calcext:value-type="float">
            <text:p>0.0140579820882859</text:p>
          </table:table-cell>
          <table:table-cell office:value-type="float" office:value="0.948933333333333" calcext:value-type="float">
            <text:p>0.948933333333333</text:p>
          </table:table-cell>
          <table:table-cell office:value-type="float" office:value="0.0157737577010859" calcext:value-type="float">
            <text:p>0.0157737577010859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6573587315834" calcext:value-type="float">
            <text:p>0.013657358731583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32002346800615" calcext:value-type="float">
            <text:p>0.0132002346800615</text:p>
          </table:table-cell>
          <table:table-cell office:value-type="float" office:value="0.948933333333333" calcext:value-type="float">
            <text:p>0.948933333333333</text:p>
          </table:table-cell>
          <table:table-cell office:value-type="float" office:value="0.0154346817583558" calcext:value-type="float">
            <text:p>0.01543468175835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81429508808976" calcext:value-type="float">
            <text:p>0.0181429508808976</text:p>
          </table:table-cell>
          <table:table-cell office:value-type="float" office:value="0.875333333333333" calcext:value-type="float">
            <text:p>0.875333333333333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5583118679482" calcext:value-type="float">
            <text:p>0.0145583118679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4401270608769" calcext:value-type="float">
            <text:p>0.016440127060876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201866292381863" calcext:value-type="float">
            <text:p>0.020186629238186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7007180474665" calcext:value-type="float">
            <text:p>0.014700718047466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1021626713556" calcext:value-type="float">
            <text:p>0.013102162671355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1761569173682" calcext:value-type="float">
            <text:p>0.013176156917368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8776291813879" calcext:value-type="float">
            <text:p>0.0128776291813879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77560631272188" calcext:value-type="float">
            <text:p>0.017756063127218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56967795706281" calcext:value-type="float">
            <text:p>0.01569677957062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16904519445001" calcext:value-type="float">
            <text:p>0.01169045194450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874333333333333" calcext:value-type="float">
            <text:p>0.874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197221929886" calcext:value-type="float">
            <text:p>0.01319722192988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53929998520251" calcext:value-type="float">
            <text:p>0.015392999852025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7739690075962" calcext:value-type="float">
            <text:p>0.013773969007596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71350842166331" calcext:value-type="float">
            <text:p>0.017135084216633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44529889257859" calcext:value-type="float">
            <text:p>0.0144529889257859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6176920308357" calcext:value-type="float">
            <text:p>0.009617692030835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88782649861921" calcext:value-type="float">
            <text:p>0.0188782649861921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1617638574986" calcext:value-type="float">
            <text:p>0.014161763857498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19837853414984" calcext:value-type="float">
            <text:p>0.01198378534149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96001700672893" calcext:value-type="float">
            <text:p>0.0196001700672893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46912672473593" calcext:value-type="float">
            <text:p>0.0146912672473593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42692365286692" calcext:value-type="float">
            <text:p>0.014269236528669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58727579344121" calcext:value-type="float">
            <text:p>0.015872757934412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76383420737639" calcext:value-type="float">
            <text:p>0.017638342073763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53387671531247" calcext:value-type="float">
            <text:p>0.015338767153124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497795399032" calcext:value-type="float">
            <text:p>0.015749779539903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3853153368408" calcext:value-type="float">
            <text:p>0.013385315336840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1761569173682" calcext:value-type="float">
            <text:p>0.01317615691736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303127398441" calcext:value-type="float">
            <text:p>0.009930312739844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3939949617188" calcext:value-type="float">
            <text:p>0.01239399496171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75356779167501" calcext:value-type="float">
            <text:p>0.0175356779167501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36727628679958" calcext:value-type="float">
            <text:p>0.013672762867995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8572437446537" calcext:value-type="float">
            <text:p>0.016857243744653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8572437446537" calcext:value-type="float">
            <text:p>0.0168572437446537</text:p>
          </table:table-cell>
          <table:table-cell office:value-type="float" office:value="0.89" calcext:value-type="float">
            <text:p>0.89</text:p>
          </table:table-cell>
          <table:table-cell office:value-type="float" office:value="0.0117260393995585" calcext:value-type="float">
            <text:p>0.011726039399558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79660173042825" calcext:value-type="float">
            <text:p>0.01796601730428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40929454377398" calcext:value-type="float">
            <text:p>0.0140929454377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2570566551277" calcext:value-type="float">
            <text:p>0.01525705665512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94579318302617" calcext:value-type="float">
            <text:p>0.019457931830261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5499003980111" calcext:value-type="float">
            <text:p>0.01254990039801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77012240631356" calcext:value-type="float">
            <text:p>0.0177012240631356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557978942693" calcext:value-type="float">
            <text:p>0.01655797894269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9" calcext:value-type="float">
            <text:p>0.89</text:p>
          </table:table-cell>
          <table:table-cell office:value-type="float" office:value="0.0167912013996749" calcext:value-type="float">
            <text:p>0.0167912013996749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4210715831528" calcext:value-type="float">
            <text:p>0.01421071583152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69721994908013" calcext:value-type="float">
            <text:p>0.016972199490801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13406838908027" calcext:value-type="float">
            <text:p>0.0113406838908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1617638574986" calcext:value-type="float">
            <text:p>0.014161763857498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79350680697527" calcext:value-type="float">
            <text:p>0.017935068069752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2752523165194" calcext:value-type="float">
            <text:p>0.0152752523165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183848771825166" calcext:value-type="float">
            <text:p>0.0183848771825166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43722315622758" calcext:value-type="float">
            <text:p>0.0143722315622758</text:p>
          </table:table-cell>
          <table:table-cell office:value-type="float" office:value="0.892466666666667" calcext:value-type="float">
            <text:p>0.892466666666667</text:p>
          </table:table-cell>
          <table:table-cell office:value-type="float" office:value="0.0143106893939791" calcext:value-type="float">
            <text:p>0.014310689393979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5470732156751" calcext:value-type="float">
            <text:p>0.015470732156751</text:p>
          </table:table-cell>
          <table:table-cell office:value-type="float" office:value="0.888266666666667" calcext:value-type="float">
            <text:p>0.888266666666667</text:p>
          </table:table-cell>
          <table:table-cell office:value-type="float" office:value="0.0165195539904474" calcext:value-type="float">
            <text:p>0.0165195539904474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125755906293071" calcext:value-type="float">
            <text:p>0.0125755906293071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172617851504545" calcext:value-type="float">
            <text:p>0.017261785150454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40328708554264" calcext:value-type="float">
            <text:p>0.0140328708554264</text:p>
          </table:table-cell>
          <table:table-cell office:value-type="float" office:value="0.890866666666667" calcext:value-type="float">
            <text:p>0.890866666666667</text:p>
          </table:table-cell>
          <table:table-cell office:value-type="float" office:value="0.0162871299468085" calcext:value-type="float">
            <text:p>0.016287129946808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83145399360758" calcext:value-type="float">
            <text:p>0.0098314539936075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222359542" calcext:value-type="float">
            <text:p>0.016336222359542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7955890813892" calcext:value-type="float">
            <text:p>0.013795589081389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39992825638815" calcext:value-type="float">
            <text:p>0.0139992825638815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25432731849263" calcext:value-type="float">
            <text:p>0.012543273184926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77341555939582" calcext:value-type="float">
            <text:p>0.0177341555939582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0127786769924496" calcext:value-type="float">
            <text:p>0.01277867699244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92" calcext:value-type="float">
            <text:p>0.92</text:p>
          </table:table-cell>
          <table:table-cell office:value-type="float" office:value="0.0174801474695025" calcext:value-type="float">
            <text:p>0.0174801474695025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234994089760194" calcext:value-type="float">
            <text:p>0.023499408976019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15251790546171" calcext:value-type="float">
            <text:p>0.02152517905461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9" calcext:value-type="float">
            <text:p>0.016090024514862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5592145427667" calcext:value-type="float">
            <text:p>0.0185592145427667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8561808316412" calcext:value-type="float">
            <text:p>0.0188561808316412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35400640077265" calcext:value-type="float">
            <text:p>0.013540064007726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93792558049981" calcext:value-type="float">
            <text:p>0.019379255804998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98606254796883" calcext:value-type="float">
            <text:p>0.019860625479688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" calcext:value-type="float">
            <text:p>0.02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96355686333642" calcext:value-type="float">
            <text:p>0.019635568633364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55277529318028" calcext:value-type="float">
            <text:p>0.01552775293180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93505670316" calcext:value-type="float">
            <text:p>0.0193505670316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06827894099847" calcext:value-type="float">
            <text:p>0.020682789409984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78574603146384" calcext:value-type="float">
            <text:p>0.017857460314638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3181755520454" calcext:value-type="float">
            <text:p>0.0183181755520454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47948940141147" calcext:value-type="float">
            <text:p>0.01479489401411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92353840616713" calcext:value-type="float">
            <text:p>0.0192353840616713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22" calcext:value-type="float">
            <text:p>0.922</text:p>
          </table:table-cell>
          <table:table-cell office:value-type="float" office:value="0.0203579086461366" calcext:value-type="float">
            <text:p>0.020357908646136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78574603146384" calcext:value-type="float">
            <text:p>0.017857460314638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08012344973464" calcext:value-type="float">
            <text:p>0.0108012344973464</text:p>
          </table:table-cell>
          <table:table-cell office:value-type="float" office:value="0.92" calcext:value-type="float">
            <text:p>0.92</text:p>
          </table:table-cell>
          <table:table-cell office:value-type="float" office:value="0.0154560308258262" calcext:value-type="float">
            <text:p>0.015456030825826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4144988736264" calcext:value-type="float">
            <text:p>0.01441449887362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24103150852954" calcext:value-type="float">
            <text:p>0.0224103150852954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2" calcext:value-type="float">
            <text:p>0.92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22474487139158" calcext:value-type="float">
            <text:p>0.0122474487139158</text:p>
          </table:table-cell>
          <table:table-cell office:value-type="float" office:value="0.92" calcext:value-type="float">
            <text:p>0.92</text:p>
          </table:table-cell>
          <table:table-cell office:value-type="float" office:value="0.0154560308258262" calcext:value-type="float">
            <text:p>0.015456030825826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4017542509914" calcext:value-type="float">
            <text:p>0.011401754250991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21563883525403" calcext:value-type="float">
            <text:p>0.0121563883525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4665188959421" calcext:value-type="float">
            <text:p>0.0194665188959421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151964542309801" calcext:value-type="float">
            <text:p>0.015196454230980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76181381770065" calcext:value-type="float">
            <text:p>0.0176181381770065</text:p>
          </table:table-cell>
          <table:table-cell office:value-type="float" office:value="0.919866666666667" calcext:value-type="float">
            <text:p>0.919866666666667</text:p>
          </table:table-cell>
          <table:table-cell office:value-type="float" office:value="0.019181544807332" calcext:value-type="float">
            <text:p>0.019181544807332</text:p>
          </table:table-cell>
          <table:table-cell office:value-type="float" office:value="0.916533333333333" calcext:value-type="float">
            <text:p>0.916533333333333</text:p>
          </table:table-cell>
          <table:table-cell office:value-type="float" office:value="0.0170705072230431" calcext:value-type="float">
            <text:p>0.0170705072230431</text:p>
          </table:table-cell>
          <table:table-cell office:value-type="float" office:value="0.917066666666667" calcext:value-type="float">
            <text:p>0.917066666666667</text:p>
          </table:table-cell>
          <table:table-cell office:value-type="float" office:value="0.0183701506150262" calcext:value-type="float">
            <text:p>0.0183701506150262</text:p>
          </table:table-cell>
          <table:table-cell office:value-type="float" office:value="0.916266666666667" calcext:value-type="float">
            <text:p>0.916266666666667</text:p>
          </table:table-cell>
          <table:table-cell office:value-type="float" office:value="0.0157741316435291" calcext:value-type="float">
            <text:p>0.0157741316435291</text:p>
          </table:table-cell>
          <table:table-cell office:value-type="float" office:value="0.919733333333334" calcext:value-type="float">
            <text:p>0.919733333333334</text:p>
          </table:table-cell>
          <table:table-cell office:value-type="float" office:value="0.0183502151054644" calcext:value-type="float">
            <text:p>0.0183502151054644</text:p>
          </table:table-cell>
          <table:table-cell office:value-type="float" office:value="0.915066666666667" calcext:value-type="float">
            <text:p>0.915066666666667</text:p>
          </table:table-cell>
          <table:table-cell office:value-type="float" office:value="0.014525726067112" calcext:value-type="float">
            <text:p>0.01452572606711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7364896789293" calcext:value-type="float">
            <text:p>0.0147364896789293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135959991537002" calcext:value-type="float">
            <text:p>0.0135959991537002</text:p>
          </table:table-cell>
          <table:table-cell office:value-type="float" office:value="0.919866666666667" calcext:value-type="float">
            <text:p>0.919866666666667</text:p>
          </table:table-cell>
          <table:table-cell office:value-type="float" office:value="0.0157100532273141" calcext:value-type="float">
            <text:p>0.0157100532273141</text:p>
          </table:table-cell>
          <table:table-cell office:value-type="float" office:value="0.917733333333333" calcext:value-type="float">
            <text:p>0.917733333333333</text:p>
          </table:table-cell>
          <table:table-cell office:value-type="float" office:value="0.0159819195846397" calcext:value-type="float">
            <text:p>0.0159819195846397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36661478611708" calcext:value-type="float">
            <text:p>0.013666147861170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147455218147" calcext:value-type="float">
            <text:p>0.013147455218147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43376856372398" calcext:value-type="float">
            <text:p>0.01433768563723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0.938666666666667" calcext:value-type="float">
            <text:p>0.938666666666667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2281422284627" calcext:value-type="float">
            <text:p>0.01228142228462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0531231545097" calcext:value-type="float">
            <text:p>0.012053123154509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6727628679958" calcext:value-type="float">
            <text:p>0.013672762867995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5277469819774" calcext:value-type="float">
            <text:p>0.012527746981977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02062072615966" calcext:value-type="float">
            <text:p>0.0102062072615966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11554670204543" calcext:value-type="float">
            <text:p>0.01115546702045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0.942666666666666" calcext:value-type="float">
            <text:p>0.942666666666666</text:p>
          </table:table-cell>
          <table:table-cell office:value-type="float" office:value="0.0157497795399032" calcext:value-type="float">
            <text:p>0.0157497795399032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78704793020784" calcext:value-type="float">
            <text:p>0.0078704793020784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951666666666667" calcext:value-type="float">
            <text:p>0.951666666666667</text:p>
          </table:table-cell>
          <table:table-cell office:value-type="float" office:value="0.0135912553585833" calcext:value-type="float">
            <text:p>0.0135912553585833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6896279024991" calcext:value-type="float">
            <text:p>0.009689627902499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29850341205215" calcext:value-type="float">
            <text:p>0.0129850341205215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18086597226123" calcext:value-type="float">
            <text:p>0.011808659722612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" calcext:value-type="float">
            <text:p>0.0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5803801654026" calcext:value-type="float">
            <text:p>0.01058038016540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50277521051331" calcext:value-type="float">
            <text:p>0.015027752105133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14017542509914" calcext:value-type="float">
            <text:p>0.01140175425099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8142438567347" calcext:value-type="float">
            <text:p>0.013814243856734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0805134257298" calcext:value-type="float">
            <text:p>0.011080513425729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1906156986064" calcext:value-type="float">
            <text:p>0.012190615698606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6308975482453" calcext:value-type="float">
            <text:p>0.0116308975482453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746794344809" calcext:value-type="float">
            <text:p>0.00974679434480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59600194931655" calcext:value-type="float">
            <text:p>0.0159600194931655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819171036882" calcext:value-type="float">
            <text:p>0.00881917103688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6" calcext:value-type="float">
            <text:p>0.0104083299973306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29421791055448" calcext:value-type="float">
            <text:p>0.0129421791055448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041580220928" calcext:value-type="float">
            <text:p>0.01004158022092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0.942333333333333" calcext:value-type="float">
            <text:p>0.942333333333333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335164821342" calcext:value-type="float">
            <text:p>0.0121335164821342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23939949617188" calcext:value-type="float">
            <text:p>0.012393994961718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144989645104" calcext:value-type="float">
            <text:p>0.010314498964510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796072713834" calcext:value-type="float">
            <text:p>0.0092796072713834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1742392963486" calcext:value-type="float">
            <text:p>0.009174239296348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10176625873589" calcext:value-type="float">
            <text:p>0.0110176625873589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9023005183419" calcext:value-type="float">
            <text:p>0.00990230051834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0.941533333333333" calcext:value-type="float">
            <text:p>0.941533333333333</text:p>
          </table:table-cell>
          <table:table-cell office:value-type="float" office:value="0.015362849590228" calcext:value-type="float">
            <text:p>0.015362849590228</text:p>
          </table:table-cell>
          <table:table-cell office:value-type="float" office:value="0.95" calcext:value-type="float">
            <text:p>0.95</text:p>
          </table:table-cell>
          <table:table-cell office:value-type="float" office:value="0.0096727765823954" calcext:value-type="float">
            <text:p>0.009672776582395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5583348358726" calcext:value-type="float">
            <text:p>0.0115583348358726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0130890926518967" calcext:value-type="float">
            <text:p>0.0130890926518967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0110465918771965" calcext:value-type="float">
            <text:p>0.0110465918771965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4668888720275" calcext:value-type="float">
            <text:p>0.012466888872027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0299500036858" calcext:value-type="float">
            <text:p>0.0100299500036858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0103706428886677" calcext:value-type="float">
            <text:p>0.010370642888667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0901500209717478" calcext:value-type="float">
            <text:p>0.00901500209717478</text:p>
          </table:table-cell>
          <table:table-cell office:value-type="float" office:value="0.953266666666667" calcext:value-type="float">
            <text:p>0.953266666666667</text:p>
          </table:table-cell>
          <table:table-cell office:value-type="float" office:value="0.0121411629510351" calcext:value-type="float">
            <text:p>0.0121411629510351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096690035241554" calcext:value-type="float">
            <text:p>0.009669003524155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06416636114395" calcext:value-type="float">
            <text:p>0.0106416636114395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4157260105079" calcext:value-type="float">
            <text:p>0.010415726010507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7171251282914" calcext:value-type="float">
            <text:p>0.0117171251282914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0093548099976559" calcext:value-type="float">
            <text:p>0.0093548099976559</text:p>
          </table:table-cell>
          <table:table-cell office:value-type="float" office:value="0.955533333333333" calcext:value-type="float">
            <text:p>0.955533333333333</text:p>
          </table:table-cell>
          <table:table-cell office:value-type="float" office:value="0.0102853044539872" calcext:value-type="float">
            <text:p>0.01028530445398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0033466401061363" calcext:value-type="float">
            <text:p>0.0033466401061363</text:p>
          </table:table-cell>
          <table:table-cell office:value-type="float" office:value="0.92" calcext:value-type="float">
            <text:p>0.9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2938330115242" calcext:value-type="float">
            <text:p>0.007293833011524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106207344378814" calcext:value-type="float">
            <text:p>0.010620734437881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4037024344425" calcext:value-type="float">
            <text:p>0.005403702434442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1622776601683" calcext:value-type="float">
            <text:p>0.003162277660168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30331501776206" calcext:value-type="float">
            <text:p>0.00303315017762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0100598210719674" calcext:value-type="float">
            <text:p>0.010059821071967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34641016151377" calcext:value-type="float">
            <text:p>0.003464101615137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2426406871192" calcext:value-type="float">
            <text:p>0.004242640687119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30331501776206" calcext:value-type="float">
            <text:p>0.0030331501776206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49799598391954" calcext:value-type="float">
            <text:p>0.004979959839195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7416573867739" calcext:value-type="float">
            <text:p>0.00374165738677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33466401061362" calcext:value-type="float">
            <text:p>0.003346640106136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22803508501982" calcext:value-type="float">
            <text:p>0.0022803508501982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16733200530681" calcext:value-type="float">
            <text:p>0.001673320053068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2607680962081" calcext:value-type="float">
            <text:p>0.00260768096208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60663003552412" calcext:value-type="float">
            <text:p>0.0060663003552412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36331804249169" calcext:value-type="float">
            <text:p>0.0036331804249169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8470768123342" calcext:value-type="float">
            <text:p>0.00384707681233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2" calcext:value-type="float">
            <text:p>0.0069856996786292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54037024344424" calcext:value-type="float">
            <text:p>0.005403702434442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37416573867739" calcext:value-type="float">
            <text:p>0.003741657386773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572670690062" calcext:value-type="float">
            <text:p>0.00657267069006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9799598391954" calcext:value-type="float">
            <text:p>0.004979959839195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41472882706655" calcext:value-type="float">
            <text:p>0.004147288270665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8989794855663" calcext:value-type="float">
            <text:p>0.0048989794855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00559499973591166" calcext:value-type="float">
            <text:p>0.00559499973591166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00726816408520384" calcext:value-type="float">
            <text:p>0.00726816408520384</text:p>
          </table:table-cell>
          <table:table-cell office:value-type="float" office:value="0.91768" calcext:value-type="float">
            <text:p>0.91768</text:p>
          </table:table-cell>
          <table:table-cell office:value-type="float" office:value="0.00620472116816564" calcext:value-type="float">
            <text:p>0.00620472116816564</text:p>
          </table:table-cell>
          <table:table-cell office:value-type="float" office:value="0.91208" calcext:value-type="float">
            <text:p>0.91208</text:p>
          </table:table-cell>
          <table:table-cell office:value-type="float" office:value="0.0042891403840077" calcext:value-type="float">
            <text:p>0.004289140384007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503934201227108" calcext:value-type="float">
            <text:p>0.00503934201227108</text:p>
          </table:table-cell>
          <table:table-cell office:value-type="float" office:value="0.91192" calcext:value-type="float">
            <text:p>0.91192</text:p>
          </table:table-cell>
          <table:table-cell office:value-type="float" office:value="0.0051356820103132" calcext:value-type="float">
            <text:p>0.0051356820103132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0059959399006516" calcext:value-type="float">
            <text:p>0.005995939900651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10945539396264" calcext:value-type="float">
            <text:p>0.005109455393962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43191725733894" calcext:value-type="float">
            <text:p>0.00543191725733894</text:p>
          </table:table-cell>
          <table:table-cell office:value-type="float" office:value="0.90976" calcext:value-type="float">
            <text:p>0.90976</text:p>
          </table:table-cell>
          <table:table-cell office:value-type="float" office:value="0.00536793779499766" calcext:value-type="float">
            <text:p>0.00536793779499766</text:p>
          </table:table-cell>
          <table:table-cell office:value-type="float" office:value="0.91472" calcext:value-type="float">
            <text:p>0.91472</text:p>
          </table:table-cell>
          <table:table-cell office:value-type="float" office:value="0.00579917103638466" calcext:value-type="float">
            <text:p>0.00579917103638466</text:p>
          </table:table-cell>
          <table:table-cell office:value-type="float" office:value="0.91176" calcext:value-type="float">
            <text:p>0.91176</text:p>
          </table:table-cell>
          <table:table-cell office:value-type="float" office:value="0.00359596914776334" calcext:value-type="float">
            <text:p>0.00359596914776334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0.0035113769162053" calcext:value-type="float">
            <text:p>0.0035113769162053</text:p>
          </table:table-cell>
          <table:table-cell office:value-type="float" office:value="0.90768" calcext:value-type="float">
            <text:p>0.90768</text:p>
          </table:table-cell>
          <table:table-cell office:value-type="float" office:value="0.00503919395390604" calcext:value-type="float">
            <text:p>0.00503919395390604</text:p>
          </table:table-cell>
          <table:table-cell office:value-type="float" office:value="0.91408" calcext:value-type="float">
            <text:p>0.91408</text:p>
          </table:table-cell>
          <table:table-cell office:value-type="float" office:value="0.0051178504889222" calcext:value-type="float">
            <text:p>0.0051178504889222</text:p>
          </table:table-cell>
          <table:table-cell office:value-type="float" office:value="0.90968" calcext:value-type="float">
            <text:p>0.90968</text:p>
          </table:table-cell>
          <table:table-cell office:value-type="float" office:value="0.0038733694553595" calcext:value-type="float">
            <text:p>0.003873369455359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98746069143517" calcext:value-type="float">
            <text:p>0.01987460691435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27475487839819" calcext:value-type="float">
            <text:p>0.012747548783981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2300609401127" calcext:value-type="float">
            <text:p>0.017230060940112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91702895126808" calcext:value-type="float">
            <text:p>0.019170289512680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55120920574886" calcext:value-type="float">
            <text:p>0.015512092057488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0110258362039" calcext:value-type="float">
            <text:p>0.01701102583620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909924425781" calcext:value-type="float">
            <text:p>0.0185909924425781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1242645786248" calcext:value-type="float">
            <text:p>0.02124264578624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3178210632763" calcext:value-type="float">
            <text:p>0.014317821063276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82517122484439" calcext:value-type="float">
            <text:p>0.0182517122484439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51038074669931" calcext:value-type="float">
            <text:p>0.0151038074669931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0189241908677755" calcext:value-type="float">
            <text:p>0.01892419086777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3100960115899" calcext:value-type="float">
            <text:p>0.020310096011589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5534896815419" calcext:value-type="float">
            <text:p>0.017553489681541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2300609401127" calcext:value-type="float">
            <text:p>0.01723006094011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9" calcext:value-type="float">
            <text:p>0.89</text:p>
          </table:table-cell>
          <table:table-cell office:value-type="float" office:value="0.0167705098312484" calcext:value-type="float">
            <text:p>0.016770509831248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9" calcext:value-type="float">
            <text:p>0.89</text:p>
          </table:table-cell>
          <table:table-cell office:value-type="float" office:value="0.0157122563624706" calcext:value-type="float">
            <text:p>0.015712256362470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1101106021268" calcext:value-type="float">
            <text:p>0.013110110602126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9" calcext:value-type="float">
            <text:p>0.89</text:p>
          </table:table-cell>
          <table:table-cell office:value-type="float" office:value="0.0169558249578131" calcext:value-type="float">
            <text:p>0.01695582495781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09612738162545" calcext:value-type="float">
            <text:p>0.020961273816254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57718102955874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0110258362039" calcext:value-type="float">
            <text:p>0.017011025836203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35323686027243" calcext:value-type="float">
            <text:p>0.013532368602724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9" calcext:value-type="float">
            <text:p>0.89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1632298752446" calcext:value-type="float">
            <text:p>0.016163229875244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5747763399592" calcext:value-type="float">
            <text:p>0.012574776339959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5129252736999" calcext:value-type="float">
            <text:p>0.014512925273699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18057189531175" calcext:value-type="float">
            <text:p>0.011805718953117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28695376762337" calcext:value-type="float">
            <text:p>0.012869537676233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78009831189178" calcext:value-type="float">
            <text:p>0.017800983118917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57718102955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9" calcext:value-type="float">
            <text:p>0.89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1576973669407" calcext:value-type="float">
            <text:p>0.01315769736694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89" calcext:value-type="float">
            <text:p>0.89</text:p>
          </table:table-cell>
          <table:table-cell office:value-type="float" office:value="0.0203100960115898" calcext:value-type="float">
            <text:p>0.020310096011589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03077640640441" calcext:value-type="float">
            <text:p>0.010307764064044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3178210632763" calcext:value-type="float">
            <text:p>0.014317821063276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7519840020233" calcext:value-type="float">
            <text:p>0.015751984002023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8323969741912" calcext:value-type="float">
            <text:p>0.01483239697419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2638803260688" calcext:value-type="float">
            <text:p>0.0112638803260688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9" calcext:value-type="float">
            <text:p>0.89</text:p>
          </table:table-cell>
          <table:table-cell office:value-type="float" office:value="0.0149999999999999" calcext:value-type="float">
            <text:p>0.0149999999999999</text:p>
          </table:table-cell>
          <table:table-cell office:value-type="float" office:value="0.89" calcext:value-type="float">
            <text:p>0.89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7475487839819" calcext:value-type="float">
            <text:p>0.012747548783981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6395612922937" calcext:value-type="float">
            <text:p>0.016639561292293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3" calcext:value-type="float">
            <text:p>0.0125747763399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96665703074369" calcext:value-type="float">
            <text:p>0.0196665703074369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133744837011533" calcext:value-type="float">
            <text:p>0.01337448370115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4986602401749" calcext:value-type="float">
            <text:p>0.01549866024017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67938186909288" calcext:value-type="float">
            <text:p>0.016793818690928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470573726394" calcext:value-type="float">
            <text:p>0.0163470573726394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0132439768626803" calcext:value-type="float">
            <text:p>0.013243976862680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6656728139226" calcext:value-type="float">
            <text:p>0.01665672813922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4398739288433" calcext:value-type="float">
            <text:p>0.0134398739288433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59177468357453" calcext:value-type="float">
            <text:p>0.0159177468357453</text:p>
          </table:table-cell>
          <table:table-cell office:value-type="float" office:value="0.89" calcext:value-type="float">
            <text:p>0.89</text:p>
          </table:table-cell>
          <table:table-cell office:value-type="float" office:value="0.0135234690326881" calcext:value-type="float">
            <text:p>0.0135234690326881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62579561528817" calcext:value-type="float">
            <text:p>0.0162579561528817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0152109963929935" calcext:value-type="float">
            <text:p>0.01521099639299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0137879382911537" calcext:value-type="float">
            <text:p>0.0137879382911537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38341500767276" calcext:value-type="float">
            <text:p>0.0138341500767276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0152774246760034" calcext:value-type="float">
            <text:p>0.0152774246760034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0152250829612377" calcext:value-type="float">
            <text:p>0.015225082961237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18656898656899" calcext:value-type="float">
            <text:p>0.818656898656899</text:p>
          </table:table-cell>
          <table:table-cell office:value-type="float" office:value="0.0321971099655503" calcext:value-type="float">
            <text:p>0.0321971099655503</text:p>
          </table:table-cell>
          <table:table-cell office:value-type="float" office:value="0.818559218559219" calcext:value-type="float">
            <text:p>0.818559218559219</text:p>
          </table:table-cell>
          <table:table-cell office:value-type="float" office:value="0.0309943169348737" calcext:value-type="float">
            <text:p>0.0309943169348737</text:p>
          </table:table-cell>
          <table:table-cell office:value-type="float" office:value="0.845128205128205" calcext:value-type="float">
            <text:p>0.845128205128205</text:p>
          </table:table-cell>
          <table:table-cell office:value-type="float" office:value="0.0222115862322264" calcext:value-type="float">
            <text:p>0.0222115862322264</text:p>
          </table:table-cell>
          <table:table-cell office:value-type="float" office:value="0.820781440781441" calcext:value-type="float">
            <text:p>0.820781440781441</text:p>
          </table:table-cell>
          <table:table-cell office:value-type="float" office:value="0.0146292048744645" calcext:value-type="float">
            <text:p>0.0146292048744645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422582507500692" calcext:value-type="float">
            <text:p>0.0422582507500692</text:p>
          </table:table-cell>
          <table:table-cell office:value-type="float" office:value="0.831794871794872" calcext:value-type="float">
            <text:p>0.831794871794872</text:p>
          </table:table-cell>
          <table:table-cell office:value-type="float" office:value="0.0257739157655914" calcext:value-type="float">
            <text:p>0.0257739157655914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30908169362434" calcext:value-type="float">
            <text:p>0.030908169362434</text:p>
          </table:table-cell>
          <table:table-cell office:value-type="float" office:value="0.820708180708181" calcext:value-type="float">
            <text:p>0.820708180708181</text:p>
          </table:table-cell>
          <table:table-cell office:value-type="float" office:value="0.0456911153880813" calcext:value-type="float">
            <text:p>0.0456911153880813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43493839083647" calcext:value-type="float">
            <text:p>0.043493839083647</text:p>
          </table:table-cell>
          <table:table-cell office:value-type="float" office:value="0.82971916971917" calcext:value-type="float">
            <text:p>0.82971916971917</text:p>
          </table:table-cell>
          <table:table-cell office:value-type="float" office:value="0.0260593814280009" calcext:value-type="float">
            <text:p>0.0260593814280009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307043572555943" calcext:value-type="float">
            <text:p>0.0307043572555943</text:p>
          </table:table-cell>
          <table:table-cell office:value-type="float" office:value="0.838412698412698" calcext:value-type="float">
            <text:p>0.838412698412698</text:p>
          </table:table-cell>
          <table:table-cell office:value-type="float" office:value="0.038387781285326" calcext:value-type="float">
            <text:p>0.038387781285326</text:p>
          </table:table-cell>
          <table:table-cell office:value-type="float" office:value="0.842930402930403" calcext:value-type="float">
            <text:p>0.842930402930403</text:p>
          </table:table-cell>
          <table:table-cell office:value-type="float" office:value="0.0275705212002696" calcext:value-type="float">
            <text:p>0.0275705212002696</text:p>
          </table:table-cell>
          <table:table-cell office:value-type="float" office:value="0.820854700854701" calcext:value-type="float">
            <text:p>0.820854700854701</text:p>
          </table:table-cell>
          <table:table-cell office:value-type="float" office:value="0.0134180756867864" calcext:value-type="float">
            <text:p>0.0134180756867864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2192871962986" calcext:value-type="float">
            <text:p>0.02192871962986</text:p>
          </table:table-cell>
          <table:table-cell office:value-type="float" office:value="0.831868131868132" calcext:value-type="float">
            <text:p>0.831868131868132</text:p>
          </table:table-cell>
          <table:table-cell office:value-type="float" office:value="0.0141988320520901" calcext:value-type="float">
            <text:p>0.014198832052090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1843711843712" calcext:value-type="float">
            <text:p>0.831843711843712</text:p>
          </table:table-cell>
          <table:table-cell office:value-type="float" office:value="0.019868094949919" calcext:value-type="float">
            <text:p>0.019868094949919</text:p>
          </table:table-cell>
          <table:table-cell office:value-type="float" office:value="0.847374847374847" calcext:value-type="float">
            <text:p>0.847374847374847</text:p>
          </table:table-cell>
          <table:table-cell office:value-type="float" office:value="0.0424140218932573" calcext:value-type="float">
            <text:p>0.0424140218932573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268994078898321" calcext:value-type="float">
            <text:p>0.0268994078898321</text:p>
          </table:table-cell>
          <table:table-cell office:value-type="float" office:value="0.836312576312576" calcext:value-type="float">
            <text:p>0.836312576312576</text:p>
          </table:table-cell>
          <table:table-cell office:value-type="float" office:value="0.0273633156882411" calcext:value-type="float">
            <text:p>0.0273633156882411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87040631630647" calcext:value-type="float">
            <text:p>0.0387040631630647</text:p>
          </table:table-cell>
          <table:table-cell office:value-type="float" office:value="0.840781440781441" calcext:value-type="float">
            <text:p>0.840781440781441</text:p>
          </table:table-cell>
          <table:table-cell office:value-type="float" office:value="0.0407182397243966" calcext:value-type="float">
            <text:p>0.0407182397243966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33611105428038" calcext:value-type="float">
            <text:p>0.033611105428038</text:p>
          </table:table-cell>
          <table:table-cell office:value-type="float" office:value="0.845177045177045" calcext:value-type="float">
            <text:p>0.845177045177045</text:p>
          </table:table-cell>
          <table:table-cell office:value-type="float" office:value="0.026833706905214" calcext:value-type="float">
            <text:p>0.026833706905214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32032643244218" calcext:value-type="float">
            <text:p>0.0332032643244218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05297920584217" calcext:value-type="float">
            <text:p>0.0305297920584217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253152453708759" calcext:value-type="float">
            <text:p>0.0253152453708759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75231574593115" calcext:value-type="float">
            <text:p>0.0375231574593115</text:p>
          </table:table-cell>
          <table:table-cell office:value-type="float" office:value="0.867228327228327" calcext:value-type="float">
            <text:p>0.867228327228327</text:p>
          </table:table-cell>
          <table:table-cell office:value-type="float" office:value="0.0323935558909774" calcext:value-type="float">
            <text:p>0.0323935558909774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139578117854778" calcext:value-type="float">
            <text:p>0.0139578117854778</text:p>
          </table:table-cell>
          <table:table-cell office:value-type="float" office:value="0.862710622710623" calcext:value-type="float">
            <text:p>0.862710622710623</text:p>
          </table:table-cell>
          <table:table-cell office:value-type="float" office:value="0.0385804120689229" calcext:value-type="float">
            <text:p>0.0385804120689229</text:p>
          </table:table-cell>
          <table:table-cell office:value-type="float" office:value="0.851794871794872" calcext:value-type="float">
            <text:p>0.851794871794872</text:p>
          </table:table-cell>
          <table:table-cell office:value-type="float" office:value="0.031654842262426" calcext:value-type="float">
            <text:p>0.03165484226242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254146352036325" calcext:value-type="float">
            <text:p>0.0254146352036325</text:p>
          </table:table-cell>
          <table:table-cell office:value-type="float" office:value="0.842954822954823" calcext:value-type="float">
            <text:p>0.842954822954823</text:p>
          </table:table-cell>
          <table:table-cell office:value-type="float" office:value="0.0369789447225084" calcext:value-type="float">
            <text:p>0.0369789447225084</text:p>
          </table:table-cell>
          <table:table-cell office:value-type="float" office:value="0.869474969474969" calcext:value-type="float">
            <text:p>0.869474969474969</text:p>
          </table:table-cell>
          <table:table-cell office:value-type="float" office:value="0.0262478345929136" calcext:value-type="float">
            <text:p>0.0262478345929136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336048285109129" calcext:value-type="float">
            <text:p>0.0336048285109129</text:p>
          </table:table-cell>
          <table:table-cell office:value-type="float" office:value="0.862832722832723" calcext:value-type="float">
            <text:p>0.862832722832723</text:p>
          </table:table-cell>
          <table:table-cell office:value-type="float" office:value="0.0338247751681764" calcext:value-type="float">
            <text:p>0.0338247751681764</text:p>
          </table:table-cell>
          <table:table-cell office:value-type="float" office:value="0.856239316239316" calcext:value-type="float">
            <text:p>0.856239316239316</text:p>
          </table:table-cell>
          <table:table-cell office:value-type="float" office:value="0.0395630397553658" calcext:value-type="float">
            <text:p>0.0395630397553658</text:p>
          </table:table-cell>
          <table:table-cell office:value-type="float" office:value="0.862857142857143" calcext:value-type="float">
            <text:p>0.862857142857143</text:p>
          </table:table-cell>
          <table:table-cell office:value-type="float" office:value="0.0335585916157698" calcext:value-type="float">
            <text:p>0.0335585916157698</text:p>
          </table:table-cell>
          <table:table-cell office:value-type="float" office:value="0.865054945054945" calcext:value-type="float">
            <text:p>0.865054945054945</text:p>
          </table:table-cell>
          <table:table-cell office:value-type="float" office:value="0.0239337107559911" calcext:value-type="float">
            <text:p>0.0239337107559911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382456682086195" calcext:value-type="float">
            <text:p>0.0382456682086195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76939927088655" calcext:value-type="float">
            <text:p>0.027693992708865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288322317186224" calcext:value-type="float">
            <text:p>0.0288322317186224</text:p>
          </table:table-cell>
          <table:table-cell office:value-type="float" office:value="0.865030525030525" calcext:value-type="float">
            <text:p>0.865030525030525</text:p>
          </table:table-cell>
          <table:table-cell office:value-type="float" office:value="0.0335791541400473" calcext:value-type="float">
            <text:p>0.0335791541400473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28990163452415" calcext:value-type="float">
            <text:p>0.0328990163452415</text:p>
          </table:table-cell>
          <table:table-cell office:value-type="float" office:value="0.842930402930403" calcext:value-type="float">
            <text:p>0.842930402930403</text:p>
          </table:table-cell>
          <table:table-cell office:value-type="float" office:value="0.0090067360112032" calcext:value-type="float">
            <text:p>0.0090067360112032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74746937024031" calcext:value-type="float">
            <text:p>0.037474693702403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39412425113862" calcext:value-type="float">
            <text:p>0.033941242511386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3992673992674" calcext:value-type="float">
            <text:p>0.833992673992674</text:p>
          </table:table-cell>
          <table:table-cell office:value-type="float" office:value="0.0286761956324504" calcext:value-type="float">
            <text:p>0.0286761956324504</text:p>
          </table:table-cell>
          <table:table-cell office:value-type="float" office:value="0.862857142857143" calcext:value-type="float">
            <text:p>0.862857142857143</text:p>
          </table:table-cell>
          <table:table-cell office:value-type="float" office:value="0.0227966846502762" calcext:value-type="float">
            <text:p>0.0227966846502762</text:p>
          </table:table-cell>
          <table:table-cell office:value-type="float" office:value="0.871697191697192" calcext:value-type="float">
            <text:p>0.871697191697192</text:p>
          </table:table-cell>
          <table:table-cell office:value-type="float" office:value="0.0286617390731398" calcext:value-type="float">
            <text:p>0.0286617390731398</text:p>
          </table:table-cell>
          <table:table-cell office:value-type="float" office:value="0.851843711843712" calcext:value-type="float">
            <text:p>0.851843711843712</text:p>
          </table:table-cell>
          <table:table-cell office:value-type="float" office:value="0.032291223513258" calcext:value-type="float">
            <text:p>0.032291223513258</text:p>
          </table:table-cell>
          <table:table-cell office:value-type="float" office:value="0.865079365079365" calcext:value-type="float">
            <text:p>0.865079365079365</text:p>
          </table:table-cell>
          <table:table-cell office:value-type="float" office:value="0.0261716136099024" calcext:value-type="float">
            <text:p>0.0261716136099024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386087073319098" calcext:value-type="float">
            <text:p>0.0386087073319098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318275931698951" calcext:value-type="float">
            <text:p>0.0318275931698951</text:p>
          </table:table-cell>
          <table:table-cell office:value-type="float" office:value="0.865030525030525" calcext:value-type="float">
            <text:p>0.865030525030525</text:p>
          </table:table-cell>
          <table:table-cell office:value-type="float" office:value="0.028734364208549" calcext:value-type="float">
            <text:p>0.028734364208549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324056806446064" calcext:value-type="float">
            <text:p>0.0324056806446064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15652805654641" calcext:value-type="float">
            <text:p>0.021565280565464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48183008361972" calcext:value-type="float">
            <text:p>0.0348183008361972</text:p>
          </table:table-cell>
          <table:table-cell office:value-type="float" office:value="0.860634920634921" calcext:value-type="float">
            <text:p>0.860634920634921</text:p>
          </table:table-cell>
          <table:table-cell office:value-type="float" office:value="0.0276781882850277" calcext:value-type="float">
            <text:p>0.02767818828502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70074573163899" calcext:value-type="float">
            <text:p>0.0370074573163899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146014593836718" calcext:value-type="float">
            <text:p>0.0146014593836718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423979905591103" calcext:value-type="float">
            <text:p>0.0423979905591103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238145951206673" calcext:value-type="float">
            <text:p>0.023814595120667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8412698412698" calcext:value-type="float">
            <text:p>0.838412698412698</text:p>
          </table:table-cell>
          <table:table-cell office:value-type="float" office:value="0.0341318000800043" calcext:value-type="float">
            <text:p>0.0341318000800043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5127973828985" calcext:value-type="float">
            <text:p>0.035127973828985</text:p>
          </table:table-cell>
          <table:table-cell office:value-type="float" office:value="0.862857142857143" calcext:value-type="float">
            <text:p>0.862857142857143</text:p>
          </table:table-cell>
          <table:table-cell office:value-type="float" office:value="0.0274919752084794" calcext:value-type="float">
            <text:p>0.0274919752084794</text:p>
          </table:table-cell>
          <table:table-cell office:value-type="float" office:value="0.854041514041514" calcext:value-type="float">
            <text:p>0.854041514041514</text:p>
          </table:table-cell>
          <table:table-cell office:value-type="float" office:value="0.0281796924248178" calcext:value-type="float">
            <text:p>0.0281796924248178</text:p>
          </table:table-cell>
          <table:table-cell office:value-type="float" office:value="0.865054945054945" calcext:value-type="float">
            <text:p>0.865054945054945</text:p>
          </table:table-cell>
          <table:table-cell office:value-type="float" office:value="0.0409699495538968" calcext:value-type="float">
            <text:p>0.0409699495538968</text:p>
          </table:table-cell>
          <table:table-cell office:value-type="float" office:value="0.858437118437118" calcext:value-type="float">
            <text:p>0.858437118437118</text:p>
          </table:table-cell>
          <table:table-cell office:value-type="float" office:value="0.0359507217084092" calcext:value-type="float">
            <text:p>0.0359507217084092</text:p>
          </table:table-cell>
          <table:table-cell office:value-type="float" office:value="0.86065934065934" calcext:value-type="float">
            <text:p>0.86065934065934</text:p>
          </table:table-cell>
          <table:table-cell office:value-type="float" office:value="0.0369170077574897" calcext:value-type="float">
            <text:p>0.0369170077574897</text:p>
          </table:table-cell>
          <table:table-cell office:value-type="float" office:value="0.865054945054945" calcext:value-type="float">
            <text:p>0.865054945054945</text:p>
          </table:table-cell>
          <table:table-cell office:value-type="float" office:value="0.034419610775763" calcext:value-type="float">
            <text:p>0.034419610775763</text:p>
          </table:table-cell>
          <table:table-cell office:value-type="float" office:value="0.856214896214896" calcext:value-type="float">
            <text:p>0.856214896214896</text:p>
          </table:table-cell>
          <table:table-cell office:value-type="float" office:value="0.0357703972554731" calcext:value-type="float">
            <text:p>0.0357703972554731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231690571840522" calcext:value-type="float">
            <text:p>0.0231690571840522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97535196881367" calcext:value-type="float">
            <text:p>0.039753519688136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197722288988793" calcext:value-type="float">
            <text:p>0.0197722288988793</text:p>
          </table:table-cell>
          <table:table-cell office:value-type="float" office:value="0.860586080586081" calcext:value-type="float">
            <text:p>0.860586080586081</text:p>
          </table:table-cell>
          <table:table-cell office:value-type="float" office:value="0.0357298214021004" calcext:value-type="float">
            <text:p>0.0357298214021004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181400679526236" calcext:value-type="float">
            <text:p>0.018140067952623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88653914133485" calcext:value-type="float">
            <text:p>0.0388653914133485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265792082434732" calcext:value-type="float">
            <text:p>0.02657920824347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182905982906" calcext:value-type="float">
            <text:p>0.83182905982906</text:p>
          </table:table-cell>
          <table:table-cell office:value-type="float" office:value="0.0280575671663113" calcext:value-type="float">
            <text:p>0.0280575671663113</text:p>
          </table:table-cell>
          <table:table-cell office:value-type="float" office:value="0.845587301587302" calcext:value-type="float">
            <text:p>0.845587301587302</text:p>
          </table:table-cell>
          <table:table-cell office:value-type="float" office:value="0.0336623884059801" calcext:value-type="float">
            <text:p>0.0336623884059801</text:p>
          </table:table-cell>
          <table:table-cell office:value-type="float" office:value="0.860175824175824" calcext:value-type="float">
            <text:p>0.860175824175824</text:p>
          </table:table-cell>
          <table:table-cell office:value-type="float" office:value="0.0263025085993183" calcext:value-type="float">
            <text:p>0.0263025085993183</text:p>
          </table:table-cell>
          <table:table-cell office:value-type="float" office:value="0.842510378510378" calcext:value-type="float">
            <text:p>0.842510378510378</text:p>
          </table:table-cell>
          <table:table-cell office:value-type="float" office:value="0.0272136530023389" calcext:value-type="float">
            <text:p>0.0272136530023389</text:p>
          </table:table-cell>
          <table:table-cell office:value-type="float" office:value="0.858857142857143" calcext:value-type="float">
            <text:p>0.858857142857143</text:p>
          </table:table-cell>
          <table:table-cell office:value-type="float" office:value="0.0363857304490219" calcext:value-type="float">
            <text:p>0.0363857304490219</text:p>
          </table:table-cell>
          <table:table-cell office:value-type="float" office:value="0.849577533577534" calcext:value-type="float">
            <text:p>0.849577533577534</text:p>
          </table:table-cell>
          <table:table-cell office:value-type="float" office:value="0.0361229248571346" calcext:value-type="float">
            <text:p>0.0361229248571346</text:p>
          </table:table-cell>
          <table:table-cell office:value-type="float" office:value="0.861084249084249" calcext:value-type="float">
            <text:p>0.861084249084249</text:p>
          </table:table-cell>
          <table:table-cell office:value-type="float" office:value="0.0333644934667253" calcext:value-type="float">
            <text:p>0.0333644934667253</text:p>
          </table:table-cell>
          <table:table-cell office:value-type="float" office:value="0.852205128205128" calcext:value-type="float">
            <text:p>0.852205128205128</text:p>
          </table:table-cell>
          <table:table-cell office:value-type="float" office:value="0.0319225016067197" calcext:value-type="float">
            <text:p>0.0319225016067197</text:p>
          </table:table-cell>
          <table:table-cell office:value-type="float" office:value="0.854832722832723" calcext:value-type="float">
            <text:p>0.854832722832723</text:p>
          </table:table-cell>
          <table:table-cell office:value-type="float" office:value="0.0366237699033536" calcext:value-type="float">
            <text:p>0.0366237699033536</text:p>
          </table:table-cell>
          <table:table-cell office:value-type="float" office:value="0.85042735042735" calcext:value-type="float">
            <text:p>0.85042735042735</text:p>
          </table:table-cell>
          <table:table-cell office:value-type="float" office:value="0.0258035007889609" calcext:value-type="float">
            <text:p>0.0258035007889609</text:p>
          </table:table-cell>
          <table:table-cell office:value-type="float" office:value="0.854827838827839" calcext:value-type="float">
            <text:p>0.854827838827839</text:p>
          </table:table-cell>
          <table:table-cell office:value-type="float" office:value="0.0318847309738853" calcext:value-type="float">
            <text:p>0.0318847309738853</text:p>
          </table:table-cell>
          <table:table-cell office:value-type="float" office:value="0.854842490842491" calcext:value-type="float">
            <text:p>0.854842490842491</text:p>
          </table:table-cell>
          <table:table-cell office:value-type="float" office:value="0.0313881020137184" calcext:value-type="float">
            <text:p>0.0313881020137184</text:p>
          </table:table-cell>
          <table:table-cell office:value-type="float" office:value="0.857050061050061" calcext:value-type="float">
            <text:p>0.857050061050061</text:p>
          </table:table-cell>
          <table:table-cell office:value-type="float" office:value="0.0331200744309958" calcext:value-type="float">
            <text:p>0.0331200744309958</text:p>
          </table:table-cell>
          <table:table-cell office:value-type="float" office:value="0.83982905982906" calcext:value-type="float">
            <text:p>0.83982905982906</text:p>
          </table:table-cell>
          <table:table-cell office:value-type="float" office:value="0.0138248301639526" calcext:value-type="float">
            <text:p>0.0138248301639526</text:p>
          </table:table-cell>
          <table:table-cell office:value-type="float" office:value="0.858764346764347" calcext:value-type="float">
            <text:p>0.858764346764347</text:p>
          </table:table-cell>
          <table:table-cell office:value-type="float" office:value="0.035849441474729" calcext:value-type="float">
            <text:p>0.035849441474729</text:p>
          </table:table-cell>
          <table:table-cell office:value-type="float" office:value="0.850446886446886" calcext:value-type="float">
            <text:p>0.850446886446886</text:p>
          </table:table-cell>
          <table:table-cell office:value-type="float" office:value="0.0260377440380086" calcext:value-type="float">
            <text:p>0.02603774403800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8679495686795" calcext:value-type="float">
            <text:p>0.968679495686795</text:p>
          </table:table-cell>
          <table:table-cell office:value-type="float" office:value="0.0206615263486184" calcext:value-type="float">
            <text:p>0.0206615263486184</text:p>
          </table:table-cell>
          <table:table-cell office:value-type="float" office:value="0.983965494359655" calcext:value-type="float">
            <text:p>0.983965494359655</text:p>
          </table:table-cell>
          <table:table-cell office:value-type="float" office:value="0.0083828533940585" calcext:value-type="float">
            <text:p>0.0083828533940585</text:p>
          </table:table-cell>
          <table:table-cell office:value-type="float" office:value="0.983248838752488" calcext:value-type="float">
            <text:p>0.983248838752488</text:p>
          </table:table-cell>
          <table:table-cell office:value-type="float" office:value="0.0116700380113541" calcext:value-type="float">
            <text:p>0.0116700380113541</text:p>
          </table:table-cell>
          <table:table-cell office:value-type="float" office:value="0.983243530192435" calcext:value-type="float">
            <text:p>0.983243530192435</text:p>
          </table:table-cell>
          <table:table-cell office:value-type="float" office:value="0.0101729917811668" calcext:value-type="float">
            <text:p>0.0101729917811668</text:p>
          </table:table-cell>
          <table:table-cell office:value-type="float" office:value="0.986155275381553" calcext:value-type="float">
            <text:p>0.986155275381553</text:p>
          </table:table-cell>
          <table:table-cell office:value-type="float" office:value="0.0107437840872917" calcext:value-type="float">
            <text:p>0.0107437840872917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8764732474875" calcext:value-type="float">
            <text:p>0.008764732474875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097631125208234" calcext:value-type="float">
            <text:p>0.009763112520823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471400132714" calcext:value-type="float">
            <text:p>0.98471400132714</text:p>
          </table:table-cell>
          <table:table-cell office:value-type="float" office:value="0.0148635071973269" calcext:value-type="float">
            <text:p>0.0148635071973269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4808927949664" calcext:value-type="float">
            <text:p>0.010480892794966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1" calcext:value-type="float">
            <text:p>0.01326663949120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61924635285068" calcext:value-type="float">
            <text:p>0.0161924635285068</text:p>
          </table:table-cell>
          <table:table-cell office:value-type="float" office:value="0.990534837425348" calcext:value-type="float">
            <text:p>0.990534837425348</text:p>
          </table:table-cell>
          <table:table-cell office:value-type="float" office:value="0.0094896283368352" calcext:value-type="float">
            <text:p>0.009489628336835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9417385534174" calcext:value-type="float">
            <text:p>0.969417385534174</text:p>
          </table:table-cell>
          <table:table-cell office:value-type="float" office:value="0.0233642266223287" calcext:value-type="float">
            <text:p>0.0233642266223287</text:p>
          </table:table-cell>
          <table:table-cell office:value-type="float" office:value="0.985417385534174" calcext:value-type="float">
            <text:p>0.985417385534174</text:p>
          </table:table-cell>
          <table:table-cell office:value-type="float" office:value="0.0085422333720705" calcext:value-type="float">
            <text:p>0.008542233372070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44557881441011" calcext:value-type="float">
            <text:p>0.0144557881441011</text:p>
          </table:table-cell>
          <table:table-cell office:value-type="float" office:value="0.982516257465163" calcext:value-type="float">
            <text:p>0.982516257465163</text:p>
          </table:table-cell>
          <table:table-cell office:value-type="float" office:value="0.0118910471364871" calcext:value-type="float">
            <text:p>0.0118910471364871</text:p>
          </table:table-cell>
          <table:table-cell office:value-type="float" office:value="0.986885202388852" calcext:value-type="float">
            <text:p>0.986885202388852</text:p>
          </table:table-cell>
          <table:table-cell office:value-type="float" office:value="0.0083724466116787" calcext:value-type="float">
            <text:p>0.0083724466116787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77264491328866" calcext:value-type="float">
            <text:p>0.007726449132886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807898841459" calcext:value-type="float">
            <text:p>0.0083807898841459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29692017082965" calcext:value-type="float">
            <text:p>0.0129692017082965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36095940362685" calcext:value-type="float">
            <text:p>0.0136095940362685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83056097138797" calcext:value-type="float">
            <text:p>0.0083056097138797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46848285347495" calcext:value-type="float">
            <text:p>0.0146848285347495</text:p>
          </table:table-cell>
          <table:table-cell office:value-type="float" office:value="0.989802256138022" calcext:value-type="float">
            <text:p>0.989802256138022</text:p>
          </table:table-cell>
          <table:table-cell office:value-type="float" office:value="0.009424322971073" calcext:value-type="float">
            <text:p>0.00942432297107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9417385534174" calcext:value-type="float">
            <text:p>0.969417385534174</text:p>
          </table:table-cell>
          <table:table-cell office:value-type="float" office:value="0.0215918921998788" calcext:value-type="float">
            <text:p>0.0215918921998788</text:p>
          </table:table-cell>
          <table:table-cell office:value-type="float" office:value="0.984687458526875" calcext:value-type="float">
            <text:p>0.984687458526875</text:p>
          </table:table-cell>
          <table:table-cell office:value-type="float" office:value="0.0086984354698407" calcext:value-type="float">
            <text:p>0.008698435469840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07892459141527" calcext:value-type="float">
            <text:p>0.0107892459141527</text:p>
          </table:table-cell>
          <table:table-cell office:value-type="float" office:value="0.983976111479761" calcext:value-type="float">
            <text:p>0.983976111479761</text:p>
          </table:table-cell>
          <table:table-cell office:value-type="float" office:value="0.0116718987683928" calcext:value-type="float">
            <text:p>0.0116718987683928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9072329130723" calcext:value-type="float">
            <text:p>0.989072329130723</text:p>
          </table:table-cell>
          <table:table-cell office:value-type="float" office:value="0.0077264491328866" calcext:value-type="float">
            <text:p>0.007726449132886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807898841459" calcext:value-type="float">
            <text:p>0.008380789884145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807898841459" calcext:value-type="float">
            <text:p>0.0083807898841459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01701000161824" calcext:value-type="float">
            <text:p>0.010170100016182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9414731254147" calcext:value-type="float">
            <text:p>0.969414731254147</text:p>
          </table:table-cell>
          <table:table-cell office:value-type="float" office:value="0.0212895050571827" calcext:value-type="float">
            <text:p>0.0212895050571827</text:p>
          </table:table-cell>
          <table:table-cell office:value-type="float" office:value="0.986877239548772" calcext:value-type="float">
            <text:p>0.986877239548772</text:p>
          </table:table-cell>
          <table:table-cell office:value-type="float" office:value="0.0083813877659193" calcext:value-type="float">
            <text:p>0.0083813877659193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4930880443413" calcext:value-type="float">
            <text:p>0.0124930880443413</text:p>
          </table:table-cell>
          <table:table-cell office:value-type="float" office:value="0.984703384207034" calcext:value-type="float">
            <text:p>0.984703384207034</text:p>
          </table:table-cell>
          <table:table-cell office:value-type="float" office:value="0.0104167201887854" calcext:value-type="float">
            <text:p>0.0104167201887854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23393671661537" calcext:value-type="float">
            <text:p>0.0123393671661537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086909149721035" calcext:value-type="float">
            <text:p>0.008690914972103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807898841459" calcext:value-type="float">
            <text:p>0.0083807898841459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4470395202139" calcext:value-type="float">
            <text:p>0.0124470395202139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91430970461519" calcext:value-type="float">
            <text:p>0.0091430970461519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91430970461519" calcext:value-type="float">
            <text:p>0.009143097046151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8687458526875" calcext:value-type="float">
            <text:p>0.968687458526875</text:p>
          </table:table-cell>
          <table:table-cell office:value-type="float" office:value="0.0217486860952183" calcext:value-type="float">
            <text:p>0.0217486860952183</text:p>
          </table:table-cell>
          <table:table-cell office:value-type="float" office:value="0.986147312541473" calcext:value-type="float">
            <text:p>0.986147312541473</text:p>
          </table:table-cell>
          <table:table-cell office:value-type="float" office:value="0.0086950938294359" calcext:value-type="float">
            <text:p>0.008695093829435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4930880443413" calcext:value-type="float">
            <text:p>0.0124930880443413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77507980144" calcext:value-type="float">
            <text:p>0.009277507980144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23393671661537" calcext:value-type="float">
            <text:p>0.0123393671661537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086909149721035" calcext:value-type="float">
            <text:p>0.008690914972103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083807898841459" calcext:value-type="float">
            <text:p>0.0083807898841459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91430970461519" calcext:value-type="float">
            <text:p>0.0091430970461519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9123291307233" calcext:value-type="float">
            <text:p>0.969123291307233</text:p>
          </table:table-cell>
          <table:table-cell office:value-type="float" office:value="0.0217311672646454" calcext:value-type="float">
            <text:p>0.0217311672646454</text:p>
          </table:table-cell>
          <table:table-cell office:value-type="float" office:value="0.98541897810219" calcext:value-type="float">
            <text:p>0.98541897810219</text:p>
          </table:table-cell>
          <table:table-cell office:value-type="float" office:value="0.00854000076626498" calcext:value-type="float">
            <text:p>0.00854000076626498</text:p>
          </table:table-cell>
          <table:table-cell office:value-type="float" office:value="0.986162176509622" calcext:value-type="float">
            <text:p>0.986162176509622</text:p>
          </table:table-cell>
          <table:table-cell office:value-type="float" office:value="0.0123802496316581" calcext:value-type="float">
            <text:p>0.0123802496316581</text:p>
          </table:table-cell>
          <table:table-cell office:value-type="float" office:value="0.98397398805574" calcext:value-type="float">
            <text:p>0.98397398805574</text:p>
          </table:table-cell>
          <table:table-cell office:value-type="float" office:value="0.0106860331709952" calcext:value-type="float">
            <text:p>0.0106860331709952</text:p>
          </table:table-cell>
          <table:table-cell office:value-type="float" office:value="0.987907631055076" calcext:value-type="float">
            <text:p>0.987907631055076</text:p>
          </table:table-cell>
          <table:table-cell office:value-type="float" office:value="0.0111393502389612" calcext:value-type="float">
            <text:p>0.0111393502389612</text:p>
          </table:table-cell>
          <table:table-cell office:value-type="float" office:value="0.988490510948905" calcext:value-type="float">
            <text:p>0.988490510948905</text:p>
          </table:table-cell>
          <table:table-cell office:value-type="float" office:value="0.00831989213697104" calcext:value-type="float">
            <text:p>0.00831989213697104</text:p>
          </table:table-cell>
          <table:table-cell office:value-type="float" office:value="0.988493696084937" calcext:value-type="float">
            <text:p>0.988493696084937</text:p>
          </table:table-cell>
          <table:table-cell office:value-type="float" office:value="0.0120288445329024" calcext:value-type="float">
            <text:p>0.0120288445329024</text:p>
          </table:table-cell>
          <table:table-cell office:value-type="float" office:value="0.987473390842734" calcext:value-type="float">
            <text:p>0.987473390842734</text:p>
          </table:table-cell>
          <table:table-cell office:value-type="float" office:value="0.0109021684231538" calcext:value-type="float">
            <text:p>0.0109021684231538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536381877849" calcext:value-type="float">
            <text:p>0.0142536381877849</text:p>
          </table:table-cell>
          <table:table-cell office:value-type="float" office:value="0.991116124751161" calcext:value-type="float">
            <text:p>0.991116124751161</text:p>
          </table:table-cell>
          <table:table-cell office:value-type="float" office:value="0.00880081046631" calcext:value-type="float">
            <text:p>0.00880081046631</text:p>
          </table:table-cell>
          <table:table-cell office:value-type="float" office:value="0.988349303251493" calcext:value-type="float">
            <text:p>0.988349303251493</text:p>
          </table:table-cell>
          <table:table-cell office:value-type="float" office:value="0.0134804346941508" calcext:value-type="float">
            <text:p>0.0134804346941508</text:p>
          </table:table-cell>
          <table:table-cell office:value-type="float" office:value="0.988641274054413" calcext:value-type="float">
            <text:p>0.988641274054413</text:p>
          </table:table-cell>
          <table:table-cell office:value-type="float" office:value="0.0134923563147897" calcext:value-type="float">
            <text:p>0.0134923563147897</text:p>
          </table:table-cell>
          <table:table-cell office:value-type="float" office:value="0.988641804910418" calcext:value-type="float">
            <text:p>0.988641804910418</text:p>
          </table:table-cell>
          <table:table-cell office:value-type="float" office:value="0.0130194499593123" calcext:value-type="float">
            <text:p>0.0130194499593123</text:p>
          </table:table-cell>
          <table:table-cell office:value-type="float" office:value="0.989803848706038" calcext:value-type="float">
            <text:p>0.989803848706038</text:p>
          </table:table-cell>
          <table:table-cell office:value-type="float" office:value="0.00921323679447478" calcext:value-type="float">
            <text:p>0.00921323679447478</text:p>
          </table:table-cell>
          <table:table-cell office:value-type="float" office:value="0.987912939615129" calcext:value-type="float">
            <text:p>0.987912939615129</text:p>
          </table:table-cell>
          <table:table-cell office:value-type="float" office:value="0.0139602014392068" calcext:value-type="float">
            <text:p>0.0139602014392068</text:p>
          </table:table-cell>
          <table:table-cell office:value-type="float" office:value="0.989803848706038" calcext:value-type="float">
            <text:p>0.989803848706038</text:p>
          </table:table-cell>
          <table:table-cell office:value-type="float" office:value="0.0101485986342125" calcext:value-type="float">
            <text:p>0.010148598634212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63997912619864" calcext:value-type="float">
            <text:p>0.016399791261986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71441879171723" calcext:value-type="float">
            <text:p>0.0071441879171723</text:p>
          </table:table-cell>
          <table:table-cell office:value-type="float" office:value="0.959969167523124" calcext:value-type="float">
            <text:p>0.959969167523124</text:p>
          </table:table-cell>
          <table:table-cell office:value-type="float" office:value="0.0164006526887961" calcext:value-type="float">
            <text:p>0.0164006526887961</text:p>
          </table:table-cell>
          <table:table-cell office:value-type="float" office:value="0.964254881808838" calcext:value-type="float">
            <text:p>0.964254881808838</text:p>
          </table:table-cell>
          <table:table-cell office:value-type="float" office:value="0.0100471095169838" calcext:value-type="float">
            <text:p>0.0100471095169838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00109316850038" calcext:value-type="float">
            <text:p>0.0100109316850038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38430126022103" calcext:value-type="float">
            <text:p>0.0038430126022103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16904724245163" calcext:value-type="float">
            <text:p>0.01169047242451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7892934031289" calcext:value-type="float">
            <text:p>0.017892934031289</text:p>
          </table:table-cell>
          <table:table-cell office:value-type="float" office:value="0.965673175745118" calcext:value-type="float">
            <text:p>0.965673175745118</text:p>
          </table:table-cell>
          <table:table-cell office:value-type="float" office:value="0.009282018032279" calcext:value-type="float">
            <text:p>0.009282018032279</text:p>
          </table:table-cell>
          <table:table-cell office:value-type="float" office:value="0.947081192189106" calcext:value-type="float">
            <text:p>0.947081192189106</text:p>
          </table:table-cell>
          <table:table-cell office:value-type="float" office:value="0.0138692083411142" calcext:value-type="float">
            <text:p>0.0138692083411142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27260506208397" calcext:value-type="float">
            <text:p>0.0127260506208397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28910135566572" calcext:value-type="float">
            <text:p>0.0128910135566572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54501767574001" calcext:value-type="float">
            <text:p>0.015450176757400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77547748686521" calcext:value-type="float">
            <text:p>0.0077547748686521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106079080804932" calcext:value-type="float">
            <text:p>0.010607908080493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27260506208397" calcext:value-type="float">
            <text:p>0.012726050620839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07855291800702" calcext:value-type="float">
            <text:p>0.0107855291800702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77693355390143" calcext:value-type="float">
            <text:p>0.0077693355390143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108078472503676" calcext:value-type="float">
            <text:p>0.0108078472503676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07738319828648" calcext:value-type="float">
            <text:p>0.010773831982864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17470995080107" calcext:value-type="float">
            <text:p>0.0117470995080107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62660757164313" calcext:value-type="float">
            <text:p>0.016266075716431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05169559038029" calcext:value-type="float">
            <text:p>0.0105169559038029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08575638136654" calcext:value-type="float">
            <text:p>0.010857563813665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37133003674454" calcext:value-type="float">
            <text:p>0.0137133003674454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54788468311521" calcext:value-type="float">
            <text:p>0.01547884683115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17470995080107" calcext:value-type="float">
            <text:p>0.0117470995080107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080721998372454" calcext:value-type="float">
            <text:p>0.008072199837245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05604921629099" calcext:value-type="float">
            <text:p>0.010560492162909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64244604316547" calcext:value-type="float">
            <text:p>0.964244604316547</text:p>
          </table:table-cell>
          <table:table-cell office:value-type="float" office:value="0.0112616767829533" calcext:value-type="float">
            <text:p>0.011261676782953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07738319828648" calcext:value-type="float">
            <text:p>0.010773831982864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78398810326565" calcext:value-type="float">
            <text:p>0.007839881032656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6426515930113" calcext:value-type="float">
            <text:p>0.96426515930113</text:p>
          </table:table-cell>
          <table:table-cell office:value-type="float" office:value="0.0133218760398064" calcext:value-type="float">
            <text:p>0.013321876039806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1295492070028" calcext:value-type="float">
            <text:p>0.01295492070028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59035896398851" calcext:value-type="float">
            <text:p>0.005903589639885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38873414280431" calcext:value-type="float">
            <text:p>0.01388734142804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30063076020206" calcext:value-type="float">
            <text:p>0.01300630760202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05604921629099" calcext:value-type="float">
            <text:p>0.010560492162909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05169559038029" calcext:value-type="float">
            <text:p>0.0105169559038029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08081288977068" calcext:value-type="float">
            <text:p>0.00808128897706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27868898068583" calcext:value-type="float">
            <text:p>0.012786889806858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81771806757924" calcext:value-type="float">
            <text:p>0.0081771806757924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19034038181237" calcext:value-type="float">
            <text:p>0.011903403818123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30063076020206" calcext:value-type="float">
            <text:p>0.01300630760202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105604921629099" calcext:value-type="float">
            <text:p>0.010560492162909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2803699897225" calcext:value-type="float">
            <text:p>0.952803699897225</text:p>
          </table:table-cell>
          <table:table-cell office:value-type="float" office:value="0.0102287026486896" calcext:value-type="float">
            <text:p>0.0102287026486896</text:p>
          </table:table-cell>
          <table:table-cell office:value-type="float" office:value="0.957375128468654" calcext:value-type="float">
            <text:p>0.957375128468654</text:p>
          </table:table-cell>
          <table:table-cell office:value-type="float" office:value="0.00738522253222192" calcext:value-type="float">
            <text:p>0.00738522253222192</text:p>
          </table:table-cell>
          <table:table-cell office:value-type="float" office:value="0.95794861253854" calcext:value-type="float">
            <text:p>0.95794861253854</text:p>
          </table:table-cell>
          <table:table-cell office:value-type="float" office:value="0.0111164702284024" calcext:value-type="float">
            <text:p>0.0111164702284024</text:p>
          </table:table-cell>
          <table:table-cell office:value-type="float" office:value="0.962250770811922" calcext:value-type="float">
            <text:p>0.962250770811922</text:p>
          </table:table-cell>
          <table:table-cell office:value-type="float" office:value="0.0100616007102348" calcext:value-type="float">
            <text:p>0.0100616007102348</text:p>
          </table:table-cell>
          <table:table-cell office:value-type="float" office:value="0.952511819116136" calcext:value-type="float">
            <text:p>0.952511819116136</text:p>
          </table:table-cell>
          <table:table-cell office:value-type="float" office:value="0.00728324908111382" calcext:value-type="float">
            <text:p>0.00728324908111382</text:p>
          </table:table-cell>
          <table:table-cell office:value-type="float" office:value="0.959375128468654" calcext:value-type="float">
            <text:p>0.959375128468654</text:p>
          </table:table-cell>
          <table:table-cell office:value-type="float" office:value="0.0101906325045252" calcext:value-type="float">
            <text:p>0.0101906325045252</text:p>
          </table:table-cell>
          <table:table-cell office:value-type="float" office:value="0.953656731757451" calcext:value-type="float">
            <text:p>0.953656731757451</text:p>
          </table:table-cell>
          <table:table-cell office:value-type="float" office:value="0.00856488709090948" calcext:value-type="float">
            <text:p>0.00856488709090948</text:p>
          </table:table-cell>
          <table:table-cell office:value-type="float" office:value="0.956513874614594" calcext:value-type="float">
            <text:p>0.956513874614594</text:p>
          </table:table-cell>
          <table:table-cell office:value-type="float" office:value="0.00892184118467282" calcext:value-type="float">
            <text:p>0.00892184118467282</text:p>
          </table:table-cell>
          <table:table-cell office:value-type="float" office:value="0.955079136690647" calcext:value-type="float">
            <text:p>0.955079136690647</text:p>
          </table:table-cell>
          <table:table-cell office:value-type="float" office:value="0.0104159537443703" calcext:value-type="float">
            <text:p>0.0104159537443703</text:p>
          </table:table-cell>
          <table:table-cell office:value-type="float" office:value="0.961956834532374" calcext:value-type="float">
            <text:p>0.961956834532374</text:p>
          </table:table-cell>
          <table:table-cell office:value-type="float" office:value="0.0125201031555661" calcext:value-type="float">
            <text:p>0.012520103155566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994643493450442" calcext:value-type="float">
            <text:p>0.00994643493450442</text:p>
          </table:table-cell>
          <table:table-cell office:value-type="float" office:value="0.954513874614594" calcext:value-type="float">
            <text:p>0.954513874614594</text:p>
          </table:table-cell>
          <table:table-cell office:value-type="float" office:value="0.0120058907423097" calcext:value-type="float">
            <text:p>0.0120058907423097</text:p>
          </table:table-cell>
          <table:table-cell office:value-type="float" office:value="0.953081192189106" calcext:value-type="float">
            <text:p>0.953081192189106</text:p>
          </table:table-cell>
          <table:table-cell office:value-type="float" office:value="0.0120202192338922" calcext:value-type="float">
            <text:p>0.0120202192338922</text:p>
          </table:table-cell>
          <table:table-cell office:value-type="float" office:value="0.957662898252826" calcext:value-type="float">
            <text:p>0.957662898252826</text:p>
          </table:table-cell>
          <table:table-cell office:value-type="float" office:value="0.0127227279841477" calcext:value-type="float">
            <text:p>0.0127227279841477</text:p>
          </table:table-cell>
          <table:table-cell office:value-type="float" office:value="0.955940390544707" calcext:value-type="float">
            <text:p>0.955940390544707</text:p>
          </table:table-cell>
          <table:table-cell office:value-type="float" office:value="0.0117750796088945" calcext:value-type="float">
            <text:p>0.0117750796088945</text:p>
          </table:table-cell>
          <table:table-cell office:value-type="float" office:value="0.956226104830421" calcext:value-type="float">
            <text:p>0.956226104830421</text:p>
          </table:table-cell>
          <table:table-cell office:value-type="float" office:value="0.00817861935040814" calcext:value-type="float">
            <text:p>0.008178619350408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3834846465142" calcext:value-type="float">
            <text:p>0.023834846465142</text:p>
          </table:table-cell>
          <table:table-cell office:value-type="float" office:value="0.736983278159749" calcext:value-type="float">
            <text:p>0.736983278159749</text:p>
          </table:table-cell>
          <table:table-cell office:value-type="float" office:value="0.0309890278773685" calcext:value-type="float">
            <text:p>0.0309890278773685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59589673503999" calcext:value-type="float">
            <text:p>0.0359589673503999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278338916802863" calcext:value-type="float">
            <text:p>0.0278338916802863</text:p>
          </table:table-cell>
          <table:table-cell office:value-type="float" office:value="0.747313470842883" calcext:value-type="float">
            <text:p>0.747313470842883</text:p>
          </table:table-cell>
          <table:table-cell office:value-type="float" office:value="0.0344226334162037" calcext:value-type="float">
            <text:p>0.0344226334162037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41011483300677" calcext:value-type="float">
            <text:p>0.0341011483300677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336009250302763" calcext:value-type="float">
            <text:p>0.0336009250302763</text:p>
          </table:table-cell>
          <table:table-cell office:value-type="float" office:value="0.738188608776844" calcext:value-type="float">
            <text:p>0.738188608776844</text:p>
          </table:table-cell>
          <table:table-cell office:value-type="float" office:value="0.0396605572129604" calcext:value-type="float">
            <text:p>0.0396605572129604</text:p>
          </table:table-cell>
          <table:table-cell office:value-type="float" office:value="0.748620660385366" calcext:value-type="float">
            <text:p>0.748620660385366</text:p>
          </table:table-cell>
          <table:table-cell office:value-type="float" office:value="0.0353047937041098" calcext:value-type="float">
            <text:p>0.0353047937041098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209597410894133" calcext:value-type="float">
            <text:p>0.0209597410894133</text:p>
          </table:table-cell>
          <table:table-cell office:value-type="float" office:value="0.739512774806892" calcext:value-type="float">
            <text:p>0.739512774806892</text:p>
          </table:table-cell>
          <table:table-cell office:value-type="float" office:value="0.0288030295635607" calcext:value-type="float">
            <text:p>0.0288030295635607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63581257535392" calcext:value-type="float">
            <text:p>0.0263581257535392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01070570382036" calcext:value-type="float">
            <text:p>0.0301070570382036</text:p>
          </table:table-cell>
          <table:table-cell office:value-type="float" office:value="0.73044733044733" calcext:value-type="float">
            <text:p>0.73044733044733</text:p>
          </table:table-cell>
          <table:table-cell office:value-type="float" office:value="0.02952203072655" calcext:value-type="float">
            <text:p>0.02952203072655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35370017713662" calcext:value-type="float">
            <text:p>0.0335370017713662</text:p>
          </table:table-cell>
          <table:table-cell office:value-type="float" office:value="0.738188608776844" calcext:value-type="float">
            <text:p>0.738188608776844</text:p>
          </table:table-cell>
          <table:table-cell office:value-type="float" office:value="0.0469621570752523" calcext:value-type="float">
            <text:p>0.046962157075252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283717247003702" calcext:value-type="float">
            <text:p>0.0283717247003702</text:p>
          </table:table-cell>
          <table:table-cell office:value-type="float" office:value="0.739572192513369" calcext:value-type="float">
            <text:p>0.739572192513369</text:p>
          </table:table-cell>
          <table:table-cell office:value-type="float" office:value="0.0288458637476265" calcext:value-type="float">
            <text:p>0.0288458637476265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68682254207517" calcext:value-type="float">
            <text:p>0.0368682254207517</text:p>
          </table:table-cell>
          <table:table-cell office:value-type="float" office:value="0.760334436805025" calcext:value-type="float">
            <text:p>0.760334436805025</text:p>
          </table:table-cell>
          <table:table-cell office:value-type="float" office:value="0.0349756331469959" calcext:value-type="float">
            <text:p>0.0349756331469959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26346553618983" calcext:value-type="float">
            <text:p>0.026346553618983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416007585103872" calcext:value-type="float">
            <text:p>0.041600758510387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198365962175842" calcext:value-type="float">
            <text:p>0.0198365962175842</text:p>
          </table:table-cell>
          <table:table-cell office:value-type="float" office:value="0.762923351158645" calcext:value-type="float">
            <text:p>0.762923351158645</text:p>
          </table:table-cell>
          <table:table-cell office:value-type="float" office:value="0.0417641110558471" calcext:value-type="float">
            <text:p>0.0417641110558471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405762646649067" calcext:value-type="float">
            <text:p>0.0405762646649067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243747129125154" calcext:value-type="float">
            <text:p>0.0243747129125154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66131911637709" calcext:value-type="float">
            <text:p>0.0366131911637709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12382450145894" calcext:value-type="float">
            <text:p>0.0312382450145894</text:p>
          </table:table-cell>
          <table:table-cell office:value-type="float" office:value="0.744741532976827" calcext:value-type="float">
            <text:p>0.744741532976827</text:p>
          </table:table-cell>
          <table:table-cell office:value-type="float" office:value="0.0229499610961732" calcext:value-type="float">
            <text:p>0.0229499610961732</text:p>
          </table:table-cell>
          <table:table-cell office:value-type="float" office:value="0.744766997708174" calcext:value-type="float">
            <text:p>0.744766997708174</text:p>
          </table:table-cell>
          <table:table-cell office:value-type="float" office:value="0.0130949696969977" calcext:value-type="float">
            <text:p>0.0130949696969977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45432936861078" calcext:value-type="float">
            <text:p>0.0345432936861078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40109920401556" calcext:value-type="float">
            <text:p>0.04010992040155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510567863509" calcext:value-type="float">
            <text:p>0.75510567863509</text:p>
          </table:table-cell>
          <table:table-cell office:value-type="float" office:value="0.0440427029261149" calcext:value-type="float">
            <text:p>0.0440427029261149</text:p>
          </table:table-cell>
          <table:table-cell office:value-type="float" office:value="0.742144130379424" calcext:value-type="float">
            <text:p>0.742144130379424</text:p>
          </table:table-cell>
          <table:table-cell office:value-type="float" office:value="0.0279205583444595" calcext:value-type="float">
            <text:p>0.0279205583444595</text:p>
          </table:table-cell>
          <table:table-cell office:value-type="float" office:value="0.766827943298532" calcext:value-type="float">
            <text:p>0.766827943298532</text:p>
          </table:table-cell>
          <table:table-cell office:value-type="float" office:value="0.0437281025273637" calcext:value-type="float">
            <text:p>0.0437281025273637</text:p>
          </table:table-cell>
          <table:table-cell office:value-type="float" office:value="0.753798489092607" calcext:value-type="float">
            <text:p>0.753798489092607</text:p>
          </table:table-cell>
          <table:table-cell office:value-type="float" office:value="0.0433240869016935" calcext:value-type="float">
            <text:p>0.0433240869016935</text:p>
          </table:table-cell>
          <table:table-cell office:value-type="float" office:value="0.765537730243613" calcext:value-type="float">
            <text:p>0.765537730243613</text:p>
          </table:table-cell>
          <table:table-cell office:value-type="float" office:value="0.0386175167304843" calcext:value-type="float">
            <text:p>0.0386175167304843</text:p>
          </table:table-cell>
          <table:table-cell office:value-type="float" office:value="0.755114166878873" calcext:value-type="float">
            <text:p>0.755114166878873</text:p>
          </table:table-cell>
          <table:table-cell office:value-type="float" office:value="0.041246751396531" calcext:value-type="float">
            <text:p>0.041246751396531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405897220542268" calcext:value-type="float">
            <text:p>0.0405897220542268</text:p>
          </table:table-cell>
          <table:table-cell office:value-type="float" office:value="0.765512265512265" calcext:value-type="float">
            <text:p>0.765512265512265</text:p>
          </table:table-cell>
          <table:table-cell office:value-type="float" office:value="0.0407233171234029" calcext:value-type="float">
            <text:p>0.0407233171234029</text:p>
          </table:table-cell>
          <table:table-cell office:value-type="float" office:value="0.764230540701129" calcext:value-type="float">
            <text:p>0.764230540701129</text:p>
          </table:table-cell>
          <table:table-cell office:value-type="float" office:value="0.0390482209993657" calcext:value-type="float">
            <text:p>0.0390482209993657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403728840263276" calcext:value-type="float">
            <text:p>0.0403728840263276</text:p>
          </table:table-cell>
          <table:table-cell office:value-type="float" office:value="0.761616161616162" calcext:value-type="float">
            <text:p>0.761616161616162</text:p>
          </table:table-cell>
          <table:table-cell office:value-type="float" office:value="0.0445186679741347" calcext:value-type="float">
            <text:p>0.0445186679741347</text:p>
          </table:table-cell>
          <table:table-cell office:value-type="float" office:value="0.751201086495204" calcext:value-type="float">
            <text:p>0.751201086495204</text:p>
          </table:table-cell>
          <table:table-cell office:value-type="float" office:value="0.036957571198786" calcext:value-type="float">
            <text:p>0.036957571198786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35652276860156" calcext:value-type="float">
            <text:p>0.0335652276860156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34527118935889" calcext:value-type="float">
            <text:p>0.0234527118935889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33606743889566" calcext:value-type="float">
            <text:p>0.033360674388956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303444238290116" calcext:value-type="float">
            <text:p>0.03034442382901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1201086495204" calcext:value-type="float">
            <text:p>0.751201086495204</text:p>
          </table:table-cell>
          <table:table-cell office:value-type="float" office:value="0.0435078429846675" calcext:value-type="float">
            <text:p>0.0435078429846675</text:p>
          </table:table-cell>
          <table:table-cell office:value-type="float" office:value="0.736923860453272" calcext:value-type="float">
            <text:p>0.736923860453272</text:p>
          </table:table-cell>
          <table:table-cell office:value-type="float" office:value="0.0253333125282368" calcext:value-type="float">
            <text:p>0.0253333125282368</text:p>
          </table:table-cell>
          <table:table-cell office:value-type="float" office:value="0.762931839402428" calcext:value-type="float">
            <text:p>0.762931839402428</text:p>
          </table:table-cell>
          <table:table-cell office:value-type="float" office:value="0.0371587402134411" calcext:value-type="float">
            <text:p>0.0371587402134411</text:p>
          </table:table-cell>
          <table:table-cell office:value-type="float" office:value="0.755088702147526" calcext:value-type="float">
            <text:p>0.755088702147526</text:p>
          </table:table-cell>
          <table:table-cell office:value-type="float" office:value="0.0483030819608584" calcext:value-type="float">
            <text:p>0.0483030819608584</text:p>
          </table:table-cell>
          <table:table-cell office:value-type="float" office:value="0.761624649859944" calcext:value-type="float">
            <text:p>0.761624649859944</text:p>
          </table:table-cell>
          <table:table-cell office:value-type="float" office:value="0.0393977242628641" calcext:value-type="float">
            <text:p>0.0393977242628641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420473447287411" calcext:value-type="float">
            <text:p>0.0420473447287411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8246527919137" calcext:value-type="float">
            <text:p>0.038246527919137</text:p>
          </table:table-cell>
          <table:table-cell office:value-type="float" office:value="0.764230540701129" calcext:value-type="float">
            <text:p>0.764230540701129</text:p>
          </table:table-cell>
          <table:table-cell office:value-type="float" office:value="0.0368252774176986" calcext:value-type="float">
            <text:p>0.0368252774176986</text:p>
          </table:table-cell>
          <table:table-cell office:value-type="float" office:value="0.748595195654019" calcext:value-type="float">
            <text:p>0.748595195654019</text:p>
          </table:table-cell>
          <table:table-cell office:value-type="float" office:value="0.0421042838990302" calcext:value-type="float">
            <text:p>0.0421042838990302</text:p>
          </table:table-cell>
          <table:table-cell office:value-type="float" office:value="0.762957304133775" calcext:value-type="float">
            <text:p>0.762957304133775</text:p>
          </table:table-cell>
          <table:table-cell office:value-type="float" office:value="0.0357250507457241" calcext:value-type="float">
            <text:p>0.0357250507457241</text:p>
          </table:table-cell>
          <table:table-cell office:value-type="float" office:value="0.766827943298532" calcext:value-type="float">
            <text:p>0.766827943298532</text:p>
          </table:table-cell>
          <table:table-cell office:value-type="float" office:value="0.0425056806108384" calcext:value-type="float">
            <text:p>0.0425056806108384</text:p>
          </table:table-cell>
          <table:table-cell office:value-type="float" office:value="0.757703081232493" calcext:value-type="float">
            <text:p>0.757703081232493</text:p>
          </table:table-cell>
          <table:table-cell office:value-type="float" office:value="0.0415873814038129" calcext:value-type="float">
            <text:p>0.0415873814038129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55843818314718" calcext:value-type="float">
            <text:p>0.0355843818314718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26600818036872" calcext:value-type="float">
            <text:p>0.0226600818036872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34798894364967" calcext:value-type="float">
            <text:p>0.0334798894364967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49050399128202" calcext:value-type="float">
            <text:p>0.034905039912820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5114166878873" calcext:value-type="float">
            <text:p>0.755114166878873</text:p>
          </table:table-cell>
          <table:table-cell office:value-type="float" office:value="0.0404727817291499" calcext:value-type="float">
            <text:p>0.0404727817291499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62049868474972" calcext:value-type="float">
            <text:p>0.0262049868474972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38030174585253" calcext:value-type="float">
            <text:p>0.0338030174585253</text:p>
          </table:table-cell>
          <table:table-cell office:value-type="float" office:value="0.758993294287412" calcext:value-type="float">
            <text:p>0.758993294287412</text:p>
          </table:table-cell>
          <table:table-cell office:value-type="float" office:value="0.0466168115994174" calcext:value-type="float">
            <text:p>0.0466168115994174</text:p>
          </table:table-cell>
          <table:table-cell office:value-type="float" office:value="0.760325948561243" calcext:value-type="float">
            <text:p>0.760325948561243</text:p>
          </table:table-cell>
          <table:table-cell office:value-type="float" office:value="0.0393147445477844" calcext:value-type="float">
            <text:p>0.0393147445477844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49909073881851" calcext:value-type="float">
            <text:p>0.0349909073881851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416724966577246" calcext:value-type="float">
            <text:p>0.0416724966577246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55902531877272" calcext:value-type="float">
            <text:p>0.0355902531877272</text:p>
          </table:table-cell>
          <table:table-cell office:value-type="float" office:value="0.749902385196503" calcext:value-type="float">
            <text:p>0.749902385196503</text:p>
          </table:table-cell>
          <table:table-cell office:value-type="float" office:value="0.0432887679542381" calcext:value-type="float">
            <text:p>0.0432887679542381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2734524760359" calcext:value-type="float">
            <text:p>0.0422734524760359</text:p>
          </table:table-cell>
          <table:table-cell office:value-type="float" office:value="0.762923351158645" calcext:value-type="float">
            <text:p>0.762923351158645</text:p>
          </table:table-cell>
          <table:table-cell office:value-type="float" office:value="0.0380668042553699" calcext:value-type="float">
            <text:p>0.0380668042553699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351345446724912" calcext:value-type="float">
            <text:p>0.035134544672491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037149416246" calcext:value-type="float">
            <text:p>0.0313037149416246</text:p>
          </table:table-cell>
          <table:table-cell office:value-type="float" office:value="0.74992784992785" calcext:value-type="float">
            <text:p>0.74992784992785</text:p>
          </table:table-cell>
          <table:table-cell office:value-type="float" office:value="0.0286478290530571" calcext:value-type="float">
            <text:p>0.0286478290530571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07829586824884" calcext:value-type="float">
            <text:p>0.0307829586824884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9924629861389" calcext:value-type="float">
            <text:p>0.02799246298613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60459797610889" calcext:value-type="float">
            <text:p>0.0360459797610889</text:p>
          </table:table-cell>
          <table:table-cell office:value-type="float" office:value="0.739550123079535" calcext:value-type="float">
            <text:p>0.739550123079535</text:p>
          </table:table-cell>
          <table:table-cell office:value-type="float" office:value="0.0278587498690377" calcext:value-type="float">
            <text:p>0.0278587498690377</text:p>
          </table:table-cell>
          <table:table-cell office:value-type="float" office:value="0.760066208301502" calcext:value-type="float">
            <text:p>0.760066208301502</text:p>
          </table:table-cell>
          <table:table-cell office:value-type="float" office:value="0.0375034105940963" calcext:value-type="float">
            <text:p>0.0375034105940963</text:p>
          </table:table-cell>
          <table:table-cell office:value-type="float" office:value="0.753548934725405" calcext:value-type="float">
            <text:p>0.753548934725405</text:p>
          </table:table-cell>
          <table:table-cell office:value-type="float" office:value="0.0402107010578503" calcext:value-type="float">
            <text:p>0.0402107010578503</text:p>
          </table:table-cell>
          <table:table-cell office:value-type="float" office:value="0.758770902300314" calcext:value-type="float">
            <text:p>0.758770902300314</text:p>
          </table:table-cell>
          <table:table-cell office:value-type="float" office:value="0.0356198345152639" calcext:value-type="float">
            <text:p>0.0356198345152639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87973820707824" calcext:value-type="float">
            <text:p>0.0387973820707824</text:p>
          </table:table-cell>
          <table:table-cell office:value-type="float" office:value="0.752262116967999" calcext:value-type="float">
            <text:p>0.752262116967999</text:p>
          </table:table-cell>
          <table:table-cell office:value-type="float" office:value="0.0347892535757898" calcext:value-type="float">
            <text:p>0.0347892535757898</text:p>
          </table:table-cell>
          <table:table-cell office:value-type="float" office:value="0.757716662422545" calcext:value-type="float">
            <text:p>0.757716662422545</text:p>
          </table:table-cell>
          <table:table-cell office:value-type="float" office:value="0.0389127031995272" calcext:value-type="float">
            <text:p>0.0389127031995272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400644662443301" calcext:value-type="float">
            <text:p>0.0400644662443301</text:p>
          </table:table-cell>
          <table:table-cell office:value-type="float" office:value="0.758015448603684" calcext:value-type="float">
            <text:p>0.758015448603684</text:p>
          </table:table-cell>
          <table:table-cell office:value-type="float" office:value="0.0327411682500033" calcext:value-type="float">
            <text:p>0.0327411682500033</text:p>
          </table:table-cell>
          <table:table-cell office:value-type="float" office:value="0.755642135642136" calcext:value-type="float">
            <text:p>0.755642135642136</text:p>
          </table:table-cell>
          <table:table-cell office:value-type="float" office:value="0.0381014747135349" calcext:value-type="float">
            <text:p>0.0381014747135349</text:p>
          </table:table-cell>
          <table:table-cell office:value-type="float" office:value="0.752518461930227" calcext:value-type="float">
            <text:p>0.752518461930227</text:p>
          </table:table-cell>
          <table:table-cell office:value-type="float" office:value="0.0342551736086437" calcext:value-type="float">
            <text:p>0.0342551736086437</text:p>
          </table:table-cell>
          <table:table-cell office:value-type="float" office:value="0.750190985485103" calcext:value-type="float">
            <text:p>0.750190985485103</text:p>
          </table:table-cell>
          <table:table-cell office:value-type="float" office:value="0.0307020685186978" calcext:value-type="float">
            <text:p>0.0307020685186978</text:p>
          </table:table-cell>
          <table:table-cell office:value-type="float" office:value="0.745008063831593" calcext:value-type="float">
            <text:p>0.745008063831593</text:p>
          </table:table-cell>
          <table:table-cell office:value-type="float" office:value="0.0234755246347762" calcext:value-type="float">
            <text:p>0.0234755246347762</text:p>
          </table:table-cell>
          <table:table-cell office:value-type="float" office:value="0.75566420507597" calcext:value-type="float">
            <text:p>0.75566420507597</text:p>
          </table:table-cell>
          <table:table-cell office:value-type="float" office:value="0.0331407635930831" calcext:value-type="float">
            <text:p>0.0331407635930831</text:p>
          </table:table-cell>
          <table:table-cell office:value-type="float" office:value="0.749413462354639" calcext:value-type="float">
            <text:p>0.749413462354639</text:p>
          </table:table-cell>
          <table:table-cell office:value-type="float" office:value="0.0360628008409558" calcext:value-type="float">
            <text:p>0.036062800840955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270338960943378" calcext:value-type="float">
            <text:p>0.0270338960943378</text:p>
          </table:table-cell>
          <table:table-cell office:value-type="float" office:value="0.645507246376812" calcext:value-type="float">
            <text:p>0.645507246376812</text:p>
          </table:table-cell>
          <table:table-cell office:value-type="float" office:value="0.0278698327630408" calcext:value-type="float">
            <text:p>0.0278698327630408</text:p>
          </table:table-cell>
          <table:table-cell office:value-type="float" office:value="0.66549595332204" calcext:value-type="float">
            <text:p>0.66549595332204</text:p>
          </table:table-cell>
          <table:table-cell office:value-type="float" office:value="0.0244025177020467" calcext:value-type="float">
            <text:p>0.0244025177020467</text:p>
          </table:table-cell>
          <table:table-cell office:value-type="float" office:value="0.655953322040279" calcext:value-type="float">
            <text:p>0.655953322040279</text:p>
          </table:table-cell>
          <table:table-cell office:value-type="float" office:value="0.0321225969783543" calcext:value-type="float">
            <text:p>0.0321225969783543</text:p>
          </table:table-cell>
          <table:table-cell office:value-type="float" office:value="0.661144362883493" calcext:value-type="float">
            <text:p>0.661144362883493</text:p>
          </table:table-cell>
          <table:table-cell office:value-type="float" office:value="0.0327706173083204" calcext:value-type="float">
            <text:p>0.0327706173083204</text:p>
          </table:table-cell>
          <table:table-cell office:value-type="float" office:value="0.662872200263505" calcext:value-type="float">
            <text:p>0.662872200263505</text:p>
          </table:table-cell>
          <table:table-cell office:value-type="float" office:value="0.0387590786058542" calcext:value-type="float">
            <text:p>0.0387590786058542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368183269994001" calcext:value-type="float">
            <text:p>0.0368183269994001</text:p>
          </table:table-cell>
          <table:table-cell office:value-type="float" office:value="0.66025597590815" calcext:value-type="float">
            <text:p>0.66025597590815</text:p>
          </table:table-cell>
          <table:table-cell office:value-type="float" office:value="0.0543423701106308" calcext:value-type="float">
            <text:p>0.0543423701106308</text:p>
          </table:table-cell>
          <table:table-cell office:value-type="float" office:value="0.653310747223791" calcext:value-type="float">
            <text:p>0.653310747223791</text:p>
          </table:table-cell>
          <table:table-cell office:value-type="float" office:value="0.0322652273223284" calcext:value-type="float">
            <text:p>0.0322652273223284</text:p>
          </table:table-cell>
          <table:table-cell office:value-type="float" office:value="0.680271033314512" calcext:value-type="float">
            <text:p>0.680271033314512</text:p>
          </table:table-cell>
          <table:table-cell office:value-type="float" office:value="0.0411481670963485" calcext:value-type="float">
            <text:p>0.0411481670963485</text:p>
          </table:table-cell>
          <table:table-cell office:value-type="float" office:value="0.646369282891022" calcext:value-type="float">
            <text:p>0.646369282891022</text:p>
          </table:table-cell>
          <table:table-cell office:value-type="float" office:value="0.0387322845295999" calcext:value-type="float">
            <text:p>0.0387322845295999</text:p>
          </table:table-cell>
          <table:table-cell office:value-type="float" office:value="0.662875964615095" calcext:value-type="float">
            <text:p>0.662875964615095</text:p>
          </table:table-cell>
          <table:table-cell office:value-type="float" office:value="0.0457727557965931" calcext:value-type="float">
            <text:p>0.0457727557965931</text:p>
          </table:table-cell>
          <table:table-cell office:value-type="float" office:value="0.661166948993036" calcext:value-type="float">
            <text:p>0.661166948993036</text:p>
          </table:table-cell>
          <table:table-cell office:value-type="float" office:value="0.0277895126295033" calcext:value-type="float">
            <text:p>0.027789512629503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289894564910264" calcext:value-type="float">
            <text:p>0.0289894564910264</text:p>
          </table:table-cell>
          <table:table-cell office:value-type="float" office:value="0.65768115942029" calcext:value-type="float">
            <text:p>0.65768115942029</text:p>
          </table:table-cell>
          <table:table-cell office:value-type="float" office:value="0.0228094026901562" calcext:value-type="float">
            <text:p>0.0228094026901562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34423599327784" calcext:value-type="float">
            <text:p>0.03442359932778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64273581536761" calcext:value-type="float">
            <text:p>0.0264273581536761</text:p>
          </table:table-cell>
          <table:table-cell office:value-type="float" office:value="0.650698287220026" calcext:value-type="float">
            <text:p>0.650698287220026</text:p>
          </table:table-cell>
          <table:table-cell office:value-type="float" office:value="0.0438880951620169" calcext:value-type="float">
            <text:p>0.0438880951620169</text:p>
          </table:table-cell>
          <table:table-cell office:value-type="float" office:value="0.68025597590815" calcext:value-type="float">
            <text:p>0.68025597590815</text:p>
          </table:table-cell>
          <table:table-cell office:value-type="float" office:value="0.0268516802140429" calcext:value-type="float">
            <text:p>0.0268516802140429</text:p>
          </table:table-cell>
          <table:table-cell office:value-type="float" office:value="0.674199134199134" calcext:value-type="float">
            <text:p>0.674199134199134</text:p>
          </table:table-cell>
          <table:table-cell office:value-type="float" office:value="0.0237572580115385" calcext:value-type="float">
            <text:p>0.0237572580115385</text:p>
          </table:table-cell>
          <table:table-cell office:value-type="float" office:value="0.681121776773951" calcext:value-type="float">
            <text:p>0.681121776773951</text:p>
          </table:table-cell>
          <table:table-cell office:value-type="float" office:value="0.0272373046857364" calcext:value-type="float">
            <text:p>0.0272373046857364</text:p>
          </table:table-cell>
          <table:table-cell office:value-type="float" office:value="0.668085827216262" calcext:value-type="float">
            <text:p>0.668085827216262</text:p>
          </table:table-cell>
          <table:table-cell office:value-type="float" office:value="0.0397113972532158" calcext:value-type="float">
            <text:p>0.0397113972532158</text:p>
          </table:table-cell>
          <table:table-cell office:value-type="float" office:value="0.672414831545266" calcext:value-type="float">
            <text:p>0.672414831545266</text:p>
          </table:table-cell>
          <table:table-cell office:value-type="float" office:value="0.0388625061227753" calcext:value-type="float">
            <text:p>0.0388625061227753</text:p>
          </table:table-cell>
          <table:table-cell office:value-type="float" office:value="0.681136834180312" calcext:value-type="float">
            <text:p>0.681136834180312</text:p>
          </table:table-cell>
          <table:table-cell office:value-type="float" office:value="0.0322993223072038" calcext:value-type="float">
            <text:p>0.0322993223072038</text:p>
          </table:table-cell>
          <table:table-cell office:value-type="float" office:value="0.664584980237154" calcext:value-type="float">
            <text:p>0.664584980237154</text:p>
          </table:table-cell>
          <table:table-cell office:value-type="float" office:value="0.0421876355239822" calcext:value-type="float">
            <text:p>0.0421876355239822</text:p>
          </table:table-cell>
          <table:table-cell office:value-type="float" office:value="0.677673630717109" calcext:value-type="float">
            <text:p>0.677673630717109</text:p>
          </table:table-cell>
          <table:table-cell office:value-type="float" office:value="0.0303075641370433" calcext:value-type="float">
            <text:p>0.0303075641370433</text:p>
          </table:table-cell>
          <table:table-cell office:value-type="float" office:value="0.661144362883493" calcext:value-type="float">
            <text:p>0.661144362883493</text:p>
          </table:table-cell>
          <table:table-cell office:value-type="float" office:value="0.028280934909817" calcext:value-type="float">
            <text:p>0.028280934909817</text:p>
          </table:table-cell>
          <table:table-cell office:value-type="float" office:value="0.690694522868436" calcext:value-type="float">
            <text:p>0.690694522868436</text:p>
          </table:table-cell>
          <table:table-cell office:value-type="float" office:value="0.0295032649892084" calcext:value-type="float">
            <text:p>0.0295032649892084</text:p>
          </table:table-cell>
          <table:table-cell office:value-type="float" office:value="0.682010163749294" calcext:value-type="float">
            <text:p>0.682010163749294</text:p>
          </table:table-cell>
          <table:table-cell office:value-type="float" office:value="0.0342089771732358" calcext:value-type="float">
            <text:p>0.0342089771732358</text:p>
          </table:table-cell>
          <table:table-cell office:value-type="float" office:value="0.672422360248447" calcext:value-type="float">
            <text:p>0.672422360248447</text:p>
          </table:table-cell>
          <table:table-cell office:value-type="float" office:value="0.0288923376899868" calcext:value-type="float">
            <text:p>0.0288923376899868</text:p>
          </table:table-cell>
          <table:table-cell office:value-type="float" office:value="0.663756822887258" calcext:value-type="float">
            <text:p>0.663756822887258</text:p>
          </table:table-cell>
          <table:table-cell office:value-type="float" office:value="0.0167631747682129" calcext:value-type="float">
            <text:p>0.0167631747682129</text:p>
          </table:table-cell>
          <table:table-cell office:value-type="float" office:value="0.684584980237154" calcext:value-type="float">
            <text:p>0.684584980237154</text:p>
          </table:table-cell>
          <table:table-cell office:value-type="float" office:value="0.0406989888408572" calcext:value-type="float">
            <text:p>0.040698988840857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84588744588744" calcext:value-type="float">
            <text:p>0.684588744588744</text:p>
          </table:table-cell>
          <table:table-cell office:value-type="float" office:value="0.0367659264327049" calcext:value-type="float">
            <text:p>0.0367659264327049</text:p>
          </table:table-cell>
          <table:table-cell office:value-type="float" office:value="0.65853943158291" calcext:value-type="float">
            <text:p>0.65853943158291</text:p>
          </table:table-cell>
          <table:table-cell office:value-type="float" office:value="0.0334125048441177" calcext:value-type="float">
            <text:p>0.0334125048441177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222226344868117" calcext:value-type="float">
            <text:p>0.0222226344868117</text:p>
          </table:table-cell>
          <table:table-cell office:value-type="float" office:value="0.688944099378882" calcext:value-type="float">
            <text:p>0.688944099378882</text:p>
          </table:table-cell>
          <table:table-cell office:value-type="float" office:value="0.0298440580067498" calcext:value-type="float">
            <text:p>0.0298440580067498</text:p>
          </table:table-cell>
          <table:table-cell office:value-type="float" office:value="0.67502352719744" calcext:value-type="float">
            <text:p>0.67502352719744</text:p>
          </table:table-cell>
          <table:table-cell office:value-type="float" office:value="0.0345676662879378" calcext:value-type="float">
            <text:p>0.0345676662879378</text:p>
          </table:table-cell>
          <table:table-cell office:value-type="float" office:value="0.668959156785244" calcext:value-type="float">
            <text:p>0.668959156785244</text:p>
          </table:table-cell>
          <table:table-cell office:value-type="float" office:value="0.0380671378385527" calcext:value-type="float">
            <text:p>0.0380671378385527</text:p>
          </table:table-cell>
          <table:table-cell office:value-type="float" office:value="0.672433653303219" calcext:value-type="float">
            <text:p>0.672433653303219</text:p>
          </table:table-cell>
          <table:table-cell office:value-type="float" office:value="0.0239224047483034" calcext:value-type="float">
            <text:p>0.0239224047483034</text:p>
          </table:table-cell>
          <table:table-cell office:value-type="float" office:value="0.679408996800301" calcext:value-type="float">
            <text:p>0.679408996800301</text:p>
          </table:table-cell>
          <table:table-cell office:value-type="float" office:value="0.0362954922083924" calcext:value-type="float">
            <text:p>0.0362954922083924</text:p>
          </table:table-cell>
          <table:table-cell office:value-type="float" office:value="0.666339168078298" calcext:value-type="float">
            <text:p>0.666339168078298</text:p>
          </table:table-cell>
          <table:table-cell office:value-type="float" office:value="0.0384329227228609" calcext:value-type="float">
            <text:p>0.0384329227228609</text:p>
          </table:table-cell>
          <table:table-cell office:value-type="float" office:value="0.682857142857143" calcext:value-type="float">
            <text:p>0.682857142857143</text:p>
          </table:table-cell>
          <table:table-cell office:value-type="float" office:value="0.0386483165607434" calcext:value-type="float">
            <text:p>0.0386483165607434</text:p>
          </table:table-cell>
          <table:table-cell office:value-type="float" office:value="0.66721249764728" calcext:value-type="float">
            <text:p>0.66721249764728</text:p>
          </table:table-cell>
          <table:table-cell office:value-type="float" office:value="0.0367855718498465" calcext:value-type="float">
            <text:p>0.0367855718498465</text:p>
          </table:table-cell>
          <table:table-cell office:value-type="float" office:value="0.684603801995106" calcext:value-type="float">
            <text:p>0.684603801995106</text:p>
          </table:table-cell>
          <table:table-cell office:value-type="float" office:value="0.0367627624757792" calcext:value-type="float">
            <text:p>0.0367627624757792</text:p>
          </table:table-cell>
          <table:table-cell office:value-type="float" office:value="0.675923207227555" calcext:value-type="float">
            <text:p>0.675923207227555</text:p>
          </table:table-cell>
          <table:table-cell office:value-type="float" office:value="0.0226857485996377" calcext:value-type="float">
            <text:p>0.0226857485996377</text:p>
          </table:table-cell>
          <table:table-cell office:value-type="float" office:value="0.664611330698287" calcext:value-type="float">
            <text:p>0.664611330698287</text:p>
          </table:table-cell>
          <table:table-cell office:value-type="float" office:value="0.0225120318864453" calcext:value-type="float">
            <text:p>0.0225120318864453</text:p>
          </table:table-cell>
          <table:table-cell office:value-type="float" office:value="0.679393939393939" calcext:value-type="float">
            <text:p>0.679393939393939</text:p>
          </table:table-cell>
          <table:table-cell office:value-type="float" office:value="0.0207579092124149" calcext:value-type="float">
            <text:p>0.0207579092124149</text:p>
          </table:table-cell>
          <table:table-cell office:value-type="float" office:value="0.682842085450781" calcext:value-type="float">
            <text:p>0.682842085450781</text:p>
          </table:table-cell>
          <table:table-cell office:value-type="float" office:value="0.0362439221167133" calcext:value-type="float">
            <text:p>0.036243922116713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4180312441182" calcext:value-type="float">
            <text:p>0.674180312441182</text:p>
          </table:table-cell>
          <table:table-cell office:value-type="float" office:value="0.0271986366010887" calcext:value-type="float">
            <text:p>0.0271986366010887</text:p>
          </table:table-cell>
          <table:table-cell office:value-type="float" office:value="0.654199134199134" calcext:value-type="float">
            <text:p>0.654199134199134</text:p>
          </table:table-cell>
          <table:table-cell office:value-type="float" office:value="0.0241740133568095" calcext:value-type="float">
            <text:p>0.0241740133568095</text:p>
          </table:table-cell>
          <table:table-cell office:value-type="float" office:value="0.675911914172784" calcext:value-type="float">
            <text:p>0.675911914172784</text:p>
          </table:table-cell>
          <table:table-cell office:value-type="float" office:value="0.0268561272607713" calcext:value-type="float">
            <text:p>0.0268561272607713</text:p>
          </table:table-cell>
          <table:table-cell office:value-type="float" office:value="0.688959156785244" calcext:value-type="float">
            <text:p>0.688959156785244</text:p>
          </table:table-cell>
          <table:table-cell office:value-type="float" office:value="0.0255601849954311" calcext:value-type="float">
            <text:p>0.0255601849954311</text:p>
          </table:table-cell>
          <table:table-cell office:value-type="float" office:value="0.67416149068323" calcext:value-type="float">
            <text:p>0.67416149068323</text:p>
          </table:table-cell>
          <table:table-cell office:value-type="float" office:value="0.0292638220670531" calcext:value-type="float">
            <text:p>0.0292638220670531</text:p>
          </table:table-cell>
          <table:table-cell office:value-type="float" office:value="0.676792772444946" calcext:value-type="float">
            <text:p>0.676792772444946</text:p>
          </table:table-cell>
          <table:table-cell office:value-type="float" office:value="0.0338721760155645" calcext:value-type="float">
            <text:p>0.0338721760155645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247888032917074" calcext:value-type="float">
            <text:p>0.0247888032917074</text:p>
          </table:table-cell>
          <table:table-cell office:value-type="float" office:value="0.674176548089592" calcext:value-type="float">
            <text:p>0.674176548089592</text:p>
          </table:table-cell>
          <table:table-cell office:value-type="float" office:value="0.0295767053226144" calcext:value-type="float">
            <text:p>0.0295767053226144</text:p>
          </table:table-cell>
          <table:table-cell office:value-type="float" office:value="0.662875964615095" calcext:value-type="float">
            <text:p>0.662875964615095</text:p>
          </table:table-cell>
          <table:table-cell office:value-type="float" office:value="0.0320482798782998" calcext:value-type="float">
            <text:p>0.0320482798782998</text:p>
          </table:table-cell>
          <table:table-cell office:value-type="float" office:value="0.68111424807077" calcext:value-type="float">
            <text:p>0.68111424807077</text:p>
          </table:table-cell>
          <table:table-cell office:value-type="float" office:value="0.0374008212653918" calcext:value-type="float">
            <text:p>0.0374008212653918</text:p>
          </table:table-cell>
          <table:table-cell office:value-type="float" office:value="0.679390175042349" calcext:value-type="float">
            <text:p>0.679390175042349</text:p>
          </table:table-cell>
          <table:table-cell office:value-type="float" office:value="0.0247615194822719" calcext:value-type="float">
            <text:p>0.0247615194822719</text:p>
          </table:table-cell>
          <table:table-cell office:value-type="float" office:value="0.681991341991342" calcext:value-type="float">
            <text:p>0.681991341991342</text:p>
          </table:table-cell>
          <table:table-cell office:value-type="float" office:value="0.0277089788499415" calcext:value-type="float">
            <text:p>0.0277089788499415</text:p>
          </table:table-cell>
          <table:table-cell office:value-type="float" office:value="0.676777715038585" calcext:value-type="float">
            <text:p>0.676777715038585</text:p>
          </table:table-cell>
          <table:table-cell office:value-type="float" office:value="0.0331859976711231" calcext:value-type="float">
            <text:p>0.0331859976711231</text:p>
          </table:table-cell>
          <table:table-cell office:value-type="float" office:value="0.676770186335404" calcext:value-type="float">
            <text:p>0.676770186335404</text:p>
          </table:table-cell>
          <table:table-cell office:value-type="float" office:value="0.0318064582290725" calcext:value-type="float">
            <text:p>0.0318064582290725</text:p>
          </table:table-cell>
          <table:table-cell office:value-type="float" office:value="0.676781479390175" calcext:value-type="float">
            <text:p>0.676781479390175</text:p>
          </table:table-cell>
          <table:table-cell office:value-type="float" office:value="0.0232616164039645" calcext:value-type="float">
            <text:p>0.0232616164039645</text:p>
          </table:table-cell>
          <table:table-cell office:value-type="float" office:value="0.687197440240918" calcext:value-type="float">
            <text:p>0.687197440240918</text:p>
          </table:table-cell>
          <table:table-cell office:value-type="float" office:value="0.0411607520273226" calcext:value-type="float">
            <text:p>0.04116075202732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7651044607566" calcext:value-type="float">
            <text:p>0.677651044607566</text:p>
          </table:table-cell>
          <table:table-cell office:value-type="float" office:value="0.0299635783541345" calcext:value-type="float">
            <text:p>0.0299635783541345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285557934309944" calcext:value-type="float">
            <text:p>0.0285557934309944</text:p>
          </table:table-cell>
          <table:table-cell office:value-type="float" office:value="0.678516845473367" calcext:value-type="float">
            <text:p>0.678516845473367</text:p>
          </table:table-cell>
          <table:table-cell office:value-type="float" office:value="0.027117488512508" calcext:value-type="float">
            <text:p>0.027117488512508</text:p>
          </table:table-cell>
          <table:table-cell office:value-type="float" office:value="0.68721249764728" calcext:value-type="float">
            <text:p>0.68721249764728</text:p>
          </table:table-cell>
          <table:table-cell office:value-type="float" office:value="0.0312336386199563" calcext:value-type="float">
            <text:p>0.0312336386199563</text:p>
          </table:table-cell>
          <table:table-cell office:value-type="float" office:value="0.676766421983813" calcext:value-type="float">
            <text:p>0.676766421983813</text:p>
          </table:table-cell>
          <table:table-cell office:value-type="float" office:value="0.0292109032514913" calcext:value-type="float">
            <text:p>0.0292109032514913</text:p>
          </table:table-cell>
          <table:table-cell office:value-type="float" office:value="0.676785243741765" calcext:value-type="float">
            <text:p>0.676785243741765</text:p>
          </table:table-cell>
          <table:table-cell office:value-type="float" office:value="0.0257165853597032" calcext:value-type="float">
            <text:p>0.0257165853597032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229546999340004" calcext:value-type="float">
            <text:p>0.0229546999340004</text:p>
          </table:table-cell>
          <table:table-cell office:value-type="float" office:value="0.674176548089592" calcext:value-type="float">
            <text:p>0.674176548089592</text:p>
          </table:table-cell>
          <table:table-cell office:value-type="float" office:value="0.0309814083009739" calcext:value-type="float">
            <text:p>0.0309814083009739</text:p>
          </table:table-cell>
          <table:table-cell office:value-type="float" office:value="0.67502352719744" calcext:value-type="float">
            <text:p>0.67502352719744</text:p>
          </table:table-cell>
          <table:table-cell office:value-type="float" office:value="0.0414098095124908" calcext:value-type="float">
            <text:p>0.0414098095124908</text:p>
          </table:table-cell>
          <table:table-cell office:value-type="float" office:value="0.683722943722944" calcext:value-type="float">
            <text:p>0.683722943722944</text:p>
          </table:table-cell>
          <table:table-cell office:value-type="float" office:value="0.0337659122001087" calcext:value-type="float">
            <text:p>0.0337659122001087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29073846957822" calcext:value-type="float">
            <text:p>0.0229073846957822</text:p>
          </table:table-cell>
          <table:table-cell office:value-type="float" office:value="0.681121776773951" calcext:value-type="float">
            <text:p>0.681121776773951</text:p>
          </table:table-cell>
          <table:table-cell office:value-type="float" office:value="0.0388261024271254" calcext:value-type="float">
            <text:p>0.0388261024271254</text:p>
          </table:table-cell>
          <table:table-cell office:value-type="float" office:value="0.676777715038585" calcext:value-type="float">
            <text:p>0.676777715038585</text:p>
          </table:table-cell>
          <table:table-cell office:value-type="float" office:value="0.0340297107903527" calcext:value-type="float">
            <text:p>0.0340297107903527</text:p>
          </table:table-cell>
          <table:table-cell office:value-type="float" office:value="0.672433653303219" calcext:value-type="float">
            <text:p>0.672433653303219</text:p>
          </table:table-cell>
          <table:table-cell office:value-type="float" office:value="0.0261859313188622" calcext:value-type="float">
            <text:p>0.0261859313188622</text:p>
          </table:table-cell>
          <table:table-cell office:value-type="float" office:value="0.685465838509317" calcext:value-type="float">
            <text:p>0.685465838509317</text:p>
          </table:table-cell>
          <table:table-cell office:value-type="float" office:value="0.0270582275747631" calcext:value-type="float">
            <text:p>0.0270582275747631</text:p>
          </table:table-cell>
          <table:table-cell office:value-type="float" office:value="0.683719179371353" calcext:value-type="float">
            <text:p>0.683719179371353</text:p>
          </table:table-cell>
          <table:table-cell office:value-type="float" office:value="0.0406549405371474" calcext:value-type="float">
            <text:p>0.0406549405371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504310182571" calcext:value-type="float">
            <text:p>0.67504310182571</text:p>
          </table:table-cell>
          <table:table-cell office:value-type="float" office:value="0.0294778791271884" calcext:value-type="float">
            <text:p>0.0294778791271884</text:p>
          </table:table-cell>
          <table:table-cell office:value-type="float" office:value="0.653322040278562" calcext:value-type="float">
            <text:p>0.653322040278562</text:p>
          </table:table-cell>
          <table:table-cell office:value-type="float" office:value="0.0315800479113959" calcext:value-type="float">
            <text:p>0.0315800479113959</text:p>
          </table:table-cell>
          <table:table-cell office:value-type="float" office:value="0.675741012610578" calcext:value-type="float">
            <text:p>0.675741012610578</text:p>
          </table:table-cell>
          <table:table-cell office:value-type="float" office:value="0.0254900896352361" calcext:value-type="float">
            <text:p>0.0254900896352361</text:p>
          </table:table-cell>
          <table:table-cell office:value-type="float" office:value="0.679053642010164" calcext:value-type="float">
            <text:p>0.679053642010164</text:p>
          </table:table-cell>
          <table:table-cell office:value-type="float" office:value="0.028503547322406" calcext:value-type="float">
            <text:p>0.028503547322406</text:p>
          </table:table-cell>
          <table:table-cell office:value-type="float" office:value="0.673643515904385" calcext:value-type="float">
            <text:p>0.673643515904385</text:p>
          </table:table-cell>
          <table:table-cell office:value-type="float" office:value="0.0306100627201078" calcext:value-type="float">
            <text:p>0.0306100627201078</text:p>
          </table:table-cell>
          <table:table-cell office:value-type="float" office:value="0.670699040090344" calcext:value-type="float">
            <text:p>0.670699040090344</text:p>
          </table:table-cell>
          <table:table-cell office:value-type="float" office:value="0.0352252750145781" calcext:value-type="float">
            <text:p>0.0352252750145781</text:p>
          </table:table-cell>
          <table:table-cell office:value-type="float" office:value="0.672956145303971" calcext:value-type="float">
            <text:p>0.672956145303971</text:p>
          </table:table-cell>
          <table:table-cell office:value-type="float" office:value="0.0294693482192373" calcext:value-type="float">
            <text:p>0.0294693482192373</text:p>
          </table:table-cell>
          <table:table-cell office:value-type="float" office:value="0.673830980613589" calcext:value-type="float">
            <text:p>0.673830980613589</text:p>
          </table:table-cell>
          <table:table-cell office:value-type="float" office:value="0.0366990596499631" calcext:value-type="float">
            <text:p>0.0366990596499631</text:p>
          </table:table-cell>
          <table:table-cell office:value-type="float" office:value="0.664426877470356" calcext:value-type="float">
            <text:p>0.664426877470356</text:p>
          </table:table-cell>
          <table:table-cell office:value-type="float" office:value="0.0372687749919924" calcext:value-type="float">
            <text:p>0.0372687749919924</text:p>
          </table:table-cell>
          <table:table-cell office:value-type="float" office:value="0.681127799736495" calcext:value-type="float">
            <text:p>0.681127799736495</text:p>
          </table:table-cell>
          <table:table-cell office:value-type="float" office:value="0.0362541562519271" calcext:value-type="float">
            <text:p>0.0362541562519271</text:p>
          </table:table-cell>
          <table:table-cell office:value-type="float" office:value="0.667742518351214" calcext:value-type="float">
            <text:p>0.667742518351214</text:p>
          </table:table-cell>
          <table:table-cell office:value-type="float" office:value="0.0302935390934635" calcext:value-type="float">
            <text:p>0.0302935390934635</text:p>
          </table:table-cell>
          <table:table-cell office:value-type="float" office:value="0.680257481648786" calcext:value-type="float">
            <text:p>0.680257481648786</text:p>
          </table:table-cell>
          <table:table-cell office:value-type="float" office:value="0.0357147729077295" calcext:value-type="float">
            <text:p>0.0357147729077295</text:p>
          </table:table-cell>
          <table:table-cell office:value-type="float" office:value="0.674531150009411" calcext:value-type="float">
            <text:p>0.674531150009411</text:p>
          </table:table-cell>
          <table:table-cell office:value-type="float" office:value="0.0303799893727705" calcext:value-type="float">
            <text:p>0.0303799893727705</text:p>
          </table:table-cell>
          <table:table-cell office:value-type="float" office:value="0.671387916431395" calcext:value-type="float">
            <text:p>0.671387916431395</text:p>
          </table:table-cell>
          <table:table-cell office:value-type="float" office:value="0.0276772431230786" calcext:value-type="float">
            <text:p>0.0276772431230786</text:p>
          </table:table-cell>
          <table:table-cell office:value-type="float" office:value="0.672615847920196" calcext:value-type="float">
            <text:p>0.672615847920196</text:p>
          </table:table-cell>
          <table:table-cell office:value-type="float" office:value="0.0221300661299023" calcext:value-type="float">
            <text:p>0.0221300661299023</text:p>
          </table:table-cell>
          <table:table-cell office:value-type="float" office:value="0.679722943722944" calcext:value-type="float">
            <text:p>0.679722943722944</text:p>
          </table:table-cell>
          <table:table-cell office:value-type="float" office:value="0.0386364405699649" calcext:value-type="float">
            <text:p>0.038636440569964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13313343328336" calcext:value-type="float">
            <text:p>0.713313343328336</text:p>
          </table:table-cell>
          <table:table-cell office:value-type="float" office:value="0.0279987064693023" calcext:value-type="float">
            <text:p>0.0279987064693023</text:p>
          </table:table-cell>
          <table:table-cell office:value-type="float" office:value="0.697751124437781" calcext:value-type="float">
            <text:p>0.697751124437781</text:p>
          </table:table-cell>
          <table:table-cell office:value-type="float" office:value="0.0443932251179616" calcext:value-type="float">
            <text:p>0.0443932251179616</text:p>
          </table:table-cell>
          <table:table-cell office:value-type="float" office:value="0.701169415292354" calcext:value-type="float">
            <text:p>0.701169415292354</text:p>
          </table:table-cell>
          <table:table-cell office:value-type="float" office:value="0.048157791398012" calcext:value-type="float">
            <text:p>0.048157791398012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334149747168023" calcext:value-type="float">
            <text:p>0.0334149747168023</text:p>
          </table:table-cell>
          <table:table-cell office:value-type="float" office:value="0.678785607196402" calcext:value-type="float">
            <text:p>0.678785607196402</text:p>
          </table:table-cell>
          <table:table-cell office:value-type="float" office:value="0.0234250374692649" calcext:value-type="float">
            <text:p>0.0234250374692649</text:p>
          </table:table-cell>
          <table:table-cell office:value-type="float" office:value="0.694287856071964" calcext:value-type="float">
            <text:p>0.694287856071964</text:p>
          </table:table-cell>
          <table:table-cell office:value-type="float" office:value="0.0226668609420974" calcext:value-type="float">
            <text:p>0.0226668609420974</text:p>
          </table:table-cell>
          <table:table-cell office:value-type="float" office:value="0.69263868065967" calcext:value-type="float">
            <text:p>0.69263868065967</text:p>
          </table:table-cell>
          <table:table-cell office:value-type="float" office:value="0.0261400762830948" calcext:value-type="float">
            <text:p>0.0261400762830948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422754911094733" calcext:value-type="float">
            <text:p>0.0422754911094733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184127998019219" calcext:value-type="float">
            <text:p>0.0184127998019219</text:p>
          </table:table-cell>
          <table:table-cell office:value-type="float" office:value="0.704647676161919" calcext:value-type="float">
            <text:p>0.704647676161919</text:p>
          </table:table-cell>
          <table:table-cell office:value-type="float" office:value="0.0332095379878774" calcext:value-type="float">
            <text:p>0.0332095379878774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303641416954904" calcext:value-type="float">
            <text:p>0.0303641416954904</text:p>
          </table:table-cell>
          <table:table-cell office:value-type="float" office:value="0.708110944527736" calcext:value-type="float">
            <text:p>0.708110944527736</text:p>
          </table:table-cell>
          <table:table-cell office:value-type="float" office:value="0.044584092726447" calcext:value-type="float">
            <text:p>0.044584092726447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48622523694131" calcext:value-type="float">
            <text:p>0.0448622523694131</text:p>
          </table:table-cell>
          <table:table-cell office:value-type="float" office:value="0.690749625187406" calcext:value-type="float">
            <text:p>0.690749625187406</text:p>
          </table:table-cell>
          <table:table-cell office:value-type="float" office:value="0.0505313992912336" calcext:value-type="float">
            <text:p>0.050531399291233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56830162947645" calcext:value-type="float">
            <text:p>0.0456830162947645</text:p>
          </table:table-cell>
          <table:table-cell office:value-type="float" office:value="0.680434782608696" calcext:value-type="float">
            <text:p>0.680434782608696</text:p>
          </table:table-cell>
          <table:table-cell office:value-type="float" office:value="0.0211969694451462" calcext:value-type="float">
            <text:p>0.021196969445146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0224887556222" calcext:value-type="float">
            <text:p>0.720224887556222</text:p>
          </table:table-cell>
          <table:table-cell office:value-type="float" office:value="0.0253187724229066" calcext:value-type="float">
            <text:p>0.0253187724229066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473610262760782" calcext:value-type="float">
            <text:p>0.0473610262760782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274753431151838" calcext:value-type="float">
            <text:p>0.0274753431151838</text:p>
          </table:table-cell>
          <table:table-cell office:value-type="float" office:value="0.701229385307346" calcext:value-type="float">
            <text:p>0.701229385307346</text:p>
          </table:table-cell>
          <table:table-cell office:value-type="float" office:value="0.0356347482768774" calcext:value-type="float">
            <text:p>0.0356347482768774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33211974519587" calcext:value-type="float">
            <text:p>0.033211974519587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265851061299384" calcext:value-type="float">
            <text:p>0.0265851061299384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445670110336435" calcext:value-type="float">
            <text:p>0.0445670110336435</text:p>
          </table:table-cell>
          <table:table-cell office:value-type="float" office:value="0.721814092953523" calcext:value-type="float">
            <text:p>0.721814092953523</text:p>
          </table:table-cell>
          <table:table-cell office:value-type="float" office:value="0.0555888903265848" calcext:value-type="float">
            <text:p>0.0555888903265848</text:p>
          </table:table-cell>
          <table:table-cell office:value-type="float" office:value="0.718410794602699" calcext:value-type="float">
            <text:p>0.718410794602699</text:p>
          </table:table-cell>
          <table:table-cell office:value-type="float" office:value="0.027299873499453" calcext:value-type="float">
            <text:p>0.027299873499453</text:p>
          </table:table-cell>
          <table:table-cell office:value-type="float" office:value="0.711484257871065" calcext:value-type="float">
            <text:p>0.711484257871065</text:p>
          </table:table-cell>
          <table:table-cell office:value-type="float" office:value="0.072008599072264" calcext:value-type="float">
            <text:p>0.072008599072264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336654576846672" calcext:value-type="float">
            <text:p>0.0336654576846672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36139430165873" calcext:value-type="float">
            <text:p>0.0236139430165873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492928979698119" calcext:value-type="float">
            <text:p>0.0492928979698119</text:p>
          </table:table-cell>
          <table:table-cell office:value-type="float" office:value="0.699370314842579" calcext:value-type="float">
            <text:p>0.699370314842579</text:p>
          </table:table-cell>
          <table:table-cell office:value-type="float" office:value="0.0506655022193266" calcext:value-type="float">
            <text:p>0.0506655022193266</text:p>
          </table:table-cell>
          <table:table-cell office:value-type="float" office:value="0.720119940029985" calcext:value-type="float">
            <text:p>0.720119940029985</text:p>
          </table:table-cell>
          <table:table-cell office:value-type="float" office:value="0.0424493952942955" calcext:value-type="float">
            <text:p>0.0424493952942955</text:p>
          </table:table-cell>
          <table:table-cell office:value-type="float" office:value="0.692518740629685" calcext:value-type="float">
            <text:p>0.692518740629685</text:p>
          </table:table-cell>
          <table:table-cell office:value-type="float" office:value="0.0257173011817926" calcext:value-type="float">
            <text:p>0.025717301181792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3688155922039" calcext:value-type="float">
            <text:p>0.723688155922039</text:p>
          </table:table-cell>
          <table:table-cell office:value-type="float" office:value="0.0347540417379335" calcext:value-type="float">
            <text:p>0.0347540417379335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536725875857982" calcext:value-type="float">
            <text:p>0.0536725875857982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38865247421038" calcext:value-type="float">
            <text:p>0.0438865247421038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173246473718108" calcext:value-type="float">
            <text:p>0.0173246473718108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216937436564448" calcext:value-type="float">
            <text:p>0.0216937436564448</text:p>
          </table:table-cell>
          <table:table-cell office:value-type="float" office:value="0.690794602698651" calcext:value-type="float">
            <text:p>0.690794602698651</text:p>
          </table:table-cell>
          <table:table-cell office:value-type="float" office:value="0.03476779882973" calcext:value-type="float">
            <text:p>0.03476779882973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332761229760108" calcext:value-type="float">
            <text:p>0.0332761229760108</text:p>
          </table:table-cell>
          <table:table-cell office:value-type="float" office:value="0.718365817091454" calcext:value-type="float">
            <text:p>0.718365817091454</text:p>
          </table:table-cell>
          <table:table-cell office:value-type="float" office:value="0.0457068551872663" calcext:value-type="float">
            <text:p>0.0457068551872663</text:p>
          </table:table-cell>
          <table:table-cell office:value-type="float" office:value="0.716671664167916" calcext:value-type="float">
            <text:p>0.716671664167916</text:p>
          </table:table-cell>
          <table:table-cell office:value-type="float" office:value="0.0323488066718941" calcext:value-type="float">
            <text:p>0.0323488066718941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439982923396892" calcext:value-type="float">
            <text:p>0.0439982923396892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85541860973365" calcext:value-type="float">
            <text:p>0.0385541860973365</text:p>
          </table:table-cell>
          <table:table-cell office:value-type="float" office:value="0.695937031484258" calcext:value-type="float">
            <text:p>0.695937031484258</text:p>
          </table:table-cell>
          <table:table-cell office:value-type="float" office:value="0.0424601430524677" calcext:value-type="float">
            <text:p>0.0424601430524677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32731102862173" calcext:value-type="float">
            <text:p>0.032731102862173</text:p>
          </table:table-cell>
          <table:table-cell office:value-type="float" office:value="0.687331334332834" calcext:value-type="float">
            <text:p>0.687331334332834</text:p>
          </table:table-cell>
          <table:table-cell office:value-type="float" office:value="0.0332596286141881" calcext:value-type="float">
            <text:p>0.0332596286141881</text:p>
          </table:table-cell>
          <table:table-cell office:value-type="float" office:value="0.718395802098951" calcext:value-type="float">
            <text:p>0.718395802098951</text:p>
          </table:table-cell>
          <table:table-cell office:value-type="float" office:value="0.0496824124143661" calcext:value-type="float">
            <text:p>0.0496824124143661</text:p>
          </table:table-cell>
          <table:table-cell office:value-type="float" office:value="0.692548725637181" calcext:value-type="float">
            <text:p>0.692548725637181</text:p>
          </table:table-cell>
          <table:table-cell office:value-type="float" office:value="0.0236808957807514" calcext:value-type="float">
            <text:p>0.02368089578075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3673163418291" calcext:value-type="float">
            <text:p>0.723673163418291</text:p>
          </table:table-cell>
          <table:table-cell office:value-type="float" office:value="0.0290809359845424" calcext:value-type="float">
            <text:p>0.0290809359845424</text:p>
          </table:table-cell>
          <table:table-cell office:value-type="float" office:value="0.704587706146927" calcext:value-type="float">
            <text:p>0.704587706146927</text:p>
          </table:table-cell>
          <table:table-cell office:value-type="float" office:value="0.0444086148106348" calcext:value-type="float">
            <text:p>0.0444086148106348</text:p>
          </table:table-cell>
          <table:table-cell office:value-type="float" office:value="0.715007496251874" calcext:value-type="float">
            <text:p>0.715007496251874</text:p>
          </table:table-cell>
          <table:table-cell office:value-type="float" office:value="0.0396601459854677" calcext:value-type="float">
            <text:p>0.0396601459854677</text:p>
          </table:table-cell>
          <table:table-cell office:value-type="float" office:value="0.68736131934033" calcext:value-type="float">
            <text:p>0.68736131934033</text:p>
          </table:table-cell>
          <table:table-cell office:value-type="float" office:value="0.0228395061034645" calcext:value-type="float">
            <text:p>0.0228395061034645</text:p>
          </table:table-cell>
          <table:table-cell office:value-type="float" office:value="0.701169415292354" calcext:value-type="float">
            <text:p>0.701169415292354</text:p>
          </table:table-cell>
          <table:table-cell office:value-type="float" office:value="0.0254373022231431" calcext:value-type="float">
            <text:p>0.0254373022231431</text:p>
          </table:table-cell>
          <table:table-cell office:value-type="float" office:value="0.682188905547226" calcext:value-type="float">
            <text:p>0.682188905547226</text:p>
          </table:table-cell>
          <table:table-cell office:value-type="float" office:value="0.0398981483253877" calcext:value-type="float">
            <text:p>0.039898148325387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69108926389094" calcext:value-type="float">
            <text:p>0.0369108926389094</text:p>
          </table:table-cell>
          <table:table-cell office:value-type="float" office:value="0.711484257871065" calcext:value-type="float">
            <text:p>0.711484257871065</text:p>
          </table:table-cell>
          <table:table-cell office:value-type="float" office:value="0.0325681475999304" calcext:value-type="float">
            <text:p>0.0325681475999304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06040576558552" calcext:value-type="float">
            <text:p>0.0306040576558552</text:p>
          </table:table-cell>
          <table:table-cell office:value-type="float" office:value="0.713208395802099" calcext:value-type="float">
            <text:p>0.713208395802099</text:p>
          </table:table-cell>
          <table:table-cell office:value-type="float" office:value="0.0437082399229284" calcext:value-type="float">
            <text:p>0.0437082399229284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89208400410699" calcext:value-type="float">
            <text:p>0.0389208400410699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367048520909897" calcext:value-type="float">
            <text:p>0.0367048520909897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332437176989482" calcext:value-type="float">
            <text:p>0.0332437176989482</text:p>
          </table:table-cell>
          <table:table-cell office:value-type="float" office:value="0.697691154422789" calcext:value-type="float">
            <text:p>0.697691154422789</text:p>
          </table:table-cell>
          <table:table-cell office:value-type="float" office:value="0.0301123327430577" calcext:value-type="float">
            <text:p>0.030112332743057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08816191233834" calcext:value-type="float">
            <text:p>0.0308816191233834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230853280655704" calcext:value-type="float">
            <text:p>0.023085328065570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30599700149925" calcext:value-type="float">
            <text:p>0.730599700149925</text:p>
          </table:table-cell>
          <table:table-cell office:value-type="float" office:value="0.0359962334452585" calcext:value-type="float">
            <text:p>0.035996233445258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505402060145969" calcext:value-type="float">
            <text:p>0.0505402060145969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364803154643743" calcext:value-type="float">
            <text:p>0.0364803154643743</text:p>
          </table:table-cell>
          <table:table-cell office:value-type="float" office:value="0.690794602698651" calcext:value-type="float">
            <text:p>0.690794602698651</text:p>
          </table:table-cell>
          <table:table-cell office:value-type="float" office:value="0.0325602096922452" calcext:value-type="float">
            <text:p>0.0325602096922452</text:p>
          </table:table-cell>
          <table:table-cell office:value-type="float" office:value="0.697706146926537" calcext:value-type="float">
            <text:p>0.697706146926537</text:p>
          </table:table-cell>
          <table:table-cell office:value-type="float" office:value="0.0265951972855103" calcext:value-type="float">
            <text:p>0.0265951972855103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84725509978922" calcext:value-type="float">
            <text:p>0.0384725509978922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332002978474275" calcext:value-type="float">
            <text:p>0.0332002978474275</text:p>
          </table:table-cell>
          <table:table-cell office:value-type="float" office:value="0.718395802098951" calcext:value-type="float">
            <text:p>0.718395802098951</text:p>
          </table:table-cell>
          <table:table-cell office:value-type="float" office:value="0.0325012706032552" calcext:value-type="float">
            <text:p>0.0325012706032552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18745707068376" calcext:value-type="float">
            <text:p>0.0318745707068376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447244756392862" calcext:value-type="float">
            <text:p>0.0447244756392862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4839365883143" calcext:value-type="float">
            <text:p>0.034839365883143</text:p>
          </table:table-cell>
          <table:table-cell office:value-type="float" office:value="0.704587706146927" calcext:value-type="float">
            <text:p>0.704587706146927</text:p>
          </table:table-cell>
          <table:table-cell office:value-type="float" office:value="0.0350565567061479" calcext:value-type="float">
            <text:p>0.0350565567061479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348386884419332" calcext:value-type="float">
            <text:p>0.0348386884419332</text:p>
          </table:table-cell>
          <table:table-cell office:value-type="float" office:value="0.692533733133433" calcext:value-type="float">
            <text:p>0.692533733133433</text:p>
          </table:table-cell>
          <table:table-cell office:value-type="float" office:value="0.0341779188998852" calcext:value-type="float">
            <text:p>0.0341779188998852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280191605044884" calcext:value-type="float">
            <text:p>0.0280191605044884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269028563609647" calcext:value-type="float">
            <text:p>0.0269028563609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2299850074963" calcext:value-type="float">
            <text:p>0.722299850074963</text:p>
          </table:table-cell>
          <table:table-cell office:value-type="float" office:value="0.0306297380119887" calcext:value-type="float">
            <text:p>0.0306297380119887</text:p>
          </table:table-cell>
          <table:table-cell office:value-type="float" office:value="0.703220389805098" calcext:value-type="float">
            <text:p>0.703220389805098</text:p>
          </table:table-cell>
          <table:table-cell office:value-type="float" office:value="0.0480751319610139" calcext:value-type="float">
            <text:p>0.0480751319610139</text:p>
          </table:table-cell>
          <table:table-cell office:value-type="float" office:value="0.706353823088456" calcext:value-type="float">
            <text:p>0.706353823088456</text:p>
          </table:table-cell>
          <table:table-cell office:value-type="float" office:value="0.0391320241410283" calcext:value-type="float">
            <text:p>0.0391320241410283</text:p>
          </table:table-cell>
          <table:table-cell office:value-type="float" office:value="0.699805097451274" calcext:value-type="float">
            <text:p>0.699805097451274</text:p>
          </table:table-cell>
          <table:table-cell office:value-type="float" office:value="0.02835481723224" calcext:value-type="float">
            <text:p>0.02835481723224</text:p>
          </table:table-cell>
          <table:table-cell office:value-type="float" office:value="0.696347826086957" calcext:value-type="float">
            <text:p>0.696347826086957</text:p>
          </table:table-cell>
          <table:table-cell office:value-type="float" office:value="0.02607265103079" calcext:value-type="float">
            <text:p>0.02607265103079</text:p>
          </table:table-cell>
          <table:table-cell office:value-type="float" office:value="0.690461769115442" calcext:value-type="float">
            <text:p>0.690461769115442</text:p>
          </table:table-cell>
          <table:table-cell office:value-type="float" office:value="0.0324780930450091" calcext:value-type="float">
            <text:p>0.0324780930450091</text:p>
          </table:table-cell>
          <table:table-cell office:value-type="float" office:value="0.707055472263868" calcext:value-type="float">
            <text:p>0.707055472263868</text:p>
          </table:table-cell>
          <table:table-cell office:value-type="float" office:value="0.0348188801558172" calcext:value-type="float">
            <text:p>0.0348188801558172</text:p>
          </table:table-cell>
          <table:table-cell office:value-type="float" office:value="0.715967016491754" calcext:value-type="float">
            <text:p>0.715967016491754</text:p>
          </table:table-cell>
          <table:table-cell office:value-type="float" office:value="0.041728130965302" calcext:value-type="float">
            <text:p>0.041728130965302</text:p>
          </table:table-cell>
          <table:table-cell office:value-type="float" office:value="0.710821589205397" calcext:value-type="float">
            <text:p>0.710821589205397</text:p>
          </table:table-cell>
          <table:table-cell office:value-type="float" office:value="0.0281080216671924" calcext:value-type="float">
            <text:p>0.0281080216671924</text:p>
          </table:table-cell>
          <table:table-cell office:value-type="float" office:value="0.709433283358321" calcext:value-type="float">
            <text:p>0.709433283358321</text:p>
          </table:table-cell>
          <table:table-cell office:value-type="float" office:value="0.047529828992409" calcext:value-type="float">
            <text:p>0.047529828992409</text:p>
          </table:table-cell>
          <table:table-cell office:value-type="float" office:value="0.704626686656672" calcext:value-type="float">
            <text:p>0.704626686656672</text:p>
          </table:table-cell>
          <table:table-cell office:value-type="float" office:value="0.0352687982803414" calcext:value-type="float">
            <text:p>0.0352687982803414</text:p>
          </table:table-cell>
          <table:table-cell office:value-type="float" office:value="0.702875562218891" calcext:value-type="float">
            <text:p>0.702875562218891</text:p>
          </table:table-cell>
          <table:table-cell office:value-type="float" office:value="0.0364839175185279" calcext:value-type="float">
            <text:p>0.0364839175185279</text:p>
          </table:table-cell>
          <table:table-cell office:value-type="float" office:value="0.709781109445277" calcext:value-type="float">
            <text:p>0.709781109445277</text:p>
          </table:table-cell>
          <table:table-cell office:value-type="float" office:value="0.0389937318684559" calcext:value-type="float">
            <text:p>0.0389937318684559</text:p>
          </table:table-cell>
          <table:table-cell office:value-type="float" office:value="0.693535232383808" calcext:value-type="float">
            <text:p>0.693535232383808</text:p>
          </table:table-cell>
          <table:table-cell office:value-type="float" office:value="0.0397493563535382" calcext:value-type="float">
            <text:p>0.0397493563535382</text:p>
          </table:table-cell>
          <table:table-cell office:value-type="float" office:value="0.712890554722639" calcext:value-type="float">
            <text:p>0.712890554722639</text:p>
          </table:table-cell>
          <table:table-cell office:value-type="float" office:value="0.0393431207262596" calcext:value-type="float">
            <text:p>0.0393431207262596</text:p>
          </table:table-cell>
          <table:table-cell office:value-type="float" office:value="0.694602698650675" calcext:value-type="float">
            <text:p>0.694602698650675</text:p>
          </table:table-cell>
          <table:table-cell office:value-type="float" office:value="0.0241166701668451" calcext:value-type="float">
            <text:p>0.024116670166845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34486921529175" calcext:value-type="float">
            <text:p>0.934486921529175</text:p>
          </table:table-cell>
          <table:table-cell office:value-type="float" office:value="0.0258997571482226" calcext:value-type="float">
            <text:p>0.0258997571482226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272495081988623" calcext:value-type="float">
            <text:p>0.0272495081988623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365228559534949" calcext:value-type="float">
            <text:p>0.0365228559534949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85508562832964" calcext:value-type="float">
            <text:p>0.0385508562832964</text:p>
          </table:table-cell>
          <table:table-cell office:value-type="float" office:value="0.920402414486922" calcext:value-type="float">
            <text:p>0.920402414486922</text:p>
          </table:table-cell>
          <table:table-cell office:value-type="float" office:value="0.0403912202822136" calcext:value-type="float">
            <text:p>0.0403912202822136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378940605283503" calcext:value-type="float">
            <text:p>0.0378940605283503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92559068278666" calcext:value-type="float">
            <text:p>0.0292559068278666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55994697055879" calcext:value-type="float">
            <text:p>0.0355994697055879</text:p>
          </table:table-cell>
          <table:table-cell office:value-type="float" office:value="0.934446680080483" calcext:value-type="float">
            <text:p>0.934446680080483</text:p>
          </table:table-cell>
          <table:table-cell office:value-type="float" office:value="0.0386442070087294" calcext:value-type="float">
            <text:p>0.0386442070087294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10032223218729" calcext:value-type="float">
            <text:p>0.0310032223218729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255944788061778" calcext:value-type="float">
            <text:p>0.0255944788061778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46751359234335" calcext:value-type="float">
            <text:p>0.04675135923433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01159430445827" calcext:value-type="float">
            <text:p>0.01011594304458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4" calcext:value-type="float">
            <text:p>0.0364255693105764</text:p>
          </table:table-cell>
          <table:table-cell office:value-type="float" office:value="0.900281690140845" calcext:value-type="float">
            <text:p>0.900281690140845</text:p>
          </table:table-cell>
          <table:table-cell office:value-type="float" office:value="0.0267335456115151" calcext:value-type="float">
            <text:p>0.026733545611515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417382590952937" calcext:value-type="float">
            <text:p>0.0417382590952937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232046129988587" calcext:value-type="float">
            <text:p>0.0232046129988587</text:p>
          </table:table-cell>
          <table:table-cell office:value-type="float" office:value="0.93158953722334" calcext:value-type="float">
            <text:p>0.93158953722334</text:p>
          </table:table-cell>
          <table:table-cell office:value-type="float" office:value="0.0370415376492204" calcext:value-type="float">
            <text:p>0.0370415376492204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70684143399176" calcext:value-type="float">
            <text:p>0.0370684143399176</text:p>
          </table:table-cell>
          <table:table-cell office:value-type="float" office:value="0.934486921529175" calcext:value-type="float">
            <text:p>0.934486921529175</text:p>
          </table:table-cell>
          <table:table-cell office:value-type="float" office:value="0.0328475369798564" calcext:value-type="float">
            <text:p>0.032847536979856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411183629458222" calcext:value-type="float">
            <text:p>0.04111836294582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12479448453598" calcext:value-type="float">
            <text:p>0.031247944845359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02102635475352" calcext:value-type="float">
            <text:p>0.0202102635475352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310666199260248" calcext:value-type="float">
            <text:p>0.031066619926024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39217351257483" calcext:value-type="float">
            <text:p>0.039217351257483</text:p>
          </table:table-cell>
          <table:table-cell office:value-type="float" office:value="0.903219315895372" calcext:value-type="float">
            <text:p>0.903219315895372</text:p>
          </table:table-cell>
          <table:table-cell office:value-type="float" office:value="0.028798302913318" calcext:value-type="float">
            <text:p>0.028798302913318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384346390351193" calcext:value-type="float">
            <text:p>0.0384346390351193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70684143399176" calcext:value-type="float">
            <text:p>0.0370684143399176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74566434218438" calcext:value-type="float">
            <text:p>0.0274566434218438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308638401169165" calcext:value-type="float">
            <text:p>0.0308638401169165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55941812494575" calcext:value-type="float">
            <text:p>0.0355941812494575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13704613019516" calcext:value-type="float">
            <text:p>0.0313704613019516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358997367216068" calcext:value-type="float">
            <text:p>0.0358997367216068</text:p>
          </table:table-cell>
          <table:table-cell office:value-type="float" office:value="0.908853118712274" calcext:value-type="float">
            <text:p>0.908853118712274</text:p>
          </table:table-cell>
          <table:table-cell office:value-type="float" office:value="0.0312082099151508" calcext:value-type="float">
            <text:p>0.031208209915150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417382590952937" calcext:value-type="float">
            <text:p>0.0417382590952937</text:p>
          </table:table-cell>
          <table:table-cell office:value-type="float" office:value="0.903219315895372" calcext:value-type="float">
            <text:p>0.903219315895372</text:p>
          </table:table-cell>
          <table:table-cell office:value-type="float" office:value="0.028798302913318" calcext:value-type="float">
            <text:p>0.028798302913318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55941812494575" calcext:value-type="float">
            <text:p>0.0355941812494575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55308921048159" calcext:value-type="float">
            <text:p>0.0255308921048159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34446680080483" calcext:value-type="float">
            <text:p>0.934446680080483</text:p>
          </table:table-cell>
          <table:table-cell office:value-type="float" office:value="0.026020149974996" calcext:value-type="float">
            <text:p>0.02602014997499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10032223218729" calcext:value-type="float">
            <text:p>0.0310032223218729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62886620964331" calcext:value-type="float">
            <text:p>0.036288662096433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14486921529175" calcext:value-type="float">
            <text:p>0.914486921529175</text:p>
          </table:table-cell>
          <table:table-cell office:value-type="float" office:value="0.0417382590952937" calcext:value-type="float">
            <text:p>0.0417382590952937</text:p>
          </table:table-cell>
          <table:table-cell office:value-type="float" office:value="0.903219315895372" calcext:value-type="float">
            <text:p>0.903219315895372</text:p>
          </table:table-cell>
          <table:table-cell office:value-type="float" office:value="0.022873998376052" calcext:value-type="float">
            <text:p>0.022873998376052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55941812494575" calcext:value-type="float">
            <text:p>0.0355941812494575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55308921048159" calcext:value-type="float">
            <text:p>0.0255308921048159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55308921048159" calcext:value-type="float">
            <text:p>0.0255308921048159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265697955216733" calcext:value-type="float">
            <text:p>0.026569795521673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60105017006882" calcext:value-type="float">
            <text:p>0.0260105017006882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10032223218729" calcext:value-type="float">
            <text:p>0.0310032223218729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18486921529175" calcext:value-type="float">
            <text:p>0.918486921529175</text:p>
          </table:table-cell>
          <table:table-cell office:value-type="float" office:value="0.0380663771383173" calcext:value-type="float">
            <text:p>0.0380663771383173</text:p>
          </table:table-cell>
          <table:table-cell office:value-type="float" office:value="0.905505030181086" calcext:value-type="float">
            <text:p>0.905505030181086</text:p>
          </table:table-cell>
          <table:table-cell office:value-type="float" office:value="0.0261849450800818" calcext:value-type="float">
            <text:p>0.0261849450800818</text:p>
          </table:table-cell>
          <table:table-cell office:value-type="float" office:value="0.925891348088531" calcext:value-type="float">
            <text:p>0.925891348088531</text:p>
          </table:table-cell>
          <table:table-cell office:value-type="float" office:value="0.0366374790273499" calcext:value-type="float">
            <text:p>0.0366374790273499</text:p>
          </table:table-cell>
          <table:table-cell office:value-type="float" office:value="0.92138430583501" calcext:value-type="float">
            <text:p>0.92138430583501</text:p>
          </table:table-cell>
          <table:table-cell office:value-type="float" office:value="0.0316947039433179" calcext:value-type="float">
            <text:p>0.0316947039433179</text:p>
          </table:table-cell>
          <table:table-cell office:value-type="float" office:value="0.919162977867203" calcext:value-type="float">
            <text:p>0.919162977867203</text:p>
          </table:table-cell>
          <table:table-cell office:value-type="float" office:value="0.037633386275478" calcext:value-type="float">
            <text:p>0.037633386275478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98520050279365" calcext:value-type="float">
            <text:p>0.0298520050279365</text:p>
          </table:table-cell>
          <table:table-cell office:value-type="float" office:value="0.924233400402414" calcext:value-type="float">
            <text:p>0.924233400402414</text:p>
          </table:table-cell>
          <table:table-cell office:value-type="float" office:value="0.0301805456241298" calcext:value-type="float">
            <text:p>0.0301805456241298</text:p>
          </table:table-cell>
          <table:table-cell office:value-type="float" office:value="0.924225352112676" calcext:value-type="float">
            <text:p>0.924225352112676</text:p>
          </table:table-cell>
          <table:table-cell office:value-type="float" office:value="0.0320343236529992" calcext:value-type="float">
            <text:p>0.0320343236529992</text:p>
          </table:table-cell>
          <table:table-cell office:value-type="float" office:value="0.923661971830986" calcext:value-type="float">
            <text:p>0.923661971830986</text:p>
          </table:table-cell>
          <table:table-cell office:value-type="float" office:value="0.0367331964394351" calcext:value-type="float">
            <text:p>0.0367331964394351</text:p>
          </table:table-cell>
          <table:table-cell office:value-type="float" office:value="0.920225352112676" calcext:value-type="float">
            <text:p>0.920225352112676</text:p>
          </table:table-cell>
          <table:table-cell office:value-type="float" office:value="0.0293981533448317" calcext:value-type="float">
            <text:p>0.0293981533448317</text:p>
          </table:table-cell>
          <table:table-cell office:value-type="float" office:value="0.919710261569417" calcext:value-type="float">
            <text:p>0.919710261569417</text:p>
          </table:table-cell>
          <table:table-cell office:value-type="float" office:value="0.0280799117782032" calcext:value-type="float">
            <text:p>0.0280799117782032</text:p>
          </table:table-cell>
          <table:table-cell office:value-type="float" office:value="0.919106639839034" calcext:value-type="float">
            <text:p>0.919106639839034</text:p>
          </table:table-cell>
          <table:table-cell office:value-type="float" office:value="0.0365110066296912" calcext:value-type="float">
            <text:p>0.0365110066296912</text:p>
          </table:table-cell>
          <table:table-cell office:value-type="float" office:value="0.919098591549296" calcext:value-type="float">
            <text:p>0.919098591549296</text:p>
          </table:table-cell>
          <table:table-cell office:value-type="float" office:value="0.0360740121064691" calcext:value-type="float">
            <text:p>0.0360740121064691</text:p>
          </table:table-cell>
          <table:table-cell office:value-type="float" office:value="0.912249496981891" calcext:value-type="float">
            <text:p>0.912249496981891</text:p>
          </table:table-cell>
          <table:table-cell office:value-type="float" office:value="0.0247081722302029" calcext:value-type="float">
            <text:p>0.0247081722302029</text:p>
          </table:table-cell>
          <table:table-cell office:value-type="float" office:value="0.915146881287726" calcext:value-type="float">
            <text:p>0.915146881287726</text:p>
          </table:table-cell>
          <table:table-cell office:value-type="float" office:value="0.0365413311330371" calcext:value-type="float">
            <text:p>0.0365413311330371</text:p>
          </table:table-cell>
          <table:table-cell office:value-type="float" office:value="0.913400402414487" calcext:value-type="float">
            <text:p>0.913400402414487</text:p>
          </table:table-cell>
          <table:table-cell office:value-type="float" office:value="0.0323711627223855" calcext:value-type="float">
            <text:p>0.032371162722385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44766997708174" calcext:value-type="float">
            <text:p>0.744766997708174</text:p>
          </table:table-cell>
          <table:table-cell office:value-type="float" office:value="0.0319424579857601" calcext:value-type="float">
            <text:p>0.0319424579857601</text:p>
          </table:table-cell>
          <table:table-cell office:value-type="float" office:value="0.734360410830999" calcext:value-type="float">
            <text:p>0.734360410830999</text:p>
          </table:table-cell>
          <table:table-cell office:value-type="float" office:value="0.0256018188446336" calcext:value-type="float">
            <text:p>0.0256018188446336</text:p>
          </table:table-cell>
          <table:table-cell office:value-type="float" office:value="0.74867158984806" calcext:value-type="float">
            <text:p>0.74867158984806</text:p>
          </table:table-cell>
          <table:table-cell office:value-type="float" office:value="0.0426333124173207" calcext:value-type="float">
            <text:p>0.0426333124173207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411280222633398" calcext:value-type="float">
            <text:p>0.0411280222633398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414728850589414" calcext:value-type="float">
            <text:p>0.0414728850589414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46155301172093" calcext:value-type="float">
            <text:p>0.024615530117209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335589483664401" calcext:value-type="float">
            <text:p>0.0335589483664401</text:p>
          </table:table-cell>
          <table:table-cell office:value-type="float" office:value="0.738214073508191" calcext:value-type="float">
            <text:p>0.738214073508191</text:p>
          </table:table-cell>
          <table:table-cell office:value-type="float" office:value="0.0443053639616811" calcext:value-type="float">
            <text:p>0.0443053639616811</text:p>
          </table:table-cell>
          <table:table-cell office:value-type="float" office:value="0.747440794499618" calcext:value-type="float">
            <text:p>0.747440794499618</text:p>
          </table:table-cell>
          <table:table-cell office:value-type="float" office:value="0.0294842388739427" calcext:value-type="float">
            <text:p>0.0294842388739427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8984210083921" calcext:value-type="float">
            <text:p>0.0348984210083921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329615977222946" calcext:value-type="float">
            <text:p>0.0329615977222946</text:p>
          </table:table-cell>
          <table:table-cell office:value-type="float" office:value="0.742118665648077" calcext:value-type="float">
            <text:p>0.742118665648077</text:p>
          </table:table-cell>
          <table:table-cell office:value-type="float" office:value="0.0359002591737236" calcext:value-type="float">
            <text:p>0.0359002591737236</text:p>
          </table:table-cell>
          <table:table-cell office:value-type="float" office:value="0.747389865036924" calcext:value-type="float">
            <text:p>0.747389865036924</text:p>
          </table:table-cell>
          <table:table-cell office:value-type="float" office:value="0.0197990219495817" calcext:value-type="float">
            <text:p>0.0197990219495817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331247609736423" calcext:value-type="float">
            <text:p>0.0331247609736423</text:p>
          </table:table-cell>
          <table:table-cell office:value-type="float" office:value="0.73307019777608" calcext:value-type="float">
            <text:p>0.73307019777608</text:p>
          </table:table-cell>
          <table:table-cell office:value-type="float" office:value="0.0279903716002714" calcext:value-type="float">
            <text:p>0.0279903716002714</text:p>
          </table:table-cell>
          <table:table-cell office:value-type="float" office:value="0.740836940836941" calcext:value-type="float">
            <text:p>0.740836940836941</text:p>
          </table:table-cell>
          <table:table-cell office:value-type="float" office:value="0.0362160348641547" calcext:value-type="float">
            <text:p>0.036216034864154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24754178096788" calcext:value-type="float">
            <text:p>0.0324754178096788</text:p>
          </table:table-cell>
          <table:table-cell office:value-type="float" office:value="0.74870554282319" calcext:value-type="float">
            <text:p>0.74870554282319</text:p>
          </table:table-cell>
          <table:table-cell office:value-type="float" office:value="0.0327846809794432" calcext:value-type="float">
            <text:p>0.032784680979443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94817568372758" calcext:value-type="float">
            <text:p>0.039481756837275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5683741063439" calcext:value-type="float">
            <text:p>0.0345683741063439</text:p>
          </table:table-cell>
          <table:table-cell office:value-type="float" office:value="0.74992784992785" calcext:value-type="float">
            <text:p>0.74992784992785</text:p>
          </table:table-cell>
          <table:table-cell office:value-type="float" office:value="0.03877683488278" calcext:value-type="float">
            <text:p>0.0387768348827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5890256529922" calcext:value-type="float">
            <text:p>0.0265890256529922</text:p>
          </table:table-cell>
          <table:table-cell office:value-type="float" office:value="0.766904337492573" calcext:value-type="float">
            <text:p>0.766904337492573</text:p>
          </table:table-cell>
          <table:table-cell office:value-type="float" office:value="0.0256576983990103" calcext:value-type="float">
            <text:p>0.0256576983990103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10639426507935" calcext:value-type="float">
            <text:p>0.0310639426507935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69285169437534" calcext:value-type="float">
            <text:p>0.0269285169437534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98770949038844" calcext:value-type="float">
            <text:p>0.0398770949038844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297057548677181" calcext:value-type="float">
            <text:p>0.0297057548677181</text:p>
          </table:table-cell>
          <table:table-cell office:value-type="float" office:value="0.747364400305577" calcext:value-type="float">
            <text:p>0.747364400305577</text:p>
          </table:table-cell>
          <table:table-cell office:value-type="float" office:value="0.0161843454621474" calcext:value-type="float">
            <text:p>0.0161843454621474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311092194943783" calcext:value-type="float">
            <text:p>0.0311092194943783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178552230642312" calcext:value-type="float">
            <text:p>0.0178552230642312</text:p>
          </table:table-cell>
          <table:table-cell office:value-type="float" office:value="0.753900348017995" calcext:value-type="float">
            <text:p>0.753900348017995</text:p>
          </table:table-cell>
          <table:table-cell office:value-type="float" office:value="0.0424259330761665" calcext:value-type="float">
            <text:p>0.0424259330761665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51336474813829" calcext:value-type="float">
            <text:p>0.035133647481382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324732961946875" calcext:value-type="float">
            <text:p>0.0324732961946875</text:p>
          </table:table-cell>
          <table:table-cell office:value-type="float" office:value="0.743468296409473" calcext:value-type="float">
            <text:p>0.743468296409473</text:p>
          </table:table-cell>
          <table:table-cell office:value-type="float" office:value="0.036143259485813" calcext:value-type="float">
            <text:p>0.036143259485813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332385553205368" calcext:value-type="float">
            <text:p>0.0332385553205368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40328827965237" calcext:value-type="float">
            <text:p>0.0340328827965237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10805945115971" calcext:value-type="float">
            <text:p>0.0310805945115971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288515019084304" calcext:value-type="float">
            <text:p>0.0288515019084304</text:p>
          </table:table-cell>
          <table:table-cell office:value-type="float" office:value="0.765588659706307" calcext:value-type="float">
            <text:p>0.765588659706307</text:p>
          </table:table-cell>
          <table:table-cell office:value-type="float" office:value="0.0298836575836675" calcext:value-type="float">
            <text:p>0.0298836575836675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8860868191634" calcext:value-type="float">
            <text:p>0.038860868191634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06629714796914" calcext:value-type="float">
            <text:p>0.0306629714796914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5563245332452" calcext:value-type="float">
            <text:p>0.0365563245332452</text:p>
          </table:table-cell>
          <table:table-cell office:value-type="float" office:value="0.770808929632459" calcext:value-type="float">
            <text:p>0.770808929632459</text:p>
          </table:table-cell>
          <table:table-cell office:value-type="float" office:value="0.0252392258795004" calcext:value-type="float">
            <text:p>0.025239225879500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272867564776173" calcext:value-type="float">
            <text:p>0.0272867564776173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333128153838635" calcext:value-type="float">
            <text:p>0.0333128153838635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19917316385126" calcext:value-type="float">
            <text:p>0.0219917316385126</text:p>
          </table:table-cell>
          <table:table-cell office:value-type="float" office:value="0.757813428401664" calcext:value-type="float">
            <text:p>0.757813428401664</text:p>
          </table:table-cell>
          <table:table-cell office:value-type="float" office:value="0.0367273591570491" calcext:value-type="float">
            <text:p>0.0367273591570491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16288695617802" calcext:value-type="float">
            <text:p>0.03162886956178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68177574059927" calcext:value-type="float">
            <text:p>0.768177574059927</text:p>
          </table:table-cell>
          <table:table-cell office:value-type="float" office:value="0.0369193282334668" calcext:value-type="float">
            <text:p>0.036919328233466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54777316247331" calcext:value-type="float">
            <text:p>0.0354777316247331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312778624597774" calcext:value-type="float">
            <text:p>0.0312778624597774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21046010645788" calcext:value-type="float">
            <text:p>0.0321046010645788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328647217244757" calcext:value-type="float">
            <text:p>0.0328647217244757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65229388287483" calcext:value-type="float">
            <text:p>0.0365229388287483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369307211462823" calcext:value-type="float">
            <text:p>0.0369307211462823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48435221650519" calcext:value-type="float">
            <text:p>0.0348435221650519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360002170051901" calcext:value-type="float">
            <text:p>0.0360002170051901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413084768176904" calcext:value-type="float">
            <text:p>0.0413084768176904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262479810560741" calcext:value-type="float">
            <text:p>0.026247981056074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291473085467157" calcext:value-type="float">
            <text:p>0.0291473085467157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324035913097027" calcext:value-type="float">
            <text:p>0.0324035913097027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308733016146402" calcext:value-type="float">
            <text:p>0.0308733016146402</text:p>
          </table:table-cell>
          <table:table-cell office:value-type="float" office:value="0.757804940157881" calcext:value-type="float">
            <text:p>0.757804940157881</text:p>
          </table:table-cell>
          <table:table-cell office:value-type="float" office:value="0.0344024708831389" calcext:value-type="float">
            <text:p>0.0344024708831389</text:p>
          </table:table-cell>
          <table:table-cell office:value-type="float" office:value="0.749961802902979" calcext:value-type="float">
            <text:p>0.749961802902979</text:p>
          </table:table-cell>
          <table:table-cell office:value-type="float" office:value="0.0310861228692465" calcext:value-type="float">
            <text:p>0.031086122869246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65571683218742" calcext:value-type="float">
            <text:p>0.765571683218742</text:p>
          </table:table-cell>
          <table:table-cell office:value-type="float" office:value="0.0346781587427787" calcext:value-type="float">
            <text:p>0.0346781587427787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05298419256521" calcext:value-type="float">
            <text:p>0.0405298419256521</text:p>
          </table:table-cell>
          <table:table-cell office:value-type="float" office:value="0.762948815889992" calcext:value-type="float">
            <text:p>0.762948815889992</text:p>
          </table:table-cell>
          <table:table-cell office:value-type="float" office:value="0.0387465271193919" calcext:value-type="float">
            <text:p>0.038746527119391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89980540552166" calcext:value-type="float">
            <text:p>0.0289980540552166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328647217244757" calcext:value-type="float">
            <text:p>0.0328647217244757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45091792817226" calcext:value-type="float">
            <text:p>0.03450917928172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8456360755113" calcext:value-type="float">
            <text:p>0.0338456360755113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39488182881087" calcext:value-type="float">
            <text:p>0.033948818288108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51872439333364" calcext:value-type="float">
            <text:p>0.0351872439333364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384799648839818" calcext:value-type="float">
            <text:p>0.0384799648839818</text:p>
          </table:table-cell>
          <table:table-cell office:value-type="float" office:value="0.764298446651388" calcext:value-type="float">
            <text:p>0.764298446651388</text:p>
          </table:table-cell>
          <table:table-cell office:value-type="float" office:value="0.0252471143090257" calcext:value-type="float">
            <text:p>0.025247114309025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32998547487705" calcext:value-type="float">
            <text:p>0.0332998547487705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374990878173186" calcext:value-type="float">
            <text:p>0.0374990878173186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78861739777519" calcext:value-type="float">
            <text:p>0.027886173977751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27034777309324" calcext:value-type="float">
            <text:p>0.0327034777309324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6640992392302" calcext:value-type="float">
            <text:p>0.026640992392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58292165350989" calcext:value-type="float">
            <text:p>0.758292165350989</text:p>
          </table:table-cell>
          <table:table-cell office:value-type="float" office:value="0.0336977317932744" calcext:value-type="float">
            <text:p>0.0336977317932744</text:p>
          </table:table-cell>
          <table:table-cell office:value-type="float" office:value="0.748153806977336" calcext:value-type="float">
            <text:p>0.748153806977336</text:p>
          </table:table-cell>
          <table:table-cell office:value-type="float" office:value="0.034107466572055" calcext:value-type="float">
            <text:p>0.034107466572055</text:p>
          </table:table-cell>
          <table:table-cell office:value-type="float" office:value="0.758020541549953" calcext:value-type="float">
            <text:p>0.758020541549953</text:p>
          </table:table-cell>
          <table:table-cell office:value-type="float" office:value="0.0370756028308605" calcext:value-type="float">
            <text:p>0.0370756028308605</text:p>
          </table:table-cell>
          <table:table-cell office:value-type="float" office:value="0.756718444953739" calcext:value-type="float">
            <text:p>0.756718444953739</text:p>
          </table:table-cell>
          <table:table-cell office:value-type="float" office:value="0.0341663868572006" calcext:value-type="float">
            <text:p>0.0341663868572006</text:p>
          </table:table-cell>
          <table:table-cell office:value-type="float" office:value="0.754365503777269" calcext:value-type="float">
            <text:p>0.754365503777269</text:p>
          </table:table-cell>
          <table:table-cell office:value-type="float" office:value="0.035411951580454" calcext:value-type="float">
            <text:p>0.035411951580454</text:p>
          </table:table-cell>
          <table:table-cell office:value-type="float" office:value="0.754105763517528" calcext:value-type="float">
            <text:p>0.754105763517528</text:p>
          </table:table-cell>
          <table:table-cell office:value-type="float" office:value="0.0302176351578206" calcext:value-type="float">
            <text:p>0.0302176351578206</text:p>
          </table:table-cell>
          <table:table-cell office:value-type="float" office:value="0.759594261947203" calcext:value-type="float">
            <text:p>0.759594261947203</text:p>
          </table:table-cell>
          <table:table-cell office:value-type="float" office:value="0.0319753323141823" calcext:value-type="float">
            <text:p>0.0319753323141823</text:p>
          </table:table-cell>
          <table:table-cell office:value-type="float" office:value="0.754109158815041" calcext:value-type="float">
            <text:p>0.754109158815041</text:p>
          </table:table-cell>
          <table:table-cell office:value-type="float" office:value="0.0366045030514538" calcext:value-type="float">
            <text:p>0.0366045030514538</text:p>
          </table:table-cell>
          <table:table-cell office:value-type="float" office:value="0.754920634920635" calcext:value-type="float">
            <text:p>0.754920634920635</text:p>
          </table:table-cell>
          <table:table-cell office:value-type="float" office:value="0.0316526376471828" calcext:value-type="float">
            <text:p>0.0316526376471828</text:p>
          </table:table-cell>
          <table:table-cell office:value-type="float" office:value="0.755418046006281" calcext:value-type="float">
            <text:p>0.755418046006281</text:p>
          </table:table-cell>
          <table:table-cell office:value-type="float" office:value="0.0382240564294388" calcext:value-type="float">
            <text:p>0.0382240564294388</text:p>
          </table:table-cell>
          <table:table-cell office:value-type="float" office:value="0.762461590696885" calcext:value-type="float">
            <text:p>0.762461590696885</text:p>
          </table:table-cell>
          <table:table-cell office:value-type="float" office:value="0.0278803347669226" calcext:value-type="float">
            <text:p>0.0278803347669226</text:p>
          </table:table-cell>
          <table:table-cell office:value-type="float" office:value="0.750472795178677" calcext:value-type="float">
            <text:p>0.750472795178677</text:p>
          </table:table-cell>
          <table:table-cell office:value-type="float" office:value="0.0283637048817949" calcext:value-type="float">
            <text:p>0.0283637048817949</text:p>
          </table:table-cell>
          <table:table-cell office:value-type="float" office:value="0.76038027332145" calcext:value-type="float">
            <text:p>0.76038027332145</text:p>
          </table:table-cell>
          <table:table-cell office:value-type="float" office:value="0.030824747190969" calcext:value-type="float">
            <text:p>0.030824747190969</text:p>
          </table:table-cell>
          <table:table-cell office:value-type="float" office:value="0.758305746541041" calcext:value-type="float">
            <text:p>0.758305746541041</text:p>
          </table:table-cell>
          <table:table-cell office:value-type="float" office:value="0.0263462382537556" calcext:value-type="float">
            <text:p>0.0263462382537556</text:p>
          </table:table-cell>
          <table:table-cell office:value-type="float" office:value="0.753117731941261" calcext:value-type="float">
            <text:p>0.753117731941261</text:p>
          </table:table-cell>
          <table:table-cell office:value-type="float" office:value="0.0348499224895117" calcext:value-type="float">
            <text:p>0.0348499224895117</text:p>
          </table:table-cell>
          <table:table-cell office:value-type="float" office:value="0.75126559714795" calcext:value-type="float">
            <text:p>0.75126559714795</text:p>
          </table:table-cell>
          <table:table-cell office:value-type="float" office:value="0.0321411334337733" calcext:value-type="float">
            <text:p>0.032141133433773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1515151515152" calcext:value-type="float">
            <text:p>0.951515151515152</text:p>
          </table:table-cell>
          <table:table-cell office:value-type="float" office:value="0.0102214016910108" calcext:value-type="float">
            <text:p>0.0102214016910108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67099567099567" calcext:value-type="float">
            <text:p>0.967099567099567</text:p>
          </table:table-cell>
          <table:table-cell office:value-type="float" office:value="0.0097282272962096" calcext:value-type="float">
            <text:p>0.009728227296209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41635030436517" calcext:value-type="float">
            <text:p>0.004163503043651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9729799615901" calcext:value-type="float">
            <text:p>0.0109729799615901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6799479545445" calcext:value-type="float">
            <text:p>0.009679947954544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49358243510785" calcext:value-type="float">
            <text:p>0.004935824351078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0312666016945" calcext:value-type="float">
            <text:p>0.01031266601694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83830808359467" calcext:value-type="float">
            <text:p>0.008383080835946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136895136803825" calcext:value-type="float">
            <text:p>0.013689513680382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4328573151563" calcext:value-type="float">
            <text:p>0.005432857315156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5844155844156" calcext:value-type="float">
            <text:p>0.955844155844156</text:p>
          </table:table-cell>
          <table:table-cell office:value-type="float" office:value="0.0118158823064555" calcext:value-type="float">
            <text:p>0.011815882306455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23710933225331" calcext:value-type="float">
            <text:p>0.00237109332253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59277333063329" calcext:value-type="float">
            <text:p>0.0059277333063329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96314266066177" calcext:value-type="float">
            <text:p>0.00963142660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1981909364833" calcext:value-type="float">
            <text:p>0.006198190936483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8640268937597" calcext:value-type="float">
            <text:p>0.0078640268937597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0062497513037" calcext:value-type="float">
            <text:p>0.006006249751303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5411255411255" calcext:value-type="float">
            <text:p>0.955411255411255</text:p>
          </table:table-cell>
          <table:table-cell office:value-type="float" office:value="0.0104480678667941" calcext:value-type="float">
            <text:p>0.010448067866794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39320134468798" calcext:value-type="float">
            <text:p>0.003932013446879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9768144386699" calcext:value-type="float">
            <text:p>0.008976814438669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4353091070639" calcext:value-type="float">
            <text:p>0.0074353091070639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3401839644212" calcext:value-type="float">
            <text:p>0.007340183964421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9277333063329" calcext:value-type="float">
            <text:p>0.0059277333063329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6925288720084" calcext:value-type="float">
            <text:p>0.0046925288720084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8008658008658" calcext:value-type="float">
            <text:p>0.958008658008658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39320134468798" calcext:value-type="float">
            <text:p>0.003932013446879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6714437261569" calcext:value-type="float">
            <text:p>0.006671443726156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90028720099937" calcext:value-type="float">
            <text:p>0.009002872009993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4353091070639" calcext:value-type="float">
            <text:p>0.0074353091070639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4980554440211" calcext:value-type="float">
            <text:p>0.0074980554440211</text:p>
          </table:table-cell>
          <table:table-cell office:value-type="float" office:value="0.978354978354978" calcext:value-type="float">
            <text:p>0.978354978354978</text:p>
          </table:table-cell>
          <table:table-cell office:value-type="float" office:value="0.0066714437261568" calcext:value-type="float">
            <text:p>0.006671443726156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75602810374775" calcext:value-type="float">
            <text:p>0.007560281037477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30192585018" calcext:value-type="float">
            <text:p>0.005301925850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9466694960525" calcext:value-type="float">
            <text:p>0.00694666949605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7575757575758" calcext:value-type="float">
            <text:p>0.957575757575758</text:p>
          </table:table-cell>
          <table:table-cell office:value-type="float" office:value="0.0092594154269296" calcext:value-type="float">
            <text:p>0.009259415426929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488407219335" calcext:value-type="float">
            <text:p>0.00448840721933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1063566960877" calcext:value-type="float">
            <text:p>0.009106356696087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5670995670996" calcext:value-type="float">
            <text:p>0.955670995670996</text:p>
          </table:table-cell>
          <table:table-cell office:value-type="float" office:value="0.0100143546756987" calcext:value-type="float">
            <text:p>0.01001435467569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407357170447664" calcext:value-type="float">
            <text:p>0.00407357170447664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62614004841912" calcext:value-type="float">
            <text:p>0.00762614004841912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741954179924824" calcext:value-type="float">
            <text:p>0.00741954179924824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0771191061615654" calcext:value-type="float">
            <text:p>0.00771191061615654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701564323618912" calcext:value-type="float">
            <text:p>0.00701564323618912</text:p>
          </table:table-cell>
          <table:table-cell office:value-type="float" office:value="0.975584415584416" calcext:value-type="float">
            <text:p>0.975584415584416</text:p>
          </table:table-cell>
          <table:table-cell office:value-type="float" office:value="0.0071258552589829" calcext:value-type="float">
            <text:p>0.0071258552589829</text:p>
          </table:table-cell>
          <table:table-cell office:value-type="float" office:value="0.976450216450216" calcext:value-type="float">
            <text:p>0.976450216450216</text:p>
          </table:table-cell>
          <table:table-cell office:value-type="float" office:value="0.00719341963275562" calcext:value-type="float">
            <text:p>0.00719341963275562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0672671771350976" calcext:value-type="float">
            <text:p>0.0067267177135097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33332959453708" calcext:value-type="float">
            <text:p>0.00733332959453708</text:p>
          </table:table-cell>
          <table:table-cell office:value-type="float" office:value="0.976450216450216" calcext:value-type="float">
            <text:p>0.976450216450216</text:p>
          </table:table-cell>
          <table:table-cell office:value-type="float" office:value="0.00803689912844718" calcext:value-type="float">
            <text:p>0.008036899128447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75283110693906" calcext:value-type="float">
            <text:p>0.00575283110693906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749758446381036" calcext:value-type="float">
            <text:p>0.00749758446381036</text:p>
          </table:table-cell>
          <table:table-cell office:value-type="float" office:value="0.975584415584416" calcext:value-type="float">
            <text:p>0.975584415584416</text:p>
          </table:table-cell>
          <table:table-cell office:value-type="float" office:value="0.00629629470376234" calcext:value-type="float">
            <text:p>0.00629629470376234</text:p>
          </table:table-cell>
          <table:table-cell office:value-type="float" office:value="0.974632034632034" calcext:value-type="float">
            <text:p>0.974632034632034</text:p>
          </table:table-cell>
          <table:table-cell office:value-type="float" office:value="0.00796846525673432" calcext:value-type="float">
            <text:p>0.00796846525673432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0626123679513252" calcext:value-type="float">
            <text:p>0.006261236795132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6411149825784" calcext:value-type="float">
            <text:p>0.76411149825784</text:p>
          </table:table-cell>
          <table:table-cell office:value-type="float" office:value="0.0696941536542827" calcext:value-type="float">
            <text:p>0.0696941536542827</text:p>
          </table:table-cell>
          <table:table-cell office:value-type="float" office:value="0.788269454123113" calcext:value-type="float">
            <text:p>0.788269454123113</text:p>
          </table:table-cell>
          <table:table-cell office:value-type="float" office:value="0.047223649501694" calcext:value-type="float">
            <text:p>0.047223649501694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50501617634249" calcext:value-type="float">
            <text:p>0.050501617634249</text:p>
          </table:table-cell>
          <table:table-cell office:value-type="float" office:value="0.803135888501742" calcext:value-type="float">
            <text:p>0.803135888501742</text:p>
          </table:table-cell>
          <table:table-cell office:value-type="float" office:value="0.0447248734351493" calcext:value-type="float">
            <text:p>0.0447248734351493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15054426740306" calcext:value-type="float">
            <text:p>0.0415054426740306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57306650774211" calcext:value-type="float">
            <text:p>0.0757306650774211</text:p>
          </table:table-cell>
          <table:table-cell office:value-type="float" office:value="0.778745644599303" calcext:value-type="float">
            <text:p>0.778745644599303</text:p>
          </table:table-cell>
          <table:table-cell office:value-type="float" office:value="0.0463631443814449" calcext:value-type="float">
            <text:p>0.0463631443814449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552911404540987" calcext:value-type="float">
            <text:p>0.0552911404540987</text:p>
          </table:table-cell>
          <table:table-cell office:value-type="float" office:value="0.797677119628339" calcext:value-type="float">
            <text:p>0.797677119628339</text:p>
          </table:table-cell>
          <table:table-cell office:value-type="float" office:value="0.0544649198936218" calcext:value-type="float">
            <text:p>0.0544649198936218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70459561238612" calcext:value-type="float">
            <text:p>0.070459561238612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595862396044339" calcext:value-type="float">
            <text:p>0.0595862396044339</text:p>
          </table:table-cell>
          <table:table-cell office:value-type="float" office:value="0.779210220673635" calcext:value-type="float">
            <text:p>0.779210220673635</text:p>
          </table:table-cell>
          <table:table-cell office:value-type="float" office:value="0.0561085010120573" calcext:value-type="float">
            <text:p>0.0561085010120573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580995869477964" calcext:value-type="float">
            <text:p>0.0580995869477964</text:p>
          </table:table-cell>
          <table:table-cell office:value-type="float" office:value="0.803600464576074" calcext:value-type="float">
            <text:p>0.803600464576074</text:p>
          </table:table-cell>
          <table:table-cell office:value-type="float" office:value="0.0838858164355784" calcext:value-type="float">
            <text:p>0.0838858164355784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592826763631776" calcext:value-type="float">
            <text:p>0.0592826763631776</text:p>
          </table:table-cell>
          <table:table-cell office:value-type="float" office:value="0.749361207897793" calcext:value-type="float">
            <text:p>0.749361207897793</text:p>
          </table:table-cell>
          <table:table-cell office:value-type="float" office:value="0.0759640927993723" calcext:value-type="float">
            <text:p>0.075964092799372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50174216027874" calcext:value-type="float">
            <text:p>0.750174216027874</text:p>
          </table:table-cell>
          <table:table-cell office:value-type="float" office:value="0.0899164008802176" calcext:value-type="float">
            <text:p>0.0899164008802176</text:p>
          </table:table-cell>
          <table:table-cell office:value-type="float" office:value="0.788385598141696" calcext:value-type="float">
            <text:p>0.788385598141696</text:p>
          </table:table-cell>
          <table:table-cell office:value-type="float" office:value="0.0269694314029268" calcext:value-type="float">
            <text:p>0.0269694314029268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614307442868406" calcext:value-type="float">
            <text:p>0.0614307442868406</text:p>
          </table:table-cell>
          <table:table-cell office:value-type="float" office:value="0.798141695702671" calcext:value-type="float">
            <text:p>0.798141695702671</text:p>
          </table:table-cell>
          <table:table-cell office:value-type="float" office:value="0.0687271864266402" calcext:value-type="float">
            <text:p>0.0687271864266402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931475029036" calcext:value-type="float">
            <text:p>0.7931475029036</text:p>
          </table:table-cell>
          <table:table-cell office:value-type="float" office:value="0.0629986291053916" calcext:value-type="float">
            <text:p>0.0629986291053916</text:p>
          </table:table-cell>
          <table:table-cell office:value-type="float" office:value="0.793379790940767" calcext:value-type="float">
            <text:p>0.793379790940767</text:p>
          </table:table-cell>
          <table:table-cell office:value-type="float" office:value="0.0262880896089014" calcext:value-type="float">
            <text:p>0.0262880896089014</text:p>
          </table:table-cell>
          <table:table-cell office:value-type="float" office:value="0.798141695702671" calcext:value-type="float">
            <text:p>0.798141695702671</text:p>
          </table:table-cell>
          <table:table-cell office:value-type="float" office:value="0.0264422207596078" calcext:value-type="float">
            <text:p>0.0264422207596078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170775157033336" calcext:value-type="float">
            <text:p>0.0170775157033336</text:p>
          </table:table-cell>
          <table:table-cell office:value-type="float" office:value="0.798373983739837" calcext:value-type="float">
            <text:p>0.798373983739837</text:p>
          </table:table-cell>
          <table:table-cell office:value-type="float" office:value="0.0566870268951555" calcext:value-type="float">
            <text:p>0.0566870268951555</text:p>
          </table:table-cell>
          <table:table-cell office:value-type="float" office:value="0.788734030197445" calcext:value-type="float">
            <text:p>0.788734030197445</text:p>
          </table:table-cell>
          <table:table-cell office:value-type="float" office:value="0.0506632936281505" calcext:value-type="float">
            <text:p>0.0506632936281505</text:p>
          </table:table-cell>
          <table:table-cell office:value-type="float" office:value="0.745528455284553" calcext:value-type="float">
            <text:p>0.745528455284553</text:p>
          </table:table-cell>
          <table:table-cell office:value-type="float" office:value="0.0333608404271575" calcext:value-type="float">
            <text:p>0.0333608404271575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567821324419414" calcext:value-type="float">
            <text:p>0.0567821324419414</text:p>
          </table:table-cell>
          <table:table-cell office:value-type="float" office:value="0.807897793263647" calcext:value-type="float">
            <text:p>0.807897793263647</text:p>
          </table:table-cell>
          <table:table-cell office:value-type="float" office:value="0.0217959654186406" calcext:value-type="float">
            <text:p>0.0217959654186406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70508722751003" calcext:value-type="float">
            <text:p>0.0470508722751003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373755530172666" calcext:value-type="float">
            <text:p>0.037375553017266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732920753330877" calcext:value-type="float">
            <text:p>0.073292075333087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098328791004792" calcext:value-type="float">
            <text:p>0.0098328791004792</text:p>
          </table:table-cell>
          <table:table-cell office:value-type="float" office:value="0.788734030197445" calcext:value-type="float">
            <text:p>0.788734030197445</text:p>
          </table:table-cell>
          <table:table-cell office:value-type="float" office:value="0.0374832215743984" calcext:value-type="float">
            <text:p>0.0374832215743984</text:p>
          </table:table-cell>
          <table:table-cell office:value-type="float" office:value="0.807897793263647" calcext:value-type="float">
            <text:p>0.807897793263647</text:p>
          </table:table-cell>
          <table:table-cell office:value-type="float" office:value="0.055136918697783" calcext:value-type="float">
            <text:p>0.055136918697783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373800641943379" calcext:value-type="float">
            <text:p>0.0373800641943379</text:p>
          </table:table-cell>
          <table:table-cell office:value-type="float" office:value="0.803019744483159" calcext:value-type="float">
            <text:p>0.803019744483159</text:p>
          </table:table-cell>
          <table:table-cell office:value-type="float" office:value="0.0451010569009965" calcext:value-type="float">
            <text:p>0.0451010569009965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7" calcext:value-type="float">
            <text:p>0.0306095131658807</text:p>
          </table:table-cell>
          <table:table-cell office:value-type="float" office:value="0.793379790940767" calcext:value-type="float">
            <text:p>0.793379790940767</text:p>
          </table:table-cell>
          <table:table-cell office:value-type="float" office:value="0.0262880896089014" calcext:value-type="float">
            <text:p>0.0262880896089014</text:p>
          </table:table-cell>
          <table:table-cell office:value-type="float" office:value="0.812659698025552" calcext:value-type="float">
            <text:p>0.812659698025552</text:p>
          </table:table-cell>
          <table:table-cell office:value-type="float" office:value="0.0637584647019859" calcext:value-type="float">
            <text:p>0.0637584647019859</text:p>
          </table:table-cell>
          <table:table-cell office:value-type="float" office:value="0.788385598141696" calcext:value-type="float">
            <text:p>0.788385598141696</text:p>
          </table:table-cell>
          <table:table-cell office:value-type="float" office:value="0.0397201506322873" calcext:value-type="float">
            <text:p>0.0397201506322873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346943199222546" calcext:value-type="float">
            <text:p>0.0346943199222546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478514766074849" calcext:value-type="float">
            <text:p>0.0478514766074849</text:p>
          </table:table-cell>
          <table:table-cell office:value-type="float" office:value="0.807897793263647" calcext:value-type="float">
            <text:p>0.807897793263647</text:p>
          </table:table-cell>
          <table:table-cell office:value-type="float" office:value="0.0365978077400422" calcext:value-type="float">
            <text:p>0.0365978077400422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355284913541055" calcext:value-type="float">
            <text:p>0.0355284913541055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40534262485482" calcext:value-type="float">
            <text:p>0.740534262485482</text:p>
          </table:table-cell>
          <table:table-cell office:value-type="float" office:value="0.0716164681598015" calcext:value-type="float">
            <text:p>0.0716164681598015</text:p>
          </table:table-cell>
          <table:table-cell office:value-type="float" office:value="0.78397212543554" calcext:value-type="float">
            <text:p>0.78397212543554</text:p>
          </table:table-cell>
          <table:table-cell office:value-type="float" office:value="0.0431944117808109" calcext:value-type="float">
            <text:p>0.0431944117808109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453214736181666" calcext:value-type="float">
            <text:p>0.0453214736181666</text:p>
          </table:table-cell>
          <table:table-cell office:value-type="float" office:value="0.798257839721254" calcext:value-type="float">
            <text:p>0.798257839721254</text:p>
          </table:table-cell>
          <table:table-cell office:value-type="float" office:value="0.0681840571865565" calcext:value-type="float">
            <text:p>0.0681840571865565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98257839721254" calcext:value-type="float">
            <text:p>0.798257839721254</text:p>
          </table:table-cell>
          <table:table-cell office:value-type="float" office:value="0.0458044238721146" calcext:value-type="float">
            <text:p>0.045804423872114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348335255620646" calcext:value-type="float">
            <text:p>0.034833525562064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275716702374067" calcext:value-type="float">
            <text:p>0.0275716702374067</text:p>
          </table:table-cell>
          <table:table-cell office:value-type="float" office:value="0.817421602787456" calcext:value-type="float">
            <text:p>0.817421602787456</text:p>
          </table:table-cell>
          <table:table-cell office:value-type="float" office:value="0.0355631202150606" calcext:value-type="float">
            <text:p>0.0355631202150606</text:p>
          </table:table-cell>
          <table:table-cell office:value-type="float" office:value="0.793379790940767" calcext:value-type="float">
            <text:p>0.793379790940767</text:p>
          </table:table-cell>
          <table:table-cell office:value-type="float" office:value="0.0493328469457292" calcext:value-type="float">
            <text:p>0.049332846945729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5199247213602" calcext:value-type="float">
            <text:p>0.0435199247213602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27687633902949" calcext:value-type="float">
            <text:p>0.0427687633902949</text:p>
          </table:table-cell>
          <table:table-cell office:value-type="float" office:value="0.812775842044135" calcext:value-type="float">
            <text:p>0.812775842044135</text:p>
          </table:table-cell>
          <table:table-cell office:value-type="float" office:value="0.0377034504875554" calcext:value-type="float">
            <text:p>0.0377034504875554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63602347737116" calcext:value-type="float">
            <text:p>0.046360234773711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80212350417655" calcext:value-type="float">
            <text:p>0.080212350417655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180378802864736" calcext:value-type="float">
            <text:p>0.018037880286473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64292523079541" calcext:value-type="float">
            <text:p>0.0364292523079541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86291508591773" calcext:value-type="float">
            <text:p>0.0586291508591773</text:p>
          </table:table-cell>
          <table:table-cell office:value-type="float" office:value="0.783623693379791" calcext:value-type="float">
            <text:p>0.783623693379791</text:p>
          </table:table-cell>
          <table:table-cell office:value-type="float" office:value="0.0379397374458793" calcext:value-type="float">
            <text:p>0.0379397374458793</text:p>
          </table:table-cell>
          <table:table-cell office:value-type="float" office:value="0.80801393728223" calcext:value-type="float">
            <text:p>0.80801393728223</text:p>
          </table:table-cell>
          <table:table-cell office:value-type="float" office:value="0.0430939699767142" calcext:value-type="float">
            <text:p>0.0430939699767142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347690849260232" calcext:value-type="float">
            <text:p>0.0347690849260232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6486196959608" calcext:value-type="float">
            <text:p>0.0276486196959608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412527956669082" calcext:value-type="float">
            <text:p>0.0412527956669082</text:p>
          </table:table-cell>
          <table:table-cell office:value-type="float" office:value="0.817305458768873" calcext:value-type="float">
            <text:p>0.817305458768873</text:p>
          </table:table-cell>
          <table:table-cell office:value-type="float" office:value="0.0364782829019613" calcext:value-type="float">
            <text:p>0.0364782829019613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331636427486878" calcext:value-type="float">
            <text:p>0.0331636427486878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6537247691621" calcext:value-type="float">
            <text:p>0.040653724769162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827293844367015" calcext:value-type="float">
            <text:p>0.827293844367015</text:p>
          </table:table-cell>
          <table:table-cell office:value-type="float" office:value="0.0504150669519968" calcext:value-type="float">
            <text:p>0.050415066951996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423953509658014" calcext:value-type="float">
            <text:p>0.0423953509658014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529921005974362" calcext:value-type="float">
            <text:p>0.05299210059743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51010452961672" calcext:value-type="float">
            <text:p>0.751010452961672</text:p>
          </table:table-cell>
          <table:table-cell office:value-type="float" office:value="0.0769462896890089" calcext:value-type="float">
            <text:p>0.0769462896890089</text:p>
          </table:table-cell>
          <table:table-cell office:value-type="float" office:value="0.783693379790941" calcext:value-type="float">
            <text:p>0.783693379790941</text:p>
          </table:table-cell>
          <table:table-cell office:value-type="float" office:value="0.0290516504144769" calcext:value-type="float">
            <text:p>0.0290516504144769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0.0462332618843217" calcext:value-type="float">
            <text:p>0.0462332618843217</text:p>
          </table:table-cell>
          <table:table-cell office:value-type="float" office:value="0.798234610917538" calcext:value-type="float">
            <text:p>0.798234610917538</text:p>
          </table:table-cell>
          <table:table-cell office:value-type="float" office:value="0.0590804373210613" calcext:value-type="float">
            <text:p>0.0590804373210613</text:p>
          </table:table-cell>
          <table:table-cell office:value-type="float" office:value="0.773124274099884" calcext:value-type="float">
            <text:p>0.773124274099884</text:p>
          </table:table-cell>
          <table:table-cell office:value-type="float" office:value="0.040927120978664" calcext:value-type="float">
            <text:p>0.040927120978664</text:p>
          </table:table-cell>
          <table:table-cell office:value-type="float" office:value="0.789570267131243" calcext:value-type="float">
            <text:p>0.789570267131243</text:p>
          </table:table-cell>
          <table:table-cell office:value-type="float" office:value="0.0545457489865276" calcext:value-type="float">
            <text:p>0.0545457489865276</text:p>
          </table:table-cell>
          <table:table-cell office:value-type="float" office:value="0.776980255516841" calcext:value-type="float">
            <text:p>0.776980255516841</text:p>
          </table:table-cell>
          <table:table-cell office:value-type="float" office:value="0.0339865796015939" calcext:value-type="float">
            <text:p>0.0339865796015939</text:p>
          </table:table-cell>
          <table:table-cell office:value-type="float" office:value="0.77602787456446" calcext:value-type="float">
            <text:p>0.77602787456446</text:p>
          </table:table-cell>
          <table:table-cell office:value-type="float" office:value="0.0349650039275225" calcext:value-type="float">
            <text:p>0.0349650039275225</text:p>
          </table:table-cell>
          <table:table-cell office:value-type="float" office:value="0.787526132404181" calcext:value-type="float">
            <text:p>0.787526132404181</text:p>
          </table:table-cell>
          <table:table-cell office:value-type="float" office:value="0.0333309982220343" calcext:value-type="float">
            <text:p>0.0333309982220343</text:p>
          </table:table-cell>
          <table:table-cell office:value-type="float" office:value="0.801138211382114" calcext:value-type="float">
            <text:p>0.801138211382114</text:p>
          </table:table-cell>
          <table:table-cell office:value-type="float" office:value="0.0525892911905551" calcext:value-type="float">
            <text:p>0.0525892911905551</text:p>
          </table:table-cell>
          <table:table-cell office:value-type="float" office:value="0.786620209059233" calcext:value-type="float">
            <text:p>0.786620209059233</text:p>
          </table:table-cell>
          <table:table-cell office:value-type="float" office:value="0.0464932347118577" calcext:value-type="float">
            <text:p>0.0464932347118577</text:p>
          </table:table-cell>
          <table:table-cell office:value-type="float" office:value="0.771335656213705" calcext:value-type="float">
            <text:p>0.771335656213705</text:p>
          </table:table-cell>
          <table:table-cell office:value-type="float" office:value="0.0416674621703983" calcext:value-type="float">
            <text:p>0.0416674621703983</text:p>
          </table:table-cell>
          <table:table-cell office:value-type="float" office:value="0.77588850174216" calcext:value-type="float">
            <text:p>0.77588850174216</text:p>
          </table:table-cell>
          <table:table-cell office:value-type="float" office:value="0.0466238917403719" calcext:value-type="float">
            <text:p>0.0466238917403719</text:p>
          </table:table-cell>
          <table:table-cell office:value-type="float" office:value="0.811893147502904" calcext:value-type="float">
            <text:p>0.811893147502904</text:p>
          </table:table-cell>
          <table:table-cell office:value-type="float" office:value="0.0460796214067627" calcext:value-type="float">
            <text:p>0.0460796214067627</text:p>
          </table:table-cell>
          <table:table-cell office:value-type="float" office:value="0.774076655052265" calcext:value-type="float">
            <text:p>0.774076655052265</text:p>
          </table:table-cell>
          <table:table-cell office:value-type="float" office:value="0.047204269618087" calcext:value-type="float">
            <text:p>0.047204269618087</text:p>
          </table:table-cell>
          <table:table-cell office:value-type="float" office:value="0.758466898954704" calcext:value-type="float">
            <text:p>0.758466898954704</text:p>
          </table:table-cell>
          <table:table-cell office:value-type="float" office:value="0.0513906735993027" calcext:value-type="float">
            <text:p>0.051390673599302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216393675241915" calcext:value-type="float">
            <text:p>0.021639367524191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88524900322554" calcext:value-type="float">
            <text:p>0.028852490032255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34939482315387" calcext:value-type="float">
            <text:p>0.053493948231538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176684695969408" calcext:value-type="float">
            <text:p>0.017668469596940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51612903225806" calcext:value-type="float">
            <text:p>0.851612903225806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134945165570012" calcext:value-type="float">
            <text:p>0.013494516557001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1029685178073" calcext:value-type="float">
            <text:p>0.02102968517807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176684695969408" calcext:value-type="float">
            <text:p>0.017668469596940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97130161529756" calcext:value-type="float">
            <text:p>0.049713016152975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61865195589559" calcext:value-type="float">
            <text:p>0.04618651955895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46962095413328" calcext:value-type="float">
            <text:p>0.054696209541332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134945165570012" calcext:value-type="float">
            <text:p>0.013494516557001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134945165570011" calcext:value-type="float">
            <text:p>0.01349451655700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790322580645161" calcext:value-type="float">
            <text:p>0.790322580645161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88524900322553" calcext:value-type="float">
            <text:p>0.028852490032255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83870967741935" calcext:value-type="float">
            <text:p>0.048387096774193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134945165570012" calcext:value-type="float">
            <text:p>0.013494516557001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47562481468116" calcext:value-type="float">
            <text:p>0.04475624814681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65027043954112" calcext:value-type="float">
            <text:p>0.0265027043954112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565667029572586" calcext:value-type="float">
            <text:p>0.05656670295725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1029685178073" calcext:value-type="float">
            <text:p>0.0210296851780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27594426896649" calcext:value-type="float">
            <text:p>0.052759442689664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05161290322581" calcext:value-type="float">
            <text:p>0.805161290322581</text:p>
          </table:table-cell>
          <table:table-cell office:value-type="float" office:value="0.0250318778011882" calcext:value-type="float">
            <text:p>0.025031877801188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296250515033627" calcext:value-type="float">
            <text:p>0.0296250515033627</text:p>
          </table:table-cell>
          <table:table-cell office:value-type="float" office:value="0.81741935483871" calcext:value-type="float">
            <text:p>0.81741935483871</text:p>
          </table:table-cell>
          <table:table-cell office:value-type="float" office:value="0.043997392765097" calcext:value-type="float">
            <text:p>0.0439973927650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56899772918674" calcext:value-type="float">
            <text:p>0.0256899772918674</text:p>
          </table:table-cell>
          <table:table-cell office:value-type="float" office:value="0.818709677419355" calcext:value-type="float">
            <text:p>0.818709677419355</text:p>
          </table:table-cell>
          <table:table-cell office:value-type="float" office:value="0.0348843845408082" calcext:value-type="float">
            <text:p>0.0348843845408082</text:p>
          </table:table-cell>
          <table:table-cell office:value-type="float" office:value="0.838064516129032" calcext:value-type="float">
            <text:p>0.838064516129032</text:p>
          </table:table-cell>
          <table:table-cell office:value-type="float" office:value="0.0347148110091131" calcext:value-type="float">
            <text:p>0.0347148110091131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65734508734634" calcext:value-type="float">
            <text:p>0.046573450873463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05097874978931" calcext:value-type="float">
            <text:p>0.0305097874978931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403471449115727" calcext:value-type="float">
            <text:p>0.0403471449115727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225932471981584" calcext:value-type="float">
            <text:p>0.0225932471981584</text:p>
          </table:table-cell>
          <table:table-cell office:value-type="float" office:value="0.821290322580645" calcext:value-type="float">
            <text:p>0.821290322580645</text:p>
          </table:table-cell>
          <table:table-cell office:value-type="float" office:value="0.0402441054937011" calcext:value-type="float">
            <text:p>0.0402441054937011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234207125962181" calcext:value-type="float">
            <text:p>0.0234207125962181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364680203797556" calcext:value-type="float">
            <text:p>0.0364680203797556</text:p>
          </table:table-cell>
          <table:table-cell office:value-type="float" office:value="0.836129032258065" calcext:value-type="float">
            <text:p>0.836129032258065</text:p>
          </table:table-cell>
          <table:table-cell office:value-type="float" office:value="0.0174876659362849" calcext:value-type="float">
            <text:p>0.0174876659362849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8526388080455" calcext:value-type="float">
            <text:p>0.04852638808045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8289408442119" calcext:value-type="float">
            <text:p>0.037828940844211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253592828835908" calcext:value-type="float">
            <text:p>0.0253592828835908</text:p>
          </table:table-cell>
          <table:table-cell office:value-type="float" office:value="0.947306318894582" calcext:value-type="float">
            <text:p>0.947306318894582</text:p>
          </table:table-cell>
          <table:table-cell office:value-type="float" office:value="0.0247562017947941" calcext:value-type="float">
            <text:p>0.0247562017947941</text:p>
          </table:table-cell>
          <table:table-cell office:value-type="float" office:value="0.950830616363919" calcext:value-type="float">
            <text:p>0.950830616363919</text:p>
          </table:table-cell>
          <table:table-cell office:value-type="float" office:value="0.0374897417918198" calcext:value-type="float">
            <text:p>0.0374897417918198</text:p>
          </table:table-cell>
          <table:table-cell office:value-type="float" office:value="0.943719919267195" calcext:value-type="float">
            <text:p>0.943719919267195</text:p>
          </table:table-cell>
          <table:table-cell office:value-type="float" office:value="0.026176250693854" calcext:value-type="float">
            <text:p>0.026176250693854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02258962274845" calcext:value-type="float">
            <text:p>0.0202258962274845</text:p>
          </table:table-cell>
          <table:table-cell office:value-type="float" office:value="0.936686849868033" calcext:value-type="float">
            <text:p>0.936686849868033</text:p>
          </table:table-cell>
          <table:table-cell office:value-type="float" office:value="0.0267873827276518" calcext:value-type="float">
            <text:p>0.0267873827276518</text:p>
          </table:table-cell>
          <table:table-cell office:value-type="float" office:value="0.947290793355069" calcext:value-type="float">
            <text:p>0.947290793355069</text:p>
          </table:table-cell>
          <table:table-cell office:value-type="float" office:value="0.0247770416168826" calcext:value-type="float">
            <text:p>0.024777041616882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56220561447801" calcext:value-type="float">
            <text:p>0.025622056144780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60461228049316" calcext:value-type="float">
            <text:p>0.0260461228049316</text:p>
          </table:table-cell>
          <table:table-cell office:value-type="float" office:value="0.941981058841795" calcext:value-type="float">
            <text:p>0.941981058841795</text:p>
          </table:table-cell>
          <table:table-cell office:value-type="float" office:value="0.0260963953261964" calcext:value-type="float">
            <text:p>0.0260963953261964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158839244573637" calcext:value-type="float">
            <text:p>0.0158839244573637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9" calcext:value-type="float">
            <text:p>0.0115103055904239</text:p>
          </table:table-cell>
          <table:table-cell office:value-type="float" office:value="0.959524918490918" calcext:value-type="float">
            <text:p>0.959524918490918</text:p>
          </table:table-cell>
          <table:table-cell office:value-type="float" office:value="0.0289890136506724" calcext:value-type="float">
            <text:p>0.0289890136506724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24872982990412" calcext:value-type="float">
            <text:p>0.0224872982990412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66881834016944" calcext:value-type="float">
            <text:p>0.026688183401694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1965533302282" calcext:value-type="float">
            <text:p>0.941965533302282</text:p>
          </table:table-cell>
          <table:table-cell office:value-type="float" office:value="0.0296133438210067" calcext:value-type="float">
            <text:p>0.0296133438210067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117265880949493" calcext:value-type="float">
            <text:p>0.0117265880949493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26720396203077" calcext:value-type="float">
            <text:p>0.02672039620307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88945890529161" calcext:value-type="float">
            <text:p>0.028894589052916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45245542329019" calcext:value-type="float">
            <text:p>0.0245245542329019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73282904162216" calcext:value-type="float">
            <text:p>0.0273282904162216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82829626081329" calcext:value-type="float">
            <text:p>0.0182829626081329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254022095782917" calcext:value-type="float">
            <text:p>0.0254022095782917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2" calcext:value-type="float">
            <text:p>0.0219412596434522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68336337847843" calcext:value-type="float">
            <text:p>0.0168336337847843</text:p>
          </table:table-cell>
          <table:table-cell office:value-type="float" office:value="0.952507374631269" calcext:value-type="float">
            <text:p>0.952507374631269</text:p>
          </table:table-cell>
          <table:table-cell office:value-type="float" office:value="0.0221793485372714" calcext:value-type="float">
            <text:p>0.022179348537271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43755543909696" calcext:value-type="float">
            <text:p>0.024375554390969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84609755045058" calcext:value-type="float">
            <text:p>0.028460975504505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1965533302282" calcext:value-type="float">
            <text:p>0.941965533302282</text:p>
          </table:table-cell>
          <table:table-cell office:value-type="float" office:value="0.0315019088553646" calcext:value-type="float">
            <text:p>0.0315019088553646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15228113073868" calcext:value-type="float">
            <text:p>0.0115228113073868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41376332236012" calcext:value-type="float">
            <text:p>0.024137633223601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301888616559669" calcext:value-type="float">
            <text:p>0.030188861655966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45678724495018" calcext:value-type="float">
            <text:p>0.024567872449501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7786058065518" calcext:value-type="float">
            <text:p>0.957786058065518</text:p>
          </table:table-cell>
          <table:table-cell office:value-type="float" office:value="0.0274168895447247" calcext:value-type="float">
            <text:p>0.0274168895447247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28011458300872" calcext:value-type="float">
            <text:p>0.022801145830087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0943483140925" calcext:value-type="float">
            <text:p>0.0220943483140925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89820436003941" calcext:value-type="float">
            <text:p>0.018982043600394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192513246760179" calcext:value-type="float">
            <text:p>0.019251324676017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1965533302282" calcext:value-type="float">
            <text:p>0.941965533302282</text:p>
          </table:table-cell>
          <table:table-cell office:value-type="float" office:value="0.0332834852562385" calcext:value-type="float">
            <text:p>0.033283485256238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27697665175213" calcext:value-type="float">
            <text:p>0.022769766517521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82209833300221" calcext:value-type="float">
            <text:p>0.028220983330022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68141844173104" calcext:value-type="float">
            <text:p>0.0268141844173104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53387792349691" calcext:value-type="float">
            <text:p>0.025338779234969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0943483140925" calcext:value-type="float">
            <text:p>0.0220943483140925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59216422776934" calcext:value-type="float">
            <text:p>0.0259216422776934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56685228945956" calcext:value-type="float">
            <text:p>0.0256685228945956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06312748647575" calcext:value-type="float">
            <text:p>0.02063127486475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8213499348798" calcext:value-type="float">
            <text:p>0.018213499348798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82829626081329" calcext:value-type="float">
            <text:p>0.0182829626081329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021114733737" calcext:value-type="float">
            <text:p>0.94021114733737</text:p>
          </table:table-cell>
          <table:table-cell office:value-type="float" office:value="0.0288126574669714" calcext:value-type="float">
            <text:p>0.0288126574669714</text:p>
          </table:table-cell>
          <table:table-cell office:value-type="float" office:value="0.948998602701444" calcext:value-type="float">
            <text:p>0.948998602701444</text:p>
          </table:table-cell>
          <table:table-cell office:value-type="float" office:value="0.0158839244573636" calcext:value-type="float">
            <text:p>0.0158839244573636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241376332236012" calcext:value-type="float">
            <text:p>0.024137633223601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73507067104523" calcext:value-type="float">
            <text:p>0.027350706710452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60869145270578" calcext:value-type="float">
            <text:p>0.026086914527057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53481832567805" calcext:value-type="float">
            <text:p>0.0253481832567805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45245542329019" calcext:value-type="float">
            <text:p>0.0245245542329019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1535244109516" calcext:value-type="float">
            <text:p>0.02153524410951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27604488681274" calcext:value-type="float">
            <text:p>0.0227604488681274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56685228945956" calcext:value-type="float">
            <text:p>0.025668522894595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10122705678231" calcext:value-type="float">
            <text:p>0.021012270567823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07374631269" calcext:value-type="float">
            <text:p>0.952507374631269</text:p>
          </table:table-cell>
          <table:table-cell office:value-type="float" office:value="0.0212943683896529" calcext:value-type="float">
            <text:p>0.021294368389652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01114922841235" calcext:value-type="float">
            <text:p>0.0201114922841235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192513246760179" calcext:value-type="float">
            <text:p>0.01925132467601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1968638410185" calcext:value-type="float">
            <text:p>0.941968638410185</text:p>
          </table:table-cell>
          <table:table-cell office:value-type="float" office:value="0.0297141356566344" calcext:value-type="float">
            <text:p>0.0297141356566344</text:p>
          </table:table-cell>
          <table:table-cell office:value-type="float" office:value="0.948324794286602" calcext:value-type="float">
            <text:p>0.948324794286602</text:p>
          </table:table-cell>
          <table:table-cell office:value-type="float" office:value="0.0150907259456381" calcext:value-type="float">
            <text:p>0.0150907259456381</text:p>
          </table:table-cell>
          <table:table-cell office:value-type="float" office:value="0.948666356155876" calcext:value-type="float">
            <text:p>0.948666356155876</text:p>
          </table:table-cell>
          <table:table-cell office:value-type="float" office:value="0.0270510341919241" calcext:value-type="float">
            <text:p>0.0270510341919241</text:p>
          </table:table-cell>
          <table:table-cell office:value-type="float" office:value="0.951470268591834" calcext:value-type="float">
            <text:p>0.951470268591834</text:p>
          </table:table-cell>
          <table:table-cell office:value-type="float" office:value="0.0276451026882749" calcext:value-type="float">
            <text:p>0.0276451026882749</text:p>
          </table:table-cell>
          <table:table-cell office:value-type="float" office:value="0.952532215494488" calcext:value-type="float">
            <text:p>0.952532215494488</text:p>
          </table:table-cell>
          <table:table-cell office:value-type="float" office:value="0.024360167872881" calcext:value-type="float">
            <text:p>0.024360167872881</text:p>
          </table:table-cell>
          <table:table-cell office:value-type="float" office:value="0.947955286446204" calcext:value-type="float">
            <text:p>0.947955286446204</text:p>
          </table:table-cell>
          <table:table-cell office:value-type="float" office:value="0.0261691826534932" calcext:value-type="float">
            <text:p>0.0261691826534932</text:p>
          </table:table-cell>
          <table:table-cell office:value-type="float" office:value="0.950076075143611" calcext:value-type="float">
            <text:p>0.950076075143611</text:p>
          </table:table-cell>
          <table:table-cell office:value-type="float" office:value="0.023087700552191" calcext:value-type="float">
            <text:p>0.023087700552191</text:p>
          </table:table-cell>
          <table:table-cell office:value-type="float" office:value="0.955696320447136" calcext:value-type="float">
            <text:p>0.955696320447136</text:p>
          </table:table-cell>
          <table:table-cell office:value-type="float" office:value="0.0208932548824337" calcext:value-type="float">
            <text:p>0.0208932548824337</text:p>
          </table:table-cell>
          <table:table-cell office:value-type="float" office:value="0.949718987734824" calcext:value-type="float">
            <text:p>0.949718987734824</text:p>
          </table:table-cell>
          <table:table-cell office:value-type="float" office:value="0.0224984094842205" calcext:value-type="float">
            <text:p>0.0224984094842205</text:p>
          </table:table-cell>
          <table:table-cell office:value-type="float" office:value="0.955336127930446" calcext:value-type="float">
            <text:p>0.955336127930446</text:p>
          </table:table-cell>
          <table:table-cell office:value-type="float" office:value="0.0255094626147538" calcext:value-type="float">
            <text:p>0.0255094626147538</text:p>
          </table:table-cell>
          <table:table-cell office:value-type="float" office:value="0.952519795062879" calcext:value-type="float">
            <text:p>0.952519795062879</text:p>
          </table:table-cell>
          <table:table-cell office:value-type="float" office:value="0.0244351693177854" calcext:value-type="float">
            <text:p>0.0244351693177854</text:p>
          </table:table-cell>
          <table:table-cell office:value-type="float" office:value="0.950063654712001" calcext:value-type="float">
            <text:p>0.950063654712001</text:p>
          </table:table-cell>
          <table:table-cell office:value-type="float" office:value="0.0195438960362824" calcext:value-type="float">
            <text:p>0.0195438960362824</text:p>
          </table:table-cell>
          <table:table-cell office:value-type="float" office:value="0.951141127154168" calcext:value-type="float">
            <text:p>0.951141127154168</text:p>
          </table:table-cell>
          <table:table-cell office:value-type="float" office:value="0.0165352379940214" calcext:value-type="float">
            <text:p>0.0165352379940214</text:p>
          </table:table-cell>
          <table:table-cell office:value-type="float" office:value="0.954267970811986" calcext:value-type="float">
            <text:p>0.954267970811986</text:p>
          </table:table-cell>
          <table:table-cell office:value-type="float" office:value="0.0219779635785945" calcext:value-type="float">
            <text:p>0.0219779635785945</text:p>
          </table:table-cell>
          <table:table-cell office:value-type="float" office:value="0.952526005278683" calcext:value-type="float">
            <text:p>0.952526005278683</text:p>
          </table:table-cell>
          <table:table-cell office:value-type="float" office:value="0.0205721048279088" calcext:value-type="float">
            <text:p>0.0205721048279088</text:p>
          </table:table-cell>
          <table:table-cell office:value-type="float" office:value="0.954289706567303" calcext:value-type="float">
            <text:p>0.954289706567303</text:p>
          </table:table-cell>
          <table:table-cell office:value-type="float" office:value="0.022025205239673" calcext:value-type="float">
            <text:p>0.02202520523967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1024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0153333333333332" calcext:value-type="float">
            <text:p>0.015</text:p>
          </table:table-cell>
          <table:table-cell office:value-type="float" office:value="-0.0116666666666667" calcext:value-type="float">
            <text:p>-0.0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33333333333342" calcext:value-type="float">
            <text:p>0.009</text:p>
          </table:table-cell>
          <table:table-cell table:number-columns-repeated="2" office:value-type="float" office:value="0.0086666666666666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46666666666667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-0.00666666666666671" calcext:value-type="float">
            <text:p>-0.007</text:p>
          </table:table-cell>
          <table:table-cell office:value-type="float" office:value="0.0103333333333334" calcext:value-type="float">
            <text:p>0.010</text:p>
          </table:table-cell>
          <table:table-cell office:value-type="float" office:value="0.0123333333333334" calcext:value-type="float">
            <text:p>0.012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33333333333319" calcext:value-type="float">
            <text:p>0.006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103333333333334" calcext:value-type="float">
            <text:p>0.010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0116666666666668" calcext:value-type="float">
            <text:p>0.012</text:p>
          </table:table-cell>
          <table:table-cell office:value-type="float" office:value="-0.0073333333333333" calcext:value-type="float">
            <text:p>-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0126666666666666" calcext:value-type="float">
            <text:p>0.013</text:p>
          </table:table-cell>
          <table:table-cell office:value-type="float" office:value="-0.0083333333333333" calcext:value-type="float">
            <text:p>-0.008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6666666666668" calcext:value-type="float">
            <text:p>0.011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-0.0103333333333333" calcext:value-type="float">
            <text:p>-0.010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833333333333353" calcext:value-type="float">
            <text:p>0.008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73333333333333" calcext:value-type="float">
            <text:p>0.007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49999999999998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0.0125999999999999" calcext:value-type="float">
            <text:p>0.013</text:p>
          </table:table-cell>
          <table:table-cell office:value-type="float" office:value="-0.0088666666666668" calcext:value-type="float">
            <text:p>-0.009</text:p>
          </table:table-cell>
          <table:table-cell office:value-type="float" office:value="0.0107999999999999" calcext:value-type="float">
            <text:p>0.011</text:p>
          </table:table-cell>
          <table:table-cell office:value-type="float" office:value="0.0113333333333334" calcext:value-type="float">
            <text:p>0.011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0753333333333339" calcext:value-type="float">
            <text:p>0.008</text:p>
          </table:table-cell>
          <table:table-cell office:value-type="float" office:value="0.00919999999999988" calcext:value-type="float">
            <text:p>0.009</text:p>
          </table:table-cell>
          <table:table-cell office:value-type="float" office:value="0.00859999999999994" calcext:value-type="float">
            <text:p>0.009</text:p>
          </table:table-cell>
          <table:table-cell office:value-type="float" office:value="0.00713333333333321" calcext:value-type="float">
            <text:p>0.007</text:p>
          </table:table-cell>
          <table:table-cell office:value-type="float" office:value="0.00506666666666666" calcext:value-type="float">
            <text:p>0.005</text:p>
          </table:table-cell>
          <table:table-cell office:value-type="float" office:value="0.00566666666666649" calcext:value-type="float">
            <text:p>0.006</text:p>
          </table:table-cell>
          <table:table-cell office:value-type="float" office:value="0.00706666666666667" calcext:value-type="float">
            <text:p>0.007</text:p>
          </table:table-cell>
          <table:table-cell office:value-type="float" office:value="0.00886666666666658" calcext:value-type="float">
            <text:p>0.009</text:p>
          </table:table-cell>
          <table:table-cell office:value-type="float" office:value="0.00106666666666655" calcext:value-type="float">
            <text:p>0.001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0486666666666658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01425" calcext:value-type="float">
            <text:p>0.014</text:p>
          </table:table-cell>
          <table:table-cell office:value-type="float" office:value="-0.0112500000000001" calcext:value-type="float">
            <text:p>-0.011</text:p>
          </table:table-cell>
          <table:table-cell office:value-type="float" office:value="0.0112499999999999" calcext:value-type="float">
            <text:p>0.011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102500000000001" calcext:value-type="float">
            <text:p>0.010</text:p>
          </table:table-cell>
          <table:table-cell office:value-type="float" office:value="0.0112499999999999" calcext:value-type="float">
            <text:p>0.011</text:p>
          </table:table-cell>
          <table:table-cell office:value-type="float" office:value="0.00124999999999986" calcext:value-type="float">
            <text:p>0.001</text:p>
          </table:table-cell>
          <table:table-cell office:value-type="float" office:value="0.00749999999999984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524999999999998" calcext:value-type="float">
            <text:p>0.005</text:p>
          </table:table-cell>
          <table:table-cell office:value-type="float" office:value="0.00574999999999992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0140000000000001" calcext:value-type="float">
            <text:p>0.014</text:p>
          </table:table-cell>
          <table:table-cell office:value-type="float" office:value="-0.00724999999999998" calcext:value-type="float">
            <text:p>-0.007</text:p>
          </table:table-cell>
          <table:table-cell office:value-type="float" office:value="0.01175" calcext:value-type="float">
            <text:p>0.012</text:p>
          </table:table-cell>
          <table:table-cell office:value-type="float" office:value="0.01075" calcext:value-type="float">
            <text:p>0.011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0450000000000006" calcext:value-type="float">
            <text:p>0.005</text:p>
          </table:table-cell>
          <table:table-cell office:value-type="float" office:value="0.01" calcext:value-type="float">
            <text:p>0.010</text:p>
          </table:table-cell>
          <table:table-cell office:value-type="float" office:value="0.0105000000000001" calcext:value-type="float">
            <text:p>0.011</text:p>
          </table:table-cell>
          <table:table-cell office:value-type="float" office:value="0.00975000000000004" calcext:value-type="float">
            <text:p>0.010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724999999999998" calcext:value-type="float">
            <text:p>0.007</text:p>
          </table:table-cell>
          <table:table-cell office:value-type="float" office:value="0.00649999999999995" calcext:value-type="float">
            <text:p>0.00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00750000000000028" calcext:value-type="float">
            <text:p>-0.001</text:p>
          </table:table-cell>
          <table:table-cell office:value-type="float" office:value="0.00425000000000009" calcext:value-type="float">
            <text:p>0.004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01225" calcext:value-type="float">
            <text:p>0.012</text:p>
          </table:table-cell>
          <table:table-cell office:value-type="float" office:value="-0.00824999999999998" calcext:value-type="float">
            <text:p>-0.008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900000000000012" calcext:value-type="float">
            <text:p>0.009</text:p>
          </table:table-cell>
          <table:table-cell office:value-type="float" office:value="0.00850000000000006" calcext:value-type="float">
            <text:p>0.009</text:p>
          </table:table-cell>
          <table:table-cell office:value-type="float" office:value="0.00725000000000009" calcext:value-type="float">
            <text:p>0.007</text:p>
          </table:table-cell>
          <table:table-cell office:value-type="float" office:value="0.0107499999999999" calcext:value-type="float">
            <text:p>0.011</text:p>
          </table:table-cell>
          <table:table-cell office:value-type="float" office:value="0.00675000000000003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0249999999999972" calcext:value-type="float">
            <text:p>0.000</text:p>
          </table:table-cell>
          <table:table-cell table:number-columns-repeated="2" office:value-type="float" office:value="0.00550000000000017" calcext:value-type="float">
            <text:p>0.006</text:p>
          </table:table-cell>
          <table:table-cell office:value-type="float" office:value="0.00575000000000003" calcext:value-type="float">
            <text:p>0.006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.00675000000000003" calcext:value-type="float">
            <text:p>0.007</text:p>
          </table:table-cell>
          <table:table-cell office:value-type="float" office:value="0.00449999999999995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01525" calcext:value-type="float">
            <text:p>0.015</text:p>
          </table:table-cell>
          <table:table-cell office:value-type="float" office:value="-0.0102500000000001" calcext:value-type="float">
            <text:p>-0.010</text:p>
          </table:table-cell>
          <table:table-cell office:value-type="float" office:value="0.0132500000000001" calcext:value-type="float">
            <text:p>0.013</text:p>
          </table:table-cell>
          <table:table-cell office:value-type="float" office:value="0.0115000000000001" calcext:value-type="float">
            <text:p>0.012</text:p>
          </table:table-cell>
          <table:table-cell office:value-type="float" office:value="0.00950000000000006" calcext:value-type="float">
            <text:p>0.010</text:p>
          </table:table-cell>
          <table:table-cell office:value-type="float" office:value="0.00849999999999995" calcext:value-type="float">
            <text:p>0.008</text:p>
          </table:table-cell>
          <table:table-cell office:value-type="float" office:value="0.01075" calcext:value-type="float">
            <text:p>0.011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0750000000000017" calcext:value-type="float">
            <text:p>0.008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824999999999998" calcext:value-type="float">
            <text:p>0.008</text:p>
          </table:table-cell>
          <table:table-cell office:value-type="float" office:value="0.00724999999999998" calcext:value-type="float">
            <text:p>0.007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00749999999999995" calcext:value-type="float">
            <text:p>0.007</text:p>
          </table:table-cell>
          <table:table-cell office:value-type="float" office:value="0.00724999999999998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115000000000001" calcext:value-type="float">
            <text:p>-0.012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925000000000009" calcext:value-type="float">
            <text:p>0.009</text:p>
          </table:table-cell>
          <table:table-cell office:value-type="float" office:value="0.00825000000000009" calcext:value-type="float">
            <text:p>0.008</text:p>
          </table:table-cell>
          <table:table-cell office:value-type="float" office:value="0.00274999999999992" calcext:value-type="float">
            <text:p>0.003</text:p>
          </table:table-cell>
          <table:table-cell office:value-type="float" office:value="0.00825000000000009" calcext:value-type="float">
            <text:p>0.008</text:p>
          </table:table-cell>
          <table:table-cell office:value-type="float" office:value="0.00750000000000006" calcext:value-type="float">
            <text:p>0.008</text:p>
          </table:table-cell>
          <table:table-cell office:value-type="float" office:value="0.00624999999999998" calcext:value-type="float">
            <text:p>0.006</text:p>
          </table:table-cell>
          <table:table-cell office:value-type="float" office:value="-0.000749999999999917" calcext:value-type="float">
            <text:p>-0.001</text:p>
          </table:table-cell>
          <table:table-cell office:value-type="float" office:value="0.00475000000000014" calcext:value-type="float">
            <text:p>0.005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524999999999998" calcext:value-type="float">
            <text:p>0.005</text:p>
          </table:table-cell>
          <table:table-cell office:value-type="float" office:value="-0.00325000000000009" calcext:value-type="float">
            <text:p>-0.003</text:p>
          </table:table-cell>
          <table:table-cell office:value-type="float" office:value="0.00374999999999992" calcext:value-type="float">
            <text:p>0.004</text:p>
          </table:table-cell>
          <table:table-cell office:value-type="float" office:value="0.00349999999999995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0.01375" calcext:value-type="float">
            <text:p>0.014</text:p>
          </table:table-cell>
          <table:table-cell office:value-type="float" office:value="-0.00969999999999993" calcext:value-type="float">
            <text:p>-0.010</text:p>
          </table:table-cell>
          <table:table-cell office:value-type="float" office:value="0.01205" calcext:value-type="float">
            <text:p>0.012</text:p>
          </table:table-cell>
          <table:table-cell office:value-type="float" office:value="0.0101500000000001" calcext:value-type="float">
            <text:p>0.010</text:p>
          </table:table-cell>
          <table:table-cell office:value-type="float" office:value="0.0082000000000001" calcext:value-type="float">
            <text:p>0.008</text:p>
          </table:table-cell>
          <table:table-cell office:value-type="float" office:value="0.00585000000000002" calcext:value-type="float">
            <text:p>0.006</text:p>
          </table:table-cell>
          <table:table-cell office:value-type="float" office:value="0.01015" calcext:value-type="float">
            <text:p>0.010</text:p>
          </table:table-cell>
          <table:table-cell office:value-type="float" office:value="0.00875000000000004" calcext:value-type="float">
            <text:p>0.009</text:p>
          </table:table-cell>
          <table:table-cell office:value-type="float" office:value="0.00814999999999999" calcext:value-type="float">
            <text:p>0.008</text:p>
          </table:table-cell>
          <table:table-cell office:value-type="float" office:value="0.000850000000000128" calcext:value-type="float">
            <text:p>0.001</text:p>
          </table:table-cell>
          <table:table-cell office:value-type="float" office:value="0.00665000000000016" calcext:value-type="float">
            <text:p>0.007</text:p>
          </table:table-cell>
          <table:table-cell office:value-type="float" office:value="0.00565000000000016" calcext:value-type="float">
            <text:p>0.006</text:p>
          </table:table-cell>
          <table:table-cell office:value-type="float" office:value="0.00735000000000008" calcext:value-type="float">
            <text:p>0.007</text:p>
          </table:table-cell>
          <table:table-cell office:value-type="float" office:value="-0.000600000000000045" calcext:value-type="float">
            <text:p>-0.001</text:p>
          </table:table-cell>
          <table:table-cell office:value-type="float" office:value="0.00549999999999995" calcext:value-type="float">
            <text:p>0.005</text:p>
          </table:table-cell>
          <table:table-cell office:value-type="float" office:value="0.00560000000000005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0133333333333341" calcext:value-type="float">
            <text:p>-0.001</text:p>
          </table:table-cell>
          <table:table-cell table:number-columns-repeated="2" office:value-type="float" office:value="-0.00766666666666682" calcext:value-type="float">
            <text:p>-0.008</text:p>
          </table:table-cell>
          <table:table-cell office:value-type="float" office:value="-0.00533333333333363" calcext:value-type="float">
            <text:p>-0.005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466666666666682" calcext:value-type="float">
            <text:p>-0.005</text:p>
          </table:table-cell>
          <table:table-cell office:value-type="float" office:value="-0.00633333333333364" calcext:value-type="float">
            <text:p>-0.006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-0.00366666666666682" calcext:value-type="float">
            <text:p>-0.004</text:p>
          </table:table-cell>
          <table:table-cell table:number-columns-repeated="2" office:value-type="float" office:value="-0.00433333333333363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-0.0286666666666664" calcext:value-type="float">
            <text:p>-0.029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633333333333319" calcext:value-type="float">
            <text:p>-0.006</text:p>
          </table:table-cell>
          <table:table-cell office:value-type="float" office:value="-0.00266666666666637" calcext:value-type="float">
            <text:p>-0.003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299999999999978" calcext:value-type="float">
            <text:p>-0.003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299999999999978" calcext:value-type="float">
            <text:p>-0.003</text:p>
          </table:table-cell>
          <table:table-cell office:value-type="float" office:value="-0.00166666666666637" calcext:value-type="float">
            <text:p>-0.002</text:p>
          </table:table-cell>
          <table:table-cell office:value-type="float" office:value="-0.00533333333333319" calcext:value-type="float">
            <text:p>-0.005</text:p>
          </table:table-cell>
          <table:table-cell office:value-type="float" office:value="-0.00199999999999978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-0.0243333333333332" calcext:value-type="float">
            <text:p>-0.024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666666666666682" calcext:value-type="float">
            <text:p>-0.00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133333333333319" calcext:value-type="float">
            <text:p>0.001</text:p>
          </table:table-cell>
          <table:table-cell table:number-columns-repeated="2" office:value-type="float" office:value="0.000333333333333408" calcext:value-type="float">
            <text:p>0.00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00000000000023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2" office:value-type="float" office:value="-0.00166666666666659" calcext:value-type="float">
            <text:p>-0.002</text:p>
          </table:table-cell>
          <table:table-cell table:number-columns-repeated="2" office:value-type="float" office:value="0.000999999999999779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-0.0253333333333334" calcext:value-type="float">
            <text:p>-0.025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433333333333341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0333333333333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-0.0260666666666666" calcext:value-type="float">
            <text:p>-0.026</text:p>
          </table:table-cell>
          <table:table-cell office:value-type="float" office:value="-0.000866666666666682" calcext:value-type="float">
            <text:p>-0.001</text:p>
          </table:table-cell>
          <table:table-cell office:value-type="float" office:value="-0.0048666666666668" calcext:value-type="float">
            <text:p>-0.005</text:p>
          </table:table-cell>
          <table:table-cell office:value-type="float" office:value="-0.00600000000000012" calcext:value-type="float">
            <text:p>-0.006</text:p>
          </table:table-cell>
          <table:table-cell office:value-type="float" office:value="-0.00240000000000018" calcext:value-type="float">
            <text:p>-0.002</text:p>
          </table:table-cell>
          <table:table-cell office:value-type="float" office:value="-0.00226666666666664" calcext:value-type="float">
            <text:p>-0.002</text:p>
          </table:table-cell>
          <table:table-cell office:value-type="float" office:value="-0.000799999999999912" calcext:value-type="float">
            <text:p>-0.001</text:p>
          </table:table-cell>
          <table:table-cell office:value-type="float" office:value="-0.00160000000000005" calcext:value-type="float">
            <text:p>-0.002</text:p>
          </table:table-cell>
          <table:table-cell office:value-type="float" office:value="-0.00193333333333345" calcext:value-type="float">
            <text:p>-0.002</text:p>
          </table:table-cell>
          <table:table-cell office:value-type="float" office:value="0.000466666666666615" calcext:value-type="float">
            <text:p>0.000</text:p>
          </table:table-cell>
          <table:table-cell office:value-type="float" office:value="-0.000799999999999912" calcext:value-type="float">
            <text:p>-0.001</text:p>
          </table:table-cell>
          <table:table-cell office:value-type="float" office:value="-0.000533333333333275" calcext:value-type="float">
            <text:p>-0.001</text:p>
          </table:table-cell>
          <table:table-cell office:value-type="float" office:value="-0.00220000000000009" calcext:value-type="float">
            <text:p>-0.002</text:p>
          </table:table-cell>
          <table:table-cell office:value-type="float" office:value="-0.00153333333333328" calcext:value-type="float">
            <text:p>-0.002</text:p>
          </table:table-cell>
          <table:table-cell office:value-type="float" office:value="-0.00220000000000009" calcext:value-type="float">
            <text:p>-0.002</text:p>
          </table:table-cell>
          <table:table-cell office:value-type="float" office:value="-0.000133333333333319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0163333333333332" calcext:value-type="float">
            <text:p>0.016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3333333333332" calcext:value-type="float">
            <text:p>0.015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109999999999999" calcext:value-type="float">
            <text:p>0.01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86666666666666" calcext:value-type="float">
            <text:p>0.009</text:p>
          </table:table-cell>
          <table:table-cell office:value-type="float" office:value="0.00733333333333319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0110000000000001" calcext:value-type="float">
            <text:p>0.011</text:p>
          </table:table-cell>
          <table:table-cell office:value-type="float" office:value="-0.00800000000000001" calcext:value-type="float">
            <text:p>-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123333333333333" calcext:value-type="float">
            <text:p>0.012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2" office:value-type="float" office:value="0.00933333333333342" calcext:value-type="float">
            <text:p>0.009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0000000000001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0106666666666665" calcext:value-type="float">
            <text:p>0.011</text:p>
          </table:table-cell>
          <table:table-cell office:value-type="float" office:value="-0.00633333333333352" calcext:value-type="float">
            <text:p>-0.006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093333333333333" calcext:value-type="float">
            <text:p>0.009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199999999999989" calcext:value-type="float">
            <text:p>0.002</text:p>
          </table:table-cell>
          <table:table-cell office:value-type="float" office:value="0.00599999999999978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-0.00566666666666671" calcext:value-type="float">
            <text:p>-0.006</text:p>
          </table:table-cell>
          <table:table-cell office:value-type="float" office:value="0.0136666666666668" calcext:value-type="float">
            <text:p>0.014</text:p>
          </table:table-cell>
          <table:table-cell office:value-type="float" office:value="0.0126666666666667" calcext:value-type="float">
            <text:p>0.013</text:p>
          </table:table-cell>
          <table:table-cell office:value-type="float" office:value="0.00966666666666671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06666666666667" calcext:value-type="float">
            <text:p>0.011</text:p>
          </table:table-cell>
          <table:table-cell table:number-columns-repeated="2" office:value-type="float" office:value="0.00866666666666671" calcext:value-type="float">
            <text:p>0.009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0.00900000000000012" calcext:value-type="float">
            <text:p>0.009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-0.0086666666666666" calcext:value-type="float">
            <text:p>-0.009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900000000000023" calcext:value-type="float">
            <text:p>0.009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0666666666666815" calcext:value-type="float">
            <text:p>0.001</text:p>
          </table:table-cell>
          <table:table-cell table:number-columns-repeated="2" office:value-type="float" office:value="0.00700000000000001" calcext:value-type="float">
            <text:p>0.007</text:p>
          </table:table-cell>
          <table:table-cell office:value-type="float" office:value="0.00500000000000012" calcext:value-type="float">
            <text:p>0.005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600000000000012" calcext:value-type="float">
            <text:p>0.006</text:p>
          </table:table-cell>
          <table:table-cell office:value-type="float" office:value="0.00333333333333352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0.0107333333333333" calcext:value-type="float">
            <text:p>0.011</text:p>
          </table:table-cell>
          <table:table-cell office:value-type="float" office:value="-0.00706666666666655" calcext:value-type="float">
            <text:p>-0.007</text:p>
          </table:table-cell>
          <table:table-cell office:value-type="float" office:value="0.0134666666666667" calcext:value-type="float">
            <text:p>0.013</text:p>
          </table:table-cell>
          <table:table-cell office:value-type="float" office:value="0.0120666666666667" calcext:value-type="float">
            <text:p>0.012</text:p>
          </table:table-cell>
          <table:table-cell office:value-type="float" office:value="0.00880000000000014" calcext:value-type="float">
            <text:p>0.009</text:p>
          </table:table-cell>
          <table:table-cell office:value-type="float" office:value="0.00786666666666669" calcext:value-type="float">
            <text:p>0.008</text:p>
          </table:table-cell>
          <table:table-cell office:value-type="float" office:value="0.0104000000000001" calcext:value-type="float">
            <text:p>0.010</text:p>
          </table:table-cell>
          <table:table-cell office:value-type="float" office:value="0.00933333333333342" calcext:value-type="float">
            <text:p>0.009</text:p>
          </table:table-cell>
          <table:table-cell office:value-type="float" office:value="0.00906666666666678" calcext:value-type="float">
            <text:p>0.009</text:p>
          </table:table-cell>
          <table:table-cell office:value-type="float" office:value="0.00206666666666666" calcext:value-type="float">
            <text:p>0.002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886666666666669" calcext:value-type="float">
            <text:p>0.009</text:p>
          </table:table-cell>
          <table:table-cell office:value-type="float" office:value="0.00800000000000023" calcext:value-type="float">
            <text:p>0.008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48000000000000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0263333333333333" calcext:value-type="float">
            <text:p>0.026</text:p>
          </table:table-cell>
          <table:table-cell office:value-type="float" office:value="-0.0173333333333334" calcext:value-type="float">
            <text:p>-0.017</text:p>
          </table:table-cell>
          <table:table-cell office:value-type="float" office:value="0.0118333333333333" calcext:value-type="float">
            <text:p>0.012</text:p>
          </table:table-cell>
          <table:table-cell office:value-type="float" office:value="0.0183333333333333" calcext:value-type="float">
            <text:p>0.018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63333333333333" calcext:value-type="float">
            <text:p>0.016</text:p>
          </table:table-cell>
          <table:table-cell office:value-type="float" office:value="0.0096666666666666" calcext:value-type="float">
            <text:p>0.010</text:p>
          </table:table-cell>
          <table:table-cell office:value-type="float" office:value="0.0171666666666667" calcext:value-type="float">
            <text:p>0.017</text:p>
          </table:table-cell>
          <table:table-cell office:value-type="float" office:value="0.00916666666666666" calcext:value-type="float">
            <text:p>0.009</text:p>
          </table:table-cell>
          <table:table-cell office:value-type="float" office:value="0.00783333333333336" calcext:value-type="float">
            <text:p>0.008</text:p>
          </table:table-cell>
          <table:table-cell office:value-type="float" office:value="0.00583333333333325" calcext:value-type="float">
            <text:p>0.006</text:p>
          </table:table-cell>
          <table:table-cell office:value-type="float" office:value="0.0143333333333333" calcext:value-type="float">
            <text:p>0.014</text:p>
          </table:table-cell>
          <table:table-cell office:value-type="float" office:value="0.0146666666666667" calcext:value-type="float">
            <text:p>0.015</text:p>
          </table:table-cell>
          <table:table-cell office:value-type="float" office:value="0.0104999999999998" calcext:value-type="float">
            <text:p>0.010</text:p>
          </table:table-cell>
          <table:table-cell office:value-type="float" office:value="0.00816666666666666" calcext:value-type="float">
            <text:p>0.008</text:p>
          </table:table-cell>
          <table:table-cell office:value-type="float" office:value="0.00700000000000001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0195" calcext:value-type="float">
            <text:p>0.020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916666666666666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83333333333324" calcext:value-type="float">
            <text:p>0.004</text:p>
          </table:table-cell>
          <table:table-cell office:value-type="float" office:value="0.0083333333333333" calcext:value-type="float">
            <text:p>0.008</text:p>
          </table:table-cell>
          <table:table-cell office:value-type="float" office:value="0.00316666666666665" calcext:value-type="float">
            <text:p>0.003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0549999999999995" calcext:value-type="float">
            <text:p>0.005</text:p>
          </table:table-cell>
          <table:table-cell office:value-type="float" office:value="0.00349999999999995" calcext:value-type="float">
            <text:p>0.003</text:p>
          </table:table-cell>
          <table:table-cell office:value-type="float" office:value="0.00849999999999995" calcext:value-type="float">
            <text:p>0.008</text:p>
          </table:table-cell>
          <table:table-cell office:value-type="float" office:value="0.0056666666666666" calcext:value-type="float">
            <text:p>0.006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0.0023333333333333" calcext:value-type="float">
            <text:p>0.002</text:p>
          </table:table-cell>
          <table:table-cell office:value-type="float" office:value="0.00383333333333324" calcext:value-type="float">
            <text:p>0.004</text:p>
          </table:table-cell>
          <table:table-cell office:value-type="float" office:value="0.00483333333333325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99999999999999" calcext:value-type="float">
            <text:p>0.010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0416666666666665" calcext:value-type="float">
            <text:p>0.004</text:p>
          </table:table-cell>
          <table:table-cell office:value-type="float" office:value="0.0131666666666667" calcext:value-type="float">
            <text:p>0.013</text:p>
          </table:table-cell>
          <table:table-cell office:value-type="float" office:value="0.0063333333333333" calcext:value-type="float">
            <text:p>0.006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0599999999999989" calcext:value-type="float">
            <text:p>0.006</text:p>
          </table:table-cell>
          <table:table-cell table:number-columns-repeated="2" office:value-type="float" office:value="0.00700000000000001" calcext:value-type="float">
            <text:p>0.007</text:p>
          </table:table-cell>
          <table:table-cell office:value-type="float" office:value="0.00866666666666671" calcext:value-type="float">
            <text:p>0.009</text:p>
          </table:table-cell>
          <table:table-cell office:value-type="float" office:value="0.00650000000000006" calcext:value-type="float">
            <text:p>0.007</text:p>
          </table:table-cell>
          <table:table-cell office:value-type="float" office:value="0.00416666666666665" calcext:value-type="float">
            <text:p>0.004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68333333333333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0155000000000001" calcext:value-type="float">
            <text:p>0.016</text:p>
          </table:table-cell>
          <table:table-cell office:value-type="float" office:value="-0.0191666666666667" calcext:value-type="float">
            <text:p>-0.019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145000000000001" calcext:value-type="float">
            <text:p>0.015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103333333333333" calcext:value-type="float">
            <text:p>0.010</text:p>
          </table:table-cell>
          <table:table-cell office:value-type="float" office:value="0.00516666666666665" calcext:value-type="float">
            <text:p>0.005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383333333333336" calcext:value-type="float">
            <text:p>0.004</text:p>
          </table:table-cell>
          <table:table-cell office:value-type="float" office:value="0.00516666666666665" calcext:value-type="float">
            <text:p>0.005</text:p>
          </table:table-cell>
          <table:table-cell office:value-type="float" office:value="0.00483333333333336" calcext:value-type="float">
            <text:p>0.005</text:p>
          </table:table-cell>
          <table:table-cell office:value-type="float" office:value="0.00950000000000006" calcext:value-type="float">
            <text:p>0.010</text:p>
          </table:table-cell>
          <table:table-cell office:value-type="float" office:value="0.00316666666666676" calcext:value-type="float">
            <text:p>0.003</text:p>
          </table:table-cell>
          <table:table-cell office:value-type="float" office:value="0.00183333333333335" calcext:value-type="float">
            <text:p>0.002</text:p>
          </table:table-cell>
          <table:table-cell office:value-type="float" office:value="0.00116666666666665" calcext:value-type="float">
            <text:p>0.001</text:p>
          </table:table-cell>
          <table:table-cell office:value-type="float" office:value="0.00416666666666665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54999999999998" calcext:value-type="float">
            <text:p>-0.015</text:p>
          </table:table-cell>
          <table:table-cell office:value-type="float" office:value="0.0101666666666667" calcext:value-type="float">
            <text:p>0.010</text:p>
          </table:table-cell>
          <table:table-cell office:value-type="float" office:value="0.0183333333333334" calcext:value-type="float">
            <text:p>0.018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516666666666676" calcext:value-type="float">
            <text:p>0.005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566666666666671" calcext:value-type="float">
            <text:p>0.006</text:p>
          </table:table-cell>
          <table:table-cell table:number-columns-repeated="2" office:value-type="float" office:value="0.0083333333333333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0.0188666666666667" calcext:value-type="float">
            <text:p>0.019</text:p>
          </table:table-cell>
          <table:table-cell office:value-type="float" office:value="-0.0175999999999999" calcext:value-type="float">
            <text:p>-0.018</text:p>
          </table:table-cell>
          <table:table-cell office:value-type="float" office:value="0.00989999999999991" calcext:value-type="float">
            <text:p>0.010</text:p>
          </table:table-cell>
          <table:table-cell office:value-type="float" office:value="0.0177333333333334" calcext:value-type="float">
            <text:p>0.018</text:p>
          </table:table-cell>
          <table:table-cell office:value-type="float" office:value="0.00483333333333336" calcext:value-type="float">
            <text:p>0.005</text:p>
          </table:table-cell>
          <table:table-cell office:value-type="float" office:value="0.0120333333333333" calcext:value-type="float">
            <text:p>0.012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120666666666667" calcext:value-type="float">
            <text:p>0.012</text:p>
          </table:table-cell>
          <table:table-cell office:value-type="float" office:value="0.00593333333333335" calcext:value-type="float">
            <text:p>0.006</text:p>
          </table:table-cell>
          <table:table-cell office:value-type="float" office:value="0.00616666666666665" calcext:value-type="float">
            <text:p>0.006</text:p>
          </table:table-cell>
          <table:table-cell office:value-type="float" office:value="0.00636666666666663" calcext:value-type="float">
            <text:p>0.006</text:p>
          </table:table-cell>
          <table:table-cell office:value-type="float" office:value="0.00929999999999997" calcext:value-type="float">
            <text:p>0.009</text:p>
          </table:table-cell>
          <table:table-cell office:value-type="float" office:value="0.00806666666666667" calcext:value-type="float">
            <text:p>0.008</text:p>
          </table:table-cell>
          <table:table-cell office:value-type="float" office:value="0.00396666666666667" calcext:value-type="float">
            <text:p>0.004</text:p>
          </table:table-cell>
          <table:table-cell office:value-type="float" office:value="0.0044333333333334" calcext:value-type="float">
            <text:p>0.004</text:p>
          </table:table-cell>
          <table:table-cell office:value-type="float" office:value="0.0055666666666666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0076666666666666" calcext:value-type="float">
            <text:p>0.008</text:p>
          </table:table-cell>
          <table:table-cell office:value-type="float" office:value="-0.0066666666666666" calcext:value-type="float">
            <text:p>-0.007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833333333333341" calcext:value-type="float">
            <text:p>0.008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113333333333333" calcext:value-type="float">
            <text:p>0.011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-0.0150000000000001" calcext:value-type="float">
            <text:p>-0.015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233333333333308" calcext:value-type="float">
            <text:p>0.002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266666666666648" calcext:value-type="float">
            <text:p>0.003</text:p>
          </table:table-cell>
          <table:table-cell office:value-type="float" office:value="-0.00366666666666671" calcext:value-type="float">
            <text:p>-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166666666666682" calcext:value-type="float">
            <text:p>-0.002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266666666666682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70000000000001" calcext:value-type="float">
            <text:p>-0.017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300000000000011" calcext:value-type="float">
            <text:p>-0.003</text:p>
          </table:table-cell>
          <table:table-cell office:value-type="float" office:value="-0.00100000000000011" calcext:value-type="float">
            <text:p>-0.001</text:p>
          </table:table-cell>
          <table:table-cell office:value-type="float" office:value="-0.00199999999999989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-0.015" calcext:value-type="float">
            <text:p>-0.01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499999999999989" calcext:value-type="float">
            <text:p>0.005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33333333333297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66666666666671" calcext:value-type="float">
            <text:p>-0.004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0666666666666704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66666666666666" calcext:value-type="float">
            <text:p>-0.01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166666666666682" calcext:value-type="float">
            <text:p>0.002</text:p>
          </table:table-cell>
          <table:table-cell office:value-type="float" office:value="-0.0013333333333333" calcext:value-type="float">
            <text:p>-0.00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499999999999989" calcext:value-type="float">
            <text:p>-0.005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199999999999989" calcext:value-type="float">
            <text:p>-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99999999999989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23333333333333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0.00286666666666657" calcext:value-type="float">
            <text:p>0.003</text:p>
          </table:table-cell>
          <table:table-cell office:value-type="float" office:value="-0.0140666666666667" calcext:value-type="float">
            <text:p>-0.014</text:p>
          </table:table-cell>
          <table:table-cell office:value-type="float" office:value="0.00273333333333325" calcext:value-type="float">
            <text:p>0.003</text:p>
          </table:table-cell>
          <table:table-cell office:value-type="float" office:value="0.00353333333333339" calcext:value-type="float">
            <text:p>0.004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0866666666666682" calcext:value-type="float">
            <text:p>0.001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546666666666662" calcext:value-type="float">
            <text:p>0.005</text:p>
          </table:table-cell>
          <table:table-cell office:value-type="float" office:value="0.00239999999999985" calcext:value-type="float">
            <text:p>0.002</text:p>
          </table:table-cell>
          <table:table-cell office:value-type="float" office:value="-0.00340000000000007" calcext:value-type="float">
            <text:p>-0.003</text:p>
          </table:table-cell>
          <table:table-cell office:value-type="float" office:value="0.00273333333333325" calcext:value-type="float">
            <text:p>0.003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0.00153333333333328" calcext:value-type="float">
            <text:p>0.002</text:p>
          </table:table-cell>
          <table:table-cell office:value-type="float" office:value="-0.00273333333333337" calcext:value-type="float">
            <text:p>-0.003</text:p>
          </table:table-cell>
          <table:table-cell office:value-type="float" office:value="0.00179999999999991" calcext:value-type="float">
            <text:p>0.002</text:p>
          </table:table-cell>
          <table:table-cell office:value-type="float" office:value="-0.00086666666666668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0359999999999999" calcext:value-type="float">
            <text:p>0.03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700000000000001" calcext:value-type="float">
            <text:p>-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0259999999999999" calcext:value-type="float">
            <text:p>0.026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29999999999999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89999999999999" calcext:value-type="float">
            <text:p>0.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69999999999999" calcext:value-type="float">
            <text:p>0.017</text:p>
          </table:table-cell>
          <table:table-cell office:value-type="float" office:value="0.0049999999999998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999999999999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9999999999999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9999999999999" calcext:value-type="float">
            <text:p>0.026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900000000000001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0139999999999999" calcext:value-type="float">
            <text:p>0.014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9999999999999" calcext:value-type="float">
            <text:p>0.013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0.0216" calcext:value-type="float">
            <text:p>0.022</text:p>
          </table:table-cell>
          <table:table-cell office:value-type="float" office:value="-0.0278" calcext:value-type="float">
            <text:p>-0.028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226" calcext:value-type="float">
            <text:p>0.023</text:p>
          </table:table-cell>
          <table:table-cell office:value-type="float" office:value="0.0107999999999999" calcext:value-type="float">
            <text:p>0.011</text:p>
          </table:table-cell>
          <table:table-cell office:value-type="float" office:value="0.0141999999999999" calcext:value-type="float">
            <text:p>0.014</text:p>
          </table:table-cell>
          <table:table-cell office:value-type="float" office:value="0.0114" calcext:value-type="float">
            <text:p>0.011</text:p>
          </table:table-cell>
          <table:table-cell office:value-type="float" office:value="0.00659999999999994" calcext:value-type="float">
            <text:p>0.007</text:p>
          </table:table-cell>
          <table:table-cell office:value-type="float" office:value="0.00900000000000001" calcext:value-type="float">
            <text:p>0.009</text:p>
          </table:table-cell>
          <table:table-cell office:value-type="float" office:value="0.0134" calcext:value-type="float">
            <text:p>0.013</text:p>
          </table:table-cell>
          <table:table-cell office:value-type="float" office:value="0.00879999999999992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59999999999994" calcext:value-type="float">
            <text:p>0.010</text:p>
          </table:table-cell>
          <table:table-cell office:value-type="float" office:value="-0.000600000000000045" calcext:value-type="float">
            <text:p>-0.001</text:p>
          </table:table-cell>
          <table:table-cell office:value-type="float" office:value="0.0114" calcext:value-type="float">
            <text:p>0.011</text:p>
          </table:table-cell>
          <table:table-cell office:value-type="float" office:value="0.00480000000000003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-0.00133333333333352" calcext:value-type="float">
            <text:p>-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-0.00266666666666648" calcext:value-type="float">
            <text:p>-0.003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0666666666666704" calcext:value-type="float">
            <text:p>0.001</text:p>
          </table:table-cell>
          <table:table-cell office:value-type="float" office:value="0.00133333333333352" calcext:value-type="float">
            <text:p>0.001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26666666666667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-0.000666666666666593" calcext:value-type="float">
            <text:p>-0.001</text:p>
          </table:table-cell>
          <table:table-cell office:value-type="float" office:value="0.0046666666666666" calcext:value-type="float">
            <text:p>0.005</text:p>
          </table:table-cell>
          <table:table-cell table:number-columns-repeated="2" office:value-type="float" office:value="0.00333333333333341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</text:p>
          </table:table-cell>
          <table:table-cell table:number-columns-repeated="2" office:value-type="float" office:value="0.0046666666666666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3333333333308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33333333333341" calcext:value-type="float">
            <text:p>0.001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13333333333333" calcext:value-type="float">
            <text:p>0.001</text:p>
          </table:table-cell>
          <table:table-cell office:value-type="float" office:value="0.0026666666666664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-0.00466666666666682" calcext:value-type="float">
            <text:p>-0.005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0666666666666482" calcext:value-type="float">
            <text:p>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0666666666666593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99999999999967" calcext:value-type="float">
            <text:p>0.002</text:p>
          </table:table-cell>
          <table:table-cell office:value-type="float" office:value="-0.00133333333333352" calcext:value-type="float">
            <text:p>-0.001</text:p>
          </table:table-cell>
          <table:table-cell office:value-type="float" office:value="0.000666666666666482" calcext:value-type="float">
            <text:p>0.001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999999999996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-0.00266666666666671" calcext:value-type="float">
            <text:p>-0.003</text:p>
          </table:table-cell>
          <table:table-cell office:value-type="float" office:value="-0.00186666666666657" calcext:value-type="float">
            <text:p>-0.002</text:p>
          </table:table-cell>
          <table:table-cell office:value-type="float" office:value="0.00253333333333328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.00280000000000002" calcext:value-type="float">
            <text:p>0.003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413333333333321" calcext:value-type="float">
            <text:p>0.004</text:p>
          </table:table-cell>
          <table:table-cell office:value-type="float" office:value="0.000933333333333231" calcext:value-type="float">
            <text:p>0.001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226666666666675" calcext:value-type="float">
            <text:p>0.002</text:p>
          </table:table-cell>
          <table:table-cell office:value-type="float" office:value="0.00226666666666664" calcext:value-type="float">
            <text:p>0.002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226666666666664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-0.00733333333333319" calcext:value-type="float">
            <text:p>-0.007</text:p>
          </table:table-cell>
          <table:table-cell office:value-type="float" office:value="0.0106666666666667" calcext:value-type="float">
            <text:p>0.011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66666666666671" calcext:value-type="float">
            <text:p>0.005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0666666666666593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-0.0123333333333333" calcext:value-type="float">
            <text:p>-0.012</text:p>
          </table:table-cell>
          <table:table-cell office:value-type="float" office:value="0.0053333333333333" calcext:value-type="float">
            <text:p>0.005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0.00366666666666648" calcext:value-type="float">
            <text:p>0.004</text:p>
          </table:table-cell>
          <table:table-cell office:value-type="float" office:value="0.00700000000000001" calcext:value-type="float">
            <text:p>0.007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299999999999989" calcext:value-type="float">
            <text:p>0.003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0046666666666666" calcext:value-type="float">
            <text:p>0.005</text:p>
          </table:table-cell>
          <table:table-cell office:value-type="float" office:value="-0.0163333333333333" calcext:value-type="float">
            <text:p>-0.016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0.00099999999999989" calcext:value-type="float">
            <text:p>0.001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0333333333333297" calcext:value-type="float">
            <text:p>0.000</text:p>
          </table:table-cell>
          <table:table-cell office:value-type="float" office:value="-0.0043333333333333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-0.003666666666666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00633333333333341" calcext:value-type="float">
            <text:p>0.006</text:p>
          </table:table-cell>
          <table:table-cell office:value-type="float" office:value="-0.0133333333333333" calcext:value-type="float">
            <text:p>-0.013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66666666666671" calcext:value-type="float">
            <text:p>0.004</text:p>
          </table:table-cell>
          <table:table-cell office:value-type="float" office:value="0.00266666666666671" calcext:value-type="float">
            <text:p>0.003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23333333333333" calcext:value-type="float">
            <text:p>-0.002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166666666666671" calcext:value-type="float">
            <text:p>0.002</text:p>
          </table:table-cell>
          <table:table-cell office:value-type="float" office:value="-0.0003333333333334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00833333333333319" calcext:value-type="float">
            <text:p>0.008</text:p>
          </table:table-cell>
          <table:table-cell office:value-type="float" office:value="-0.0123333333333333" calcext:value-type="float">
            <text:p>-0.012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233333333333319" calcext:value-type="float">
            <text:p>0.002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43333333333333" calcext:value-type="float">
            <text:p>0.004</text:p>
          </table:table-cell>
          <table:table-cell office:value-type="float" office:value="0.00566666666666671" calcext:value-type="float">
            <text:p>0.006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1.11022302462516E-016" calcext:value-type="float">
            <text:p>0.000</text:p>
          </table:table-cell>
          <table:table-cell office:value-type="float" office:value="0.0033333333333333" calcext:value-type="float">
            <text:p>0.003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36666666666666" calcext:value-type="float">
            <text:p>0.004</text:p>
          </table:table-cell>
          <table:table-cell office:value-type="float" office:value="0.000666666666666593" calcext:value-type="float">
            <text:p>0.001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-0.0123333333333333" calcext:value-type="float">
            <text:p>-0.012</text:p>
          </table:table-cell>
          <table:table-cell office:value-type="float" office:value="0.00613333333333344" calcext:value-type="float">
            <text:p>0.006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193333333333323" calcext:value-type="float">
            <text:p>0.002</text:p>
          </table:table-cell>
          <table:table-cell office:value-type="float" office:value="-0.000133333333333319" calcext:value-type="float">
            <text:p>0.000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53333333333339" calcext:value-type="float">
            <text:p>0.005</text:p>
          </table:table-cell>
          <table:table-cell office:value-type="float" office:value="-0.00166666666666659" calcext:value-type="float">
            <text:p>-0.002</text:p>
          </table:table-cell>
          <table:table-cell office:value-type="float" office:value="0.00166666666666659" calcext:value-type="float">
            <text:p>0.002</text:p>
          </table:table-cell>
          <table:table-cell office:value-type="float" office:value="-0.000199999999999867" calcext:value-type="float">
            <text:p>0.000</text:p>
          </table:table-cell>
          <table:table-cell office:value-type="float" office:value="0.00233333333333341" calcext:value-type="float">
            <text:p>0.002</text:p>
          </table:table-cell>
          <table:table-cell office:value-type="float" office:value="-0.000933333333333342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13333333333332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333333333333319" calcext:value-type="float">
            <text:p>-0.003</text:p>
          </table:table-cell>
          <table:table-cell table:number-columns-repeated="2" office:value-type="float" office:value="0.00933333333333319" calcext:value-type="float">
            <text:p>0.009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066666666666666" calcext:value-type="float">
            <text:p>0.007</text:p>
          </table:table-cell>
          <table:table-cell office:value-type="float" office:value="0.0093333333333331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113333333333332" calcext:value-type="float">
            <text:p>0.011</text:p>
          </table:table-cell>
          <table:table-cell office:value-type="float" office:value="0.00600000000000001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00733333333333341" calcext:value-type="float">
            <text:p>0.007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0.00866666666666682" calcext:value-type="float">
            <text:p>0.009</text:p>
          </table:table-cell>
          <table:table-cell office:value-type="float" office:value="0.00933333333333364" calcext:value-type="float">
            <text:p>0.009</text:p>
          </table:table-cell>
          <table:table-cell table:number-columns-repeated="3" office:value-type="float" office:value="0.00733333333333341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33333333333341" calcext:value-type="float">
            <text:p>0.005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933333333333364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666666666666682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-0.00533333333333341" calcext:value-type="float">
            <text:p>-0.005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266666666666659" calcext:value-type="float">
            <text:p>0.003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133333333333319" calcext:value-type="float">
            <text:p>0.001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666666666666815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33333333333319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400000000000023" calcext:value-type="float">
            <text:p>-0.004</text:p>
          </table:table-cell>
          <table:table-cell office:value-type="float" office:value="0.00533333333333319" calcext:value-type="float">
            <text:p>0.005</text:p>
          </table:table-cell>
          <table:table-cell office:value-type="float" office:value="0.00933333333333319" calcext:value-type="float">
            <text:p>0.009</text:p>
          </table:table-cell>
          <table:table-cell table:number-columns-repeated="2" office:value-type="float" office:value="0.00399999999999978" calcext:value-type="float">
            <text:p>0.004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466666666666638" calcext:value-type="float">
            <text:p>0.005</text:p>
          </table:table-cell>
          <table:table-cell office:value-type="float" office:value="0.00399999999999978" calcext:value-type="float">
            <text:p>0.004</text:p>
          </table:table-cell>
          <table:table-cell office:value-type="float" office:value="0.00733333333333319" calcext:value-type="float">
            <text:p>0.007</text:p>
          </table:table-cell>
          <table:table-cell office:value-type="float" office:value="0.00333333333333319" calcext:value-type="float">
            <text:p>0.003</text:p>
          </table:table-cell>
          <table:table-cell office:value-type="float" office:value="0.000666666666666371" calcext:value-type="float">
            <text:p>0.001</text:p>
          </table:table-cell>
          <table:table-cell office:value-type="float" office:value="0.00266666666666637" calcext:value-type="float">
            <text:p>0.003</text:p>
          </table:table-cell>
          <table:table-cell office:value-type="float" office:value="0.00466666666666638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599999999999978" calcext:value-type="float">
            <text:p>-0.006</text:p>
          </table:table-cell>
          <table:table-cell office:value-type="float" office:value="0.00466666666666682" calcext:value-type="float">
            <text:p>0.005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33333333333336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533333333333363" calcext:value-type="float">
            <text:p>0.005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333333333333341" calcext:value-type="float">
            <text:p>0.003</text:p>
          </table:table-cell>
          <table:table-cell office:value-type="float" office:value="0.00666666666666682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6666666666668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0.00653333333333328" calcext:value-type="float">
            <text:p>0.007</text:p>
          </table:table-cell>
          <table:table-cell office:value-type="float" office:value="-0.00426666666666653" calcext:value-type="float">
            <text:p>-0.004</text:p>
          </table:table-cell>
          <table:table-cell office:value-type="float" office:value="0.00653333333333328" calcext:value-type="float">
            <text:p>0.007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506666666666678" calcext:value-type="float">
            <text:p>0.005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0.00826666666666687" calcext:value-type="float">
            <text:p>0.008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573333333333337" calcext:value-type="float">
            <text:p>0.006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626666666666664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546666666666662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-0.0133333333333333" calcext:value-type="float">
            <text:p>-0.01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-0.00133333333333319" calcext:value-type="float">
            <text:p>-0.001</text:p>
          </table:table-cell>
          <table:table-cell table:number-columns-repeated="2" office:value-type="float" office:value="0.0006666666666668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233333333333319" calcext:value-type="float">
            <text:p>0.002</text:p>
          </table:table-cell>
          <table:table-cell office:value-type="float" office:value="0.0013333333333334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3333333333319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-0.0113333333333335" calcext:value-type="float">
            <text:p>-0.01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0333333333333186" calcext:value-type="float">
            <text:p>0.000</text:p>
          </table:table-cell>
          <table:table-cell office:value-type="float" office:value="-0.00233333333333319" calcext:value-type="float">
            <text:p>-0.002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0.00266666666666682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-0.0143333333333332" calcext:value-type="float">
            <text:p>-0.014</text:p>
          </table:table-cell>
          <table:table-cell office:value-type="float" office:value="-0.00466666666666671" calcext:value-type="float">
            <text:p>-0.005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0.00133333333333363" calcext:value-type="float">
            <text:p>0.001</text:p>
          </table:table-cell>
          <table:table-cell office:value-type="float" office:value="-0.00433333333333319" calcext:value-type="float">
            <text:p>-0.004</text:p>
          </table:table-cell>
          <table:table-cell office:value-type="float" office:value="0.00166666666666682" calcext:value-type="float">
            <text:p>0.002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99999999999978" calcext:value-type="float">
            <text:p>-0.002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0.00033333333333363" calcext:value-type="float">
            <text:p>0.00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666666666666371" calcext:value-type="float">
            <text:p>-0.001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4.44089209850063E-016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46666666666666" calcext:value-type="float">
            <text:p>-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33333333333319" calcext:value-type="float">
            <text:p>-0.003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0.000666666666666815" calcext:value-type="float">
            <text:p>0.001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-0.000333333333333186" calcext:value-type="float">
            <text:p>0.000</text:p>
          </table:table-cell>
          <table:table-cell office:value-type="float" office:value="-0.00266666666666682" calcext:value-type="float">
            <text:p>-0.003</text:p>
          </table:table-cell>
          <table:table-cell office:value-type="float" office:value="0.000333333333333408" calcext:value-type="float">
            <text:p>0.000</text:p>
          </table:table-cell>
          <table:table-cell office:value-type="float" office:value="-0.00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233333333333341" calcext:value-type="float">
            <text:p>-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133333333333341" calcext:value-type="float">
            <text:p>-0.001</text:p>
          </table:table-cell>
          <table:table-cell office:value-type="float" office:value="-0.00333333333333341" calcext:value-type="float">
            <text:p>-0.003</text:p>
          </table:table-cell>
          <table:table-cell office:value-type="float" office:value="-0.00100000000000022" calcext:value-type="float">
            <text:p>-0.001</text:p>
          </table:table-cell>
          <table:table-cell office:value-type="float" office:value="-0.00266666666666659" calcext:value-type="float">
            <text:p>-0.003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200000000000022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-0.0036666666666666" calcext:value-type="float">
            <text:p>-0.004</text:p>
          </table:table-cell>
          <table:table-cell office:value-type="float" office:value="-0.000666666666666593" calcext:value-type="float">
            <text:p>-0.001</text:p>
          </table:table-cell>
          <table:table-cell office:value-type="float" office:value="-0.00133333333333341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office:value-type="float" office:value="-0.0135999999999998" calcext:value-type="float">
            <text:p>-0.014</text:p>
          </table:table-cell>
          <table:table-cell office:value-type="float" office:value="-0.00513333333333321" calcext:value-type="float">
            <text:p>-0.005</text:p>
          </table:table-cell>
          <table:table-cell office:value-type="float" office:value="0.000533333333333497" calcext:value-type="float">
            <text:p>0.001</text:p>
          </table:table-cell>
          <table:table-cell office:value-type="float" office:value="-0.00333333333333308" calcext:value-type="float">
            <text:p>-0.003</text:p>
          </table:table-cell>
          <table:table-cell office:value-type="float" office:value="0.000266666666666859" calcext:value-type="float">
            <text:p>0.000</text:p>
          </table:table-cell>
          <table:table-cell office:value-type="float" office:value="-0.00246666666666639" calcext:value-type="float">
            <text:p>-0.002</text:p>
          </table:table-cell>
          <table:table-cell office:value-type="float" office:value="0.000866666666666682" calcext:value-type="float">
            <text:p>0.001</text:p>
          </table:table-cell>
          <table:table-cell office:value-type="float" office:value="-0.00133333333333319" calcext:value-type="float">
            <text:p>-0.001</text:p>
          </table:table-cell>
          <table:table-cell office:value-type="float" office:value="0.000466666666666948" calcext:value-type="float">
            <text:p>0.000</text:p>
          </table:table-cell>
          <table:table-cell office:value-type="float" office:value="-0.00186666666666646" calcext:value-type="float">
            <text:p>-0.002</text:p>
          </table:table-cell>
          <table:table-cell office:value-type="float" office:value="0.00146666666666695" calcext:value-type="float">
            <text:p>0.001</text:p>
          </table:table-cell>
          <table:table-cell office:value-type="float" office:value="0.0000666666666667703" calcext:value-type="float">
            <text:p>0.000</text:p>
          </table:table-cell>
          <table:table-cell office:value-type="float" office:value="0.00120000000000009" calcext:value-type="float">
            <text:p>0.001</text:p>
          </table:table-cell>
          <table:table-cell office:value-type="float" office:value="-0.00113333333333321" calcext:value-type="float">
            <text:p>-0.001</text:p>
          </table:table-cell>
          <table:table-cell office:value-type="float" office:value="0.00126666666666686" calcext:value-type="float">
            <text:p>0.001</text:p>
          </table:table-cell>
          <table:table-cell office:value-type="float" office:value="0.00040000000000017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00479999999999992" calcext:value-type="float">
            <text:p>0.005</text:p>
          </table:table-cell>
          <table:table-cell office:value-type="float" office:value="-0.0112" calcext:value-type="float">
            <text:p>-0.011</text:p>
          </table:table-cell>
          <table:table-cell office:value-type="float" office:value="0.0120000000000001" calcext:value-type="float">
            <text:p>0.012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679999999999992" calcext:value-type="float">
            <text:p>0.007</text:p>
          </table:table-cell>
          <table:table-cell table:number-columns-repeated="2" office:value-type="float" office:value="0.00239999999999996" calcext:value-type="float">
            <text:p>0.002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119999999999998" calcext:value-type="float">
            <text:p>0.001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-0.00319999999999998" calcext:value-type="float">
            <text:p>-0.003</text:p>
          </table:table-cell>
          <table:table-cell office:value-type="float" office:value="0.00359999999999994" calcext:value-type="float">
            <text:p>0.004</text:p>
          </table:table-cell>
          <table:table-cell office:value-type="float" office:value="-0.00119999999999998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-0.0100000000000001" calcext:value-type="float">
            <text:p>-0.010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-0.000800000000000023" calcext:value-type="float">
            <text:p>-0.001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0.00319999999999998" calcext:value-type="float">
            <text:p>0.003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-0.000400000000000067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-0.00719999999999998" calcext:value-type="float">
            <text:p>-0.007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19999999999998" calcext:value-type="float">
            <text:p>0.007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559999999999994" calcext:value-type="float">
            <text:p>0.006</text:p>
          </table:table-cell>
          <table:table-cell office:value-type="float" office:value="0.000399999999999956" calcext:value-type="float">
            <text:p>0.000</text:p>
          </table:table-cell>
          <table:table-cell office:value-type="float" office:value="0.00679999999999992" calcext:value-type="float">
            <text:p>0.007</text:p>
          </table:table-cell>
          <table:table-cell office:value-type="float" office:value="0.000800000000000023" calcext:value-type="float">
            <text:p>0.001</text:p>
          </table:table-cell>
          <table:table-cell office:value-type="float" office:value="0.00239999999999996" calcext:value-type="float">
            <text:p>0.002</text:p>
          </table:table-cell>
          <table:table-cell office:value-type="float" office:value="-0.00240000000000007" calcext:value-type="float">
            <text:p>-0.002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-0.000400000000000067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00560000000000005" calcext:value-type="float">
            <text:p>0.006</text:p>
          </table:table-cell>
          <table:table-cell office:value-type="float" office:value="-0.00559999999999994" calcext:value-type="float">
            <text:p>-0.006</text:p>
          </table:table-cell>
          <table:table-cell office:value-type="float" office:value="0.00760000000000005" calcext:value-type="float">
            <text:p>0.008</text:p>
          </table:table-cell>
          <table:table-cell office:value-type="float" office:value="0.00280000000000002" calcext:value-type="float">
            <text:p>0.003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240000000000007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6000000000000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600000000000001" calcext:value-type="float">
            <text:p>0.006</text:p>
          </table:table-cell>
          <table:table-cell office:value-type="float" office:value="-0.000399999999999956" calcext:value-type="float">
            <text:p>0.000</text:p>
          </table:table-cell>
          <table:table-cell office:value-type="float" office:value="0.00480000000000003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00759999999999994" calcext:value-type="float">
            <text:p>0.008</text:p>
          </table:table-cell>
          <table:table-cell office:value-type="float" office:value="-0.00520000000000009" calcext:value-type="float">
            <text:p>-0.005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839999999999996" calcext:value-type="float">
            <text:p>0.008</text:p>
          </table:table-cell>
          <table:table-cell office:value-type="float" office:value="0.00279999999999991" calcext:value-type="float">
            <text:p>0.003</text:p>
          </table:table-cell>
          <table:table-cell office:value-type="float" office:value="0.0079999999999999" calcext:value-type="float">
            <text:p>0.008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599999999999989" calcext:value-type="float">
            <text:p>0.006</text:p>
          </table:table-cell>
          <table:table-cell office:value-type="float" office:value="0.00159999999999993" calcext:value-type="float">
            <text:p>0.002</text:p>
          </table:table-cell>
          <table:table-cell office:value-type="float" office:value="0.00439999999999996" calcext:value-type="float">
            <text:p>0.004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0.00639999999999996" calcext:value-type="float">
            <text:p>0.006</text:p>
          </table:table-cell>
          <table:table-cell office:value-type="float" office:value="-0.000400000000000067" calcext:value-type="float">
            <text:p>0.000</text:p>
          </table:table-cell>
          <table:table-cell office:value-type="float" office:value="0.00519999999999998" calcext:value-type="float">
            <text:p>0.005</text:p>
          </table:table-cell>
          <table:table-cell office:value-type="float" office:value="0.0031999999999999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0.00583999999999985" calcext:value-type="float">
            <text:p>0.006</text:p>
          </table:table-cell>
          <table:table-cell office:value-type="float" office:value="-0.00784000000000007" calcext:value-type="float">
            <text:p>-0.008</text:p>
          </table:table-cell>
          <table:table-cell office:value-type="float" office:value="0.00863999999999998" calcext:value-type="float">
            <text:p>0.009</text:p>
          </table:table-cell>
          <table:table-cell office:value-type="float" office:value="0.00303999999999982" calcext:value-type="float">
            <text:p>0.003</text:p>
          </table:table-cell>
          <table:table-cell office:value-type="float" office:value="0.00775999999999988" calcext:value-type="float">
            <text:p>0.008</text:p>
          </table:table-cell>
          <table:table-cell office:value-type="float" office:value="0.00287999999999988" calcext:value-type="float">
            <text:p>0.003</text:p>
          </table:table-cell>
          <table:table-cell office:value-type="float" office:value="0.00487999999999977" calcext:value-type="float">
            <text:p>0.005</text:p>
          </table:table-cell>
          <table:table-cell table:number-columns-repeated="2" office:value-type="float" office:value="0.00495999999999996" calcext:value-type="float">
            <text:p>0.005</text:p>
          </table:table-cell>
          <table:table-cell office:value-type="float" office:value="0.000719999999999943" calcext:value-type="float">
            <text:p>0.001</text:p>
          </table:table-cell>
          <table:table-cell office:value-type="float" office:value="0.00567999999999991" calcext:value-type="float">
            <text:p>0.006</text:p>
          </table:table-cell>
          <table:table-cell office:value-type="float" office:value="0.00271999999999983" calcext:value-type="float">
            <text:p>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136000000000003" calcext:value-type="float">
            <text:p>-0.001</text:p>
          </table:table-cell>
          <table:table-cell office:value-type="float" office:value="0.00503999999999993" calcext:value-type="float">
            <text:p>0.005</text:p>
          </table:table-cell>
          <table:table-cell office:value-type="float" office:value="0.000639999999999974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-0.00749999999999995" calcext:value-type="float">
            <text:p>-0.007</text:p>
          </table:table-cell>
          <table:table-cell office:value-type="float" office:value="-0.00900000000000001" calcext:value-type="float">
            <text:p>-0.009</text:p>
          </table:table-cell>
          <table:table-cell office:value-type="float" office:value="-0.00600000000000001" calcext:value-type="float">
            <text:p>-0.006</text:p>
          </table:table-cell>
          <table:table-cell office:value-type="float" office:value="-0.00350000000000006" calcext:value-type="float">
            <text:p>-0.004</text:p>
          </table:table-cell>
          <table:table-cell office:value-type="float" office:value="-0.00250000000000006" calcext:value-type="float">
            <text:p>-0.003</text:p>
          </table:table-cell>
          <table:table-cell office:value-type="float" office:value="0.00399999999999989" calcext:value-type="float">
            <text:p>0.004</text:p>
          </table:table-cell>
          <table:table-cell office:value-type="float" office:value="-0.00250000000000006" calcext:value-type="float">
            <text:p>-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0500000000000056" calcext:value-type="float">
            <text:p>-0.001</text:p>
          </table:table-cell>
          <table:table-cell table:number-columns-repeated="2" office:value-type="float" office:value="-0.00150000000000006" calcext:value-type="float">
            <text:p>-0.002</text:p>
          </table:table-cell>
          <table:table-cell table:number-columns-repeated="2" office:value-type="float" office:value="-0.00500000000000012" calcext:value-type="float">
            <text:p>-0.005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549999999999995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999999999999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49999999999995" calcext:value-type="float">
            <text:p>0.002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-0.00150000000000006" calcext:value-type="float">
            <text:p>-0.002</text:p>
          </table:table-cell>
          <table:table-cell office:value-type="float" office:value="0.00249999999999995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300000000000011" calcext:value-type="float">
            <text:p>0.003</text:p>
          </table:table-cell>
          <table:table-cell office:value-type="float" office:value="0.00550000000000006" calcext:value-type="float">
            <text:p>0.006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800000000000001" calcext:value-type="float">
            <text:p>0.008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550000000000006" calcext:value-type="float">
            <text:p>0.006</text:p>
          </table:table-cell>
          <table:table-cell office:value-type="float" office:value="0.00200000000000022" calcext:value-type="float">
            <text:p>0.002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200000000000022" calcext:value-type="float">
            <text:p>0.002</text:p>
          </table:table-cell>
          <table:table-cell table:number-columns-repeated="2" office:value-type="float" office:value="0.00500000000000012" calcext:value-type="float">
            <text:p>0.005</text:p>
          </table:table-cell>
          <table:table-cell table:number-columns-repeated="2" office:value-type="float" office:value="0.00150000000000006" calcext:value-type="float">
            <text:p>0.002</text:p>
          </table:table-cell>
          <table:table-cell office:value-type="float" office:value="0.0035000000000000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00050000000000005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50000000000006" calcext:value-type="float">
            <text:p>0.004</text:p>
          </table:table-cell>
          <table:table-cell table:number-columns-repeated="2" office:value-type="float" office:value="0.0005000000000000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15000000000000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0.00200000000000011" calcext:value-type="float">
            <text:p>0.002</text:p>
          </table:table-cell>
          <table:table-cell office:value-type="float" office:value="-0.000499999999999945" calcext:value-type="float">
            <text:p>0.000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0.00400000000000011" calcext:value-type="float">
            <text:p>0.004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350000000000006" calcext:value-type="float">
            <text:p>0.004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2.22044604925031E-016" calcext:value-type="float">
            <text:p>0.000</text:p>
          </table:table-cell>
          <table:table-cell office:value-type="float" office:value="0.00100000000000011" calcext:value-type="float">
            <text:p>0.001</text:p>
          </table:table-cell>
          <table:table-cell office:value-type="float" office:value="-0.000499999999999945" calcext:value-type="float">
            <text:p>0.000</text:p>
          </table:table-cell>
          <table:table-cell table:number-columns-repeated="2" office:value-type="float" office:value="0.00200000000000011" calcext:value-type="float">
            <text:p>0.002</text:p>
          </table:table-cell>
          <table:table-cell office:value-type="float" office:value="-0.000499999999999945" calcext:value-type="float">
            <text:p>0.000</text:p>
          </table:table-cell>
          <table:table-cell table:number-columns-repeated="2" office:value-type="float" office:value="0.0010000000000001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-0.000799999999999912" calcext:value-type="float">
            <text:p>-0.001</text:p>
          </table:table-cell>
          <table:table-cell office:value-type="float" office:value="-0.00269999999999992" calcext:value-type="float">
            <text:p>-0.003</text:p>
          </table:table-cell>
          <table:table-cell office:value-type="float" office:value="-0.000500000000000056" calcext:value-type="float">
            <text:p>-0.001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0.000500000000000056" calcext:value-type="float">
            <text:p>0.001</text:p>
          </table:table-cell>
          <table:table-cell office:value-type="float" office:value="0.00529999999999997" calcext:value-type="float">
            <text:p>0.005</text:p>
          </table:table-cell>
          <table:table-cell office:value-type="float" office:value="0.000900000000000012" calcext:value-type="float">
            <text:p>0.001</text:p>
          </table:table-cell>
          <table:table-cell office:value-type="float" office:value="0.00250000000000006" calcext:value-type="float">
            <text:p>0.003</text:p>
          </table:table-cell>
          <table:table-cell office:value-type="float" office:value="0.0001000000000001" calcext:value-type="float">
            <text:p>0.000</text:p>
          </table:table-cell>
          <table:table-cell office:value-type="float" office:value="0.00150000000000006" calcext:value-type="float">
            <text:p>0.002</text:p>
          </table:table-cell>
          <table:table-cell office:value-type="float" office:value="-0.000299999999999967" calcext:value-type="float">
            <text:p>0.000</text:p>
          </table:table-cell>
          <table:table-cell office:value-type="float" office:value="0.00160000000000005" calcext:value-type="float">
            <text:p>0.002</text:p>
          </table:table-cell>
          <table:table-cell office:value-type="float" office:value="0.000600000000000045" calcext:value-type="float">
            <text:p>0.001</text:p>
          </table:table-cell>
          <table:table-cell office:value-type="float" office:value="-0.0011000000000001" calcext:value-type="float">
            <text:p>-0.001</text:p>
          </table:table-cell>
          <table:table-cell office:value-type="float" office:value="0.00140000000000018" calcext:value-type="float">
            <text:p>0.001</text:p>
          </table:table-cell>
          <table:table-cell office:value-type="float" office:value="0.0023999999999999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131623931623933" calcext:value-type="float">
            <text:p>-0.013</text:p>
          </table:table-cell>
          <table:table-cell office:value-type="float" office:value="-0.0132600732600734" calcext:value-type="float">
            <text:p>-0.013</text:p>
          </table:table-cell>
          <table:table-cell office:value-type="float" office:value="0.0133089133089133" calcext:value-type="float">
            <text:p>0.013</text:p>
          </table:table-cell>
          <table:table-cell office:value-type="float" office:value="-0.0110378510378513" calcext:value-type="float">
            <text:p>-0.011</text:p>
          </table:table-cell>
          <table:table-cell office:value-type="float" office:value="0.011086691086691" calcext:value-type="float">
            <text:p>0.011</text:p>
          </table:table-cell>
          <table:table-cell office:value-type="float" office:value="-0.0000244200244200465" calcext:value-type="float">
            <text:p>0.000</text:p>
          </table:table-cell>
          <table:table-cell office:value-type="float" office:value="0.0288156288156287" calcext:value-type="float">
            <text:p>0.029</text:p>
          </table:table-cell>
          <table:table-cell office:value-type="float" office:value="-0.0111111111111113" calcext:value-type="float">
            <text:p>-0.011</text:p>
          </table:table-cell>
          <table:table-cell office:value-type="float" office:value="0.0176800976800976" calcext:value-type="float">
            <text:p>0.018</text:p>
          </table:table-cell>
          <table:table-cell office:value-type="float" office:value="-0.00210012210012211" calcext:value-type="float">
            <text:p>-0.002</text:p>
          </table:table-cell>
          <table:table-cell office:value-type="float" office:value="0.022148962148962" calcext:value-type="float">
            <text:p>0.022</text:p>
          </table:table-cell>
          <table:table-cell office:value-type="float" office:value="0.00659340659340657" calcext:value-type="float">
            <text:p>0.007</text:p>
          </table:table-cell>
          <table:table-cell office:value-type="float" office:value="0.0111111111111111" calcext:value-type="float">
            <text:p>0.011</text:p>
          </table:table-cell>
          <table:table-cell office:value-type="float" office:value="-0.0109645909645911" calcext:value-type="float">
            <text:p>-0.011</text:p>
          </table:table-cell>
          <table:table-cell office:value-type="float" office:value="0.022075702075702" calcext:value-type="float">
            <text:p>0.022</text:p>
          </table:table-cell>
          <table:table-cell office:value-type="float" office:value="0.000048840048839982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199023199023198" calcext:value-type="float">
            <text:p>-0.020</text:p>
          </table:table-cell>
          <table:table-cell office:value-type="float" office:value="-0.00437118437118433" calcext:value-type="float">
            <text:p>-0.004</text:p>
          </table:table-cell>
          <table:table-cell office:value-type="float" office:value="-0.0000244200244199355" calcext:value-type="float">
            <text:p>0.000</text:p>
          </table:table-cell>
          <table:table-cell office:value-type="float" office:value="-0.0154334554334553" calcext:value-type="float">
            <text:p>-0.015</text:p>
          </table:table-cell>
          <table:table-cell office:value-type="float" office:value="0.00666666666666671" calcext:value-type="float">
            <text:p>0.007</text:p>
          </table:table-cell>
          <table:table-cell office:value-type="float" office:value="-0.0109645909645909" calcext:value-type="float">
            <text:p>-0.011</text:p>
          </table:table-cell>
          <table:table-cell office:value-type="float" office:value="0.00888888888888895" calcext:value-type="float">
            <text:p>0.009</text:p>
          </table:table-cell>
          <table:table-cell office:value-type="float" office:value="-0.00656898656898652" calcext:value-type="float">
            <text:p>-0.007</text:p>
          </table:table-cell>
          <table:table-cell office:value-type="float" office:value="0.011013431013431" calcext:value-type="float">
            <text:p>0.011</text:p>
          </table:table-cell>
          <table:table-cell office:value-type="float" office:value="0.00442002442002443" calcext:value-type="float">
            <text:p>0.004</text:p>
          </table:table-cell>
          <table:table-cell office:value-type="float" office:value="0.00222222222222224" calcext:value-type="float">
            <text:p>0.002</text:p>
          </table:table-cell>
          <table:table-cell office:value-type="float" office:value="-0.0000244200244199355" calcext:value-type="float">
            <text:p>0.000</text:p>
          </table:table-cell>
          <table:table-cell office:value-type="float" office:value="0.0154822954822955" calcext:value-type="float">
            <text:p>0.015</text:p>
          </table:table-cell>
          <table:table-cell office:value-type="float" office:value="-0.00664224664224655" calcext:value-type="float">
            <text:p>-0.007</text:p>
          </table:table-cell>
          <table:table-cell office:value-type="float" office:value="0.010964590964591" calcext:value-type="float">
            <text:p>0.011</text:p>
          </table:table-cell>
          <table:table-cell office:value-type="float" office:value="0.000048840048840093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265201465201464" calcext:value-type="float">
            <text:p>-0.027</text:p>
          </table:table-cell>
          <table:table-cell office:value-type="float" office:value="-0.0198046398046398" calcext:value-type="float">
            <text:p>-0.020</text:p>
          </table:table-cell>
          <table:table-cell office:value-type="float" office:value="0.00671550671550669" calcext:value-type="float">
            <text:p>0.007</text:p>
          </table:table-cell>
          <table:table-cell office:value-type="float" office:value="-0.0131868131868131" calcext:value-type="float">
            <text:p>-0.013</text:p>
          </table:table-cell>
          <table:table-cell office:value-type="float" office:value="0.0000732600732601396" calcext:value-type="float">
            <text:p>0.000</text:p>
          </table:table-cell>
          <table:table-cell office:value-type="float" office:value="-0.00652014652014643" calcext:value-type="float">
            <text:p>-0.007</text:p>
          </table:table-cell>
          <table:table-cell office:value-type="float" office:value="0.0000976800976800751" calcext:value-type="float">
            <text:p>0.000</text:p>
          </table:table-cell>
          <table:table-cell office:value-type="float" office:value="0.00229548229548227" calcext:value-type="float">
            <text:p>0.002</text:p>
          </table:table-cell>
          <table:table-cell office:value-type="float" office:value="-0.0132356532356531" calcext:value-type="float">
            <text:p>-0.013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0881562881562881" calcext:value-type="float">
            <text:p>-0.009</text:p>
          </table:table-cell>
          <table:table-cell office:value-type="float" office:value="0.00227106227106233" calcext:value-type="float">
            <text:p>0.002</text:p>
          </table:table-cell>
          <table:table-cell office:value-type="float" office:value="-0.00439560439560438" calcext:value-type="float">
            <text:p>-0.004</text:p>
          </table:table-cell>
          <table:table-cell office:value-type="float" office:value="-0.0198290598290597" calcext:value-type="float">
            <text:p>-0.020</text:p>
          </table:table-cell>
          <table:table-cell office:value-type="float" office:value="0" calcext:value-type="float">
            <text:p>0.000</text:p>
          </table:table-cell>
          <table:table-cell office:value-type="float" office:value="-0.00656898656898652" calcext:value-type="float">
            <text:p>-0.00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309645909645908" calcext:value-type="float">
            <text:p>-0.031</text:p>
          </table:table-cell>
          <table:table-cell office:value-type="float" office:value="-0.00210012210012211" calcext:value-type="float">
            <text:p>-0.002</text:p>
          </table:table-cell>
          <table:table-cell office:value-type="float" office:value="0.00673992673992696" calcext:value-type="float">
            <text:p>0.007</text:p>
          </table:table-cell>
          <table:table-cell office:value-type="float" office:value="-0.013113553113553" calcext:value-type="float">
            <text:p>-0.013</text:p>
          </table:table-cell>
          <table:table-cell office:value-type="float" office:value="0.000122100122100122" calcext:value-type="float">
            <text:p>0.000</text:p>
          </table:table-cell>
          <table:table-cell table:number-columns-repeated="2" office:value-type="float" office:value="-0.00432234432234424" calcext:value-type="float">
            <text:p>-0.004</text:p>
          </table:table-cell>
          <table:table-cell office:value-type="float" office:value="0.0000732600732601396" calcext:value-type="float">
            <text:p>0.000</text:p>
          </table:table-cell>
          <table:table-cell office:value-type="float" office:value="-0.00879120879120876" calcext:value-type="float">
            <text:p>-0.009</text:p>
          </table:table-cell>
          <table:table-cell office:value-type="float" office:value="-0.00659340659340657" calcext:value-type="float">
            <text:p>-0.007</text:p>
          </table:table-cell>
          <table:table-cell office:value-type="float" office:value="-0.0110378510378509" calcext:value-type="float">
            <text:p>-0.011</text:p>
          </table:table-cell>
          <table:table-cell office:value-type="float" office:value="-0.00432234432234424" calcext:value-type="float">
            <text:p>-0.004</text:p>
          </table:table-cell>
          <table:table-cell office:value-type="float" office:value="-0.00881562881562881" calcext:value-type="float">
            <text:p>-0.009</text:p>
          </table:table-cell>
          <table:table-cell office:value-type="float" office:value="-0.0220512820512819" calcext:value-type="float">
            <text:p>-0.022</text:p>
          </table:table-cell>
          <table:table-cell office:value-type="float" office:value="-0.00884004884004874" calcext:value-type="float">
            <text:p>-0.009</text:p>
          </table:table-cell>
          <table:table-cell office:value-type="float" office:value="-0.0109645909645909" calcext:value-type="float">
            <text:p>-0.01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198778998778998" calcext:value-type="float">
            <text:p>-0.020</text:p>
          </table:table-cell>
          <table:table-cell office:value-type="float" office:value="-0.00210012210012211" calcext:value-type="float">
            <text:p>-0.002</text:p>
          </table:table-cell>
          <table:table-cell office:value-type="float" office:value="0.00456654456654448" calcext:value-type="float">
            <text:p>0.005</text:p>
          </table:table-cell>
          <table:table-cell office:value-type="float" office:value="-0.00424908424908421" calcext:value-type="float">
            <text:p>-0.004</text:p>
          </table:table-cell>
          <table:table-cell office:value-type="float" office:value="0.00676434676434667" calcext:value-type="float">
            <text:p>0.007</text:p>
          </table:table-cell>
          <table:table-cell office:value-type="float" office:value="0.000146520146520168" calcext:value-type="float">
            <text:p>0.000</text:p>
          </table:table-cell>
          <table:table-cell office:value-type="float" office:value="0.00236874236874229" calcext:value-type="float">
            <text:p>0.002</text:p>
          </table:table-cell>
          <table:table-cell office:value-type="float" office:value="0.00676434676434667" calcext:value-type="float">
            <text:p>0.007</text:p>
          </table:table-cell>
          <table:table-cell office:value-type="float" office:value="-0.00207570207570207" calcext:value-type="float">
            <text:p>-0.002</text:p>
          </table:table-cell>
          <table:table-cell office:value-type="float" office:value="-0.00876678876678871" calcext:value-type="float">
            <text:p>-0.009</text:p>
          </table:table-cell>
          <table:table-cell office:value-type="float" office:value="0.0000488400488399821" calcext:value-type="float">
            <text:p>0.000</text:p>
          </table:table-cell>
          <table:table-cell office:value-type="float" office:value="0.000122100122100122" calcext:value-type="float">
            <text:p>0.000</text:p>
          </table:table-cell>
          <table:table-cell office:value-type="float" office:value="0.00229548229548227" calcext:value-type="float">
            <text:p>0.002</text:p>
          </table:table-cell>
          <table:table-cell office:value-type="float" office:value="-0.010940170940171" calcext:value-type="float">
            <text:p>-0.011</text:p>
          </table:table-cell>
          <table:table-cell office:value-type="float" office:value="0.0000488400488399821" calcext:value-type="float">
            <text:p>0.000</text:p>
          </table:table-cell>
          <table:table-cell office:value-type="float" office:value="0.000097680097680075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2208547008547" calcext:value-type="float">
            <text:p>-0.022</text:p>
          </table:table-cell>
          <table:table-cell office:value-type="float" office:value="-0.00832722832722832" calcext:value-type="float">
            <text:p>-0.008</text:p>
          </table:table-cell>
          <table:table-cell office:value-type="float" office:value="0.00626129426129429" calcext:value-type="float">
            <text:p>0.006</text:p>
          </table:table-cell>
          <table:table-cell office:value-type="float" office:value="-0.0114041514041514" calcext:value-type="float">
            <text:p>-0.011</text:p>
          </table:table-cell>
          <table:table-cell office:value-type="float" office:value="0.004942612942613" calcext:value-type="float">
            <text:p>0.005</text:p>
          </table:table-cell>
          <table:table-cell office:value-type="float" office:value="-0.00433699633699625" calcext:value-type="float">
            <text:p>-0.004</text:p>
          </table:table-cell>
          <table:table-cell office:value-type="float" office:value="0.00716971916971909" calcext:value-type="float">
            <text:p>0.007</text:p>
          </table:table-cell>
          <table:table-cell office:value-type="float" office:value="-0.0017094017094017" calcext:value-type="float">
            <text:p>-0.002</text:p>
          </table:table-cell>
          <table:table-cell office:value-type="float" office:value="0.00091819291819295" calcext:value-type="float">
            <text:p>0.001</text:p>
          </table:table-cell>
          <table:table-cell office:value-type="float" office:value="-0.00348717948717947" calcext:value-type="float">
            <text:p>-0.003</text:p>
          </table:table-cell>
          <table:table-cell office:value-type="float" office:value="0.000913308913308875" calcext:value-type="float">
            <text:p>0.001</text:p>
          </table:table-cell>
          <table:table-cell office:value-type="float" office:value="0.000927960927961102" calcext:value-type="float">
            <text:p>0.001</text:p>
          </table:table-cell>
          <table:table-cell office:value-type="float" office:value="0.00313553113553122" calcext:value-type="float">
            <text:p>0.003</text:p>
          </table:table-cell>
          <table:table-cell office:value-type="float" office:value="-0.01408547008547" calcext:value-type="float">
            <text:p>-0.014</text:p>
          </table:table-cell>
          <table:table-cell office:value-type="float" office:value="0.00484981684981678" calcext:value-type="float">
            <text:p>0.005</text:p>
          </table:table-cell>
          <table:table-cell office:value-type="float" office:value="-0.0034676434676435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82163238221636" calcext:value-type="float">
            <text:p>-0.018</text:p>
          </table:table-cell>
          <table:table-cell office:value-type="float" office:value="-0.00293032514930347" calcext:value-type="float">
            <text:p>-0.003</text:p>
          </table:table-cell>
          <table:table-cell office:value-type="float" office:value="-0.00364698075647008" calcext:value-type="float">
            <text:p>-0.004</text:p>
          </table:table-cell>
          <table:table-cell office:value-type="float" office:value="-0.00365228931652328" calcext:value-type="float">
            <text:p>-0.004</text:p>
          </table:table-cell>
          <table:table-cell office:value-type="float" office:value="-0.000740544127405651" calcext:value-type="float">
            <text:p>-0.001</text:p>
          </table:table-cell>
          <table:table-cell office:value-type="float" office:value="0.000721964167219369" calcext:value-type="float">
            <text:p>0.001</text:p>
          </table:table-cell>
          <table:table-cell office:value-type="float" office:value="0.00144923689449195" calcext:value-type="float">
            <text:p>0.001</text:p>
          </table:table-cell>
          <table:table-cell office:value-type="float" office:value="0.000724618447245917" calcext:value-type="float">
            <text:p>0.001</text:p>
          </table:table-cell>
          <table:table-cell office:value-type="float" office:value="-0.0021818181818184" calcext:value-type="float">
            <text:p>-0.002</text:p>
          </table:table-cell>
          <table:table-cell office:value-type="float" office:value="0.00363636363636333" calcext:value-type="float">
            <text:p>0.004</text:p>
          </table:table-cell>
          <table:table-cell table:number-columns-repeated="2" office:value-type="float" office:value="0.000724618447245917" calcext:value-type="float">
            <text:p>0.001</text:p>
          </table:table-cell>
          <table:table-cell office:value-type="float" office:value="0.00363901791638999" calcext:value-type="float">
            <text:p>0.004</text:p>
          </table:table-cell>
          <table:table-cell office:value-type="float" office:value="-0.00000530856005342972" calcext:value-type="float">
            <text:p>0.000</text:p>
          </table:table-cell>
          <table:table-cell office:value-type="float" office:value="0.000724618447245917" calcext:value-type="float">
            <text:p>0.001</text:p>
          </table:table-cell>
          <table:table-cell office:value-type="float" office:value="0.00145189117451872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60185799601859" calcext:value-type="float">
            <text:p>-0.016</text:p>
          </table:table-cell>
          <table:table-cell office:value-type="float" office:value="-0.0000185799601858383" calcext:value-type="float">
            <text:p>0.000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-0.00291970802919683" calcext:value-type="float">
            <text:p>-0.003</text:p>
          </table:table-cell>
          <table:table-cell office:value-type="float" office:value="0.00144923689449239" calcext:value-type="float">
            <text:p>0.001</text:p>
          </table:table-cell>
          <table:table-cell office:value-type="float" office:value="0.00363636363636355" calcext:value-type="float">
            <text:p>0.004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14598540145988" calcext:value-type="float">
            <text:p>0.001</text:p>
          </table:table-cell>
          <table:table-cell office:value-type="float" office:value="0.00582614465826159" calcext:value-type="float">
            <text:p>0.006</text:p>
          </table:table-cell>
          <table:table-cell office:value-type="float" office:value="0.00436894492368956" calcext:value-type="float">
            <text:p>0.004</text:p>
          </table:table-cell>
          <table:table-cell office:value-type="float" office:value="0.00364432647644319" calcext:value-type="float">
            <text:p>0.004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436629064366278" calcext:value-type="float">
            <text:p>0.004</text:p>
          </table:table-cell>
          <table:table-cell office:value-type="float" office:value="0.00145719973457192" calcext:value-type="float">
            <text:p>0.001</text:p>
          </table:table-cell>
          <table:table-cell office:value-type="float" office:value="0.00436629064366278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8205706702057" calcext:value-type="float">
            <text:p>-0.018</text:p>
          </table:table-cell>
          <table:table-cell office:value-type="float" office:value="-0.00293563370935623" calcext:value-type="float">
            <text:p>-0.003</text:p>
          </table:table-cell>
          <table:table-cell office:value-type="float" office:value="-0.000732581287325784" calcext:value-type="float">
            <text:p>-0.001</text:p>
          </table:table-cell>
          <table:table-cell office:value-type="float" office:value="-0.00364698075646974" calcext:value-type="float">
            <text:p>-0.004</text:p>
          </table:table-cell>
          <table:table-cell office:value-type="float" office:value="0.000724618447246361" calcext:value-type="float">
            <text:p>0.001</text:p>
          </table:table-cell>
          <table:table-cell office:value-type="float" office:value="0.00144923689449239" calcext:value-type="float">
            <text:p>0.001</text:p>
          </table:table-cell>
          <table:table-cell office:value-type="float" office:value="-0.00000265428002643731" calcext:value-type="float">
            <text:p>0.000</text:p>
          </table:table-cell>
          <table:table-cell office:value-type="float" office:value="-0.000005308560052985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363901791639043" calcext:value-type="float">
            <text:p>0.004</text:p>
          </table:table-cell>
          <table:table-cell office:value-type="float" office:value="-0.00000265428002643731" calcext:value-type="float">
            <text:p>0.000</text:p>
          </table:table-cell>
          <table:table-cell office:value-type="float" office:value="0.0014545454545456" calcext:value-type="float">
            <text:p>0.001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363901791639043" calcext:value-type="float">
            <text:p>0.004</text:p>
          </table:table-cell>
          <table:table-cell office:value-type="float" office:value="0.000727272727272799" calcext:value-type="float">
            <text:p>0.001</text:p>
          </table:table-cell>
          <table:table-cell office:value-type="float" office:value="0.00290909090909097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74784339747843" calcext:value-type="float">
            <text:p>-0.017</text:p>
          </table:table-cell>
          <table:table-cell office:value-type="float" office:value="-0.0000159256801591789" calcext:value-type="float">
            <text:p>0.000</text:p>
          </table:table-cell>
          <table:table-cell office:value-type="float" office:value="-0.00000265428002654833" calcext:value-type="float">
            <text:p>0.000</text:p>
          </table:table-cell>
          <table:table-cell office:value-type="float" office:value="-0.00218978102189771" calcext:value-type="float">
            <text:p>-0.002</text:p>
          </table:table-cell>
          <table:table-cell office:value-type="float" office:value="0.0021818181818184" calcext:value-type="float">
            <text:p>0.002</text:p>
          </table:table-cell>
          <table:table-cell office:value-type="float" office:value="0.00145189117451905" calcext:value-type="float">
            <text:p>0.001</text:p>
          </table:table-cell>
          <table:table-cell office:value-type="float" office:value="0.00218447246184483" calcext:value-type="float">
            <text:p>0.002</text:p>
          </table:table-cell>
          <table:table-cell office:value-type="float" office:value="0.00145189117451905" calcext:value-type="float">
            <text:p>0.001</text:p>
          </table:table-cell>
          <table:table-cell office:value-type="float" office:value="0.000729927007299236" calcext:value-type="float">
            <text:p>0.001</text:p>
          </table:table-cell>
          <table:table-cell office:value-type="float" office:value="0.00436894492368967" calcext:value-type="float">
            <text:p>0.004</text:p>
          </table:table-cell>
          <table:table-cell table:number-columns-repeated="2" office:value-type="float" office:value="0.00145719973457203" calcext:value-type="float">
            <text:p>0.001</text:p>
          </table:table-cell>
          <table:table-cell office:value-type="float" office:value="0.000729927007299236" calcext:value-type="float">
            <text:p>0.001</text:p>
          </table:table-cell>
          <table:table-cell office:value-type="float" office:value="0.00363901791639021" calcext:value-type="float">
            <text:p>0.004</text:p>
          </table:table-cell>
          <table:table-cell office:value-type="float" office:value="0.00145719973457203" calcext:value-type="float">
            <text:p>0.001</text:p>
          </table:table-cell>
          <table:table-cell office:value-type="float" office:value="0.00363901791639021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67485069674849" calcext:value-type="float">
            <text:p>-0.017</text:p>
          </table:table-cell>
          <table:table-cell office:value-type="float" office:value="0.00071134704711362" calcext:value-type="float">
            <text:p>0.001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-0.00000530856005298563" calcext:value-type="float">
            <text:p>0.000</text:p>
          </table:table-cell>
          <table:table-cell office:value-type="float" office:value="0.00363901791639032" calcext:value-type="float">
            <text:p>0.004</text:p>
          </table:table-cell>
          <table:table-cell office:value-type="float" office:value="0.00290909090909097" calcext:value-type="float">
            <text:p>0.003</text:p>
          </table:table-cell>
          <table:table-cell office:value-type="float" office:value="0.00291174518911752" calcext:value-type="float">
            <text:p>0.003</text:p>
          </table:table-cell>
          <table:table-cell office:value-type="float" office:value="0.00145454545454538" calcext:value-type="float">
            <text:p>0.001</text:p>
          </table:table-cell>
          <table:table-cell office:value-type="float" office:value="0.00218712674187116" calcext:value-type="float">
            <text:p>0.002</text:p>
          </table:table-cell>
          <table:table-cell office:value-type="float" office:value="0.00582614465826159" calcext:value-type="float">
            <text:p>0.006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364167219641676" calcext:value-type="float">
            <text:p>0.004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509621765096213" calcext:value-type="float">
            <text:p>0.005</text:p>
          </table:table-cell>
          <table:table-cell office:value-type="float" office:value="0.00291439946914396" calcext:value-type="float">
            <text:p>0.003</text:p>
          </table:table-cell>
          <table:table-cell office:value-type="float" office:value="0.00436894492368956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73335102853353" calcext:value-type="float">
            <text:p>-0.017</text:p>
          </table:table-cell>
          <table:table-cell office:value-type="float" office:value="-0.00103782349037829" calcext:value-type="float">
            <text:p>-0.001</text:p>
          </table:table-cell>
          <table:table-cell office:value-type="float" office:value="-0.00029462508294642" calcext:value-type="float">
            <text:p>0.000</text:p>
          </table:table-cell>
          <table:table-cell office:value-type="float" office:value="-0.00248281353682822" calcext:value-type="float">
            <text:p>-0.002</text:p>
          </table:table-cell>
          <table:table-cell office:value-type="float" office:value="0.00145082946250819" calcext:value-type="float">
            <text:p>0.001</text:p>
          </table:table-cell>
          <table:table-cell office:value-type="float" office:value="0.00203370935633695" calcext:value-type="float">
            <text:p>0.002</text:p>
          </table:table-cell>
          <table:table-cell office:value-type="float" office:value="0.00203689449236888" calcext:value-type="float">
            <text:p>0.002</text:p>
          </table:table-cell>
          <table:table-cell office:value-type="float" office:value="0.00101658925016568" calcext:value-type="float">
            <text:p>0.001</text:p>
          </table:table-cell>
          <table:table-cell office:value-type="float" office:value="0.000439017916390005" calcext:value-type="float">
            <text:p>0.000</text:p>
          </table:table-cell>
          <table:table-cell office:value-type="float" office:value="0.00465932315859319" calcext:value-type="float">
            <text:p>0.005</text:p>
          </table:table-cell>
          <table:table-cell office:value-type="float" office:value="0.00189250165892496" calcext:value-type="float">
            <text:p>0.002</text:p>
          </table:table-cell>
          <table:table-cell office:value-type="float" office:value="0.00218447246184461" calcext:value-type="float">
            <text:p>0.002</text:p>
          </table:table-cell>
          <table:table-cell office:value-type="float" office:value="0.00218500331784988" calcext:value-type="float">
            <text:p>0.002</text:p>
          </table:table-cell>
          <table:table-cell office:value-type="float" office:value="0.00334704711347034" calcext:value-type="float">
            <text:p>0.003</text:p>
          </table:table-cell>
          <table:table-cell office:value-type="float" office:value="0.00145613802256128" calcext:value-type="float">
            <text:p>0.001</text:p>
          </table:table-cell>
          <table:table-cell office:value-type="float" office:value="0.0033470471134703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427543679342224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288797533401863" calcext:value-type="float">
            <text:p>0.003</text:p>
          </table:table-cell>
          <table:table-cell office:value-type="float" office:value="0.00717368961973275" calcext:value-type="float">
            <text:p>0.007</text:p>
          </table:table-cell>
          <table:table-cell office:value-type="float" office:value="-0.00713257965056524" calcext:value-type="float">
            <text:p>-0.007</text:p>
          </table:table-cell>
          <table:table-cell office:value-type="float" office:value="0.00286742034943477" calcext:value-type="float">
            <text:p>0.003</text:p>
          </table:table-cell>
          <table:table-cell office:value-type="float" office:value="-0.00141829393627946" calcext:value-type="float">
            <text:p>-0.001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-0.00284686536485101" calcext:value-type="float">
            <text:p>-0.003</text:p>
          </table:table-cell>
          <table:table-cell office:value-type="float" office:value="0.00859198355601221" calcext:value-type="float">
            <text:p>0.009</text:p>
          </table:table-cell>
          <table:table-cell office:value-type="float" office:value="-0.00999999999999979" calcext:value-type="float">
            <text:p>-0.010</text:p>
          </table:table-cell>
          <table:table-cell office:value-type="float" office:value="0.0014491264131552" calcext:value-type="float">
            <text:p>0.001</text:p>
          </table:table-cell>
          <table:table-cell office:value-type="float" office:value="-0.00998972250770802" calcext:value-type="float">
            <text:p>-0.010</text:p>
          </table:table-cell>
          <table:table-cell table:number-columns-repeated="2" office:value-type="float" office:value="-0.00141829393627946" calcext:value-type="float">
            <text:p>-0.001</text:p>
          </table:table-cell>
          <table:table-cell office:value-type="float" office:value="-0.00572456320657744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0.0000102774922919879" calcext:value-type="float">
            <text:p>0.000</text:p>
          </table:table-cell>
          <table:table-cell office:value-type="float" office:value="0.00287769784172665" calcext:value-type="float">
            <text:p>0.003</text:p>
          </table:table-cell>
          <table:table-cell office:value-type="float" office:value="0.00573484069886965" calcext:value-type="float">
            <text:p>0.006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427543679342235" calcext:value-type="float">
            <text:p>-0.004</text:p>
          </table:table-cell>
          <table:table-cell office:value-type="float" office:value="-0.00286742034943477" calcext:value-type="float">
            <text:p>-0.003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142857142857145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0.00430626927029798" calcext:value-type="float">
            <text:p>0.004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-0.00143884892086321" calcext:value-type="float">
            <text:p>-0.001</text:p>
          </table:table-cell>
          <table:table-cell office:value-type="float" office:value="0.00859198355601243" calcext:value-type="float">
            <text:p>0.009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-0.00141829393627957" calcext:value-type="float">
            <text:p>-0.001</text:p>
          </table:table-cell>
          <table:table-cell office:value-type="float" office:value="-0.00142857142857133" calcext:value-type="float">
            <text:p>-0.001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285714285714278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284686536485079" calcext:value-type="float">
            <text:p>-0.003</text:p>
          </table:table-cell>
          <table:table-cell office:value-type="float" office:value="0.00143884892086321" calcext:value-type="float">
            <text:p>0.001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.00861253854059607" calcext:value-type="float">
            <text:p>0.009</text:p>
          </table:table-cell>
          <table:table-cell office:value-type="float" office:value="-0.00285714285714278" calcext:value-type="float">
            <text:p>-0.003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-0.00428571428571434" calcext:value-type="float">
            <text:p>-0.004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573484069886965" calcext:value-type="float">
            <text:p>0.006</text:p>
          </table:table-cell>
          <table:table-cell office:value-type="float" office:value="0.00142857142857145" calcext:value-type="float">
            <text:p>0.001</text:p>
          </table:table-cell>
          <table:table-cell office:value-type="float" office:value="-0.00143884892086321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8674203494348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0014388489208632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284686536485101" calcext:value-type="float">
            <text:p>-0.003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716341212744098" calcext:value-type="float">
            <text:p>0.007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428571428571412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-0.00143884892086343" calcext:value-type="float">
            <text:p>-0.001</text:p>
          </table:table-cell>
          <table:table-cell office:value-type="float" office:value="0.00573484069886931" calcext:value-type="float">
            <text:p>0.006</text:p>
          </table:table-cell>
          <table:table-cell office:value-type="float" office:value="0.00285714285714278" calcext:value-type="float">
            <text:p>0.003</text:p>
          </table:table-cell>
          <table:table-cell office:value-type="float" office:value="-0.0000102774922918769" calcext:value-type="float">
            <text:p>0.000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429599177800621" calcext:value-type="float">
            <text:p>0.004</text:p>
          </table:table-cell>
          <table:table-cell office:value-type="float" office:value="0.00142857142857133" calcext:value-type="float">
            <text:p>0.001</text:p>
          </table:table-cell>
          <table:table-cell office:value-type="float" office:value="0.00286742034943455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284892086330935" calcext:value-type="float">
            <text:p>-0.003</text:p>
          </table:table-cell>
          <table:table-cell office:value-type="float" office:value="0.00172250770811921" calcext:value-type="float">
            <text:p>0.002</text:p>
          </table:table-cell>
          <table:table-cell office:value-type="float" office:value="0.0022959917780061" calcext:value-type="float">
            <text:p>0.002</text:p>
          </table:table-cell>
          <table:table-cell office:value-type="float" office:value="0.00659815005138742" calcext:value-type="float">
            <text:p>0.007</text:p>
          </table:table-cell>
          <table:table-cell office:value-type="float" office:value="-0.00314080164439889" calcext:value-type="float">
            <text:p>-0.003</text:p>
          </table:table-cell>
          <table:table-cell office:value-type="float" office:value="0.00372250770811922" calcext:value-type="float">
            <text:p>0.004</text:p>
          </table:table-cell>
          <table:table-cell office:value-type="float" office:value="-0.00199588900308323" calcext:value-type="float">
            <text:p>-0.002</text:p>
          </table:table-cell>
          <table:table-cell office:value-type="float" office:value="0.000861253854059441" calcext:value-type="float">
            <text:p>0.001</text:p>
          </table:table-cell>
          <table:table-cell office:value-type="float" office:value="-0.000573484069887109" calcext:value-type="float">
            <text:p>-0.001</text:p>
          </table:table-cell>
          <table:table-cell office:value-type="float" office:value="0.00630421377183954" calcext:value-type="float">
            <text:p>0.006</text:p>
          </table:table-cell>
          <table:table-cell office:value-type="float" office:value="-0.00142857142857145" calcext:value-type="float">
            <text:p>-0.001</text:p>
          </table:table-cell>
          <table:table-cell office:value-type="float" office:value="-0.00113874614594034" calcext:value-type="float">
            <text:p>-0.001</text:p>
          </table:table-cell>
          <table:table-cell office:value-type="float" office:value="-0.00257142857142867" calcext:value-type="float">
            <text:p>-0.003</text:p>
          </table:table-cell>
          <table:table-cell office:value-type="float" office:value="0.00201027749229177" calcext:value-type="float">
            <text:p>0.002</text:p>
          </table:table-cell>
          <table:table-cell office:value-type="float" office:value="0.000287769784172553" calcext:value-type="float">
            <text:p>0.000</text:p>
          </table:table-cell>
          <table:table-cell office:value-type="float" office:value="0.000573484069886887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181648416942535" calcext:value-type="float">
            <text:p>0.018</text:p>
          </table:table-cell>
          <table:table-cell office:value-type="float" office:value="0.0026058908411849" calcext:value-type="float">
            <text:p>0.003</text:p>
          </table:table-cell>
          <table:table-cell office:value-type="float" office:value="0.0272557507851625" calcext:value-type="float">
            <text:p>0.027</text:p>
          </table:table-cell>
          <table:table-cell office:value-type="float" office:value="0.00515236397589336" calcext:value-type="float">
            <text:p>0.005</text:p>
          </table:table-cell>
          <table:table-cell office:value-type="float" office:value="0.0129360835243187" calcext:value-type="float">
            <text:p>0.013</text:p>
          </table:table-cell>
          <table:table-cell office:value-type="float" office:value="0.0194720312367371" calcext:value-type="float">
            <text:p>0.019</text:p>
          </table:table-cell>
          <table:table-cell office:value-type="float" office:value="0.0155334861217213" calcext:value-type="float">
            <text:p>0.016</text:p>
          </table:table-cell>
          <table:table-cell office:value-type="float" office:value="0.00381122145828028" calcext:value-type="float">
            <text:p>0.004</text:p>
          </table:table-cell>
          <table:table-cell office:value-type="float" office:value="0.0142432730668025" calcext:value-type="float">
            <text:p>0.014</text:p>
          </table:table-cell>
          <table:table-cell office:value-type="float" office:value="0.0259910024615907" calcext:value-type="float">
            <text:p>0.026</text:p>
          </table:table-cell>
          <table:table-cell office:value-type="float" office:value="0.00513538748832865" calcext:value-type="float">
            <text:p>0.005</text:p>
          </table:table-cell>
          <table:table-cell office:value-type="float" office:value="0.0194805194805194" calcext:value-type="float">
            <text:p>0.019</text:p>
          </table:table-cell>
          <table:table-cell office:value-type="float" office:value="0.0116543587131822" calcext:value-type="float">
            <text:p>0.012</text:p>
          </table:table-cell>
          <table:table-cell office:value-type="float" office:value="-0.00393005687123338" calcext:value-type="float">
            <text:p>-0.004</text:p>
          </table:table-cell>
          <table:table-cell office:value-type="float" office:value="0.0116458704693999" calcext:value-type="float">
            <text:p>0.012</text:p>
          </table:table-cell>
          <table:table-cell office:value-type="float" office:value="0.00381122145828028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0913335030982088" calcext:value-type="float">
            <text:p>0.009</text:p>
          </table:table-cell>
          <table:table-cell office:value-type="float" office:value="-0.00645106527459483" calcext:value-type="float">
            <text:p>-0.006</text:p>
          </table:table-cell>
          <table:table-cell office:value-type="float" office:value="0.011696799932094" calcext:value-type="float">
            <text:p>0.012</text:p>
          </table:table-cell>
          <table:table-cell office:value-type="float" office:value="0.0143111790170614" calcext:value-type="float">
            <text:p>0.014</text:p>
          </table:table-cell>
          <table:table-cell office:value-type="float" office:value="0.0130294542059247" calcext:value-type="float">
            <text:p>0.013</text:p>
          </table:table-cell>
          <table:table-cell office:value-type="float" office:value="0.0078006960359901" calcext:value-type="float">
            <text:p>0.008</text:p>
          </table:table-cell>
          <table:table-cell office:value-type="float" office:value="0.00652745946863587" calcext:value-type="float">
            <text:p>0.007</text:p>
          </table:table-cell>
          <table:table-cell office:value-type="float" office:value="0.0169000933706815" calcext:value-type="float">
            <text:p>0.017</text:p>
          </table:table-cell>
          <table:table-cell office:value-type="float" office:value="0.0117052881758764" calcext:value-type="float">
            <text:p>0.012</text:p>
          </table:table-cell>
          <table:table-cell office:value-type="float" office:value="0.00913335030982088" calcext:value-type="float">
            <text:p>0.009</text:p>
          </table:table-cell>
          <table:table-cell office:value-type="float" office:value="0.00130718954248366" calcext:value-type="float">
            <text:p>0.001</text:p>
          </table:table-cell>
          <table:table-cell office:value-type="float" office:value="0.00389610389610384" calcext:value-type="float">
            <text:p>0.004</text:p>
          </table:table-cell>
          <table:table-cell office:value-type="float" office:value="-0.00128172481113664" calcext:value-type="float">
            <text:p>-0.001</text:p>
          </table:table-cell>
          <table:table-cell office:value-type="float" office:value="-0.00125626007978952" calcext:value-type="float">
            <text:p>-0.001</text:p>
          </table:table-cell>
          <table:table-cell office:value-type="float" office:value="0.0117222646634412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-0.00393854511501557" calcext:value-type="float">
            <text:p>-0.004</text:p>
          </table:table-cell>
          <table:table-cell office:value-type="float" office:value="-0.0169000933706815" calcext:value-type="float">
            <text:p>-0.017</text:p>
          </table:table-cell>
          <table:table-cell office:value-type="float" office:value="0.00778371954842549" calcext:value-type="float">
            <text:p>0.008</text:p>
          </table:table-cell>
          <table:table-cell office:value-type="float" office:value="-0.00524573465749922" calcext:value-type="float">
            <text:p>-0.005</text:p>
          </table:table-cell>
          <table:table-cell office:value-type="float" office:value="0.00649350649350655" calcext:value-type="float">
            <text:p>0.006</text:p>
          </table:table-cell>
          <table:table-cell office:value-type="float" office:value="-0.00393005687123327" calcext:value-type="float">
            <text:p>-0.004</text:p>
          </table:table-cell>
          <table:table-cell office:value-type="float" office:value="-0.00782616076733722" calcext:value-type="float">
            <text:p>-0.008</text:p>
          </table:table-cell>
          <table:table-cell office:value-type="float" office:value="0.00646804176215943" calcext:value-type="float">
            <text:p>0.006</text:p>
          </table:table-cell>
          <table:table-cell office:value-type="float" office:value="0.0051863169510229" calcext:value-type="float">
            <text:p>0.005</text:p>
          </table:table-cell>
          <table:table-cell office:value-type="float" office:value="-0.00258891435362019" calcext:value-type="float">
            <text:p>-0.003</text:p>
          </table:table-cell>
          <table:table-cell office:value-type="float" office:value="0.00257193786605558" calcext:value-type="float">
            <text:p>0.003</text:p>
          </table:table-cell>
          <table:table-cell office:value-type="float" office:value="-0.00784313725490193" calcext:value-type="float">
            <text:p>-0.008</text:p>
          </table:table-cell>
          <table:table-cell office:value-type="float" office:value="-0.0104320516085221" calcext:value-type="float">
            <text:p>-0.010</text:p>
          </table:table-cell>
          <table:table-cell office:value-type="float" office:value="-0.00909090909090904" calcext:value-type="float">
            <text:p>-0.009</text:p>
          </table:table-cell>
          <table:table-cell office:value-type="float" office:value="0.00260589084118501" calcext:value-type="float">
            <text:p>0.003</text:p>
          </table:table-cell>
          <table:table-cell office:value-type="float" office:value="-0.0116883116883116" calcext:value-type="float">
            <text:p>-0.01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-0.00263135557253202" calcext:value-type="float">
            <text:p>-0.003</text:p>
          </table:table-cell>
          <table:table-cell office:value-type="float" office:value="-0.016908581614464" calcext:value-type="float">
            <text:p>-0.017</text:p>
          </table:table-cell>
          <table:table-cell office:value-type="float" office:value="0.00909939733469156" calcext:value-type="float">
            <text:p>0.009</text:p>
          </table:table-cell>
          <table:table-cell office:value-type="float" office:value="0.00125626007978952" calcext:value-type="float">
            <text:p>0.001</text:p>
          </table:table-cell>
          <table:table-cell office:value-type="float" office:value="0.0077922077922078" calcext:value-type="float">
            <text:p>0.008</text:p>
          </table:table-cell>
          <table:table-cell office:value-type="float" office:value="0.00390459213988625" calcext:value-type="float">
            <text:p>0.004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0.0103980986333928" calcext:value-type="float">
            <text:p>0.010</text:p>
          </table:table-cell>
          <table:table-cell office:value-type="float" office:value="-0.00523724641371692" calcext:value-type="float">
            <text:p>-0.005</text:p>
          </table:table-cell>
          <table:table-cell office:value-type="float" office:value="0.00912486206603857" calcext:value-type="float">
            <text:p>0.009</text:p>
          </table:table-cell>
          <table:table-cell office:value-type="float" office:value="0.0129955012307954" calcext:value-type="float">
            <text:p>0.013</text:p>
          </table:table-cell>
          <table:table-cell office:value-type="float" office:value="0.00387063916475683" calcext:value-type="float">
            <text:p>0.004</text:p>
          </table:table-cell>
          <table:table-cell office:value-type="float" office:value="-0.00000848824378230084" calcext:value-type="float">
            <text:p>0.000</text:p>
          </table:table-cell>
          <table:table-cell office:value-type="float" office:value="-0.00388761565232143" calcext:value-type="float">
            <text:p>-0.004</text:p>
          </table:table-cell>
          <table:table-cell office:value-type="float" office:value="0.00652745946863598" calcext:value-type="float">
            <text:p>0.007</text:p>
          </table:table-cell>
          <table:table-cell office:value-type="float" office:value="0.00130718954248366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-0.00524573465749933" calcext:value-type="float">
            <text:p>-0.005</text:p>
          </table:table-cell>
          <table:table-cell office:value-type="float" office:value="-0.0182327476445123" calcext:value-type="float">
            <text:p>-0.018</text:p>
          </table:table-cell>
          <table:table-cell office:value-type="float" office:value="-0.00914183855360329" calcext:value-type="float">
            <text:p>-0.009</text:p>
          </table:table-cell>
          <table:table-cell office:value-type="float" office:value="-0.00136660724896021" calcext:value-type="float">
            <text:p>-0.001</text:p>
          </table:table-cell>
          <table:table-cell office:value-type="float" office:value="-0.0000339529751295364" calcext:value-type="float">
            <text:p>0.000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-0.00263135557253202" calcext:value-type="float">
            <text:p>-0.003</text:p>
          </table:table-cell>
          <table:table-cell office:value-type="float" office:value="-0.0104575163398692" calcext:value-type="float">
            <text:p>-0.010</text:p>
          </table:table-cell>
          <table:table-cell office:value-type="float" office:value="-0.00522026992615232" calcext:value-type="float">
            <text:p>-0.005</text:p>
          </table:table-cell>
          <table:table-cell office:value-type="float" office:value="0.00256344962227317" calcext:value-type="float">
            <text:p>0.003</text:p>
          </table:table-cell>
          <table:table-cell office:value-type="float" office:value="-0.0104490280960869" calcext:value-type="float">
            <text:p>-0.010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104320516085221" calcext:value-type="float">
            <text:p>-0.010</text:p>
          </table:table-cell>
          <table:table-cell office:value-type="float" office:value="-0.00781767252355481" calcext:value-type="float">
            <text:p>-0.008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0309651133180555" calcext:value-type="float">
            <text:p>0.003</text:p>
          </table:table-cell>
          <table:table-cell office:value-type="float" office:value="-0.0111773194126136" calcext:value-type="float">
            <text:p>-0.011</text:p>
          </table:table-cell>
          <table:table-cell office:value-type="float" office:value="0.009338765809354" calcext:value-type="float">
            <text:p>0.009</text:p>
          </table:table-cell>
          <table:table-cell office:value-type="float" office:value="0.00282149223325689" calcext:value-type="float">
            <text:p>0.003</text:p>
          </table:table-cell>
          <table:table-cell office:value-type="float" office:value="0.00804345980816557" calcext:value-type="float">
            <text:p>0.008</text:p>
          </table:table-cell>
          <table:table-cell office:value-type="float" office:value="0.0044037008742891" calcext:value-type="float">
            <text:p>0.004</text:p>
          </table:table-cell>
          <table:table-cell office:value-type="float" office:value="0.00153467447585087" calcext:value-type="float">
            <text:p>0.002</text:p>
          </table:table-cell>
          <table:table-cell office:value-type="float" office:value="0.00698921993039647" calcext:value-type="float">
            <text:p>0.007</text:p>
          </table:table-cell>
          <table:table-cell office:value-type="float" office:value="0.00308802308802303" calcext:value-type="float">
            <text:p>0.003</text:p>
          </table:table-cell>
          <table:table-cell office:value-type="float" office:value="0.00728800611153557" calcext:value-type="float">
            <text:p>0.007</text:p>
          </table:table-cell>
          <table:table-cell office:value-type="float" office:value="0.00491469314998727" calcext:value-type="float">
            <text:p>0.005</text:p>
          </table:table-cell>
          <table:table-cell office:value-type="float" office:value="0.00179101943807813" calcext:value-type="float">
            <text:p>0.002</text:p>
          </table:table-cell>
          <table:table-cell office:value-type="float" office:value="-0.000536457007045299" calcext:value-type="float">
            <text:p>-0.001</text:p>
          </table:table-cell>
          <table:table-cell office:value-type="float" office:value="-0.00571937866055505" calcext:value-type="float">
            <text:p>-0.006</text:p>
          </table:table-cell>
          <table:table-cell office:value-type="float" office:value="0.00493676258382147" calcext:value-type="float">
            <text:p>0.005</text:p>
          </table:table-cell>
          <table:table-cell office:value-type="float" office:value="-0.0013139801375095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0519104084321476" calcext:value-type="float">
            <text:p>0.005</text:p>
          </table:table-cell>
          <table:table-cell office:value-type="float" office:value="-0.0130510069640505" calcext:value-type="float">
            <text:p>-0.013</text:p>
          </table:table-cell>
          <table:table-cell office:value-type="float" office:value="0.00693769998117821" calcext:value-type="float">
            <text:p>0.007</text:p>
          </table:table-cell>
          <table:table-cell office:value-type="float" office:value="-0.00260493130058348" calcext:value-type="float">
            <text:p>-0.003</text:p>
          </table:table-cell>
          <table:table-cell office:value-type="float" office:value="0.00258610954263139" calcext:value-type="float">
            <text:p>0.003</text:p>
          </table:table-cell>
          <table:table-cell office:value-type="float" office:value="0.00431394692264253" calcext:value-type="float">
            <text:p>0.004</text:p>
          </table:table-cell>
          <table:table-cell office:value-type="float" office:value="0.0191003199698852" calcext:value-type="float">
            <text:p>0.019</text:p>
          </table:table-cell>
          <table:table-cell office:value-type="float" office:value="0.00169772256728784" calcext:value-type="float">
            <text:p>0.002</text:p>
          </table:table-cell>
          <table:table-cell office:value-type="float" office:value="-0.00524750611707137" calcext:value-type="float">
            <text:p>-0.005</text:p>
          </table:table-cell>
          <table:table-cell office:value-type="float" office:value="0.0217127799736496" calcext:value-type="float">
            <text:p>0.022</text:p>
          </table:table-cell>
          <table:table-cell office:value-type="float" office:value="-0.01218897044984" calcext:value-type="float">
            <text:p>-0.012</text:p>
          </table:table-cell>
          <table:table-cell office:value-type="float" office:value="0.00431771127423297" calcext:value-type="float">
            <text:p>0.004</text:p>
          </table:table-cell>
          <table:table-cell office:value-type="float" office:value="0.00260869565217392" calcext:value-type="float">
            <text:p>0.003</text:p>
          </table:table-cell>
          <table:table-cell office:value-type="float" office:value="0.0121437982307547" calcext:value-type="float">
            <text:p>0.012</text:p>
          </table:table-cell>
          <table:table-cell office:value-type="float" office:value="-0.000877093920572225" calcext:value-type="float">
            <text:p>-0.001</text:p>
          </table:table-cell>
          <table:table-cell office:value-type="float" office:value="0.001712779973649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-0.000862036514210462" calcext:value-type="float">
            <text:p>-0.001</text:p>
          </table:table-cell>
          <table:table-cell office:value-type="float" office:value="-0.025209862601167" calcext:value-type="float">
            <text:p>-0.025</text:p>
          </table:table-cell>
          <table:table-cell office:value-type="float" office:value="0.00434782608695661" calcext:value-type="float">
            <text:p>0.004</text:p>
          </table:table-cell>
          <table:table-cell office:value-type="float" office:value="-0.00170901562205905" calcext:value-type="float">
            <text:p>-0.002</text:p>
          </table:table-cell>
          <table:table-cell office:value-type="float" office:value="0.0052136269527574" calcext:value-type="float">
            <text:p>0.005</text:p>
          </table:table-cell>
          <table:table-cell office:value-type="float" office:value="-0.00782232260493132" calcext:value-type="float">
            <text:p>-0.008</text:p>
          </table:table-cell>
          <table:table-cell office:value-type="float" office:value="-0.00349331827592692" calcext:value-type="float">
            <text:p>-0.003</text:p>
          </table:table-cell>
          <table:table-cell office:value-type="float" office:value="0.00522868435911916" calcext:value-type="float">
            <text:p>0.005</text:p>
          </table:table-cell>
          <table:table-cell office:value-type="float" office:value="-0.0113231695840391" calcext:value-type="float">
            <text:p>-0.011</text:p>
          </table:table-cell>
          <table:table-cell office:value-type="float" office:value="0.00176548089591566" calcext:value-type="float">
            <text:p>0.002</text:p>
          </table:table-cell>
          <table:table-cell office:value-type="float" office:value="-0.0147637869376999" calcext:value-type="float">
            <text:p>-0.015</text:p>
          </table:table-cell>
          <table:table-cell office:value-type="float" office:value="0.0147863730472426" calcext:value-type="float">
            <text:p>0.015</text:p>
          </table:table-cell>
          <table:table-cell office:value-type="float" office:value="0.00610201392810095" calcext:value-type="float">
            <text:p>0.006</text:p>
          </table:table-cell>
          <table:table-cell office:value-type="float" office:value="-0.00348578957274615" calcext:value-type="float">
            <text:p>-0.003</text:p>
          </table:table-cell>
          <table:table-cell office:value-type="float" office:value="-0.0121513269339356" calcext:value-type="float">
            <text:p>-0.012</text:p>
          </table:table-cell>
          <table:table-cell office:value-type="float" office:value="0.00867683041596079" calcext:value-type="float">
            <text:p>0.00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0955015998494257" calcext:value-type="float">
            <text:p>0.010</text:p>
          </table:table-cell>
          <table:table-cell office:value-type="float" office:value="-0.0164991530208921" calcext:value-type="float">
            <text:p>-0.016</text:p>
          </table:table-cell>
          <table:table-cell office:value-type="float" office:value="0.00348578957274615" calcext:value-type="float">
            <text:p>0.003</text:p>
          </table:table-cell>
          <table:table-cell office:value-type="float" office:value="0.0139055147750801" calcext:value-type="float">
            <text:p>0.014</text:p>
          </table:table-cell>
          <table:table-cell office:value-type="float" office:value="-0.0000150574063617626" calcext:value-type="float">
            <text:p>0.000</text:p>
          </table:table-cell>
          <table:table-cell office:value-type="float" office:value="-0.00607942781855819" calcext:value-type="float">
            <text:p>-0.006</text:p>
          </table:table-cell>
          <table:table-cell office:value-type="float" office:value="-0.00260493130058348" calcext:value-type="float">
            <text:p>-0.003</text:p>
          </table:table-cell>
          <table:table-cell office:value-type="float" office:value="0.00437041219649925" calcext:value-type="float">
            <text:p>0.004</text:p>
          </table:table-cell>
          <table:table-cell office:value-type="float" office:value="-0.00869941652550343" calcext:value-type="float">
            <text:p>-0.009</text:p>
          </table:table-cell>
          <table:table-cell office:value-type="float" office:value="0.00781855825334088" calcext:value-type="float">
            <text:p>0.008</text:p>
          </table:table-cell>
          <table:table-cell office:value-type="float" office:value="-0.00782608695652176" calcext:value-type="float">
            <text:p>-0.008</text:p>
          </table:table-cell>
          <table:table-cell office:value-type="float" office:value="0.00956521739130434" calcext:value-type="float">
            <text:p>0.010</text:p>
          </table:table-cell>
          <table:table-cell office:value-type="float" office:value="0.000884622623753106" calcext:value-type="float">
            <text:p>0.001</text:p>
          </table:table-cell>
          <table:table-cell office:value-type="float" office:value="-0.0104272539055147" calcext:value-type="float">
            <text:p>-0.010</text:p>
          </table:table-cell>
          <table:table-cell office:value-type="float" office:value="0.00435535479013749" calcext:value-type="float">
            <text:p>0.004</text:p>
          </table:table-cell>
          <table:table-cell office:value-type="float" office:value="0.00780350084697912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-0.00519104084321476" calcext:value-type="float">
            <text:p>-0.005</text:p>
          </table:table-cell>
          <table:table-cell office:value-type="float" office:value="-0.0251722190852626" calcext:value-type="float">
            <text:p>-0.025</text:p>
          </table:table-cell>
          <table:table-cell office:value-type="float" office:value="-0.00345943911161306" calcext:value-type="float">
            <text:p>-0.003</text:p>
          </table:table-cell>
          <table:table-cell office:value-type="float" office:value="0.00958780350084698" calcext:value-type="float">
            <text:p>0.010</text:p>
          </table:table-cell>
          <table:table-cell office:value-type="float" office:value="-0.00520986260116696" calcext:value-type="float">
            <text:p>-0.005</text:p>
          </table:table-cell>
          <table:table-cell office:value-type="float" office:value="-0.00257858083945051" calcext:value-type="float">
            <text:p>-0.003</text:p>
          </table:table-cell>
          <table:table-cell office:value-type="float" office:value="-0.00606437041219654" calcext:value-type="float">
            <text:p>-0.006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164953886693018" calcext:value-type="float">
            <text:p>-0.016</text:p>
          </table:table-cell>
          <table:table-cell office:value-type="float" office:value="0.00174289478637302" calcext:value-type="float">
            <text:p>0.002</text:p>
          </table:table-cell>
          <table:table-cell office:value-type="float" office:value="0.0000188217579522032" calcext:value-type="float">
            <text:p>0.000</text:p>
          </table:table-cell>
          <table:table-cell office:value-type="float" office:value="0.00261998870694524" calcext:value-type="float">
            <text:p>0.003</text:p>
          </table:table-cell>
          <table:table-cell office:value-type="float" office:value="-0.00259363824581227" calcext:value-type="float">
            <text:p>-0.003</text:p>
          </table:table-cell>
          <table:table-cell office:value-type="float" office:value="-0.00260116694899304" calcext:value-type="float">
            <text:p>-0.003</text:p>
          </table:table-cell>
          <table:table-cell office:value-type="float" office:value="-0.00258987389422183" calcext:value-type="float">
            <text:p>-0.003</text:p>
          </table:table-cell>
          <table:table-cell office:value-type="float" office:value="0.00782608695652165" calcext:value-type="float">
            <text:p>0.00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-0.00258987389422183" calcext:value-type="float">
            <text:p>-0.003</text:p>
          </table:table-cell>
          <table:table-cell office:value-type="float" office:value="-0.02257481648786" calcext:value-type="float">
            <text:p>-0.023</text:p>
          </table:table-cell>
          <table:table-cell office:value-type="float" office:value="-0.00172407302842093" calcext:value-type="float">
            <text:p>-0.002</text:p>
          </table:table-cell>
          <table:table-cell office:value-type="float" office:value="0.00697157914549207" calcext:value-type="float">
            <text:p>0.007</text:p>
          </table:table-cell>
          <table:table-cell office:value-type="float" office:value="-0.00347449651797482" calcext:value-type="float">
            <text:p>-0.003</text:p>
          </table:table-cell>
          <table:table-cell office:value-type="float" office:value="-0.00345567476002262" calcext:value-type="float">
            <text:p>-0.003</text:p>
          </table:table-cell>
          <table:table-cell office:value-type="float" office:value="-0.0112742330133635" calcext:value-type="float">
            <text:p>-0.011</text:p>
          </table:table-cell>
          <table:table-cell office:value-type="float" office:value="-0.00606437041219654" calcext:value-type="float">
            <text:p>-0.006</text:p>
          </table:table-cell>
          <table:table-cell office:value-type="float" office:value="-0.00521739130434795" calcext:value-type="float">
            <text:p>-0.005</text:p>
          </table:table-cell>
          <table:table-cell office:value-type="float" office:value="0.00348202522115559" calcext:value-type="float">
            <text:p>0.003</text:p>
          </table:table-cell>
          <table:table-cell office:value-type="float" office:value="0.00435535479013727" calcext:value-type="float">
            <text:p>0.004</text:p>
          </table:table-cell>
          <table:table-cell office:value-type="float" office:value="0.000880858272162555" calcext:value-type="float">
            <text:p>0.001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780726519856967" calcext:value-type="float">
            <text:p>-0.008</text:p>
          </table:table-cell>
          <table:table-cell office:value-type="float" office:value="0.00522492000752861" calcext:value-type="float">
            <text:p>0.005</text:p>
          </table:table-cell>
          <table:table-cell office:value-type="float" office:value="0.00347826086956515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0121964991530199" calcext:value-type="float">
            <text:p>0.001</text:p>
          </table:table-cell>
          <table:table-cell office:value-type="float" office:value="-0.0205014116318465" calcext:value-type="float">
            <text:p>-0.021</text:p>
          </table:table-cell>
          <table:table-cell office:value-type="float" office:value="0.00191756070016935" calcext:value-type="float">
            <text:p>0.002</text:p>
          </table:table-cell>
          <table:table-cell office:value-type="float" office:value="0.00523019009975523" calcext:value-type="float">
            <text:p>0.005</text:p>
          </table:table-cell>
          <table:table-cell office:value-type="float" office:value="-0.000179936006023063" calcext:value-type="float">
            <text:p>0.000</text:p>
          </table:table-cell>
          <table:table-cell office:value-type="float" office:value="-0.00312441182006407" calcext:value-type="float">
            <text:p>-0.003</text:p>
          </table:table-cell>
          <table:table-cell office:value-type="float" office:value="-0.000867306606437079" calcext:value-type="float">
            <text:p>-0.001</text:p>
          </table:table-cell>
          <table:table-cell office:value-type="float" office:value="0.00000752870318088128" calcext:value-type="float">
            <text:p>0.000</text:p>
          </table:table-cell>
          <table:table-cell office:value-type="float" office:value="-0.00939657444005282" calcext:value-type="float">
            <text:p>-0.009</text:p>
          </table:table-cell>
          <table:table-cell office:value-type="float" office:value="0.00730434782608691" calcext:value-type="float">
            <text:p>0.007</text:p>
          </table:table-cell>
          <table:table-cell office:value-type="float" office:value="-0.00608093355919448" calcext:value-type="float">
            <text:p>-0.006</text:p>
          </table:table-cell>
          <table:table-cell office:value-type="float" office:value="0.00643402973837759" calcext:value-type="float">
            <text:p>0.006</text:p>
          </table:table-cell>
          <table:table-cell office:value-type="float" office:value="0.000707698099002396" calcext:value-type="float">
            <text:p>0.001</text:p>
          </table:table-cell>
          <table:table-cell office:value-type="float" office:value="-0.00243553547901376" calcext:value-type="float">
            <text:p>-0.002</text:p>
          </table:table-cell>
          <table:table-cell office:value-type="float" office:value="-0.0012076039902128" calcext:value-type="float">
            <text:p>-0.001</text:p>
          </table:table-cell>
          <table:table-cell office:value-type="float" office:value="0.00589949181253524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380509745127436" calcext:value-type="float">
            <text:p>0.038</text:p>
          </table:table-cell>
          <table:table-cell office:value-type="float" office:value="0.0224887556221889" calcext:value-type="float">
            <text:p>0.022</text:p>
          </table:table-cell>
          <table:table-cell office:value-type="float" office:value="0.0259070464767616" calcext:value-type="float">
            <text:p>0.026</text:p>
          </table:table-cell>
          <table:table-cell office:value-type="float" office:value="0.0431934032983509" calcext:value-type="float">
            <text:p>0.043</text:p>
          </table:table-cell>
          <table:table-cell office:value-type="float" office:value="0.00352323838080959" calcext:value-type="float">
            <text:p>0.004</text:p>
          </table:table-cell>
          <table:table-cell office:value-type="float" office:value="0.0190254872563718" calcext:value-type="float">
            <text:p>0.019</text:p>
          </table:table-cell>
          <table:table-cell office:value-type="float" office:value="0.017376311844078" calcext:value-type="float">
            <text:p>0.017</text:p>
          </table:table-cell>
          <table:table-cell office:value-type="float" office:value="0.0345127436281859" calcext:value-type="float">
            <text:p>0.035</text:p>
          </table:table-cell>
          <table:table-cell office:value-type="float" office:value="0.0362818590704648" calcext:value-type="float">
            <text:p>0.036</text:p>
          </table:table-cell>
          <table:table-cell office:value-type="float" office:value="0.0293853073463269" calcext:value-type="float">
            <text:p>0.029</text:p>
          </table:table-cell>
          <table:table-cell office:value-type="float" office:value="0.0362968515742129" calcext:value-type="float">
            <text:p>0.036</text:p>
          </table:table-cell>
          <table:table-cell office:value-type="float" office:value="0.0328485757121439" calcext:value-type="float">
            <text:p>0.033</text:p>
          </table:table-cell>
          <table:table-cell office:value-type="float" office:value="0.0362368815592203" calcext:value-type="float">
            <text:p>0.036</text:p>
          </table:table-cell>
          <table:table-cell office:value-type="float" office:value="0.0154872563718141" calcext:value-type="float">
            <text:p>0.015</text:p>
          </table:table-cell>
          <table:table-cell office:value-type="float" office:value="0.0362368815592203" calcext:value-type="float">
            <text:p>0.036</text:p>
          </table:table-cell>
          <table:table-cell office:value-type="float" office:value="0.00517241379310351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242578710644677" calcext:value-type="float">
            <text:p>0.024</text:p>
          </table:table-cell>
          <table:table-cell office:value-type="float" office:value="0.010359820089955" calcext:value-type="float">
            <text:p>0.010</text:p>
          </table:table-cell>
          <table:table-cell office:value-type="float" office:value="0.0172863568215892" calcext:value-type="float">
            <text:p>0.017</text:p>
          </table:table-cell>
          <table:table-cell office:value-type="float" office:value="0.00526236881559217" calcext:value-type="float">
            <text:p>0.005</text:p>
          </table:table-cell>
          <table:table-cell office:value-type="float" office:value="0.00175412293853072" calcext:value-type="float">
            <text:p>0.002</text:p>
          </table:table-cell>
          <table:table-cell office:value-type="float" office:value="0.0000299850074961805" calcext:value-type="float">
            <text:p>0.000</text:p>
          </table:table-cell>
          <table:table-cell office:value-type="float" office:value="0.0155622188905546" calcext:value-type="float">
            <text:p>0.016</text:p>
          </table:table-cell>
          <table:table-cell office:value-type="float" office:value="0.0258470764617691" calcext:value-type="float">
            <text:p>0.026</text:p>
          </table:table-cell>
          <table:table-cell office:value-type="float" office:value="0.0224437781109444" calcext:value-type="float">
            <text:p>0.022</text:p>
          </table:table-cell>
          <table:table-cell office:value-type="float" office:value="0.0155172413793103" calcext:value-type="float">
            <text:p>0.016</text:p>
          </table:table-cell>
          <table:table-cell office:value-type="float" office:value="0.00346326836581701" calcext:value-type="float">
            <text:p>0.003</text:p>
          </table:table-cell>
          <table:table-cell office:value-type="float" office:value="0.0103748125937031" calcext:value-type="float">
            <text:p>0.010</text:p>
          </table:table-cell>
          <table:table-cell office:value-type="float" office:value="0.0138380809595202" calcext:value-type="float">
            <text:p>0.014</text:p>
          </table:table-cell>
          <table:table-cell office:value-type="float" office:value="0.00340329835082454" calcext:value-type="float">
            <text:p>0.003</text:p>
          </table:table-cell>
          <table:table-cell office:value-type="float" office:value="0.0241529235382308" calcext:value-type="float">
            <text:p>0.024</text:p>
          </table:table-cell>
          <table:table-cell office:value-type="float" office:value="-0.0034482758620690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56221889055472" calcext:value-type="float">
            <text:p>0.016</text:p>
          </table:table-cell>
          <table:table-cell office:value-type="float" office:value="-0.00694152923538227" calcext:value-type="float">
            <text:p>-0.007</text:p>
          </table:table-cell>
          <table:table-cell office:value-type="float" office:value="-0.00518740629685155" calcext:value-type="float">
            <text:p>-0.005</text:p>
          </table:table-cell>
          <table:table-cell office:value-type="float" office:value="-0.0068815592203898" calcext:value-type="float">
            <text:p>-0.007</text:p>
          </table:table-cell>
          <table:table-cell office:value-type="float" office:value="-0.00170914542728629" calcext:value-type="float">
            <text:p>-0.002</text:p>
          </table:table-cell>
          <table:table-cell office:value-type="float" office:value="-0.017271364317841" calcext:value-type="float">
            <text:p>-0.017</text:p>
          </table:table-cell>
          <table:table-cell office:value-type="float" office:value="0.00344827586206897" calcext:value-type="float">
            <text:p>0.003</text:p>
          </table:table-cell>
          <table:table-cell office:value-type="float" office:value="0.0102998500749625" calcext:value-type="float">
            <text:p>0.010</text:p>
          </table:table-cell>
          <table:table-cell office:value-type="float" office:value="0.00860569715142434" calcext:value-type="float">
            <text:p>0.009</text:p>
          </table:table-cell>
          <table:table-cell office:value-type="float" office:value="0.0017091454272864" calcext:value-type="float">
            <text:p>0.002</text:p>
          </table:table-cell>
          <table:table-cell office:value-type="float" office:value="-0.00343328335832083" calcext:value-type="float">
            <text:p>-0.003</text:p>
          </table:table-cell>
          <table:table-cell office:value-type="float" office:value="-0.0121289355322338" calcext:value-type="float">
            <text:p>-0.012</text:p>
          </table:table-cell>
          <table:table-cell office:value-type="float" office:value="-0.0000149925037480347" calcext:value-type="float">
            <text:p>0.000</text:p>
          </table:table-cell>
          <table:table-cell office:value-type="float" office:value="-0.0207346326836582" calcext:value-type="float">
            <text:p>-0.021</text:p>
          </table:table-cell>
          <table:table-cell office:value-type="float" office:value="0.0103298350824589" calcext:value-type="float">
            <text:p>0.010</text:p>
          </table:table-cell>
          <table:table-cell office:value-type="float" office:value="-0.0155172413793103" calcext:value-type="float">
            <text:p>-0.01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904047976012" calcext:value-type="float">
            <text:p>0.019</text:p>
          </table:table-cell>
          <table:table-cell office:value-type="float" office:value="-0.0000449775112443263" calcext:value-type="float">
            <text:p>0.000</text:p>
          </table:table-cell>
          <table:table-cell office:value-type="float" office:value="0.0103748125937031" calcext:value-type="float">
            <text:p>0.010</text:p>
          </table:table-cell>
          <table:table-cell office:value-type="float" office:value="-0.017271364317841" calcext:value-type="float">
            <text:p>-0.017</text:p>
          </table:table-cell>
          <table:table-cell office:value-type="float" office:value="-0.00346326836581712" calcext:value-type="float">
            <text:p>-0.003</text:p>
          </table:table-cell>
          <table:table-cell office:value-type="float" office:value="-0.0224437781109446" calcext:value-type="float">
            <text:p>-0.022</text:p>
          </table:table-cell>
          <table:table-cell office:value-type="float" office:value="0.00172413793103454" calcext:value-type="float">
            <text:p>0.002</text:p>
          </table:table-cell>
          <table:table-cell office:value-type="float" office:value="0.00685157421289362" calcext:value-type="float">
            <text:p>0.007</text:p>
          </table:table-cell>
          <table:table-cell office:value-type="float" office:value="-0.00176911544227876" calcext:value-type="float">
            <text:p>-0.002</text:p>
          </table:table-cell>
          <table:table-cell office:value-type="float" office:value="0.00857571214392805" calcext:value-type="float">
            <text:p>0.009</text:p>
          </table:table-cell>
          <table:table-cell office:value-type="float" office:value="-0.00347826086956515" calcext:value-type="float">
            <text:p>-0.003</text:p>
          </table:table-cell>
          <table:table-cell office:value-type="float" office:value="-0.00523238380809588" calcext:value-type="float">
            <text:p>-0.005</text:p>
          </table:table-cell>
          <table:table-cell office:value-type="float" office:value="0.0016791604197901" calcext:value-type="float">
            <text:p>0.002</text:p>
          </table:table-cell>
          <table:table-cell office:value-type="float" office:value="-0.00694152923538227" calcext:value-type="float">
            <text:p>-0.007</text:p>
          </table:table-cell>
          <table:table-cell office:value-type="float" office:value="0.00172413793103454" calcext:value-type="float">
            <text:p>0.002</text:p>
          </table:table-cell>
          <table:table-cell office:value-type="float" office:value="-0.000014992503748145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56221889055472" calcext:value-type="float">
            <text:p>0.016</text:p>
          </table:table-cell>
          <table:table-cell office:value-type="float" office:value="-0.00866566716641681" calcext:value-type="float">
            <text:p>-0.009</text:p>
          </table:table-cell>
          <table:table-cell office:value-type="float" office:value="-0.0155172413793103" calcext:value-type="float">
            <text:p>-0.016</text:p>
          </table:table-cell>
          <table:table-cell office:value-type="float" office:value="-0.0241829085457271" calcext:value-type="float">
            <text:p>-0.024</text:p>
          </table:table-cell>
          <table:table-cell office:value-type="float" office:value="-0.0172713643178412" calcext:value-type="float">
            <text:p>-0.017</text:p>
          </table:table-cell>
          <table:table-cell office:value-type="float" office:value="-0.0259370314842579" calcext:value-type="float">
            <text:p>-0.026</text:p>
          </table:table-cell>
          <table:table-cell office:value-type="float" office:value="-0.00173913043478258" calcext:value-type="float">
            <text:p>-0.002</text:p>
          </table:table-cell>
          <table:table-cell office:value-type="float" office:value="0.00341829085457279" calcext:value-type="float">
            <text:p>0.003</text:p>
          </table:table-cell>
          <table:table-cell office:value-type="float" office:value="-0.0103598200899551" calcext:value-type="float">
            <text:p>-0.010</text:p>
          </table:table-cell>
          <table:table-cell office:value-type="float" office:value="-0.00692653673163413" calcext:value-type="float">
            <text:p>-0.007</text:p>
          </table:table-cell>
          <table:table-cell office:value-type="float" office:value="-0.00862068965517238" calcext:value-type="float">
            <text:p>-0.009</text:p>
          </table:table-cell>
          <table:table-cell office:value-type="float" office:value="-0.0103898050974512" calcext:value-type="float">
            <text:p>-0.010</text:p>
          </table:table-cell>
          <table:table-cell office:value-type="float" office:value="-0.00173913043478258" calcext:value-type="float">
            <text:p>-0.002</text:p>
          </table:table-cell>
          <table:table-cell office:value-type="float" office:value="-0.0224437781109444" calcext:value-type="float">
            <text:p>-0.022</text:p>
          </table:table-cell>
          <table:table-cell office:value-type="float" office:value="-0.00689655172413795" calcext:value-type="float">
            <text:p>-0.007</text:p>
          </table:table-cell>
          <table:table-cell office:value-type="float" office:value="-0.0120839580209896" calcext:value-type="float">
            <text:p>-0.0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225187406296853" calcext:value-type="float">
            <text:p>0.023</text:p>
          </table:table-cell>
          <table:table-cell office:value-type="float" office:value="0.00343928035982022" calcext:value-type="float">
            <text:p>0.003</text:p>
          </table:table-cell>
          <table:table-cell office:value-type="float" office:value="0.00657271364317846" calcext:value-type="float">
            <text:p>0.007</text:p>
          </table:table-cell>
          <table:table-cell office:value-type="float" office:value="0.000023988005997122" calcext:value-type="float">
            <text:p>0.000</text:p>
          </table:table-cell>
          <table:table-cell office:value-type="float" office:value="-0.00343328335832072" calcext:value-type="float">
            <text:p>-0.003</text:p>
          </table:table-cell>
          <table:table-cell office:value-type="float" office:value="-0.00931934032983506" calcext:value-type="float">
            <text:p>-0.009</text:p>
          </table:table-cell>
          <table:table-cell office:value-type="float" office:value="0.00727436281859084" calcext:value-type="float">
            <text:p>0.007</text:p>
          </table:table-cell>
          <table:table-cell office:value-type="float" office:value="0.0161859070464768" calcext:value-type="float">
            <text:p>0.016</text:p>
          </table:table-cell>
          <table:table-cell office:value-type="float" office:value="0.01104047976012" calcext:value-type="float">
            <text:p>0.011</text:p>
          </table:table-cell>
          <table:table-cell office:value-type="float" office:value="0.00965217391304363" calcext:value-type="float">
            <text:p>0.010</text:p>
          </table:table-cell>
          <table:table-cell office:value-type="float" office:value="0.00484557721139434" calcext:value-type="float">
            <text:p>0.005</text:p>
          </table:table-cell>
          <table:table-cell office:value-type="float" office:value="0.00309445277361331" calcext:value-type="float">
            <text:p>0.003</text:p>
          </table:table-cell>
          <table:table-cell office:value-type="float" office:value="0.0100000000000001" calcext:value-type="float">
            <text:p>0.010</text:p>
          </table:table-cell>
          <table:table-cell office:value-type="float" office:value="-0.00624587706146906" calcext:value-type="float">
            <text:p>-0.006</text:p>
          </table:table-cell>
          <table:table-cell office:value-type="float" office:value="0.0131094452773614" calcext:value-type="float">
            <text:p>0.013</text:p>
          </table:table-cell>
          <table:table-cell office:value-type="float" office:value="-0.00517841079460268" calcext:value-type="float">
            <text:p>-0.00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0141649899396378" calcext:value-type="float">
            <text:p>0.014</text:p>
          </table:table-cell>
          <table:table-cell office:value-type="float" office:value="-0.0113883299798793" calcext:value-type="float">
            <text:p>-0.011</text:p>
          </table:table-cell>
          <table:table-cell office:value-type="float" office:value="-0.00583501006036202" calcext:value-type="float">
            <text:p>-0.006</text:p>
          </table:table-cell>
          <table:table-cell office:value-type="float" office:value="-0.0143259557344064" calcext:value-type="float">
            <text:p>-0.014</text:p>
          </table:table-cell>
          <table:table-cell office:value-type="float" office:value="0.0000804828973843819" calcext:value-type="float">
            <text:p>0.000</text:p>
          </table:table-cell>
          <table:table-cell office:value-type="float" office:value="-0.00583501006036202" calcext:value-type="float">
            <text:p>-0.006</text:p>
          </table:table-cell>
          <table:table-cell office:value-type="float" office:value="0.0113078470824948" calcext:value-type="float">
            <text:p>0.011</text:p>
          </table:table-cell>
          <table:table-cell office:value-type="float" office:value="-0.00865191146881283" calcext:value-type="float">
            <text:p>-0.009</text:p>
          </table:table-cell>
          <table:table-cell office:value-type="float" office:value="0.0141247484909456" calcext:value-type="float">
            <text:p>0.014</text:p>
          </table:table-cell>
          <table:table-cell table:number-columns-repeated="3" office:value-type="float" office:value="-0.00865191146881283" calcext:value-type="float">
            <text:p>-0.009</text:p>
          </table:table-cell>
          <table:table-cell office:value-type="float" office:value="-0.00293762575452705" calcext:value-type="float">
            <text:p>-0.003</text:p>
          </table:table-cell>
          <table:table-cell table:number-columns-repeated="2" office:value-type="float" office:value="-0.00579476861167005" calcext:value-type="float">
            <text:p>-0.006</text:p>
          </table:table-cell>
          <table:table-cell office:value-type="float" office:value="-0.0200402414486921" calcext:value-type="float">
            <text:p>-0.02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0160965794768431" calcext:value-type="float">
            <text:p>0.000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0.0169416498993964" calcext:value-type="float">
            <text:p>0.017</text:p>
          </table:table-cell>
          <table:table-cell office:value-type="float" office:value="0.00845070422535232" calcext:value-type="float">
            <text:p>0.008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198390342052314" calcext:value-type="float">
            <text:p>0.020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845070422535232" calcext:value-type="float">
            <text:p>0.008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0.00559356136820932" calcext:value-type="float">
            <text:p>0.006</text:p>
          </table:table-cell>
          <table:table-cell office:value-type="float" office:value="0.00273641851106654" calcext:value-type="float">
            <text:p>0.003</text:p>
          </table:table-cell>
          <table:table-cell office:value-type="float" office:value="-0.000120724346076462" calcext:value-type="float">
            <text:p>0.000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269617706237435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-0.014245472837022" calcext:value-type="float">
            <text:p>-0.014</text:p>
          </table:table-cell>
          <table:table-cell office:value-type="float" office:value="0.0140845070422534" calcext:value-type="float">
            <text:p>0.014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0281690140845059" calcext:value-type="float">
            <text:p>0.003</text:p>
          </table:table-cell>
          <table:table-cell office:value-type="float" office:value="0.0141649899396376" calcext:value-type="float">
            <text:p>0.014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0.00849094567404418" calcext:value-type="float">
            <text:p>0.008</text:p>
          </table:table-cell>
          <table:table-cell office:value-type="float" office:value="0.00845070422535199" calcext:value-type="float">
            <text:p>0.008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0.00567404426559359" calcext:value-type="float">
            <text:p>0.006</text:p>
          </table:table-cell>
          <table:table-cell office:value-type="float" office:value="-0.000040241448692302" calcext:value-type="float">
            <text:p>0.000</text:p>
          </table:table-cell>
          <table:table-cell office:value-type="float" office:value="0.0055935613682091" calcext:value-type="float">
            <text:p>0.006</text:p>
          </table:table-cell>
          <table:table-cell office:value-type="float" office:value="-0.00861167002012087" calcext:value-type="float">
            <text:p>-0.009</text:p>
          </table:table-cell>
          <table:table-cell office:value-type="float" office:value="-0.000040241448692302" calcext:value-type="float">
            <text:p>0.000</text:p>
          </table:table-cell>
          <table:table-cell office:value-type="float" office:value="-0.00008048289738427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0160965794768431" calcext:value-type="float">
            <text:p>0.000</text:p>
          </table:table-cell>
          <table:table-cell office:value-type="float" office:value="-0.0114285714285712" calcext:value-type="float">
            <text:p>-0.011</text:p>
          </table:table-cell>
          <table:table-cell office:value-type="float" office:value="0.0112676056338028" calcext:value-type="float">
            <text:p>0.011</text:p>
          </table:table-cell>
          <table:table-cell office:value-type="float" office:value="0.011307847082495" calcext:value-type="float">
            <text:p>0.011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169818913480884" calcext:value-type="float">
            <text:p>0.017</text:p>
          </table:table-cell>
          <table:table-cell office:value-type="float" office:value="0.00845070422535232" calcext:value-type="float">
            <text:p>0.008</text:p>
          </table:table-cell>
          <table:table-cell office:value-type="float" office:value="0.0197987927565392" calcext:value-type="float">
            <text:p>0.020</text:p>
          </table:table-cell>
          <table:table-cell office:value-type="float" office:value="0.00277665995975851" calcext:value-type="float">
            <text:p>0.003</text:p>
          </table:table-cell>
          <table:table-cell office:value-type="float" office:value="0.011307847082495" calcext:value-type="float">
            <text:p>0.011</text:p>
          </table:table-cell>
          <table:table-cell office:value-type="float" office:value="0.00567404426559359" calcext:value-type="float">
            <text:p>0.006</text:p>
          </table:table-cell>
          <table:table-cell table:number-columns-repeated="2" office:value-type="float" office:value="0.00559356136820932" calcext:value-type="float">
            <text:p>0.006</text:p>
          </table:table-cell>
          <table:table-cell office:value-type="float" office:value="-0.00297786720321924" calcext:value-type="float">
            <text:p>-0.003</text:p>
          </table:table-cell>
          <table:table-cell office:value-type="float" office:value="-0.0000402414486920799" calcext:value-type="float">
            <text:p>0.000</text:p>
          </table:table-cell>
          <table:table-cell office:value-type="float" office:value="-0.0000804828973842708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583501006036202" calcext:value-type="float">
            <text:p>-0.006</text:p>
          </table:table-cell>
          <table:table-cell office:value-type="float" office:value="-0.0171026156941648" calcext:value-type="float">
            <text:p>-0.017</text:p>
          </table:table-cell>
          <table:table-cell office:value-type="float" office:value="0.00559356136820921" calcext:value-type="float">
            <text:p>0.006</text:p>
          </table:table-cell>
          <table:table-cell office:value-type="float" office:value="0.0113078470824948" calcext:value-type="float">
            <text:p>0.011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113078470824948" calcext:value-type="float">
            <text:p>0.011</text:p>
          </table:table-cell>
          <table:table-cell office:value-type="float" office:value="-0.0000804828973842708" calcext:value-type="float">
            <text:p>0.000</text:p>
          </table:table-cell>
          <table:table-cell office:value-type="float" office:value="0.0084909456740444" calcext:value-type="float">
            <text:p>0.008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0.00273641851106632" calcext:value-type="float">
            <text:p>0.003</text:p>
          </table:table-cell>
          <table:table-cell office:value-type="float" office:value="0.00281690140845081" calcext:value-type="float">
            <text:p>0.003</text:p>
          </table:table-cell>
          <table:table-cell office:value-type="float" office:value="0.0056338028169014" calcext:value-type="float">
            <text:p>0.006</text:p>
          </table:table-cell>
          <table:table-cell office:value-type="float" office:value="-0.00289738430583508" calcext:value-type="float">
            <text:p>-0.003</text:p>
          </table:table-cell>
          <table:table-cell office:value-type="float" office:value="-0.00865191146881283" calcext:value-type="float">
            <text:p>-0.009</text:p>
          </table:table-cell>
          <table:table-cell office:value-type="float" office:value="-0.00571428571428567" calcext:value-type="float">
            <text:p>-0.006</text:p>
          </table:table-cell>
          <table:table-cell office:value-type="float" office:value="-0.00289738430583508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00100603621730389" calcext:value-type="float">
            <text:p>0.001</text:p>
          </table:table-cell>
          <table:table-cell office:value-type="float" office:value="-0.0119758551307847" calcext:value-type="float">
            <text:p>-0.012</text:p>
          </table:table-cell>
          <table:table-cell office:value-type="float" office:value="0.00841046277665991" calcext:value-type="float">
            <text:p>0.008</text:p>
          </table:table-cell>
          <table:table-cell office:value-type="float" office:value="0.00390342052313886" calcext:value-type="float">
            <text:p>0.004</text:p>
          </table:table-cell>
          <table:table-cell office:value-type="float" office:value="0.00168209255533203" calcext:value-type="float">
            <text:p>0.002</text:p>
          </table:table-cell>
          <table:table-cell office:value-type="float" office:value="0.0112917505030181" calcext:value-type="float">
            <text:p>0.011</text:p>
          </table:table-cell>
          <table:table-cell office:value-type="float" office:value="0.0067525150905432" calcext:value-type="float">
            <text:p>0.007</text:p>
          </table:table-cell>
          <table:table-cell office:value-type="float" office:value="0.00674446680080487" calcext:value-type="float">
            <text:p>0.007</text:p>
          </table:table-cell>
          <table:table-cell office:value-type="float" office:value="0.00618108651911464" calcext:value-type="float">
            <text:p>0.006</text:p>
          </table:table-cell>
          <table:table-cell office:value-type="float" office:value="0.00274446680080476" calcext:value-type="float">
            <text:p>0.003</text:p>
          </table:table-cell>
          <table:table-cell office:value-type="float" office:value="0.00222937625754527" calcext:value-type="float">
            <text:p>0.002</text:p>
          </table:table-cell>
          <table:table-cell office:value-type="float" office:value="0.00162575452716296" calcext:value-type="float">
            <text:p>0.002</text:p>
          </table:table-cell>
          <table:table-cell office:value-type="float" office:value="0.00161770623742452" calcext:value-type="float">
            <text:p>0.002</text:p>
          </table:table-cell>
          <table:table-cell office:value-type="float" office:value="-0.00523138832997994" calcext:value-type="float">
            <text:p>-0.005</text:p>
          </table:table-cell>
          <table:table-cell office:value-type="float" office:value="-0.00233400402414485" calcext:value-type="float">
            <text:p>-0.002</text:p>
          </table:table-cell>
          <table:table-cell office:value-type="float" office:value="-0.00408048289738416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-0.0000169764875647127" calcext:value-type="float">
            <text:p>0.000</text:p>
          </table:table-cell>
          <table:table-cell office:value-type="float" office:value="-0.0104235633647399" calcext:value-type="float">
            <text:p>-0.010</text:p>
          </table:table-cell>
          <table:table-cell office:value-type="float" office:value="0.00388761565232143" calcext:value-type="float">
            <text:p>0.004</text:p>
          </table:table-cell>
          <table:table-cell office:value-type="float" office:value="0.0064425770308123" calcext:value-type="float">
            <text:p>0.006</text:p>
          </table:table-cell>
          <table:table-cell office:value-type="float" office:value="-0.00268228503522616" calcext:value-type="float">
            <text:p>-0.003</text:p>
          </table:table-cell>
          <table:table-cell office:value-type="float" office:value="0.00257193786605547" calcext:value-type="float">
            <text:p>0.003</text:p>
          </table:table-cell>
          <table:table-cell office:value-type="float" office:value="-0.00264833206009685" calcext:value-type="float">
            <text:p>-0.003</text:p>
          </table:table-cell>
          <table:table-cell office:value-type="float" office:value="-0.00656990068754781" calcext:value-type="float">
            <text:p>-0.007</text:p>
          </table:table-cell>
          <table:table-cell office:value-type="float" office:value="0.00265682030387904" calcext:value-type="float">
            <text:p>0.003</text:p>
          </table:table-cell>
          <table:table-cell office:value-type="float" office:value="0.00254647313470846" calcext:value-type="float">
            <text:p>0.003</text:p>
          </table:table-cell>
          <table:table-cell office:value-type="float" office:value="0.00905695611577961" calcext:value-type="float">
            <text:p>0.009</text:p>
          </table:table-cell>
          <table:table-cell office:value-type="float" office:value="-0.00266530854766156" calcext:value-type="float">
            <text:p>-0.003</text:p>
          </table:table-cell>
          <table:table-cell office:value-type="float" office:value="0.0026058908411849" calcext:value-type="float">
            <text:p>0.003</text:p>
          </table:table-cell>
          <table:table-cell office:value-type="float" office:value="0.015618368559545" calcext:value-type="float">
            <text:p>0.016</text:p>
          </table:table-cell>
          <table:table-cell office:value-type="float" office:value="-0.0117137764196588" calcext:value-type="float">
            <text:p>-0.012</text:p>
          </table:table-cell>
          <table:table-cell office:value-type="float" office:value="-0.00394703335879809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0131567778626607" calcext:value-type="float">
            <text:p>0.001</text:p>
          </table:table-cell>
          <table:table-cell office:value-type="float" office:value="-0.00774976657329596" calcext:value-type="float">
            <text:p>-0.008</text:p>
          </table:table-cell>
          <table:table-cell office:value-type="float" office:value="-0.00130718954248366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-0.00652745946863587" calcext:value-type="float">
            <text:p>-0.007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0.0104490280960869" calcext:value-type="float">
            <text:p>0.010</text:p>
          </table:table-cell>
          <table:table-cell office:value-type="float" office:value="0.00392156862745097" calcext:value-type="float">
            <text:p>0.004</text:p>
          </table:table-cell>
          <table:table-cell office:value-type="float" office:value="-0.00389610389610384" calcext:value-type="float">
            <text:p>-0.004</text:p>
          </table:table-cell>
          <table:table-cell office:value-type="float" office:value="-0.0025974025974026" calcext:value-type="float">
            <text:p>-0.003</text:p>
          </table:table-cell>
          <table:table-cell office:value-type="float" office:value="0.00652745946863598" calcext:value-type="float">
            <text:p>0.007</text:p>
          </table:table-cell>
          <table:table-cell office:value-type="float" office:value="-0.00909090909090915" calcext:value-type="float">
            <text:p>-0.009</text:p>
          </table:table-cell>
          <table:table-cell office:value-type="float" office:value="0.00653594771241828" calcext:value-type="float">
            <text:p>0.007</text:p>
          </table:table-cell>
          <table:table-cell office:value-type="float" office:value="0.00133265427383078" calcext:value-type="float">
            <text:p>0.001</text:p>
          </table:table-cell>
          <table:table-cell office:value-type="float" office:value="-0.00255496137849076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0647653000594184" calcext:value-type="float">
            <text:p>0.006</text:p>
          </table:table-cell>
          <table:table-cell office:value-type="float" office:value="-0.00522875816993462" calcext:value-type="float">
            <text:p>-0.005</text:p>
          </table:table-cell>
          <table:table-cell office:value-type="float" office:value="0.0129700364994484" calcext:value-type="float">
            <text:p>0.013</text:p>
          </table:table-cell>
          <table:table-cell table:number-columns-repeated="2" office:value-type="float" office:value="0.0103641456582634" calcext:value-type="float">
            <text:p>0.010</text:p>
          </table:table-cell>
          <table:table-cell office:value-type="float" office:value="0.0116543587131822" calcext:value-type="float">
            <text:p>0.012</text:p>
          </table:table-cell>
          <table:table-cell office:value-type="float" office:value="0.0168916051268994" calcext:value-type="float">
            <text:p>0.017</text:p>
          </table:table-cell>
          <table:table-cell office:value-type="float" office:value="0.00515236397589347" calcext:value-type="float">
            <text:p>0.005</text:p>
          </table:table-cell>
          <table:table-cell office:value-type="float" office:value="0.0103726339020457" calcext:value-type="float">
            <text:p>0.010</text:p>
          </table:table-cell>
          <table:table-cell office:value-type="float" office:value="0.0103811221458281" calcext:value-type="float">
            <text:p>0.010</text:p>
          </table:table-cell>
          <table:table-cell office:value-type="float" office:value="0.0221118750530516" calcext:value-type="float">
            <text:p>0.022</text:p>
          </table:table-cell>
          <table:table-cell office:value-type="float" office:value="0.00254647313470846" calcext:value-type="float">
            <text:p>0.003</text:p>
          </table:table-cell>
          <table:table-cell office:value-type="float" office:value="0.0142687377981496" calcext:value-type="float">
            <text:p>0.014</text:p>
          </table:table-cell>
          <table:table-cell office:value-type="float" office:value="0.0117052881758765" calcext:value-type="float">
            <text:p>0.012</text:p>
          </table:table-cell>
          <table:table-cell office:value-type="float" office:value="0.00911637382225627" calcext:value-type="float">
            <text:p>0.009</text:p>
          </table:table-cell>
          <table:table-cell office:value-type="float" office:value="0.00389610389610395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103896103896104" calcext:value-type="float">
            <text:p>0.010</text:p>
          </table:table-cell>
          <table:table-cell office:value-type="float" office:value="0.00129021305491894" calcext:value-type="float">
            <text:p>0.001</text:p>
          </table:table-cell>
          <table:table-cell office:value-type="float" office:value="0.00387912740853924" calcext:value-type="float">
            <text:p>0.004</text:p>
          </table:table-cell>
          <table:table-cell office:value-type="float" office:value="0.00258891435362019" calcext:value-type="float">
            <text:p>0.003</text:p>
          </table:table-cell>
          <table:table-cell office:value-type="float" office:value="0.00258042610983789" calcext:value-type="float">
            <text:p>0.003</text:p>
          </table:table-cell>
          <table:table-cell office:value-type="float" office:value="-0.00265682030387915" calcext:value-type="float">
            <text:p>-0.003</text:p>
          </table:table-cell>
          <table:table-cell office:value-type="float" office:value="0.00387912740853913" calcext:value-type="float">
            <text:p>0.004</text:p>
          </table:table-cell>
          <table:table-cell office:value-type="float" office:value="-0.0000339529751294254" calcext:value-type="float">
            <text:p>0.000</text:p>
          </table:table-cell>
          <table:table-cell office:value-type="float" office:value="-0.00132416603004837" calcext:value-type="float">
            <text:p>-0.001</text:p>
          </table:table-cell>
          <table:table-cell office:value-type="float" office:value="0.00127323656735423" calcext:value-type="float">
            <text:p>0.001</text:p>
          </table:table-cell>
          <table:table-cell office:value-type="float" office:value="0.00258891435362019" calcext:value-type="float">
            <text:p>0.003</text:p>
          </table:table-cell>
          <table:table-cell office:value-type="float" office:value="-0.00522026992615232" calcext:value-type="float">
            <text:p>-0.005</text:p>
          </table:table-cell>
          <table:table-cell office:value-type="float" office:value="0.00650199473728885" calcext:value-type="float">
            <text:p>0.007</text:p>
          </table:table-cell>
          <table:table-cell office:value-type="float" office:value="-0.00132416603004837" calcext:value-type="float">
            <text:p>-0.001</text:p>
          </table:table-cell>
          <table:table-cell office:value-type="float" office:value="0.0000169764875647127" calcext:value-type="float">
            <text:p>0.000</text:p>
          </table:table-cell>
          <table:table-cell office:value-type="float" office:value="-0.00782616076733733" calcext:value-type="float">
            <text:p>-0.00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-0.0000424412189117263" calcext:value-type="float">
            <text:p>0.000</text:p>
          </table:table-cell>
          <table:table-cell office:value-type="float" office:value="-0.0104575163398692" calcext:value-type="float">
            <text:p>-0.010</text:p>
          </table:table-cell>
          <table:table-cell office:value-type="float" office:value="-0.00266530854766145" calcext:value-type="float">
            <text:p>-0.003</text:p>
          </table:table-cell>
          <table:table-cell office:value-type="float" office:value="-0.00914183855360329" calcext:value-type="float">
            <text:p>-0.009</text:p>
          </table:table-cell>
          <table:table-cell office:value-type="float" office:value="-0.00524573465749933" calcext:value-type="float">
            <text:p>-0.005</text:p>
          </table:table-cell>
          <table:table-cell office:value-type="float" office:value="-0.0117647058823529" calcext:value-type="float">
            <text:p>-0.012</text:p>
          </table:table-cell>
          <table:table-cell office:value-type="float" office:value="-0.00393854511501568" calcext:value-type="float">
            <text:p>-0.004</text:p>
          </table:table-cell>
          <table:table-cell office:value-type="float" office:value="-0.00526271114506416" calcext:value-type="float">
            <text:p>-0.005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-0.00785162549868435" calcext:value-type="float">
            <text:p>-0.008</text:p>
          </table:table-cell>
          <table:table-cell office:value-type="float" office:value="-0.00131567778626607" calcext:value-type="float">
            <text:p>-0.001</text:p>
          </table:table-cell>
          <table:table-cell office:value-type="float" office:value="-0.00654443595620069" calcext:value-type="float">
            <text:p>-0.007</text:p>
          </table:table-cell>
          <table:table-cell office:value-type="float" office:value="-0.00134963076139549" calcext:value-type="float">
            <text:p>-0.001</text:p>
          </table:table-cell>
          <table:table-cell office:value-type="float" office:value="-0.00914183855360329" calcext:value-type="float">
            <text:p>-0.009</text:p>
          </table:table-cell>
          <table:table-cell office:value-type="float" office:value="-0.00261437908496731" calcext:value-type="float">
            <text:p>-0.003</text:p>
          </table:table-cell>
          <table:table-cell office:value-type="float" office:value="-0.00913335030982088" calcext:value-type="float">
            <text:p>-0.0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0362448009506844" calcext:value-type="float">
            <text:p>0.004</text:p>
          </table:table-cell>
          <table:table-cell office:value-type="float" office:value="-0.00651387827858407" calcext:value-type="float">
            <text:p>-0.007</text:p>
          </table:table-cell>
          <table:table-cell office:value-type="float" office:value="0.00335285629403281" calcext:value-type="float">
            <text:p>0.003</text:p>
          </table:table-cell>
          <table:table-cell office:value-type="float" office:value="0.00205075969781854" calcext:value-type="float">
            <text:p>0.002</text:p>
          </table:table-cell>
          <table:table-cell office:value-type="float" office:value="-0.000302181478652019" calcext:value-type="float">
            <text:p>0.000</text:p>
          </table:table-cell>
          <table:table-cell office:value-type="float" office:value="-0.000561921738392313" calcext:value-type="float">
            <text:p>-0.001</text:p>
          </table:table-cell>
          <table:table-cell office:value-type="float" office:value="0.0049265766912826" calcext:value-type="float">
            <text:p>0.005</text:p>
          </table:table-cell>
          <table:table-cell office:value-type="float" office:value="-0.000558526440879392" calcext:value-type="float">
            <text:p>-0.001</text:p>
          </table:table-cell>
          <table:table-cell office:value-type="float" office:value="0.000252949664714341" calcext:value-type="float">
            <text:p>0.000</text:p>
          </table:table-cell>
          <table:table-cell office:value-type="float" office:value="0.000750360750360835" calcext:value-type="float">
            <text:p>0.001</text:p>
          </table:table-cell>
          <table:table-cell office:value-type="float" office:value="0.00779390544096426" calcext:value-type="float">
            <text:p>0.008</text:p>
          </table:table-cell>
          <table:table-cell office:value-type="float" office:value="-0.00419489007724305" calcext:value-type="float">
            <text:p>-0.004</text:p>
          </table:table-cell>
          <table:table-cell office:value-type="float" office:value="0.00571258806552921" calcext:value-type="float">
            <text:p>0.006</text:p>
          </table:table-cell>
          <table:table-cell office:value-type="float" office:value="0.00363806128512023" calcext:value-type="float">
            <text:p>0.004</text:p>
          </table:table-cell>
          <table:table-cell office:value-type="float" office:value="-0.00154995331465913" calcext:value-type="float">
            <text:p>-0.002</text:p>
          </table:table-cell>
          <table:table-cell office:value-type="float" office:value="-0.00340208810797049" calcext:value-type="float">
            <text:p>-0.003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233766233766232" calcext:value-type="float">
            <text:p>-0.023</text:p>
          </table:table-cell>
          <table:table-cell office:value-type="float" office:value="-0.00606060606060599" calcext:value-type="float">
            <text:p>-0.006</text:p>
          </table:table-cell>
          <table:table-cell office:value-type="float" office:value="-0.00779220779220757" calcext:value-type="float">
            <text:p>-0.008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-0.000432900432900452" calcext:value-type="float">
            <text:p>0.000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173160173160158" calcext:value-type="float">
            <text:p>-0.002</text:p>
          </table:table-cell>
          <table:table-cell office:value-type="float" office:value="-0.00303030303030283" calcext:value-type="float">
            <text:p>-0.003</text:p>
          </table:table-cell>
          <table:table-cell office:value-type="float" office:value="-0.00346320346320361" calcext:value-type="float">
            <text:p>-0.003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0" calcext:value-type="float">
            <text:p>0.000</text:p>
          </table:table-cell>
          <table:table-cell office:value-type="float" office:value="-0.00476190476190486" calcext:value-type="float">
            <text:p>-0.005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-0.00129870129870124" calcext:value-type="float">
            <text:p>-0.001</text:p>
          </table:table-cell>
          <table:table-cell office:value-type="float" office:value="-0.0051948051948052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94805194805193" calcext:value-type="float">
            <text:p>-0.019</text:p>
          </table:table-cell>
          <table:table-cell table:number-columns-repeated="2" office:value-type="float" office:value="-0.000865800865800792" calcext:value-type="float">
            <text:p>-0.001</text:p>
          </table:table-cell>
          <table:table-cell office:value-type="float" office:value="-0.00259740259740238" calcext:value-type="float">
            <text:p>-0.003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303030303030327" calcext:value-type="float">
            <text:p>0.003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.0021645021645022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303030303030272" calcext:value-type="float">
            <text:p>-0.003</text:p>
          </table:table-cell>
          <table:table-cell office:value-type="float" office:value="0.00129870129870147" calcext:value-type="float">
            <text:p>0.001</text:p>
          </table:table-cell>
          <table:table-cell table:number-columns-repeated="2" office:value-type="float" office:value="0.000432900432900674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207792207792212" calcext:value-type="float">
            <text:p>-0.021</text:p>
          </table:table-cell>
          <table:table-cell office:value-type="float" office:value="-0.00129870129870158" calcext:value-type="float">
            <text:p>-0.001</text:p>
          </table:table-cell>
          <table:table-cell office:value-type="float" office:value="-0.00259740259740282" calcext:value-type="float">
            <text:p>-0.003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-0.00129870129870158" calcext:value-type="float">
            <text:p>-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043290043290023" calcext:value-type="float">
            <text:p>0.000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0.00129870129870102" calcext:value-type="float">
            <text:p>0.001</text:p>
          </table:table-cell>
          <table:table-cell office:value-type="float" office:value="0.00173160173160158" calcext:value-type="float">
            <text:p>0.002</text:p>
          </table:table-cell>
          <table:table-cell office:value-type="float" office:value="-0.000432900432900563" calcext:value-type="float">
            <text:p>0.000</text:p>
          </table:table-cell>
          <table:table-cell office:value-type="float" office:value="-0.00173160173160203" calcext:value-type="float">
            <text:p>-0.002</text:p>
          </table:table-cell>
          <table:table-cell office:value-type="float" office:value="0.000865800865800792" calcext:value-type="float">
            <text:p>0.001</text:p>
          </table:table-cell>
          <table:table-cell office:value-type="float" office:value="-0.000865800865801236" calcext:value-type="float">
            <text:p>-0.001</text:p>
          </table:table-cell>
          <table:table-cell office:value-type="float" office:value="-0.00129870129870158" calcext:value-type="float">
            <text:p>-0.00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73160173160172" calcext:value-type="float">
            <text:p>-0.017</text:p>
          </table:table-cell>
          <table:table-cell office:value-type="float" office:value="-0.000432900432900341" calcext:value-type="float">
            <text:p>0.000</text:p>
          </table:table-cell>
          <table:table-cell office:value-type="float" office:value="-0.00129870129870113" calcext:value-type="float">
            <text:p>-0.001</text:p>
          </table:table-cell>
          <table:table-cell table:number-columns-repeated="2" office:value-type="float" office:value="-0.000432900432900341" calcext:value-type="float">
            <text:p>0.000</text:p>
          </table:table-cell>
          <table:table-cell table:number-columns-repeated="2" office:value-type="float" office:value="0.000865800865801236" calcext:value-type="float">
            <text:p>0.001</text:p>
          </table:table-cell>
          <table:table-cell office:value-type="float" office:value="0.00303030303030327" calcext:value-type="float">
            <text:p>0.003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216450216450226" calcext:value-type="float">
            <text:p>0.002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-0.00043290043290034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77489177489175" calcext:value-type="float">
            <text:p>-0.018</text:p>
          </table:table-cell>
          <table:table-cell table:number-columns-repeated="2" office:value-type="float" office:value="-0.000432900432900341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.000865800865801236" calcext:value-type="float">
            <text:p>0.001</text:p>
          </table:table-cell>
          <table:table-cell office:value-type="float" office:value="0.00173160173160203" calcext:value-type="float">
            <text:p>0.002</text:p>
          </table:table-cell>
          <table:table-cell office:value-type="float" office:value="0.00129870129870147" calcext:value-type="float">
            <text:p>0.001</text:p>
          </table:table-cell>
          <table:table-cell office:value-type="float" office:value="0.000432900432900674" calcext:value-type="float">
            <text:p>0.000</text:p>
          </table:table-cell>
          <table:table-cell office:value-type="float" office:value="-0.000865800865800792" calcext:value-type="float">
            <text:p>-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00432900432900341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97402597402596" calcext:value-type="float">
            <text:p>-0.020</text:p>
          </table:table-cell>
          <table:table-cell office:value-type="float" office:value="-0.00181818181818183" calcext:value-type="float">
            <text:p>-0.002</text:p>
          </table:table-cell>
          <table:table-cell office:value-type="float" office:value="-0.00259740259740249" calcext:value-type="float">
            <text:p>-0.003</text:p>
          </table:table-cell>
          <table:table-cell office:value-type="float" office:value="-0.00164502164502156" calcext:value-type="float">
            <text:p>-0.002</text:p>
          </table:table-cell>
          <table:table-cell office:value-type="float" office:value="-0.000346320346320206" calcext:value-type="float">
            <text:p>0.000</text:p>
          </table:table-cell>
          <table:table-cell office:value-type="float" office:value="-0.000952380952380594" calcext:value-type="float">
            <text:p>-0.001</text:p>
          </table:table-cell>
          <table:table-cell office:value-type="float" office:value="0.00017316017316038" calcext:value-type="float">
            <text:p>0.000</text:p>
          </table:table-cell>
          <table:table-cell office:value-type="float" office:value="0.00103896103896117" calcext:value-type="float">
            <text:p>0.001</text:p>
          </table:table-cell>
          <table:table-cell office:value-type="float" office:value="-0.000779220779220768" calcext:value-type="float">
            <text:p>-0.001</text:p>
          </table:table-cell>
          <table:table-cell office:value-type="float" office:value="0.00077922077922099" calcext:value-type="float">
            <text:p>0.001</text:p>
          </table:table-cell>
          <table:table-cell office:value-type="float" office:value="0.00103896103896106" calcext:value-type="float">
            <text:p>0.001</text:p>
          </table:table-cell>
          <table:table-cell office:value-type="float" office:value="-0.00138528138528116" calcext:value-type="float">
            <text:p>-0.001</text:p>
          </table:table-cell>
          <table:table-cell office:value-type="float" office:value="-0.00233766233766231" calcext:value-type="float">
            <text:p>-0.002</text:p>
          </table:table-cell>
          <table:table-cell office:value-type="float" office:value="0.000173160173160269" calcext:value-type="float">
            <text:p>0.000</text:p>
          </table:table-cell>
          <table:table-cell office:value-type="float" office:value="-0.000779220779220768" calcext:value-type="float">
            <text:p>-0.001</text:p>
          </table:table-cell>
          <table:table-cell office:value-type="float" office:value="-0.000346320346320206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248548199767711" calcext:value-type="float">
            <text:p>-0.025</text:p>
          </table:table-cell>
          <table:table-cell office:value-type="float" office:value="-0.000696864111498163" calcext:value-type="float">
            <text:p>-0.001</text:p>
          </table:table-cell>
          <table:table-cell office:value-type="float" office:value="-0.024274099883856" calcext:value-type="float">
            <text:p>-0.024</text:p>
          </table:table-cell>
          <table:table-cell office:value-type="float" office:value="0.0141695702671314" calcext:value-type="float">
            <text:p>0.014</text:p>
          </table:table-cell>
          <table:table-cell office:value-type="float" office:value="-0.0243902439024389" calcext:value-type="float">
            <text:p>-0.024</text:p>
          </table:table-cell>
          <table:table-cell office:value-type="float" office:value="-0.043554006968641" calcext:value-type="float">
            <text:p>-0.044</text:p>
          </table:table-cell>
          <table:table-cell office:value-type="float" office:value="-0.0102206736353077" calcext:value-type="float">
            <text:p>-0.010</text:p>
          </table:table-cell>
          <table:table-cell office:value-type="float" office:value="-0.0101045296167247" calcext:value-type="float">
            <text:p>-0.010</text:p>
          </table:table-cell>
          <table:table-cell office:value-type="float" office:value="0.00871080139372837" calcext:value-type="float">
            <text:p>0.009</text:p>
          </table:table-cell>
          <table:table-cell office:value-type="float" office:value="-0.0290360046457607" calcext:value-type="float">
            <text:p>-0.029</text:p>
          </table:table-cell>
          <table:table-cell office:value-type="float" office:value="0.00452961672473884" calcext:value-type="float">
            <text:p>0.005</text:p>
          </table:table-cell>
          <table:table-cell office:value-type="float" office:value="-0.00975609756097551" calcext:value-type="float">
            <text:p>-0.010</text:p>
          </table:table-cell>
          <table:table-cell office:value-type="float" office:value="-0.024738675958188" calcext:value-type="float">
            <text:p>-0.025</text:p>
          </table:table-cell>
          <table:table-cell office:value-type="float" office:value="0.0146341463414634" calcext:value-type="float">
            <text:p>0.015</text:p>
          </table:table-cell>
          <table:table-cell office:value-type="float" office:value="-0.00987224157955857" calcext:value-type="float">
            <text:p>-0.010</text:p>
          </table:table-cell>
          <table:table-cell office:value-type="float" office:value="-0.0396051103368176" calcext:value-type="float">
            <text:p>-0.04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339140534262486" calcext:value-type="float">
            <text:p>-0.034</text:p>
          </table:table-cell>
          <table:table-cell office:value-type="float" office:value="0.0042973286875726" calcext:value-type="float">
            <text:p>0.004</text:p>
          </table:table-cell>
          <table:table-cell office:value-type="float" office:value="0.00441347270615566" calcext:value-type="float">
            <text:p>0.004</text:p>
          </table:table-cell>
          <table:table-cell office:value-type="float" office:value="0.0140534262485482" calcext:value-type="float">
            <text:p>0.014</text:p>
          </table:table-cell>
          <table:table-cell office:value-type="float" office:value="-0.024390243902439" calcext:value-type="float">
            <text:p>-0.024</text:p>
          </table:table-cell>
          <table:table-cell office:value-type="float" office:value="0.00905923344947734" calcext:value-type="float">
            <text:p>0.009</text:p>
          </table:table-cell>
          <table:table-cell office:value-type="float" office:value="0.00929152148664347" calcext:value-type="float">
            <text:p>0.009</text:p>
          </table:table-cell>
          <table:table-cell office:value-type="float" office:value="0.0140534262485482" calcext:value-type="float">
            <text:p>0.014</text:p>
          </table:table-cell>
          <table:table-cell office:value-type="float" office:value="-0.000464576074332146" calcext:value-type="float">
            <text:p>0.000</text:p>
          </table:table-cell>
          <table:table-cell office:value-type="float" office:value="0.0142857142857143" calcext:value-type="float">
            <text:p>0.014</text:p>
          </table:table-cell>
          <table:table-cell office:value-type="float" office:value="0.00464576074332168" calcext:value-type="float">
            <text:p>0.005</text:p>
          </table:table-cell>
          <table:table-cell office:value-type="float" office:value="-0.0385598141695703" calcext:value-type="float">
            <text:p>-0.039</text:p>
          </table:table-cell>
          <table:table-cell office:value-type="float" office:value="-0.00058072009291521" calcext:value-type="float">
            <text:p>-0.001</text:p>
          </table:table-cell>
          <table:table-cell office:value-type="float" office:value="0.0238095238095238" calcext:value-type="float">
            <text:p>0.024</text:p>
          </table:table-cell>
          <table:table-cell office:value-type="float" office:value="-0.0198606271777003" calcext:value-type="float">
            <text:p>-0.020</text:p>
          </table:table-cell>
          <table:table-cell office:value-type="float" office:value="-0.0102206736353078" calcext:value-type="float">
            <text:p>-0.01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481997677119627" calcext:value-type="float">
            <text:p>-0.048</text:p>
          </table:table-cell>
          <table:table-cell office:value-type="float" office:value="-0.0243902439024388" calcext:value-type="float">
            <text:p>-0.024</text:p>
          </table:table-cell>
          <table:table-cell office:value-type="float" office:value="-0.0145180023228803" calcext:value-type="float">
            <text:p>-0.015</text:p>
          </table:table-cell>
          <table:table-cell office:value-type="float" office:value="0.0046457607433219" calcext:value-type="float">
            <text:p>0.005</text:p>
          </table:table-cell>
          <table:table-cell office:value-type="float" office:value="-0.019512195121951" calcext:value-type="float">
            <text:p>-0.020</text:p>
          </table:table-cell>
          <table:table-cell office:value-type="float" office:value="-0.000232288037165906" calcext:value-type="float">
            <text:p>0.000</text:p>
          </table:table-cell>
          <table:table-cell office:value-type="float" office:value="-0.0340301974448314" calcext:value-type="float">
            <text:p>-0.034</text:p>
          </table:table-cell>
          <table:table-cell office:value-type="float" office:value="-0.0387921022067362" calcext:value-type="float">
            <text:p>-0.039</text:p>
          </table:table-cell>
          <table:table-cell office:value-type="float" office:value="-0.00987224157955846" calcext:value-type="float">
            <text:p>-0.010</text:p>
          </table:table-cell>
          <table:table-cell office:value-type="float" office:value="0.00940766550522665" calcext:value-type="float">
            <text:p>0.009</text:p>
          </table:table-cell>
          <table:table-cell office:value-type="float" office:value="-0.0148664343786293" calcext:value-type="float">
            <text:p>-0.015</text:p>
          </table:table-cell>
          <table:table-cell office:value-type="float" office:value="-0.0242740998838559" calcext:value-type="float">
            <text:p>-0.024</text:p>
          </table:table-cell>
          <table:table-cell office:value-type="float" office:value="-0.0196283391405341" calcext:value-type="float">
            <text:p>-0.020</text:p>
          </table:table-cell>
          <table:table-cell office:value-type="float" office:value="0.0046457607433219" calcext:value-type="float">
            <text:p>0.005</text:p>
          </table:table-cell>
          <table:table-cell office:value-type="float" office:value="-0.0291521486643436" calcext:value-type="float">
            <text:p>-0.029</text:p>
          </table:table-cell>
          <table:table-cell office:value-type="float" office:value="-0.043554006968641" calcext:value-type="float">
            <text:p>-0.04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435540069686411" calcext:value-type="float">
            <text:p>-0.044</text:p>
          </table:table-cell>
          <table:table-cell office:value-type="float" office:value="-0.000116144018583064" calcext:value-type="float">
            <text:p>0.000</text:p>
          </table:table-cell>
          <table:table-cell office:value-type="float" office:value="-0.00511033681765394" calcext:value-type="float">
            <text:p>-0.005</text:p>
          </table:table-cell>
          <table:table-cell office:value-type="float" office:value="0.0141695702671313" calcext:value-type="float">
            <text:p>0.014</text:p>
          </table:table-cell>
          <table:table-cell office:value-type="float" office:value="-0.0101045296167247" calcext:value-type="float">
            <text:p>-0.010</text:p>
          </table:table-cell>
          <table:table-cell office:value-type="float" office:value="0.0141695702671313" calcext:value-type="float">
            <text:p>0.014</text:p>
          </table:table-cell>
          <table:table-cell office:value-type="float" office:value="-0.0147502903600464" calcext:value-type="float">
            <text:p>-0.015</text:p>
          </table:table-cell>
          <table:table-cell office:value-type="float" office:value="-0.0146341463414634" calcext:value-type="float">
            <text:p>-0.015</text:p>
          </table:table-cell>
          <table:table-cell office:value-type="float" office:value="-0.000232288037166128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00929152148664347" calcext:value-type="float">
            <text:p>0.009</text:p>
          </table:table-cell>
          <table:table-cell office:value-type="float" office:value="-0.000232288037166128" calcext:value-type="float">
            <text:p>0.000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0.0286875725900116" calcext:value-type="float">
            <text:p>0.029</text:p>
          </table:table-cell>
          <table:table-cell office:value-type="float" office:value="-0.00998838559814164" calcext:value-type="float">
            <text:p>-0.010</text:p>
          </table:table-cell>
          <table:table-cell office:value-type="float" office:value="-0.0197444831591173" calcext:value-type="float">
            <text:p>-0.02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291521486643438" calcext:value-type="float">
            <text:p>-0.029</text:p>
          </table:table-cell>
          <table:table-cell office:value-type="float" office:value="0.00464576074332168" calcext:value-type="float">
            <text:p>0.005</text:p>
          </table:table-cell>
          <table:table-cell office:value-type="float" office:value="0.00952380952380949" calcext:value-type="float">
            <text:p>0.010</text:p>
          </table:table-cell>
          <table:table-cell office:value-type="float" office:value="0.00940766550522654" calcext:value-type="float">
            <text:p>0.009</text:p>
          </table:table-cell>
          <table:table-cell office:value-type="float" office:value="0.00929152148664347" calcext:value-type="float">
            <text:p>0.009</text:p>
          </table:table-cell>
          <table:table-cell office:value-type="float" office:value="0.0336817653890825" calcext:value-type="float">
            <text:p>0.034</text:p>
          </table:table-cell>
          <table:table-cell office:value-type="float" office:value="-0.000116144018582953" calcext:value-type="float">
            <text:p>0.000</text:p>
          </table:table-cell>
          <table:table-cell office:value-type="float" office:value="-0.00511033681765394" calcext:value-type="float">
            <text:p>-0.005</text:p>
          </table:table-cell>
          <table:table-cell office:value-type="float" office:value="0.00476190476190475" calcext:value-type="float">
            <text:p>0.005</text:p>
          </table:table-cell>
          <table:table-cell office:value-type="float" office:value="0.0429732868757259" calcext:value-type="float">
            <text:p>0.043</text:p>
          </table:table-cell>
          <table:table-cell table:number-columns-repeated="2" office:value-type="float" office:value="-0.00522648083623689" calcext:value-type="float">
            <text:p>-0.005</text:p>
          </table:table-cell>
          <table:table-cell office:value-type="float" office:value="-0.000348432055749082" calcext:value-type="float">
            <text:p>0.000</text:p>
          </table:table-cell>
          <table:table-cell office:value-type="float" office:value="0.0529616724738676" calcext:value-type="float">
            <text:p>0.053</text:p>
          </table:table-cell>
          <table:table-cell office:value-type="float" office:value="0.00452961672473873" calcext:value-type="float">
            <text:p>0.005</text:p>
          </table:table-cell>
          <table:table-cell office:value-type="float" office:value="-0.0292682926829269" calcext:value-type="float">
            <text:p>-0.0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359349593495935" calcext:value-type="float">
            <text:p>-0.036</text:p>
          </table:table-cell>
          <table:table-cell office:value-type="float" office:value="-0.00325203252032513" calcext:value-type="float">
            <text:p>-0.003</text:p>
          </table:table-cell>
          <table:table-cell office:value-type="float" office:value="-0.00599303135888496" calcext:value-type="float">
            <text:p>-0.006</text:p>
          </table:table-cell>
          <table:table-cell office:value-type="float" office:value="0.0112891986062719" calcext:value-type="float">
            <text:p>0.011</text:p>
          </table:table-cell>
          <table:table-cell office:value-type="float" office:value="-0.013821138211382" calcext:value-type="float">
            <text:p>-0.014</text:p>
          </table:table-cell>
          <table:table-cell office:value-type="float" office:value="0.00262485481997687" calcext:value-type="float">
            <text:p>0.003</text:p>
          </table:table-cell>
          <table:table-cell office:value-type="float" office:value="-0.009965156794425" calcext:value-type="float">
            <text:p>-0.010</text:p>
          </table:table-cell>
          <table:table-cell office:value-type="float" office:value="-0.010917537746806" calcext:value-type="float">
            <text:p>-0.011</text:p>
          </table:table-cell>
          <table:table-cell office:value-type="float" office:value="0.000580720092915321" calcext:value-type="float">
            <text:p>0.001</text:p>
          </table:table-cell>
          <table:table-cell office:value-type="float" office:value="0.0141927990708479" calcext:value-type="float">
            <text:p>0.014</text:p>
          </table:table-cell>
          <table:table-cell office:value-type="float" office:value="-0.000325203252032447" calcext:value-type="float">
            <text:p>0.000</text:p>
          </table:table-cell>
          <table:table-cell office:value-type="float" office:value="-0.0156097560975609" calcext:value-type="float">
            <text:p>-0.016</text:p>
          </table:table-cell>
          <table:table-cell office:value-type="float" office:value="-0.0110569105691056" calcext:value-type="float">
            <text:p>-0.011</text:p>
          </table:table-cell>
          <table:table-cell office:value-type="float" office:value="0.0249477351916377" calcext:value-type="float">
            <text:p>0.025</text:p>
          </table:table-cell>
          <table:table-cell office:value-type="float" office:value="-0.0128687572590011" calcext:value-type="float">
            <text:p>-0.013</text:p>
          </table:table-cell>
          <table:table-cell office:value-type="float" office:value="-0.028478513356562" calcext:value-type="float">
            <text:p>-0.02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0.00322580645161286" calcext:value-type="float">
            <text:p>-0.00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161290322580646" calcext:value-type="float">
            <text:p>0.016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258064516129032" calcext:value-type="float">
            <text:p>0.026</text:p>
          </table:table-cell>
          <table:table-cell table:number-columns-repeated="2" office:value-type="float" office:value="0.00967741935483879" calcext:value-type="float">
            <text:p>0.010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2" office:value-type="float" office:value="0.00967741935483879" calcext:value-type="float">
            <text:p>0.010</text:p>
          </table:table-cell>
          <table:table-cell office:value-type="float" office:value="0.00645161290322582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258064516129033" calcext:value-type="float">
            <text:p>-0.026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0.00322580645161297" calcext:value-type="float">
            <text:p>0.003</text:p>
          </table:table-cell>
          <table:table-cell office:value-type="float" office:value="0.00967741935483879" calcext:value-type="float">
            <text:p>0.01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451612903225808" calcext:value-type="float">
            <text:p>-0.045</text:p>
          </table:table-cell>
          <table:table-cell office:value-type="float" office:value="-0.00322580645161297" calcext:value-type="float">
            <text:p>-0.003</text:p>
          </table:table-cell>
          <table:table-cell office:value-type="float" office:value="-0.0225806451612904" calcext:value-type="float">
            <text:p>-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2" office:value-type="float" office:value="-0.00967741935483879" calcext:value-type="float">
            <text:p>-0.0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0967741935483879" calcext:value-type="float">
            <text:p>-0.010</text:p>
          </table:table-cell>
          <table:table-cell office:value-type="float" office:value="0.00645161290322582" calcext:value-type="float">
            <text:p>0.00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0.00645161290322582" calcext:value-type="float">
            <text:p>0.006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0.0129032258064515" calcext:value-type="float">
            <text:p>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129032258064516" calcext:value-type="float">
            <text:p>-0.013</text:p>
          </table:table-cell>
          <table:table-cell table:number-columns-repeated="2" office:value-type="float" office:value="0.00322580645161297" calcext:value-type="float">
            <text:p>0.003</text:p>
          </table:table-cell>
          <table:table-cell office:value-type="float" office:value="0.00967741935483879" calcext:value-type="float">
            <text:p>0.01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322580645161274" calcext:value-type="float">
            <text:p>0.00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58064516129033" calcext:value-type="float">
            <text:p>-0.026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-0.00322580645161286" calcext:value-type="float">
            <text:p>-0.003</text:p>
          </table:table-cell>
          <table:table-cell office:value-type="float" office:value="-0.0193548387096775" calcext:value-type="float">
            <text:p>-0.019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-0.0161290322580645" calcext:value-type="float">
            <text:p>-0.016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-0.0225806451612902" calcext:value-type="float">
            <text:p>-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645161290322582" calcext:value-type="float">
            <text:p>-0.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51612903225807" calcext:value-type="float">
            <text:p>-0.025</text:p>
          </table:table-cell>
          <table:table-cell office:value-type="float" office:value="0.00387096774193552" calcext:value-type="float">
            <text:p>0.004</text:p>
          </table:table-cell>
          <table:table-cell office:value-type="float" office:value="-0.0129032258064516" calcext:value-type="float">
            <text:p>-0.013</text:p>
          </table:table-cell>
          <table:table-cell office:value-type="float" office:value="-0.0012903225806451" calcext:value-type="float">
            <text:p>-0.001</text:p>
          </table:table-cell>
          <table:table-cell office:value-type="float" office:value="-0.0116129032258064" calcext:value-type="float">
            <text:p>-0.012</text:p>
          </table:table-cell>
          <table:table-cell office:value-type="float" office:value="0.00774193548387103" calcext:value-type="float">
            <text:p>0.008</text:p>
          </table:table-cell>
          <table:table-cell office:value-type="float" office:value="-0.00967741935483868" calcext:value-type="float">
            <text:p>-0.010</text:p>
          </table:table-cell>
          <table:table-cell office:value-type="float" office:value="0.00387096774193552" calcext:value-type="float">
            <text:p>0.004</text:p>
          </table:table-cell>
          <table:table-cell office:value-type="float" office:value="-0.00645161290322582" calcext:value-type="float">
            <text:p>-0.006</text:p>
          </table:table-cell>
          <table:table-cell office:value-type="float" office:value="0.00451612903225818" calcext:value-type="float">
            <text:p>0.005</text:p>
          </table:table-cell>
          <table:table-cell office:value-type="float" office:value="-0.00903225806451613" calcext:value-type="float">
            <text:p>-0.009</text:p>
          </table:table-cell>
          <table:table-cell table:number-columns-repeated="2" office:value-type="float" office:value="-0.00258064516129031" calcext:value-type="float">
            <text:p>-0.003</text:p>
          </table:table-cell>
          <table:table-cell office:value-type="float" office:value="0.00580645161290327" calcext:value-type="float">
            <text:p>0.006</text:p>
          </table:table-cell>
          <table:table-cell office:value-type="float" office:value="-0.0038709677419354" calcext:value-type="float">
            <text:p>-0.004</text:p>
          </table:table-cell>
          <table:table-cell office:value-type="float" office:value="0.00193548387096776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0880298090358656" calcext:value-type="float">
            <text:p>-0.009</text:p>
          </table:table-cell>
          <table:table-cell office:value-type="float" office:value="-0.00523210681571196" calcext:value-type="float">
            <text:p>-0.005</text:p>
          </table:table-cell>
          <table:table-cell office:value-type="float" office:value="-0.00170780934637493" calcext:value-type="float">
            <text:p>-0.002</text:p>
          </table:table-cell>
          <table:table-cell office:value-type="float" office:value="-0.00881850644309901" calcext:value-type="float">
            <text:p>-0.009</text:p>
          </table:table-cell>
          <table:table-cell office:value-type="float" office:value="0" calcext:value-type="float">
            <text:p>0.000</text:p>
          </table:table-cell>
          <table:table-cell office:value-type="float" office:value="-0.0158515758422606" calcext:value-type="float">
            <text:p>-0.016</text:p>
          </table:table-cell>
          <table:table-cell office:value-type="float" office:value="-0.00524763235522452" calcext:value-type="float">
            <text:p>-0.005</text:p>
          </table:table-cell>
          <table:table-cell office:value-type="float" office:value="0.00350877192982446" calcext:value-type="float">
            <text:p>0.004</text:p>
          </table:table-cell>
          <table:table-cell office:value-type="float" office:value="-0.00527868343424953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office:value-type="float" office:value="-0.0105573668684987" calcext:value-type="float">
            <text:p>-0.011</text:p>
          </table:table-cell>
          <table:table-cell office:value-type="float" office:value="-0.00353982300884959" calcext:value-type="float">
            <text:p>-0.004</text:p>
          </table:table-cell>
          <table:table-cell office:value-type="float" office:value="0.00175438596491206" calcext:value-type="float">
            <text:p>0.002</text:p>
          </table:table-cell>
          <table:table-cell office:value-type="float" office:value="0.00698649278062402" calcext:value-type="float">
            <text:p>0.007</text:p>
          </table:table-cell>
          <table:table-cell office:value-type="float" office:value="-0.00529420897376198" calcext:value-type="float">
            <text:p>-0.005</text:p>
          </table:table-cell>
          <table:table-cell office:value-type="float" office:value="0.00173886042539961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0704859493867405" calcext:value-type="float">
            <text:p>-0.007</text:p>
          </table:table-cell>
          <table:table-cell office:value-type="float" office:value="0.00178543704393719" calcext:value-type="float">
            <text:p>0.002</text:p>
          </table:table-cell>
          <table:table-cell office:value-type="float" office:value="-0.0000155255395124509" calcext:value-type="float">
            <text:p>0.000</text:p>
          </table:table-cell>
          <table:table-cell office:value-type="float" office:value="0.00350877192982457" calcext:value-type="float">
            <text:p>0.004</text:p>
          </table:table-cell>
          <table:table-cell office:value-type="float" office:value="0.00352429746933713" calcext:value-type="float">
            <text:p>0.004</text:p>
          </table:table-cell>
          <table:table-cell office:value-type="float" office:value="0.0000155255395123399" calcext:value-type="float">
            <text:p>0.000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0.0070330693991616" calcext:value-type="float">
            <text:p>0.007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0.00173886042539972" calcext:value-type="float">
            <text:p>0.002</text:p>
          </table:table-cell>
          <table:table-cell table:number-columns-repeated="2" office:value-type="float" office:value="0.00526315789473675" calcext:value-type="float">
            <text:p>0.005</text:p>
          </table:table-cell>
          <table:table-cell office:value-type="float" office:value="0.0000310510790247909" calcext:value-type="float">
            <text:p>0.000</text:p>
          </table:table-cell>
          <table:table-cell office:value-type="float" office:value="0.00349324639031212" calcext:value-type="float">
            <text:p>0.003</text:p>
          </table:table-cell>
          <table:table-cell office:value-type="float" office:value="0.0052786834342492" calcext:value-type="float">
            <text:p>0.005</text:p>
          </table:table-cell>
          <table:table-cell office:value-type="float" office:value="0.0070330693991616" calcext:value-type="float">
            <text:p>0.00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40816643378356" calcext:value-type="float">
            <text:p>-0.014</text:p>
          </table:table-cell>
          <table:table-cell office:value-type="float" office:value="-0.0105418413289861" calcext:value-type="float">
            <text:p>-0.011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526315789473686" calcext:value-type="float">
            <text:p>-0.005</text:p>
          </table:table-cell>
          <table:table-cell office:value-type="float" office:value="0.00173886042539995" calcext:value-type="float">
            <text:p>0.002</text:p>
          </table:table-cell>
          <table:table-cell office:value-type="float" office:value="-0.00176991150442485" calcext:value-type="float">
            <text:p>-0.002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700201832013681" calcext:value-type="float">
            <text:p>-0.007</text:p>
          </table:table-cell>
          <table:table-cell office:value-type="float" office:value="-0.00352429746933702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350877192982479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23272783729232" calcext:value-type="float">
            <text:p>-0.012</text:p>
          </table:table-cell>
          <table:table-cell table:number-columns-repeated="2" office:value-type="float" office:value="-0.0052786834342492" calcext:value-type="float">
            <text:p>-0.005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176991150442485" calcext:value-type="float">
            <text:p>-0.002</text:p>
          </table:table-cell>
          <table:table-cell table:number-columns-repeated="2" office:value-type="float" office:value="-0.0035242974693368" calcext:value-type="float">
            <text:p>-0.004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35242974693368" calcext:value-type="float">
            <text:p>-0.004</text:p>
          </table:table-cell>
          <table:table-cell office:value-type="float" office:value="0.00350877192982479" calcext:value-type="float">
            <text:p>0.004</text:p>
          </table:table-cell>
          <table:table-cell office:value-type="float" office:value="0.00173886042539995" calcext:value-type="float">
            <text:p>0.002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00155255395124509" calcext:value-type="float">
            <text:p>0.000</text:p>
          </table:table-cell>
          <table:table-cell office:value-type="float" office:value="-0.0035242974693368" calcext:value-type="float">
            <text:p>-0.004</text:p>
          </table:table-cell>
          <table:table-cell office:value-type="float" office:value="0.0017543859649124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.0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5836050302748" calcext:value-type="float">
            <text:p>-0.016</text:p>
          </table:table-cell>
          <table:table-cell office:value-type="float" office:value="-0.00704859493867405" calcext:value-type="float">
            <text:p>-0.007</text:p>
          </table:table-cell>
          <table:table-cell office:value-type="float" office:value="-0.00880298090358644" calcext:value-type="float">
            <text:p>-0.009</text:p>
          </table:table-cell>
          <table:table-cell office:value-type="float" office:value="-0.0017543859649124" calcext:value-type="float">
            <text:p>-0.002</text:p>
          </table:table-cell>
          <table:table-cell office:value-type="float" office:value="-0.0052786834342492" calcext:value-type="float">
            <text:p>-0.005</text:p>
          </table:table-cell>
          <table:table-cell office:value-type="float" office:value="-0.00352429746933702" calcext:value-type="float">
            <text:p>-0.004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0.0017543859649124" calcext:value-type="float">
            <text:p>0.002</text:p>
          </table:table-cell>
          <table:table-cell office:value-type="float" office:value="-0.0000155255395124509" calcext:value-type="float">
            <text:p>0.000</text:p>
          </table:table-cell>
          <table:table-cell office:value-type="float" office:value="-0.0070330693991616" calcext:value-type="float">
            <text:p>-0.007</text:p>
          </table:table-cell>
          <table:table-cell office:value-type="float" office:value="-0.00350877192982446" calcext:value-type="float">
            <text:p>-0.004</text:p>
          </table:table-cell>
          <table:table-cell office:value-type="float" office:value="-0.00353982300884947" calcext:value-type="float">
            <text:p>-0.004</text:p>
          </table:table-cell>
          <table:table-cell office:value-type="float" office:value="-0.00176991150442485" calcext:value-type="float">
            <text:p>-0.002</text:p>
          </table:table-cell>
          <table:table-cell office:value-type="float" office:value="-0.00350877192982479" calcext:value-type="float">
            <text:p>-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16193137711536" calcext:value-type="float">
            <text:p>-0.012</text:p>
          </table:table-cell>
          <table:table-cell office:value-type="float" office:value="-0.00526315789473675" calcext:value-type="float">
            <text:p>-0.005</text:p>
          </table:table-cell>
          <table:table-cell office:value-type="float" office:value="-0.00492159602546194" calcext:value-type="float">
            <text:p>-0.005</text:p>
          </table:table-cell>
          <table:table-cell office:value-type="float" office:value="-0.00211768358950459" calcext:value-type="float">
            <text:p>-0.002</text:p>
          </table:table-cell>
          <table:table-cell office:value-type="float" office:value="-0.00105573668684988" calcext:value-type="float">
            <text:p>-0.001</text:p>
          </table:table-cell>
          <table:table-cell office:value-type="float" office:value="-0.0056326657351341" calcext:value-type="float">
            <text:p>-0.006</text:p>
          </table:table-cell>
          <table:table-cell office:value-type="float" office:value="-0.00351187703772704" calcext:value-type="float">
            <text:p>-0.004</text:p>
          </table:table-cell>
          <table:table-cell office:value-type="float" office:value="0.00210836826579719" calcext:value-type="float">
            <text:p>0.002</text:p>
          </table:table-cell>
          <table:table-cell office:value-type="float" office:value="-0.00386896444651441" calcext:value-type="float">
            <text:p>-0.004</text:p>
          </table:table-cell>
          <table:table-cell office:value-type="float" office:value="0.00174817574910746" calcext:value-type="float">
            <text:p>0.002</text:p>
          </table:table-cell>
          <table:table-cell office:value-type="float" office:value="-0.00106815711845976" calcext:value-type="float">
            <text:p>-0.001</text:p>
          </table:table-cell>
          <table:table-cell office:value-type="float" office:value="-0.00352429746933691" calcext:value-type="float">
            <text:p>-0.004</text:p>
          </table:table-cell>
          <table:table-cell office:value-type="float" office:value="-0.00244682502716975" calcext:value-type="float">
            <text:p>-0.002</text:p>
          </table:table-cell>
          <table:table-cell office:value-type="float" office:value="0.000680018630647483" calcext:value-type="float">
            <text:p>0.001</text:p>
          </table:table-cell>
          <table:table-cell office:value-type="float" office:value="-0.00106194690265493" calcext:value-type="float">
            <text:p>-0.001</text:p>
          </table:table-cell>
          <table:table-cell office:value-type="float" office:value="0.00070175438596487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artificial (without D12)</text:p>
          </table:table-cell>
          <table:table-cell table:style-name="ce3" table:formula="of:=AVERAGE([.D7];[.D13];[.D25];[.D31];[.D37];[.D43];[.D49];[.D55];[.D61];[.D67];[.D73];[.D79])" office:value-type="float" office:value="0.0069436111111111" calcext:value-type="float">
            <text:p>0.007</text:p>
          </table:table-cell>
          <table:table-cell table:style-name="ce2" table:formula="of:=AVERAGE([.E7];[.E13];[.E25];[.E31];[.E37];[.E43];[.E49];[.E55];[.E61];[.E67];[.E73];[.E79])" office:value-type="float" office:value="-0.00993666666666662" calcext:value-type="float">
            <text:p>-0.010</text:p>
          </table:table-cell>
          <table:table-cell table:style-name="ce3" table:formula="of:=AVERAGE([.F7];[.F13];[.F25];[.F31];[.F37];[.F43];[.F49];[.F55];[.F61];[.F67];[.F73];[.F79])" office:value-type="float" office:value="0.00663527777777776" calcext:value-type="float">
            <text:p>0.007</text:p>
          </table:table-cell>
          <table:table-cell table:style-name="ce3" table:formula="of:=AVERAGE([.G7];[.G13];[.G25];[.G31];[.G37];[.G43];[.G49];[.G55];[.G61];[.G67];[.G73];[.G79])" office:value-type="float" office:value="0.00752972222222226" calcext:value-type="float">
            <text:p>0.008</text:p>
          </table:table-cell>
          <table:table-cell table:style-name="ce2" table:formula="of:=AVERAGE([.H7];[.H13];[.H25];[.H31];[.H37];[.H43];[.H49];[.H55];[.H61];[.H67];[.H73];[.H79])" office:value-type="float" office:value="0.00509111111111113" calcext:value-type="float">
            <text:p>0.005</text:p>
          </table:table-cell>
          <table:table-cell table:style-name="ce2" table:formula="of:=AVERAGE([.I7];[.I13];[.I25];[.I31];[.I37];[.I43];[.I49];[.I55];[.I61];[.I67];[.I73];[.I79])" office:value-type="float" office:value="0.00519416666666667" calcext:value-type="float">
            <text:p>0.005</text:p>
          </table:table-cell>
          <table:table-cell table:style-name="ce3" table:formula="of:=AVERAGE([.J7];[.J13];[.J25];[.J31];[.J37];[.J43];[.J49];[.J55];[.J61];[.J67];[.J73];[.J79])" office:value-type="float" office:value="0.00567749999999999" calcext:value-type="float">
            <text:p>0.006</text:p>
          </table:table-cell>
          <table:table-cell table:style-name="ce3" table:formula="of:=AVERAGE([.K7];[.K13];[.K25];[.K31];[.K37];[.K43];[.K49];[.K55];[.K61];[.K67];[.K73];[.K79])" office:value-type="float" office:value="0.00598416666666669" calcext:value-type="float">
            <text:p>0.006</text:p>
          </table:table-cell>
          <table:table-cell table:style-name="ce2" table:formula="of:=AVERAGE([.L7];[.L13];[.L25];[.L31];[.L37];[.L43];[.L49];[.L55];[.L61];[.L67];[.L73];[.L79])" office:value-type="float" office:value="0.00495638888888889" calcext:value-type="float">
            <text:p>0.005</text:p>
          </table:table-cell>
          <table:table-cell table:style-name="ce2" table:formula="of:=AVERAGE([.M7];[.M13];[.M25];[.M31];[.M37];[.M43];[.M49];[.M55];[.M61];[.M67];[.M73];[.M79])" office:value-type="float" office:value="0.00241416666666668" calcext:value-type="float">
            <text:p>0.002</text:p>
          </table:table-cell>
          <table:table-cell table:style-name="ce2" table:formula="of:=AVERAGE([.N7];[.N13];[.N25];[.N31];[.N37];[.N43];[.N49];[.N55];[.N61];[.N67];[.N73];[.N79])" office:value-type="float" office:value="0.0046886111111111" calcext:value-type="float">
            <text:p>0.005</text:p>
          </table:table-cell>
          <table:table-cell table:style-name="ce2" table:formula="of:=AVERAGE([.O7];[.O13];[.O25];[.O31];[.O37];[.O43];[.O49];[.O55];[.O61];[.O67];[.O73];[.O79])" office:value-type="float" office:value="0.00494472222222225" calcext:value-type="float">
            <text:p>0.005</text:p>
          </table:table-cell>
          <table:table-cell table:style-name="ce2" table:formula="of:=AVERAGE([.P7];[.P13];[.P25];[.P31];[.P37];[.P43];[.P49];[.P55];[.P61];[.P67];[.P73];[.P79])" office:value-type="float" office:value="0.00500694444444446" calcext:value-type="float">
            <text:p>0.005</text:p>
          </table:table-cell>
          <table:table-cell table:style-name="ce5" table:formula="of:=AVERAGE([.Q7];[.Q13];[.Q25];[.Q31];[.Q37];[.Q43];[.Q49];[.Q55];[.Q61];[.Q67];[.Q73];[.Q79])" office:value-type="float" office:value="0.000347777777777751" calcext:value-type="float">
            <text:p>0.0003</text:p>
          </table:table-cell>
          <table:table-cell table:style-name="ce2" table:formula="of:=AVERAGE([.R7];[.R13];[.R25];[.R31];[.R37];[.R43];[.R49];[.R55];[.R61];[.R67];[.R73];[.R79])" office:value-type="float" office:value="0.00441444444444444" calcext:value-type="float">
            <text:p>0.004</text:p>
          </table:table-cell>
          <table:table-cell table:style-name="ce2" table:formula="of:=AVERAGE([.S7];[.S13];[.S25];[.S31];[.S37];[.S43];[.S49];[.S55];[.S61];[.S67];[.S73];[.S79])" office:value-type="float" office:value="0.00290055555555556" calcext:value-type="float">
            <text:p>0.00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verage real</text:p>
          </table:table-cell>
          <table:table-cell table:style-name="ce2" table:formula="of:=AVERAGE([.D85];[.D91];[.D97];[.D103];[.D109];[.D115];[.D121];[.D127];[.D133];[.D139];[.D145];[.D151])" office:value-type="float" office:value="-0.00860485885237807" calcext:value-type="float">
            <text:p>-0.009</text:p>
          </table:table-cell>
          <table:table-cell table:style-name="ce2" table:formula="of:=AVERAGE([.E85];[.E91];[.E97];[.E103];[.E109];[.E115];[.E121];[.E127];[.E133];[.E139];[.E145];[.E151])" office:value-type="float" office:value="-0.00506951105790035" calcext:value-type="float">
            <text:p>-0.005</text:p>
          </table:table-cell>
          <table:table-cell table:style-name="ce2" table:formula="of:=AVERAGE([.F85];[.F91];[.F97];[.F103];[.F109];[.F115];[.F121];[.F127];[.F133];[.F139];[.F145];[.F151])" office:value-type="float" office:value="0.000953313699295626" calcext:value-type="float">
            <text:p>0.001</text:p>
          </table:table-cell>
          <table:table-cell table:style-name="ce2" table:formula="of:=AVERAGE([.G85];[.G91];[.G97];[.G103];[.G109];[.G115];[.G121];[.G127];[.G133];[.G139];[.G145];[.G151])" office:value-type="float" office:value="0.00108143387178959" calcext:value-type="float">
            <text:p>0.001</text:p>
          </table:table-cell>
          <table:table-cell table:style-name="ce2" table:formula="of:=AVERAGE([.H85];[.H91];[.H97];[.H103];[.H109];[.H115];[.H121];[.H127];[.H133];[.H139];[.H145];[.H151])" office:value-type="float" office:value="-0.00148110884909453" calcext:value-type="float">
            <text:p>-0.001</text:p>
          </table:table-cell>
          <table:table-cell table:style-name="ce2" table:formula="of:=AVERAGE([.I85];[.I91];[.I97];[.I103];[.I109];[.I115];[.I121];[.I127];[.I133];[.I139];[.I145];[.I151])" office:value-type="float" office:value="0.00065756181940074" calcext:value-type="float">
            <text:p>0.001</text:p>
          </table:table-cell>
          <table:table-cell table:style-name="ce4" table:formula="of:=AVERAGE([.J85];[.J91];[.J97];[.J103];[.J109];[.J115];[.J121];[.J127];[.J133];[.J139];[.J145];[.J151])" office:value-type="float" office:value="0.000320854509583736" calcext:value-type="float">
            <text:p>0.0003</text:p>
          </table:table-cell>
          <table:table-cell table:style-name="ce2" table:formula="of:=AVERAGE([.K85];[.K91];[.K97];[.K103];[.K109];[.K115];[.K121];[.K127];[.K133];[.K139];[.K145];[.K151])" office:value-type="float" office:value="0.00213648306122424" calcext:value-type="float">
            <text:p>0.002</text:p>
          </table:table-cell>
          <table:table-cell table:style-name="ce5" table:formula="of:=AVERAGE([.L85];[.L91];[.L97];[.L103];[.L109];[.L115];[.L121];[.L127];[.L133];[.L139];[.L145];[.L151])" office:value-type="float" office:value="0.000119217776714113" calcext:value-type="float">
            <text:p>0.0001</text:p>
          </table:table-cell>
          <table:table-cell table:style-name="ce3" table:formula="of:=AVERAGE([.M85];[.M91];[.M97];[.M103];[.M109];[.M115];[.M121];[.M127];[.M133];[.M139];[.M145];[.M151])" office:value-type="float" office:value="0.00470433645637663" calcext:value-type="float">
            <text:p>0.005</text:p>
          </table:table-cell>
          <table:table-cell table:style-name="ce6" table:formula="of:=AVERAGE([.N85];[.N91];[.N97];[.N103];[.N109];[.N115];[.N121];[.N127];[.N133];[.N139];[.N145];[.N151])" office:value-type="float" office:value="0.000474433354025981" calcext:value-type="float">
            <text:p>0.00047</text:p>
          </table:table-cell>
          <table:table-cell table:style-name="ce2" table:formula="of:=AVERAGE([.O85];[.O91];[.O97];[.O103];[.O109];[.O115];[.O121];[.O127];[.O133];[.O139];[.O145];[.O151])" office:value-type="float" office:value="-0.00103132720580125" calcext:value-type="float">
            <text:p>-0.001</text:p>
          </table:table-cell>
          <table:table-cell table:style-name="ce5" table:formula="of:=AVERAGE([.P85];[.P91];[.P97];[.P103];[.P109];[.P115];[.P121];[.P127];[.P133];[.P139];[.P145];[.P151])" office:value-type="float" office:value="0.000152383181802949" calcext:value-type="float">
            <text:p>0.0002</text:p>
          </table:table-cell>
          <table:table-cell table:style-name="ce2" table:formula="of:=AVERAGE([.Q85];[.Q91];[.Q97];[.Q103];[.Q109];[.Q115];[.Q121];[.Q127];[.Q133];[.Q139];[.Q145];[.Q151])" office:value-type="float" office:value="0.000573758490228604" calcext:value-type="float">
            <text:p>0.001</text:p>
          </table:table-cell>
          <table:table-cell table:style-name="ce5" table:formula="of:=AVERAGE([.R85];[.R91];[.R97];[.R103];[.R109];[.R115];[.R121];[.R127];[.R133];[.R139];[.R145];[.R151])" office:value-type="float" office:value="0.0000806232088253755" calcext:value-type="float">
            <text:p>0.0001</text:p>
          </table:table-cell>
          <table:table-cell table:style-name="ce2" table:formula="of:=AVERAGE([.S85];[.S91];[.S97];[.S103];[.S109];[.S115];[.S121];[.S127];[.S133];[.S139];[.S145];[.S151])" office:value-type="float" office:value="-0.00281751482126395" calcext:value-type="float">
            <text:p>-0.00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combo</text:p>
          </table:table-cell>
          <table:table-cell table:style-name="ce2" office:value-type="string" calcext:value-type="string">
            <text:p>combo X</text:p>
          </table:table-cell>
          <table:table-cell table:style-name="ce2" office:value-type="string" calcext:value-type="string">
            <text:p>split2</text:p>
          </table:table-cell>
          <table:table-cell table:style-name="ce2" office:value-type="string" calcext:value-type="string">
            <text:p>split2 X</text:p>
          </table:table-cell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4</text:p>
          </table:table-cell>
          <table:table-cell table:style-name="ce2" office:value-type="string" calcext:value-type="string">
            <text:p>split4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9</text:p>
          </table:table-cell>
          <table:table-cell table:style-name="ce2" office:value-type="string" calcext:value-type="string">
            <text:p>split9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  <table:table-cell table:style-name="ce2" table:number-columns-repeated="1005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" table:style-name="ta1">
        <table:table-column table:style-name="co19" table:number-columns-repeated="1024" table:default-cell-style-name="ce7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2_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ata9_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artificial sum</text:p>
          </table:table-cell>
          <table:table-cell table:style-name="ce9" table:formula="of:=SUM([.D2:.D6];[.D8:.D12];[.D14:.D18];[.D20:.D24];[.D26:.D30];[.D32:.D36];[.D38:.D42];[.D44:.D48];[.D50:.D54];[.D56:.D60];[.D62:.D66];[.D68:.D72];[.D74:.D78])/65" office:value-type="float" office:value="0.723076923076923" calcext:value-type="float">
            <text:p>0.723</text:p>
          </table:table-cell>
          <table:table-cell table:style-name="ce9" table:formula="of:=SUM([.E2:.E6];[.E8:.E12];[.E14:.E18];[.E20:.E24];[.E26:.E30];[.E32:.E36];[.E38:.E42];[.E44:.E48];[.E50:.E54];[.E56:.E60];[.E62:.E66];[.E68:.E72];[.E74:.E78])/65" office:value-type="float" office:value="0.0615384615384615" calcext:value-type="float">
            <text:p>0.062</text:p>
          </table:table-cell>
          <table:table-cell table:style-name="ce11" table:formula="of:=SUM([.F2:.F6];[.F8:.F12];[.F14:.F18];[.F20:.F24];[.F26:.F30];[.F32:.F36];[.F38:.F42];[.F44:.F48];[.F50:.F54];[.F56:.F60];[.F62:.F66];[.F68:.F72];[.F74:.F78])/65" office:value-type="float" office:value="0.876923076923077" calcext:value-type="float">
            <text:p>0.877</text:p>
          </table:table-cell>
          <table:table-cell table:style-name="ce11" table:formula="of:=SUM([.G2:.G6];[.G8:.G12];[.G14:.G18];[.G20:.G24];[.G26:.G30];[.G32:.G36];[.G38:.G42];[.G44:.G48];[.G50:.G54];[.G56:.G60];[.G62:.G66];[.G68:.G72];[.G74:.G78])/65" office:value-type="float" office:value="0.8" calcext:value-type="float">
            <text:p>0.800</text:p>
          </table:table-cell>
          <table:table-cell table:style-name="ce11" table:formula="of:=SUM([.H2:.H6];[.H8:.H12];[.H14:.H18];[.H20:.H24];[.H26:.H30];[.H32:.H36];[.H38:.H42];[.H44:.H48];[.H50:.H54];[.H56:.H60];[.H62:.H66];[.H68:.H72];[.H74:.H78])/65" office:value-type="float" office:value="0.846153846153846" calcext:value-type="float">
            <text:p>0.846</text:p>
          </table:table-cell>
          <table:table-cell table:style-name="ce11" table:formula="of:=SUM([.I2:.I6];[.I8:.I12];[.I14:.I18];[.I20:.I24];[.I26:.I30];[.I32:.I36];[.I38:.I42];[.I44:.I48];[.I50:.I54];[.I56:.I60];[.I62:.I66];[.I68:.I72];[.I74:.I78])/65" office:value-type="float" office:value="0.8" calcext:value-type="float">
            <text:p>0.800</text:p>
          </table:table-cell>
          <table:table-cell table:style-name="ce11" table:formula="of:=SUM([.J2:.J6];[.J8:.J12];[.J14:.J18];[.J20:.J24];[.J26:.J30];[.J32:.J36];[.J38:.J42];[.J44:.J48];[.J50:.J54];[.J56:.J60];[.J62:.J66];[.J68:.J72];[.J74:.J78])/65" office:value-type="float" office:value="0.907692307692308" calcext:value-type="float">
            <text:p>0.908</text:p>
          </table:table-cell>
          <table:table-cell table:style-name="ce11" table:formula="of:=SUM([.K2:.K6];[.K8:.K12];[.K14:.K18];[.K20:.K24];[.K26:.K30];[.K32:.K36];[.K38:.K42];[.K44:.K48];[.K50:.K54];[.K56:.K60];[.K62:.K66];[.K68:.K72];[.K74:.K78])/65" office:value-type="float" office:value="0.846153846153846" calcext:value-type="float">
            <text:p>0.846</text:p>
          </table:table-cell>
          <table:table-cell table:style-name="ce11" table:formula="of:=SUM([.L2:.L6];[.L8:.L12];[.L14:.L18];[.L20:.L24];[.L26:.L30];[.L32:.L36];[.L38:.L42];[.L44:.L48];[.L50:.L54];[.L56:.L60];[.L62:.L66];[.L68:.L72];[.L74:.L78])/65" office:value-type="float" office:value="0.892307692307692" calcext:value-type="float">
            <text:p>0.892</text:p>
          </table:table-cell>
          <table:table-cell table:style-name="ce11" table:formula="of:=SUM([.M2:.M6];[.M8:.M12];[.M14:.M18];[.M20:.M24];[.M26:.M30];[.M32:.M36];[.M38:.M42];[.M44:.M48];[.M50:.M54];[.M56:.M60];[.M62:.M66];[.M68:.M72];[.M74:.M78])/65" office:value-type="float" office:value="0.707692307692308" calcext:value-type="float">
            <text:p>0.708</text:p>
          </table:table-cell>
          <table:table-cell table:style-name="ce11" table:formula="of:=SUM([.N2:.N6];[.N8:.N12];[.N14:.N18];[.N20:.N24];[.N26:.N30];[.N32:.N36];[.N38:.N42];[.N44:.N48];[.N50:.N54];[.N56:.N60];[.N62:.N66];[.N68:.N72];[.N74:.N78])/65" office:value-type="float" office:value="0.861538461538462" calcext:value-type="float">
            <text:p>0.862</text:p>
          </table:table-cell>
          <table:table-cell table:style-name="ce11" table:formula="of:=SUM([.O2:.O6];[.O8:.O12];[.O14:.O18];[.O20:.O24];[.O26:.O30];[.O32:.O36];[.O38:.O42];[.O44:.O48];[.O50:.O54];[.O56:.O60];[.O62:.O66];[.O68:.O72];[.O74:.O78])/65" office:value-type="float" office:value="0.815384615384615" calcext:value-type="float">
            <text:p>0.815</text:p>
          </table:table-cell>
          <table:table-cell table:style-name="ce11" table:formula="of:=SUM([.P2:.P6];[.P8:.P12];[.P14:.P18];[.P20:.P24];[.P26:.P30];[.P32:.P36];[.P38:.P42];[.P44:.P48];[.P50:.P54];[.P56:.P60];[.P62:.P66];[.P68:.P72];[.P74:.P78])/65" office:value-type="float" office:value="0.846153846153846" calcext:value-type="float">
            <text:p>0.846</text:p>
          </table:table-cell>
          <table:table-cell table:style-name="ce9" table:formula="of:=SUM([.Q2:.Q6];[.Q8:.Q12];[.Q14:.Q18];[.Q20:.Q24];[.Q26:.Q30];[.Q32:.Q36];[.Q38:.Q42];[.Q44:.Q48];[.Q50:.Q54];[.Q56:.Q60];[.Q62:.Q66];[.Q68:.Q72];[.Q74:.Q78])/65" office:value-type="float" office:value="0.476923076923077" calcext:value-type="float">
            <text:p>0.477</text:p>
          </table:table-cell>
          <table:table-cell table:style-name="ce11" table:formula="of:=SUM([.R2:.R6];[.R8:.R12];[.R14:.R18];[.R20:.R24];[.R26:.R30];[.R32:.R36];[.R38:.R42];[.R44:.R48];[.R50:.R54];[.R56:.R60];[.R62:.R66];[.R68:.R72];[.R74:.R78])/65" office:value-type="float" office:value="0.892307692307692" calcext:value-type="float">
            <text:p>0.892</text:p>
          </table:table-cell>
          <table:table-cell table:style-name="ce11" table:formula="of:=SUM([.S2:.S6];[.S8:.S12];[.S14:.S18];[.S20:.S24];[.S26:.S30];[.S32:.S36];[.S38:.S42];[.S44:.S48];[.S50:.S54];[.S56:.S60];[.S62:.S66];[.S68:.S72];[.S74:.S78])/65" office:value-type="float" office:value="0.769230769230769" calcext:value-type="float">
            <text:p>0.769</text:p>
          </table:table-cell>
          <table:table-cell table:style-name="ce8" table:number-columns-repeated="100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artificial sum avg</text:p>
          </table:table-cell>
          <table:table-cell table:style-name="ce9" table:formula="of:=SUM([.D7];[.D13];[.D19];[.D25];[.D31];[.D37];[.D43];[.D49];[.D55];[.D61];[.D67];[.D73];[.D79])/13" office:value-type="float" office:value="0.692307692307692" calcext:value-type="float">
            <text:p>0.692</text:p>
          </table:table-cell>
          <table:table-cell table:style-name="ce9" table:formula="of:=SUM([.E7];[.E13];[.E19];[.E25];[.E31];[.E37];[.E43];[.E49];[.E55];[.E61];[.E67];[.E73];[.E79])/13" office:value-type="float" office:value="0" calcext:value-type="float">
            <text:p>0.000</text:p>
          </table:table-cell>
          <table:table-cell table:style-name="ce11" table:formula="of:=SUM([.F7];[.F13];[.F19];[.F25];[.F31];[.F37];[.F43];[.F49];[.F55];[.F61];[.F67];[.F73];[.F79])/13" office:value-type="float" office:value="0.846153846153846" calcext:value-type="float">
            <text:p>0.846</text:p>
          </table:table-cell>
          <table:table-cell table:style-name="ce11" table:formula="of:=SUM([.G7];[.G13];[.G19];[.G25];[.G31];[.G37];[.G43];[.G49];[.G55];[.G61];[.G67];[.G73];[.G79])/13" office:value-type="float" office:value="0.846153846153846" calcext:value-type="float">
            <text:p>0.846</text:p>
          </table:table-cell>
          <table:table-cell table:style-name="ce11" table:formula="of:=SUM([.H7];[.H13];[.H19];[.H25];[.H31];[.H37];[.H43];[.H49];[.H55];[.H61];[.H67];[.H73];[.H79])/13" office:value-type="float" office:value="0.923076923076923" calcext:value-type="float">
            <text:p>0.923</text:p>
          </table:table-cell>
          <table:table-cell table:style-name="ce11" table:formula="of:=SUM([.I7];[.I13];[.I19];[.I25];[.I31];[.I37];[.I43];[.I49];[.I55];[.I61];[.I67];[.I73];[.I79])/13" office:value-type="float" office:value="0.769230769230769" calcext:value-type="float">
            <text:p>0.769</text:p>
          </table:table-cell>
          <table:table-cell table:style-name="ce11" table:formula="of:=SUM([.J7];[.J13];[.J19];[.J25];[.J31];[.J37];[.J43];[.J49];[.J55];[.J61];[.J67];[.J73];[.J79])/13" office:value-type="float" office:value="0.923076923076923" calcext:value-type="float">
            <text:p>0.923</text:p>
          </table:table-cell>
          <table:table-cell table:style-name="ce11" table:formula="of:=SUM([.K7];[.K13];[.K19];[.K25];[.K31];[.K37];[.K43];[.K49];[.K55];[.K61];[.K67];[.K73];[.K79])/13" office:value-type="float" office:value="0.846153846153846" calcext:value-type="float">
            <text:p>0.846</text:p>
          </table:table-cell>
          <table:table-cell table:style-name="ce11" table:formula="of:=SUM([.L7];[.L13];[.L19];[.L25];[.L31];[.L37];[.L43];[.L49];[.L55];[.L61];[.L67];[.L73];[.L79])/13" office:value-type="float" office:value="0.923076923076923" calcext:value-type="float">
            <text:p>0.923</text:p>
          </table:table-cell>
          <table:table-cell table:style-name="ce11" table:formula="of:=SUM([.M7];[.M13];[.M19];[.M25];[.M31];[.M37];[.M43];[.M49];[.M55];[.M61];[.M67];[.M73];[.M79])/13" office:value-type="float" office:value="0.769230769230769" calcext:value-type="float">
            <text:p>0.769</text:p>
          </table:table-cell>
          <table:table-cell table:style-name="ce11" table:formula="of:=SUM([.N7];[.N13];[.N19];[.N25];[.N31];[.N37];[.N43];[.N49];[.N55];[.N61];[.N67];[.N73];[.N79])/13" office:value-type="float" office:value="0.846153846153846" calcext:value-type="float">
            <text:p>0.846</text:p>
          </table:table-cell>
          <table:table-cell table:style-name="ce11" table:formula="of:=SUM([.O7];[.O13];[.O19];[.O25];[.O31];[.O37];[.O43];[.O49];[.O55];[.O61];[.O67];[.O73];[.O79])/13" office:value-type="float" office:value="0.846153846153846" calcext:value-type="float">
            <text:p>0.846</text:p>
          </table:table-cell>
          <table:table-cell table:style-name="ce11" table:formula="of:=SUM([.P7];[.P13];[.P19];[.P25];[.P31];[.P37];[.P43];[.P49];[.P55];[.P61];[.P67];[.P73];[.P79])/13" office:value-type="float" office:value="0.923076923076923" calcext:value-type="float">
            <text:p>0.923</text:p>
          </table:table-cell>
          <table:table-cell table:style-name="ce9" table:formula="of:=SUM([.Q7];[.Q13];[.Q19];[.Q25];[.Q31];[.Q37];[.Q43];[.Q49];[.Q55];[.Q61];[.Q67];[.Q73];[.Q79])/13" office:value-type="float" office:value="0.384615384615385" calcext:value-type="float">
            <text:p>0.385</text:p>
          </table:table-cell>
          <table:table-cell table:style-name="ce11" table:formula="of:=SUM([.R7];[.R13];[.R19];[.R25];[.R31];[.R37];[.R43];[.R49];[.R55];[.R61];[.R67];[.R73];[.R79])/13" office:value-type="float" office:value="0.923076923076923" calcext:value-type="float">
            <text:p>0.923</text:p>
          </table:table-cell>
          <table:table-cell table:style-name="ce11" table:formula="of:=SUM([.S7];[.S13];[.S19];[.S25];[.S31];[.S37];[.S43];[.S49];[.S55];[.S61];[.S67];[.S73];[.S79])/13" office:value-type="float" office:value="0.769230769230769" calcext:value-type="float">
            <text:p>0.769</text:p>
          </table:table-cell>
          <table:table-cell table:style-name="ce8" table:number-columns-repeated="1005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real sum</text:p>
          </table:table-cell>
          <table:table-cell table:style-name="ce9" table:formula="of:=SUM([.D80:.D84];[.D86:.D90];[.D92:.D96];[.D98:.D102];[.D104:.D108];[.D110:.D114];[.D116:.D120];[.D122:.D126];[.D128:.D132];[.D134:.D138];[.D140:.D144];[.D146:.D150])/60" office:value-type="float" office:value="0.216666666666667" calcext:value-type="float">
            <text:p>0.217</text:p>
          </table:table-cell>
          <table:table-cell table:style-name="ce9" table:formula="of:=SUM([.E80:.E84];[.E86:.E90];[.E92:.E96];[.E98:.E102];[.E104:.E108];[.E110:.E114];[.E116:.E120];[.E122:.E126];[.E128:.E132];[.E134:.E138];[.E140:.E144];[.E146:.E150])/60" office:value-type="float" office:value="0.283333333333333" calcext:value-type="float">
            <text:p>0.283</text:p>
          </table:table-cell>
          <table:table-cell table:style-name="ce9" table:formula="of:=SUM([.F80:.F84];[.F86:.F90];[.F92:.F96];[.F98:.F102];[.F104:.F108];[.F110:.F114];[.F116:.F120];[.F122:.F126];[.F128:.F132];[.F134:.F138];[.F140:.F144];[.F146:.F150])/60" office:value-type="float" office:value="0.5" calcext:value-type="float">
            <text:p>0.500</text:p>
          </table:table-cell>
          <table:table-cell table:style-name="ce9" table:formula="of:=SUM([.G80:.G84];[.G86:.G90];[.G92:.G96];[.G98:.G102];[.G104:.G108];[.G110:.G114];[.G116:.G120];[.G122:.G126];[.G128:.G132];[.G134:.G138];[.G140:.G144];[.G146:.G150])/60" office:value-type="float" office:value="0.5" calcext:value-type="float">
            <text:p>0.500</text:p>
          </table:table-cell>
          <table:table-cell table:style-name="ce9" table:formula="of:=SUM([.H80:.H84];[.H86:.H90];[.H92:.H96];[.H98:.H102];[.H104:.H108];[.H110:.H114];[.H116:.H120];[.H122:.H126];[.H128:.H132];[.H134:.H138];[.H140:.H144];[.H146:.H150])/60" office:value-type="float" office:value="0.483333333333333" calcext:value-type="float">
            <text:p>0.483</text:p>
          </table:table-cell>
          <table:table-cell table:style-name="ce9" table:formula="of:=SUM([.I80:.I84];[.I86:.I90];[.I92:.I96];[.I98:.I102];[.I104:.I108];[.I110:.I114];[.I116:.I120];[.I122:.I126];[.I128:.I132];[.I134:.I138];[.I140:.I144];[.I146:.I150])/60" office:value-type="float" office:value="0.583333333333333" calcext:value-type="float">
            <text:p>0.583</text:p>
          </table:table-cell>
          <table:table-cell table:style-name="ce9" table:formula="of:=SUM([.J80:.J84];[.J86:.J90];[.J92:.J96];[.J98:.J102];[.J104:.J108];[.J110:.J114];[.J116:.J120];[.J122:.J126];[.J128:.J132];[.J134:.J138];[.J140:.J144];[.J146:.J150])/60" office:value-type="float" office:value="0.483333333333333" calcext:value-type="float">
            <text:p>0.483</text:p>
          </table:table-cell>
          <table:table-cell table:style-name="ce9" table:formula="of:=SUM([.K80:.K84];[.K86:.K90];[.K92:.K96];[.K98:.K102];[.K104:.K108];[.K110:.K114];[.K116:.K120];[.K122:.K126];[.K128:.K132];[.K134:.K138];[.K140:.K144];[.K146:.K150])/60" office:value-type="float" office:value="0.683333333333333" calcext:value-type="float">
            <text:p>0.683</text:p>
          </table:table-cell>
          <table:table-cell table:style-name="ce9" table:formula="of:=SUM([.L80:.L84];[.L86:.L90];[.L92:.L96];[.L98:.L102];[.L104:.L108];[.L110:.L114];[.L116:.L120];[.L122:.L126];[.L128:.L132];[.L134:.L138];[.L140:.L144];[.L146:.L150])/60" office:value-type="float" office:value="0.433333333333333" calcext:value-type="float">
            <text:p>0.433</text:p>
          </table:table-cell>
          <table:table-cell table:style-name="ce9" table:formula="of:=SUM([.M80:.M84];[.M86:.M90];[.M92:.M96];[.M98:.M102];[.M104:.M108];[.M110:.M114];[.M116:.M120];[.M122:.M126];[.M128:.M132];[.M134:.M138];[.M140:.M144];[.M146:.M150])/60" office:value-type="float" office:value="0.783333333333333" calcext:value-type="float">
            <text:p>0.783</text:p>
          </table:table-cell>
          <table:table-cell table:style-name="ce9" table:formula="of:=SUM([.N80:.N84];[.N86:.N90];[.N92:.N96];[.N98:.N102];[.N104:.N108];[.N110:.N114];[.N116:.N120];[.N122:.N126];[.N128:.N132];[.N134:.N138];[.N140:.N144];[.N146:.N150])/60" office:value-type="float" office:value="0.633333333333333" calcext:value-type="float">
            <text:p>0.633</text:p>
          </table:table-cell>
          <table:table-cell table:style-name="ce9" table:formula="of:=SUM([.O80:.O84];[.O86:.O90];[.O92:.O96];[.O98:.O102];[.O104:.O108];[.O110:.O114];[.O116:.O120];[.O122:.O126];[.O128:.O132];[.O134:.O138];[.O140:.O144];[.O146:.O150])/60" office:value-type="float" office:value="0.483333333333333" calcext:value-type="float">
            <text:p>0.483</text:p>
          </table:table-cell>
          <table:table-cell table:style-name="ce9" table:formula="of:=SUM([.P80:.P84];[.P86:.P90];[.P92:.P96];[.P98:.P102];[.P104:.P108];[.P110:.P114];[.P116:.P120];[.P122:.P126];[.P128:.P132];[.P134:.P138];[.P140:.P144];[.P146:.P150])/60" office:value-type="float" office:value="0.483333333333333" calcext:value-type="float">
            <text:p>0.483</text:p>
          </table:table-cell>
          <table:table-cell table:style-name="ce9" table:formula="of:=SUM([.Q80:.Q84];[.Q86:.Q90];[.Q92:.Q96];[.Q98:.Q102];[.Q104:.Q108];[.Q110:.Q114];[.Q116:.Q120];[.Q122:.Q126];[.Q128:.Q132];[.Q134:.Q138];[.Q140:.Q144];[.Q146:.Q150])/60" office:value-type="float" office:value="0.5" calcext:value-type="float">
            <text:p>0.500</text:p>
          </table:table-cell>
          <table:table-cell table:style-name="ce9" table:formula="of:=SUM([.R80:.R84];[.R86:.R90];[.R92:.R96];[.R98:.R102];[.R104:.R108];[.R110:.R114];[.R116:.R120];[.R122:.R126];[.R128:.R132];[.R134:.R138];[.R140:.R144];[.R146:.R150])/60" office:value-type="float" office:value="0.55" calcext:value-type="float">
            <text:p>0.550</text:p>
          </table:table-cell>
          <table:table-cell table:style-name="ce9" table:formula="of:=SUM([.S80:.S84];[.S86:.S90];[.S92:.S96];[.S98:.S102];[.S104:.S108];[.S110:.S114];[.S116:.S120];[.S122:.S126];[.S128:.S132];[.S134:.S138];[.S140:.S144];[.S146:.S150])/60" office:value-type="float" office:value="0.566666666666667" calcext:value-type="float">
            <text:p>0.567</text:p>
          </table:table-cell>
          <table:table-cell table:style-name="ce8" table:number-columns-repeated="100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real sum avg</text:p>
          </table:table-cell>
          <table:table-cell table:style-name="ce9" table:formula="of:=SUM([.D85];[.D91];[.D97];[.D103];[.D109];[.D115];[.D121];[.D127];[.D133];[.D139];[.D145];[.D151])/12" office:value-type="float" office:value="0.416666666666667" calcext:value-type="float">
            <text:p>0.417</text:p>
          </table:table-cell>
          <table:table-cell table:style-name="ce9" table:formula="of:=SUM([.E85];[.E91];[.E97];[.E103];[.E109];[.E115];[.E121];[.E127];[.E133];[.E139];[.E145];[.E151])/12" office:value-type="float" office:value="0.25" calcext:value-type="float">
            <text:p>0.250</text:p>
          </table:table-cell>
          <table:table-cell table:style-name="ce9" table:formula="of:=SUM([.F85];[.F91];[.F97];[.F103];[.F109];[.F115];[.F121];[.F127];[.F133];[.F139];[.F145];[.F151])/12" office:value-type="float" office:value="0.583333333333333" calcext:value-type="float">
            <text:p>0.583</text:p>
          </table:table-cell>
          <table:table-cell table:style-name="ce9" table:formula="of:=SUM([.G85];[.G91];[.G97];[.G103];[.G109];[.G115];[.G121];[.G127];[.G133];[.G139];[.G145];[.G151])/12" office:value-type="float" office:value="0.583333333333333" calcext:value-type="float">
            <text:p>0.583</text:p>
          </table:table-cell>
          <table:table-cell table:style-name="ce9" table:formula="of:=SUM([.H85];[.H91];[.H97];[.H103];[.H109];[.H115];[.H121];[.H127];[.H133];[.H139];[.H145];[.H151])/12" office:value-type="float" office:value="0.333333333333333" calcext:value-type="float">
            <text:p>0.333</text:p>
          </table:table-cell>
          <table:table-cell table:style-name="ce9" table:formula="of:=SUM([.I85];[.I91];[.I97];[.I103];[.I109];[.I115];[.I121];[.I127];[.I133];[.I139];[.I145];[.I151])/12" office:value-type="float" office:value="0.5" calcext:value-type="float">
            <text:p>0.500</text:p>
          </table:table-cell>
          <table:table-cell table:style-name="ce9" table:formula="of:=SUM([.J85];[.J91];[.J97];[.J103];[.J109];[.J115];[.J121];[.J127];[.J133];[.J139];[.J145];[.J151])/12" office:value-type="float" office:value="0.583333333333333" calcext:value-type="float">
            <text:p>0.583</text:p>
          </table:table-cell>
          <table:table-cell table:style-name="ce9" table:formula="of:=SUM([.K85];[.K91];[.K97];[.K103];[.K109];[.K115];[.K121];[.K127];[.K133];[.K139];[.K145];[.K151])/12" office:value-type="float" office:value="0.75" calcext:value-type="float">
            <text:p>0.750</text:p>
          </table:table-cell>
          <table:table-cell table:style-name="ce9" table:formula="of:=SUM([.L85];[.L91];[.L97];[.L103];[.L109];[.L115];[.L121];[.L127];[.L133];[.L139];[.L145];[.L151])/12" office:value-type="float" office:value="0.583333333333333" calcext:value-type="float">
            <text:p>0.583</text:p>
          </table:table-cell>
          <table:table-cell table:style-name="ce9" table:formula="of:=SUM([.M85];[.M91];[.M97];[.M103];[.M109];[.M115];[.M121];[.M127];[.M133];[.M139];[.M145];[.M151])/12" office:value-type="float" office:value="0.916666666666667" calcext:value-type="float">
            <text:p>0.917</text:p>
          </table:table-cell>
          <table:table-cell table:style-name="ce9" table:formula="of:=SUM([.N85];[.N91];[.N97];[.N103];[.N109];[.N115];[.N121];[.N127];[.N133];[.N139];[.N145];[.N151])/12" office:value-type="float" office:value="0.583333333333333" calcext:value-type="float">
            <text:p>0.583</text:p>
          </table:table-cell>
          <table:table-cell table:style-name="ce9" table:formula="of:=SUM([.O85];[.O91];[.O97];[.O103];[.O109];[.O115];[.O121];[.O127];[.O133];[.O139];[.O145];[.O151])/12" office:value-type="float" office:value="0.5" calcext:value-type="float">
            <text:p>0.500</text:p>
          </table:table-cell>
          <table:table-cell table:style-name="ce9" table:formula="of:=SUM([.P85];[.P91];[.P97];[.P103];[.P109];[.P115];[.P121];[.P127];[.P133];[.P139];[.P145];[.P151])/12" office:value-type="float" office:value="0.5" calcext:value-type="float">
            <text:p>0.500</text:p>
          </table:table-cell>
          <table:table-cell table:style-name="ce9" table:formula="of:=SUM([.Q85];[.Q91];[.Q97];[.Q103];[.Q109];[.Q115];[.Q121];[.Q127];[.Q133];[.Q139];[.Q145];[.Q151])/12" office:value-type="float" office:value="0.583333333333333" calcext:value-type="float">
            <text:p>0.583</text:p>
          </table:table-cell>
          <table:table-cell table:style-name="ce9" table:formula="of:=SUM([.R85];[.R91];[.R97];[.R103];[.R109];[.R115];[.R121];[.R127];[.R133];[.R139];[.R145];[.R151])/12" office:value-type="float" office:value="0.416666666666667" calcext:value-type="float">
            <text:p>0.417</text:p>
          </table:table-cell>
          <table:table-cell table:style-name="ce9" table:formula="of:=SUM([.S85];[.S91];[.S97];[.S103];[.S109];[.S115];[.S121];[.S127];[.S133];[.S139];[.S145];[.S151])/12" office:value-type="float" office:value="0.416666666666667" calcext:value-type="float">
            <text:p>0.417</text:p>
          </table:table-cell>
          <table:table-cell table:style-name="ce8" table:number-columns-repeated="1005"/>
        </table:table-row>
        <table:table-row table:style-name="ro1">
          <table:table-cell table:style-name="ce8" table:number-columns-repeated="3"/>
          <table:table-cell table:style-name="ce9" table:number-columns-repeated="16"/>
          <table:table-cell table:style-name="ce8" table:number-columns-repeated="100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real sum</text:p>
          </table:table-cell>
          <table:table-cell table:style-name="ce9" table:formula="of:=SUM([.D80:.D84];[.D92:.D96];[.D98:.D102];[.D104:.D108];[.D110:.D114];[.D116:.D120];[.D122:.D126];[.D134:.D138];[.D140:.D144];[.D146:.D150])/50" office:value-type="float" office:value="0.26" calcext:value-type="float">
            <text:p>0.260</text:p>
          </table:table-cell>
          <table:table-cell table:style-name="ce9" table:formula="of:=SUM([.E80:.E84];[.E92:.E96];[.E98:.E102];[.E104:.E108];[.E110:.E114];[.E116:.E120];[.E122:.E126];[.E134:.E138];[.E140:.E144];[.E146:.E150])/50" office:value-type="float" office:value="0.32" calcext:value-type="float">
            <text:p>0.320</text:p>
          </table:table-cell>
          <table:table-cell table:style-name="ce11" table:formula="of:=SUM([.F80:.F84];[.F92:.F96];[.F98:.F102];[.F104:.F108];[.F110:.F114];[.F116:.F120];[.F122:.F126];[.F134:.F138];[.F140:.F144];[.F146:.F150])/50" office:value-type="float" office:value="0.56" calcext:value-type="float">
            <text:p>0.560</text:p>
          </table:table-cell>
          <table:table-cell table:style-name="ce11" table:formula="of:=SUM([.G80:.G84];[.G92:.G96];[.G98:.G102];[.G104:.G108];[.G110:.G114];[.G116:.G120];[.G122:.G126];[.G134:.G138];[.G140:.G144];[.G146:.G150])/50" office:value-type="float" office:value="0.6" calcext:value-type="float">
            <text:p>0.600</text:p>
          </table:table-cell>
          <table:table-cell table:style-name="ce9" table:formula="of:=SUM([.H80:.H84];[.H92:.H96];[.H98:.H102];[.H104:.H108];[.H110:.H114];[.H116:.H120];[.H122:.H126];[.H134:.H138];[.H140:.H144];[.H146:.H150])/50" office:value-type="float" office:value="0.46" calcext:value-type="float">
            <text:p>0.460</text:p>
          </table:table-cell>
          <table:table-cell table:style-name="ce9" table:formula="of:=SUM([.I80:.I84];[.I92:.I96];[.I98:.I102];[.I104:.I108];[.I110:.I114];[.I116:.I120];[.I122:.I126];[.I134:.I138];[.I140:.I144];[.I146:.I150])/50" office:value-type="float" office:value="0.54" calcext:value-type="float">
            <text:p>0.540</text:p>
          </table:table-cell>
          <table:table-cell table:style-name="ce9" table:formula="of:=SUM([.J80:.J84];[.J92:.J96];[.J98:.J102];[.J104:.J108];[.J110:.J114];[.J116:.J120];[.J122:.J126];[.J134:.J138];[.J140:.J144];[.J146:.J150])/50" office:value-type="float" office:value="0.42" calcext:value-type="float">
            <text:p>0.420</text:p>
          </table:table-cell>
          <table:table-cell table:style-name="ce11" table:formula="of:=SUM([.K80:.K84];[.K92:.K96];[.K98:.K102];[.K104:.K108];[.K110:.K114];[.K116:.K120];[.K122:.K126];[.K134:.K138];[.K140:.K144];[.K146:.K150])/50" office:value-type="float" office:value="0.66" calcext:value-type="float">
            <text:p>0.660</text:p>
          </table:table-cell>
          <table:table-cell table:style-name="ce9" table:formula="of:=SUM([.L80:.L84];[.L92:.L96];[.L98:.L102];[.L104:.L108];[.L110:.L114];[.L116:.L120];[.L122:.L126];[.L134:.L138];[.L140:.L144];[.L146:.L150])/50" office:value-type="float" office:value="0.4" calcext:value-type="float">
            <text:p>0.400</text:p>
          </table:table-cell>
          <table:table-cell table:style-name="ce11" table:formula="of:=SUM([.M80:.M84];[.M92:.M96];[.M98:.M102];[.M104:.M108];[.M110:.M114];[.M116:.M120];[.M122:.M126];[.M134:.M138];[.M140:.M144];[.M146:.M150])/50" office:value-type="float" office:value="0.76" calcext:value-type="float">
            <text:p>0.760</text:p>
          </table:table-cell>
          <table:table-cell table:style-name="ce9" table:formula="of:=SUM([.N80:.N84];[.N92:.N96];[.N98:.N102];[.N104:.N108];[.N110:.N114];[.N116:.N120];[.N122:.N126];[.N134:.N138];[.N140:.N144];[.N146:.N150])/50" office:value-type="float" office:value="0.58" calcext:value-type="float">
            <text:p>0.580</text:p>
          </table:table-cell>
          <table:table-cell table:style-name="ce9" table:formula="of:=SUM([.O80:.O84];[.O92:.O96];[.O98:.O102];[.O104:.O108];[.O110:.O114];[.O116:.O120];[.O122:.O126];[.O134:.O138];[.O140:.O144];[.O146:.O150])/50" office:value-type="float" office:value="0.44" calcext:value-type="float">
            <text:p>0.440</text:p>
          </table:table-cell>
          <table:table-cell table:style-name="ce9" table:formula="of:=SUM([.P80:.P84];[.P92:.P96];[.P98:.P102];[.P104:.P108];[.P110:.P114];[.P116:.P120];[.P122:.P126];[.P134:.P138];[.P140:.P144];[.P146:.P150])/50" office:value-type="float" office:value="0.48" calcext:value-type="float">
            <text:p>0.480</text:p>
          </table:table-cell>
          <table:table-cell table:style-name="ce9" table:formula="of:=SUM([.Q80:.Q84];[.Q92:.Q96];[.Q98:.Q102];[.Q104:.Q108];[.Q110:.Q114];[.Q116:.Q120];[.Q122:.Q126];[.Q134:.Q138];[.Q140:.Q144];[.Q146:.Q150])/50" office:value-type="float" office:value="0.44" calcext:value-type="float">
            <text:p>0.440</text:p>
          </table:table-cell>
          <table:table-cell table:style-name="ce9" table:formula="of:=SUM([.R80:.R84];[.R92:.R96];[.R98:.R102];[.R104:.R108];[.R110:.R114];[.R116:.R120];[.R122:.R126];[.R134:.R138];[.R140:.R144];[.R146:.R150])/50" office:value-type="float" office:value="0.5" calcext:value-type="float">
            <text:p>0.500</text:p>
          </table:table-cell>
          <table:table-cell table:style-name="ce9" table:formula="of:=SUM([.S80:.S84];[.S92:.S96];[.S98:.S102];[.S104:.S108];[.S110:.S114];[.S116:.S120];[.S122:.S126];[.S134:.S138];[.S140:.S144];[.S146:.S150])/50" office:value-type="float" office:value="0.54" calcext:value-type="float">
            <text:p>0.540</text:p>
          </table:table-cell>
          <table:table-cell table:style-name="ce8" table:number-columns-repeated="100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real sum avg</text:p>
          </table:table-cell>
          <table:table-cell table:style-name="ce9" table:formula="of:=SUM([.D85];[.D97];[.D103];[.D109];[.D115];[.D121];[.D127];[.D139];[.D145];[.D151])/10" office:value-type="float" office:value="0.5" calcext:value-type="float">
            <text:p>0.500</text:p>
          </table:table-cell>
          <table:table-cell table:style-name="ce9" table:formula="of:=SUM([.E85];[.E97];[.E103];[.E109];[.E115];[.E121];[.E127];[.E139];[.E145];[.E151])/10" office:value-type="float" office:value="0.3" calcext:value-type="float">
            <text:p>0.300</text:p>
          </table:table-cell>
          <table:table-cell table:style-name="ce11" table:formula="of:=SUM([.F85];[.F97];[.F103];[.F109];[.F115];[.F121];[.F127];[.F139];[.F145];[.F151])/10" office:value-type="float" office:value="0.7" calcext:value-type="float">
            <text:p>0.700</text:p>
          </table:table-cell>
          <table:table-cell table:style-name="ce11" table:formula="of:=SUM([.G85];[.G97];[.G103];[.G109];[.G115];[.G121];[.G127];[.G139];[.G145];[.G151])/10" office:value-type="float" office:value="0.7" calcext:value-type="float">
            <text:p>0.700</text:p>
          </table:table-cell>
          <table:table-cell table:style-name="ce9" table:formula="of:=SUM([.H85];[.H97];[.H103];[.H109];[.H115];[.H121];[.H127];[.H139];[.H145];[.H151])/10" office:value-type="float" office:value="0.3" calcext:value-type="float">
            <text:p>0.300</text:p>
          </table:table-cell>
          <table:table-cell table:style-name="ce9" table:formula="of:=SUM([.I85];[.I97];[.I103];[.I109];[.I115];[.I121];[.I127];[.I139];[.I145];[.I151])/10" office:value-type="float" office:value="0.5" calcext:value-type="float">
            <text:p>0.500</text:p>
          </table:table-cell>
          <table:table-cell table:style-name="ce9" table:formula="of:=SUM([.J85];[.J97];[.J103];[.J109];[.J115];[.J121];[.J127];[.J139];[.J145];[.J151])/10" office:value-type="float" office:value="0.5" calcext:value-type="float">
            <text:p>0.500</text:p>
          </table:table-cell>
          <table:table-cell table:style-name="ce11" table:formula="of:=SUM([.K85];[.K97];[.K103];[.K109];[.K115];[.K121];[.K127];[.K139];[.K145];[.K151])/10" office:value-type="float" office:value="0.7" calcext:value-type="float">
            <text:p>0.700</text:p>
          </table:table-cell>
          <table:table-cell table:style-name="ce9" table:formula="of:=SUM([.L85];[.L97];[.L103];[.L109];[.L115];[.L121];[.L127];[.L139];[.L145];[.L151])/10" office:value-type="float" office:value="0.6" calcext:value-type="float">
            <text:p>0.600</text:p>
          </table:table-cell>
          <table:table-cell table:style-name="ce11" table:formula="of:=SUM([.M85];[.M97];[.M103];[.M109];[.M115];[.M121];[.M127];[.M139];[.M145];[.M151])/10" office:value-type="float" office:value="0.9" calcext:value-type="float">
            <text:p>0.900</text:p>
          </table:table-cell>
          <table:table-cell table:style-name="ce9" table:formula="of:=SUM([.N85];[.N97];[.N103];[.N109];[.N115];[.N121];[.N127];[.N139];[.N145];[.N151])/10" office:value-type="float" office:value="0.5" calcext:value-type="float">
            <text:p>0.500</text:p>
          </table:table-cell>
          <table:table-cell table:style-name="ce9" table:formula="of:=SUM([.O85];[.O97];[.O103];[.O109];[.O115];[.O121];[.O127];[.O139];[.O145];[.O151])/10" office:value-type="float" office:value="0.5" calcext:value-type="float">
            <text:p>0.500</text:p>
          </table:table-cell>
          <table:table-cell table:style-name="ce9" table:formula="of:=SUM([.P85];[.P97];[.P103];[.P109];[.P115];[.P121];[.P127];[.P139];[.P145];[.P151])/10" office:value-type="float" office:value="0.5" calcext:value-type="float">
            <text:p>0.500</text:p>
          </table:table-cell>
          <table:table-cell table:style-name="ce9" table:formula="of:=SUM([.Q85];[.Q97];[.Q103];[.Q109];[.Q115];[.Q121];[.Q127];[.Q139];[.Q145];[.Q151])/10" office:value-type="float" office:value="0.5" calcext:value-type="float">
            <text:p>0.500</text:p>
          </table:table-cell>
          <table:table-cell table:style-name="ce9" table:formula="of:=SUM([.R85];[.R97];[.R103];[.R109];[.R115];[.R121];[.R127];[.R139];[.R145];[.R151])/10" office:value-type="float" office:value="0.4" calcext:value-type="float">
            <text:p>0.400</text:p>
          </table:table-cell>
          <table:table-cell table:style-name="ce9" table:formula="of:=SUM([.S85];[.S97];[.S103];[.S109];[.S115];[.S121];[.S127];[.S139];[.S145];[.S151])/10" office:value-type="float" office:value="0.4" calcext:value-type="float">
            <text:p>0.400</text:p>
          </table:table-cell>
          <table:table-cell table:style-name="ce8" table:number-columns-repeated="1005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(no segment, no banknote)</text:p>
          </table:table-cell>
          <table:table-cell table:style-name="ce9" table:number-columns-repeated="16"/>
          <table:table-cell table:style-name="ce8" table:number-columns-repeated="1005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8" table:number-columns-repeated="3"/>
          <table:table-cell table:style-name="ce10" office:value-type="string" calcext:value-type="string">
            <text:p>easy</text:p>
          </table:table-cell>
          <table:table-cell table:style-name="ce10" office:value-type="string" calcext:value-type="string">
            <text:p>hard</text:p>
          </table:table-cell>
          <table:table-cell table:style-name="ce10" office:value-type="string" calcext:value-type="string">
            <text:p>combo</text:p>
          </table:table-cell>
          <table:table-cell table:style-name="ce10" office:value-type="string" calcext:value-type="string">
            <text:p>combo X</text:p>
          </table:table-cell>
          <table:table-cell table:style-name="ce10" office:value-type="string" calcext:value-type="string">
            <text:p>split2</text:p>
          </table:table-cell>
          <table:table-cell table:style-name="ce10" office:value-type="string" calcext:value-type="string">
            <text:p>split2 X</text:p>
          </table:table-cell>
          <table:table-cell table:style-name="ce10" office:value-type="string" calcext:value-type="string">
            <text:p>split1 classic</text:p>
          </table:table-cell>
          <table:table-cell table:style-name="ce10" office:value-type="string" calcext:value-type="string">
            <text:p>split1 classic X</text:p>
          </table:table-cell>
          <table:table-cell table:style-name="ce10" office:value-type="string" calcext:value-type="string">
            <text:p>split4</text:p>
          </table:table-cell>
          <table:table-cell table:style-name="ce10" office:value-type="string" calcext:value-type="string">
            <text:p>split4 X</text:p>
          </table:table-cell>
          <table:table-cell table:style-name="ce10" office:value-type="string" calcext:value-type="string">
            <text:p>split2 classic</text:p>
          </table:table-cell>
          <table:table-cell table:style-name="ce10" office:value-type="string" calcext:value-type="string">
            <text:p>split2 classic X</text:p>
          </table:table-cell>
          <table:table-cell table:style-name="ce10" office:value-type="string" calcext:value-type="string">
            <text:p>split9</text:p>
          </table:table-cell>
          <table:table-cell table:style-name="ce10" office:value-type="string" calcext:value-type="string">
            <text:p>split9 X</text:p>
          </table:table-cell>
          <table:table-cell table:style-name="ce10" office:value-type="string" calcext:value-type="string">
            <text:p>split4 classic</text:p>
          </table:table-cell>
          <table:table-cell table:style-name="ce10" office:value-type="string" calcext:value-type="string">
            <text:p>split4 classic X</text:p>
          </table:table-cell>
          <table:table-cell table:style-name="ce8" table:number-columns-repeated="100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37:57.364893208</dc:date>
    <meta:editing-duration>PT3M42S</meta:editing-duration>
    <meta:editing-cycles>5</meta:editing-cycles>
    <meta:document-statistic meta:table-count="3" meta:cell-count="16742" meta:object-count="0"/>
  </office:meta>
</office:document-meta>
</file>